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nsolas1" svg:font-family="Consolas"/>
    <style:font-face style:name="Consolas" svg:font-family="Consolas"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4cm"/>
    </style:style>
    <style:style style:name="co2" style:family="table-column">
      <style:table-column-properties fo:break-before="auto" style:column-width="8.599cm"/>
    </style:style>
    <style:style style:name="co3" style:family="table-column">
      <style:table-column-properties fo:break-before="auto" style:column-width="4.101cm"/>
    </style:style>
    <style:style style:name="co4" style:family="table-column">
      <style:table-column-properties fo:break-before="auto" style:column-width="4.313cm"/>
    </style:style>
    <style:style style:name="co5" style:family="table-column">
      <style:table-column-properties fo:break-before="auto" style:column-width="5.318cm"/>
    </style:style>
    <style:style style:name="co6" style:family="table-column">
      <style:table-column-properties fo:break-before="auto" style:column-width="6.218cm"/>
    </style:style>
    <style:style style:name="co7" style:family="table-column">
      <style:table-column-properties fo:break-before="auto" style:column-width="5.186cm"/>
    </style:style>
    <style:style style:name="co8" style:family="table-column">
      <style:table-column-properties fo:break-before="auto" style:column-width="6.059cm"/>
    </style:style>
    <style:style style:name="co9" style:family="table-column">
      <style:table-column-properties fo:break-before="auto" style:column-width="6.297cm"/>
    </style:style>
    <style:style style:name="co10" style:family="table-column">
      <style:table-column-properties fo:break-before="auto" style:column-width="6.085cm"/>
    </style:style>
    <style:style style:name="co11" style:family="table-column">
      <style:table-column-properties fo:break-before="auto" style:column-width="1.905cm"/>
    </style:style>
    <style:style style:name="co12" style:family="table-column">
      <style:table-column-properties fo:break-before="auto" style:column-width="2.27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0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 style:family="table-cell" style:parent-style-name="Default" style:data-style-name="N0">
      <style:text-properties fo:font-style="italic" fo:font-weight="bold" style:font-style-asian="italic" style:font-weight-asian="bold" style:font-style-complex="italic" style:font-weight-complex="bold"/>
    </style:style>
    <style:style style:name="ce3" style:family="table-cell" style:parent-style-name="Default" style:data-style-name="N0">
      <style:table-cell-properties fo:wrap-option="wrap" style:vertical-align="automatic"/>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ext-properties fo:color="#444d56"/>
    </style:style>
    <style:style style:name="ce6" style:family="table-cell" style:parent-style-name="Default" style:data-style-name="N0">
      <style:text-properties fo:color="#444d56" style:font-name="Arial" fo:font-size="11pt" style:font-name-asian="Consolas1" style:font-size-asian="11pt" style:font-name-complex="Consolas1" style:font-size-complex="11pt"/>
    </style:style>
    <style:style style:name="ce7" style:family="table-cell" style:parent-style-name="Default" style:data-style-name="N0">
      <style:text-properties fo:color="#444d56" style:font-name="Consolas" fo:font-size="9pt" style:font-name-asian="Consolas1" style:font-size-asian="9pt" style:font-name-complex="Consolas1" style:font-size-complex="9pt"/>
    </style:style>
  </office:automatic-styles>
  <office:body>
    <office:spreadsheet>
      <table:calculation-settings table:automatic-find-labels="false" table:use-regular-expression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8" table:default-cell-style-name="ce1"/>
        <table:table-column table:style-name="co10" table:default-cell-style-name="ce1"/>
        <table:table-column table:style-name="co11" table:number-columns-repeated="1006" table:default-cell-style-name="ce1"/>
        <table:table-row table:style-name="ro1">
          <table:table-cell table:number-columns-repeated="1024"/>
        </table:table-row>
        <table:table-row table:style-name="ro2">
          <table:table-cell table:style-name="ce2" office:value-type="string">
            <text:p>Project</text:p>
          </table:table-cell>
          <table:table-cell table:style-name="ce2" office:value-type="string">
            <text:p>Commit number</text:p>
          </table:table-cell>
          <table:table-cell table:style-name="ce2" office:value-type="string">
            <text:p>Number of files</text:p>
          </table:table-cell>
          <table:table-cell table:style-name="ce2" office:value-type="string">
            <text:p>Number of Change Parts</text:p>
          </table:table-cell>
          <table:table-cell table:style-name="ce2" office:value-type="string">
            <text:p>Orders</text:p>
          </table:table-cell>
          <table:table-cell table:style-name="ce2" office:value-type="string">
            <text:p>Same file relation</text:p>
          </table:table-cell>
          <table:table-cell table:style-name="ce2" office:value-type="string">
            <text:p>Method call relation</text:p>
          </table:table-cell>
          <table:table-cell table:style-name="ce2" office:value-type="string">
            <text:p>New Object</text:p>
          </table:table-cell>
          <table:table-cell table:style-name="ce2" office:value-type="string">
            <text:p>Inheritance relation</text:p>
          </table:table-cell>
          <table:table-cell table:style-name="ce2" office:value-type="string">
            <text:p>Same format relation</text:p>
          </table:table-cell>
          <table:table-cell table:style-name="ce2" office:value-type="string">
            <text:p>Declare-Use</text:p>
          </table:table-cell>
          <table:table-cell table:style-name="ce2" office:value-type="string">
            <text:p>Field access</text:p>
          </table:table-cell>
          <table:table-cell table:style-name="ce2" office:value-type="string">
            <text:p>Parameter-use</text:p>
          </table:table-cell>
          <table:table-cell table:style-name="ce2" office:value-type="string">
            <text:p>Inheritance with unmodified code</text:p>
          </table:table-cell>
          <table:table-cell table:style-name="ce2" office:value-type="string">
            <text:p>Method call with unmodified code</text:p>
          </table:table-cell>
          <table:table-cell table:style-name="ce2" office:value-type="string">
            <text:p>New object with unmodified code</text:p>
          </table:table-cell>
          <table:table-cell table:style-name="ce2" office:value-type="string">
            <text:p>Author</text:p>
          </table:table-cell>
          <table:table-cell table:style-name="ce2" office:value-type="string">
            <text:p>Notes</text:p>
          </table:table-cell>
          <table:table-cell table:number-columns-repeated="1006"/>
        </table:table-row>
        <table:table-row table:style-name="ro1">
          <table:table-cell office:value-type="string">
            <text:p>Spring-framework</text:p>
          </table:table-cell>
          <table:table-cell office:value-type="string">
            <text:p>e1fa65a37c36a9d81ee6f2f4eeb5e51ae1145a49</text:p>
          </table:table-cell>
          <table:table-cell office:value-type="float" office:value="2">
            <text:p>2</text:p>
          </table:table-cell>
          <table:table-cell office:value-type="float" office:value="4">
            <text:p>4</text:p>
          </table:table-cell>
          <table:table-cell office:value-type="string">
            <text:p>Manually computed</text:p>
          </table:table-cell>
          <table:table-cell office:value-type="string">
            <text:p>{AJVA2, AJVA52}, {HJVA2, HJVA54}</text:p>
          </table:table-cell>
          <table:table-cell table:number-columns-repeated="2" office:value-type="string">
            <text:p>{AJVA2}, {HJVA2}, {AJVA52}, {HJVA54}</text:p>
          </table:table-cell>
          <table:table-cell office:value-type="string">
            <text:p>{AJVA2, AJVA52, HJVA2, HJVA54}</text:p>
          </table:table-cell>
          <table:table-cell office:value-type="string">
            <text:p>{AJVA2, HJVA2, AJVA52, HJVA54}</text:p>
          </table:table-cell>
          <table:table-cell table:number-columns-repeated="3" office:value-type="string">
            <text:p>{AJVA2}, {HJVA2}, {AJVA52}, {HJVA54}</text:p>
          </table:table-cell>
          <table:table-cell office:value-type="string">
            <text:p>{JVA0, AJVA2, AJVA52, HJVA2, HJVA54}</text:p>
          </table:table-cell>
          <table:table-cell table:number-columns-repeated="2" office:value-type="string">
            <text:p>{AJVA2}, {HJVA2}, {AJVA52}, {HJVA54}</text:p>
          </table:table-cell>
          <table:table-cell office:value-type="string">
            <text:p>Juergen Hoeller</text:p>
          </table:table-cell>
          <table:table-cell office:value-type="string">
            <text:p>Commit that only modifies comments; The different changeParts are indicated with the acronym of the class name. Tests the handling of an interface implementation</text:p>
          </table:table-cell>
          <table:table-cell table:number-columns-repeated="1006"/>
        </table:table-row>
        <table:table-row table:style-name="ro1">
          <table:table-cell table:number-columns-repeated="4"/>
          <table:table-cell office:value-type="string">
            <text:p>Given by the tool</text:p>
          </table:table-cell>
          <table:table-cell office:value-type="string">
            <text:p>{AJVA2, AJVA52}, {HJVA2, HJVA54}</text:p>
          </table:table-cell>
          <table:table-cell table:number-columns-repeated="2" office:value-type="string">
            <text:p>{AJVA2}, {HJVA2}, {AJVA52}, {HJVA54}</text:p>
          </table:table-cell>
          <table:table-cell office:value-type="string">
            <text:p>{AJVA2, AJVA52, HJVA2, HJVA54}</text:p>
          </table:table-cell>
          <table:table-cell office:value-type="string">
            <text:p>{AJVA2, HJVA2, AJVA52, HJVA54}</text:p>
          </table:table-cell>
          <table:table-cell table:number-columns-repeated="3" office:value-type="string">
            <text:p>{AJVA2}, {HJVA2}, {AJVA52}, {HJVA54}</text:p>
          </table:table-cell>
          <table:table-cell office:value-type="string">
            <text:p>{JVA0, AJVA2, AJVA52, HJVA2, HJVA54}</text:p>
          </table:table-cell>
          <table:table-cell table:number-columns-repeated="2" office:value-type="string">
            <text:p>{AJVA2}, {HJVA2}, {AJVA52}, {HJVA54}</text:p>
          </table:table-cell>
          <table:table-cell table:number-columns-repeated="1008"/>
        </table:table-row>
        <table:table-row table:style-name="ro1">
          <table:table-cell/>
          <table:table-cell office:value-type="string">
            <text:p>b47491695e7f5ad1d047c7156dd362c4f529630d</text:p>
          </table:table-cell>
          <table:table-cell office:value-type="float" office:value="2">
            <text:p>2</text:p>
          </table:table-cell>
          <table:table-cell office:value-type="float" office:value="5">
            <text:p>5</text:p>
          </table:table-cell>
          <table:table-cell office:value-type="string">
            <text:p>“</text:p>
          </table:table-cell>
          <table:table-cell office:value-type="string">
            <text:p>{J2T2, J2T176}, {J2TTest2, J2TTest171, J2TTest181}</text:p>
          </table:table-cell>
          <table:table-cell table:number-columns-repeated="2" office:value-type="string">
            <text:p>{J2T2}, {J2TTest2}, {J2TTest171}, {J2T176}, {J2TTest181}</text:p>
          </table:table-cell>
          <table:table-cell office:value-type="string">
            <text:p>{J2T2, J2T176}, {J2TTest2, J2TTest171, J2TTest181}</text:p>
          </table:table-cell>
          <table:table-cell office:value-type="string">
            <text:p>{J2T2, J2TTest2, J2TTest171, <text:s/>J2T176, J2TTest181}</text:p>
          </table:table-cell>
          <table:table-cell table:number-columns-repeated="3" office:value-type="string">
            <text:p>{J2T2}, {J2TTest2}, {J2TTest171}, {J2T176}, {J2TTest181}</text:p>
          </table:table-cell>
          <table:table-cell office:value-type="string">
            <text:p><text:s/>{AbstractDataBufferAllocatingTestCase0, J2TTest2, J2TTest171, J2TTest181}, {J2T2, J2T176}</text:p>
          </table:table-cell>
          <table:table-cell table:number-columns-repeated="2" office:value-type="string">
            <text:p>{J2T2}, {J2TTest2}, {J2TTest171}, {J2T176}, {J2TTest181}</text:p>
          </table:table-cell>
          <table:table-cell office:value-type="string">
            <text:p>poutsma</text:p>
          </table:table-cell>
          <table:table-cell table:number-columns-repeated="1007"/>
        </table:table-row>
        <table:table-row table:style-name="ro1">
          <table:table-cell table:number-columns-repeated="4"/>
          <table:table-cell office:value-type="string">
            <text:p>“</text:p>
          </table:table-cell>
          <table:table-cell office:value-type="string">
            <text:p>{J2T2, J2T176}, {J2TTest2, J2TTest171, J2TTest181}</text:p>
          </table:table-cell>
          <table:table-cell table:number-columns-repeated="2" office:value-type="string">
            <text:p>{J2T2}, {J2TTest2}, {J2TTest171}, {J2T176}, {J2TTest181}</text:p>
          </table:table-cell>
          <table:table-cell office:value-type="string">
            <text:p>{J2T2, J2T176}, {J2TTest2, J2TTest171, J2TTest181}</text:p>
          </table:table-cell>
          <table:table-cell office:value-type="string">
            <text:p>{J2T2, J2TTest2, J2TTest171, <text:s/>J2T176, J2TTest181}</text:p>
          </table:table-cell>
          <table:table-cell table:number-columns-repeated="3" office:value-type="string">
            <text:p>{J2T2}, {J2TTest2}, {J2TTest171}, {J2T176}, {J2TTest181}</text:p>
          </table:table-cell>
          <table:table-cell office:value-type="string">
            <text:p><text:s/>{AbstractDataBufferAllocatingTestCase0, J2TTest2, J2TTest171, J2TTest181}, {J2T2, J2T176}</text:p>
          </table:table-cell>
          <table:table-cell table:number-columns-repeated="2" office:value-type="string">
            <text:p>{J2T2}, {J2TTest2}, {J2TTest171}, {J2T176}, {J2TTest181}</text:p>
          </table:table-cell>
          <table:table-cell table:number-columns-repeated="1008"/>
        </table:table-row>
        <table:table-row table:style-name="ro1">
          <table:table-cell/>
          <table:table-cell office:value-type="string">
            <text:p>4f28c28287d9715bf1a7a9693a809b099003ae88</text:p>
          </table:table-cell>
          <table:table-cell office:value-type="float" office:value="2">
            <text:p>2</text:p>
          </table:table-cell>
          <table:table-cell office:value-type="float" office:value="5">
            <text:p>5</text:p>
          </table:table-cell>
          <table:table-cell office:value-type="string">
            <text:p>“</text:p>
          </table:table-cell>
          <table:table-cell office:value-type="string">
            <text:p>{RT2, RT304, RT307}, {DUTH2, DUTH36 }</text:p>
          </table:table-cell>
          <table:table-cell table:number-columns-repeated="2" office:value-type="string">
            <text:p>{DUTH2}, {RT2}, {DUTH36}, {RT304}, {RT307}</text:p>
          </table:table-cell>
          <table:table-cell office:value-type="string">
            <text:p>{DUTH2, DUTH36}, {RT2, RT304, RT307}</text:p>
          </table:table-cell>
          <table:table-cell office:value-type="string">
            <text:p>{RT2, DUTH2, DUTH36, RT304, RT307}</text:p>
          </table:table-cell>
          <table:table-cell table:number-columns-repeated="3" office:value-type="string">
            <text:p>{DUTH2}, {RT2}, {DUTH36}, {RT304}, {RT307}</text:p>
          </table:table-cell>
          <table:table-cell office:value-type="string">
            <text:p><text:s/>{InterceptingHttpAccessor0, RestingOperations0, RT2, RT304, RT307}, {AbstractUriTemplateHandler0, DUTH2, DUTH36}</text:p>
          </table:table-cell>
          <table:table-cell table:number-columns-repeated="2" office:value-type="string">
            <text:p>{DUTH2}, {RT2}, {DUTH36}, {RT304}, {RT307}</text:p>
          </table:table-cell>
          <table:table-cell office:value-type="string">
            <text:p>Rossen Stoyanchev</text:p>
          </table:table-cell>
          <table:table-cell office:value-type="string">
            <text:p>Commit that only modifies comments; The different changeParts are indicated with the acronym of the class name.</text:p>
          </table:table-cell>
          <table:table-cell table:number-columns-repeated="1006"/>
        </table:table-row>
        <table:table-row table:style-name="ro1">
          <table:table-cell table:number-columns-repeated="4"/>
          <table:table-cell office:value-type="string">
            <text:p>“</text:p>
          </table:table-cell>
          <table:table-cell office:value-type="string">
            <text:p>{RT2, RT304, RT307}, {DUTH2, DUTH36 }</text:p>
          </table:table-cell>
          <table:table-cell table:number-columns-repeated="2" office:value-type="string">
            <text:p>{DUTH2}, {RT2}, {DUTH36}, {RT304}, {RT307}</text:p>
          </table:table-cell>
          <table:table-cell office:value-type="string">
            <text:p>{RT2, RT304, RT307}, {DUTH2, DUTH36 }</text:p>
          </table:table-cell>
          <table:table-cell office:value-type="string">
            <text:p>{RT2, DUTH2, DUTH36, RT304, RT307}</text:p>
          </table:table-cell>
          <table:table-cell table:number-columns-repeated="3" office:value-type="string">
            <text:p>{DUTH2}, {RT2}, {DUTH36}, {RT304}, {RT307}</text:p>
          </table:table-cell>
          <table:table-cell office:value-type="string">
            <text:p><text:s/>{InterceptingHttpAccessor0, RestingOperations0, RT2, RT304, RT307}, {AbstractUriTemplateHandler0, DUTH2, DUTH36}</text:p>
          </table:table-cell>
          <table:table-cell table:number-columns-repeated="2" office:value-type="string">
            <text:p>{DUTH2}, {RT2}, {DUTH36}, {RT304}, {RT307}</text:p>
          </table:table-cell>
          <table:table-cell table:number-columns-repeated="1008"/>
        </table:table-row>
        <table:table-row table:style-name="ro1">
          <table:table-cell/>
          <table:table-cell office:value-type="string">
            <text:p>fdde9de005f67239ae549e1d5dae53c9755dc3b6</text:p>
          </table:table-cell>
          <table:table-cell table:number-columns-repeated="2" office:value-type="float" office:value="1">
            <text:p>1</text:p>
          </table:table-cell>
          <table:table-cell/>
          <table:table-cell table:number-columns-repeated="8" office:value-type="string">
            <text:p>{AABPP675}</text:p>
          </table:table-cell>
          <table:table-cell office:value-type="string">
            <text:p>{IABPPA0, AABPP675}</text:p>
          </table:table-cell>
          <table:table-cell table:number-columns-repeated="2" office:value-type="string">
            <text:p>{AABPP675}</text:p>
          </table:table-cell>
          <table:table-cell office:value-type="string">
            <text:p>Stephane Nicoll</text:p>
          </table:table-cell>
          <table:table-cell office:value-type="string">
            <text:p>Commit with only a Change Part. Useful to test the unmodified code option of the tool.</text:p>
          </table:table-cell>
          <table:table-cell table:number-columns-repeated="1006"/>
        </table:table-row>
        <table:table-row table:style-name="ro1">
          <table:table-cell table:number-columns-repeated="5"/>
          <table:table-cell table:number-columns-repeated="8" office:value-type="string">
            <text:p>{AABPP675}</text:p>
          </table:table-cell>
          <table:table-cell office:value-type="string">
            <text:p>{IABPPA0, AABPP675}</text:p>
          </table:table-cell>
          <table:table-cell table:number-columns-repeated="2" office:value-type="string">
            <text:p>{AABPP675}</text:p>
          </table:table-cell>
          <table:table-cell table:number-columns-repeated="1008"/>
        </table:table-row>
        <table:table-row table:style-name="ro1">
          <table:table-cell/>
          <table:table-cell office:value-type="string">
            <text:p>30f6e447d5abcb44aa88cd11619fbe3524ea1c5c</text:p>
          </table:table-cell>
          <table:table-cell office:value-type="float" office:value="2">
            <text:p>2</text:p>
          </table:table-cell>
          <table:table-cell office:value-type="float" office:value="3">
            <text:p>3</text:p>
          </table:table-cell>
          <table:table-cell/>
          <table:table-cell office:value-type="string">
            <text:p>{RTT1340, RTT1648}, {RT1471}</text:p>
          </table:table-cell>
          <table:table-cell table:number-columns-repeated="2" office:value-type="string">
            <text:p>{RTT1340}, {RT1471}, <text:s/>{RTT1648}</text:p>
          </table:table-cell>
          <table:table-cell office:value-type="string">
            <text:p>{RTT1340, RTT1648}, {RT1471}</text:p>
          </table:table-cell>
          <table:table-cell office:value-type="string">
            <text:p>{RTT1340, RT1471, <text:s/>RTT1648}</text:p>
          </table:table-cell>
          <table:table-cell table:number-columns-repeated="3" office:value-type="string">
            <text:p>{RTT1340}, {RT1471}, <text:s/>{RTT1648}</text:p>
          </table:table-cell>
          <table:table-cell office:value-type="string">
            <text:p>{RTT1340, RTT1648}, {RT1471}</text:p>
          </table:table-cell>
          <table:table-cell office:value-type="string">
            <text:p>{ObjectUtils0, RT1471}, {RTT1340}, {RTT1648}</text:p>
          </table:table-cell>
          <table:table-cell office:value-type="string">
            <text:p>{RTT1340}, {RT1471}, <text:s/>{RTT1648}</text:p>
          </table:table-cell>
          <table:table-cell office:value-type="string">
            <text:p>Juergen Hoeller</text:p>
          </table:table-cell>
          <table:table-cell office:value-type="string">
            <text:p>Test to check the impossibility to show code from the imported libraries (specifically, Java.io)</text:p>
          </table:table-cell>
          <table:table-cell table:number-columns-repeated="1006"/>
        </table:table-row>
        <table:table-row table:style-name="ro1">
          <table:table-cell table:number-columns-repeated="5"/>
          <table:table-cell office:value-type="string">
            <text:p>{RTT1340, RTT1648}, {RT1471}</text:p>
          </table:table-cell>
          <table:table-cell table:number-columns-repeated="2" office:value-type="string">
            <text:p>{RTT1340}, {RT1471}, <text:s/>{RTT1648}</text:p>
          </table:table-cell>
          <table:table-cell office:value-type="string">
            <text:p>{RTT1340, RTT1648}, {RT1471}</text:p>
          </table:table-cell>
          <table:table-cell office:value-type="string">
            <text:p>{RTT1340, RT1471, <text:s/>RTT1648}</text:p>
          </table:table-cell>
          <table:table-cell table:number-columns-repeated="3" office:value-type="string">
            <text:p>{RTT1340}, {RT1471}, <text:s/>{RTT1648}</text:p>
          </table:table-cell>
          <table:table-cell office:value-type="string">
            <text:p>{RTT1340, RTT1648}, {RT1471}</text:p>
          </table:table-cell>
          <table:table-cell office:value-type="string">
            <text:p>{ObjectUtils0, RT1471}, {RTT1340}, {RTT1648}</text:p>
          </table:table-cell>
          <table:table-cell office:value-type="string">
            <text:p>{RTT1340}, {RT1471}, <text:s/>{RTT1648}</text:p>
          </table:table-cell>
          <table:table-cell table:number-columns-repeated="1008"/>
        </table:table-row>
        <table:table-row table:style-name="ro1">
          <table:table-cell/>
          <table:table-cell office:value-type="string">
            <text:p>10caaefd0bb114f1dff1e679014f89bbc22c3bfe</text:p>
          </table:table-cell>
          <table:table-cell office:value-type="float" office:value="1">
            <text:p>1</text:p>
          </table:table-cell>
          <table:table-cell office:value-type="float" office:value="2">
            <text:p>2</text:p>
          </table:table-cell>
          <table:table-cell/>
          <table:table-cell office:value-type="string">
            <text:p>{SP188, SP191}</text:p>
          </table:table-cell>
          <table:table-cell office:value-type="string">
            <text:p>{SP188}, {SP191}</text:p>
          </table:table-cell>
          <table:table-cell table:number-columns-repeated="3" office:value-type="string">
            <text:p>{SP188, SP191}</text:p>
          </table:table-cell>
          <table:table-cell table:number-columns-repeated="3" office:value-type="string">
            <text:p>{SP188}, {SP191}</text:p>
          </table:table-cell>
          <table:table-cell office:value-type="string">
            <text:p>{SP188, SP191}</text:p>
          </table:table-cell>
          <table:table-cell office:value-type="string">
            <text:p>{SP188}, {SP191}</text:p>
          </table:table-cell>
          <table:table-cell office:value-type="string">
            <text:p>{SP188, SP191}</text:p>
          </table:table-cell>
          <table:table-cell office:value-type="string">
            <text:p>Stephane Nicoll</text:p>
          </table:table-cell>
          <table:table-cell office:value-type="string">
            <text:p>A simple benchmark to confirm to confirm the correct functionality of the “show unmodified code” option.</text:p>
          </table:table-cell>
          <table:table-cell table:number-columns-repeated="1006"/>
        </table:table-row>
        <table:table-row table:style-name="ro1">
          <table:table-cell table:number-columns-repeated="5"/>
          <table:table-cell office:value-type="string">
            <text:p>{SP188, SP191}</text:p>
          </table:table-cell>
          <table:table-cell office:value-type="string">
            <text:p>{SP188}, {SP191}</text:p>
          </table:table-cell>
          <table:table-cell table:number-columns-repeated="3" office:value-type="string">
            <text:p>{SP188, SP191}</text:p>
          </table:table-cell>
          <table:table-cell table:number-columns-repeated="3" office:value-type="string">
            <text:p>{SP188}, {SP191}</text:p>
          </table:table-cell>
          <table:table-cell office:value-type="string">
            <text:p>{SP188, SP191}</text:p>
          </table:table-cell>
          <table:table-cell office:value-type="string">
            <text:p>{SP188}, {SP191}</text:p>
          </table:table-cell>
          <table:table-cell office:value-type="string">
            <text:p>{SP188, SP191}</text:p>
          </table:table-cell>
          <table:table-cell table:number-columns-repeated="1008"/>
        </table:table-row>
        <table:table-row table:style-name="ro1">
          <table:table-cell/>
          <table:table-cell office:value-type="string">
            <text:p>c7f60d17998c7791f1acd4d31a92b2f5bb3f6bff</text:p>
          </table:table-cell>
          <table:table-cell office:value-type="float" office:value="4">
            <text:p>4</text:p>
          </table:table-cell>
          <table:table-cell office:value-type="string">
            <text:p>4+4+4+29</text:p>
          </table:table-cell>
          <table:table-cell/>
          <table:table-cell office:value-type="string">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table:number-columns-repeated="2"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number-columns-repeated="3"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SchedulerAccessor0, FactoryBean0, BeanNameAware0, ApplicationContextAware0, InitializingBean0, DisposableBean0, SmartlifeCycle0, SFB107, SFB120, SFB134, SFB148, SFB162, SFB165, SFB176, SFB199, SFB209, SFB214, SFB216, SFB231, SFB279, SFB280, SFB282, SFB286, SFB297, SFB311, SFB322, SFB328, SFB351, SFB371, SFB389, SFB408, SFB461, SFB552, SFB565}, {AJF2, AJF28, AJF46, AJF81}, {LDSJS2, LDSJS37, LDSJS87, LDSJS91}, {LTETP2, LTETP31. LTETP87. LTETP91}</text:p>
          </table:table-cell>
          <table:table-cell table:number-columns-repeated="2"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Juergen Hoeller</text:p>
          </table:table-cell>
          <table:table-cell table:number-columns-repeated="1007"/>
        </table:table-row>
        <table:table-row table:style-name="ro1">
          <table:table-cell table:number-columns-repeated="5"/>
          <table:table-cell office:value-type="string">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table:number-columns-repeated="2"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number-columns-repeated="3"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ext:p>{SchedulerAccessor0, SFB107, SFB120, SFB134, SFB148, SFB162, SFB165, SFB176, SFB199, SFB209, SFB214, SFB216, SFB231, SFB279, SFB280, SFB282, SFB286, SFB297, SFB311, SFB322, SFB328, SFB351, SFB371, SFB389, SFB408, SFB461, SFB552, SFB565}, {AJF2, AJF28, AJF46, AJF81}, {LDSJS2, LDSJS37, LDSJS87, LDSJS91}, {LTETP2, LTETP31. LTETP87. LTETP91}</text:p>
          </table:table-cell>
          <table:table-cell table:number-columns-repeated="2" office:value-type="string">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number-columns-repeated="1008"/>
        </table:table-row>
        <table:table-row table:style-name="ro1">
          <table:table-cell/>
          <table:table-cell office:value-type="string">
            <text:p>4dc964544ff98fbe1a9bb53864bc5f1525107655</text:p>
          </table:table-cell>
          <table:table-cell office:value-type="float" office:value="2">
            <text:p>2</text:p>
          </table:table-cell>
          <table:table-cell office:value-type="string">
            <text:p>6+9</text:p>
          </table:table-cell>
          <table:table-cell/>
          <table:table-cell office:value-type="string">
            <text:p>{AHLR2, AHLR27, AHLR121, AHLR125, AHLR129, AHLR139}, {AHLRT2, AHLRT39, AHLRT43, AHLRT49, AHLRT55, AHLRT59, AHLRT61, AHLRT66, AHLRT78}</text:p>
          </table:table-cell>
          <table:table-cell office:value-type="string">
            <text:p>{AHLR2}, <text:s/>{AHLRT2}, {AHLR27}, {AHLRT39}, {AHLRT43}, {AHLRT49}, {AHLRT55}, {AHLRT59}, {AHLRT61}, {AHLRT66}, {AHLRT78}, {AHLR121}, {AHLR125}, {AHLR129}, {AHLR139},</text:p>
          </table:table-cell>
          <table:table-cell office:value-type="string">
            <text:p>{AHLR2, AHLR27, AHLRT39, AHLR121, AHLR125, AHLR129, AHLR139}, <text:s/>{AHLRT2}, {AHLRT43}, {AHLRT49}, {AHLRT55}, {AHLRT59}, {AHLRT61}, {AHLRT66}, {AHLRT78}</text:p>
          </table:table-cell>
          <table:table-cell office:value-type="string">
            <text:p>{AHLR2, AHLR27, AHLR121, AHLR125, AHLR129, AHLR139}, {AHLRT2, AHLRT39, AHLRT43, AHLRT49, AHLRT55, AHLRT59, AHLRT61, AHLRT66, AHLRT78}</text:p>
          </table:table-cell>
          <table:table-cell office:value-type="string">
            <text:p>{AHLR2, AHLRT2, AHLR27, AHLRT39, AHLRT43, AHLRT49, AHLRT55, AHLRT59, AHLRT61, AHLRT66, AHLRT78, AHLR121, AHLR125, AHLR129, AHLR139},</text:p>
          </table:table-cell>
          <table:table-cell office:value-type="string">
            <text:p>{AHLR2}, <text:s/>{AHLRT2}, {AHLR27}, {AHLRT39}, {AHLRT43}, {AHLRT49}, {AHLRT55}, {AHLRT59}, {AHLRT61}, {AHLRT66}, {AHLRT78}, {AHLR125, (AHLR121)}, {AHLR129, AHLR121}, {(AHLR121), AHLR139},</text:p>
          </table:table-cell>
          <table:table-cell office:value-type="string">
            <text:p>{AHLR2}, <text:s/>{AHLRT2}, {AHLR27}, {AHLRT39, {AHLRT61}, {AHLRT43}, {AHLRT49}, {AHLRT55}, {AHLRT59}, {AHLRT66}, {AHLRT78}, {AHLR121}, {AHLR125}, {AHLR129}, {AHLR139},</text:p>
          </table:table-cell>
          <table:table-cell office:value-type="string">
            <text:p>{AHLR2}, <text:s/>{AHLRT2}, {AHLR27}, {AHLRT39}, {AHLRT43}, {AHLRT49}, {AHLRT55}, {AHLRT59}, {AHLRT61}, {AHLRT66}, {AHLRT78}, {AHLR121}, {AHLR125}, {AHLR129}, {AHLR139},</text:p>
          </table:table-cell>
          <table:table-cell office:value-type="string">
            <text:p>{LocaleResolver0, AHLR2, AHLR27, AHLR121, AHLR125, AHLR129, AHLR139}, {AHLRT2, AHLRT39, AHLRT43, AHLRT49, AHLRT55, AHLRT59, AHLRT61, AHLRT66, AHLRT78}</text:p>
          </table:table-cell>
          <table:table-cell office:value-type="string">
            <text:p>{StringUtils0, AHLR129}, {AHLR2}, <text:s/>{AHLRT2}, {AHLR27}, {AHLRT39}, {AHLRT43}, {AHLRT49}, {AHLRT55}, {AHLRT59}, {AHLRT61}, {AHLRT66}, {AHLRT78}, {AHLR121}, {AHLR125}, {AHLR139},</text:p>
          </table:table-cell>
          <table:table-cell office:value-type="string">
            <text:p>{AHLR2, AHLR27, AHLRT39, AHLR121, AHLR125, AHLR129, AHLR139}, <text:s/>{AHLRT2}, {AHLRT43}, {AHLRT49}, {AHLRT55}, {AHLRT59}, {AHLRT61}, {AHLRT66}, {AHLRT78}</text:p>
          </table:table-cell>
          <table:table-cell office:value-type="string">
            <text:p>Juergen Hoeller</text:p>
          </table:table-cell>
          <table:table-cell table:number-columns-repeated="1007"/>
        </table:table-row>
        <table:table-row table:style-name="ro1">
          <table:table-cell table:number-columns-repeated="5"/>
          <table:table-cell office:value-type="string">
            <text:p>{AHLR2, AHLR27, AHLR121, AHLR125, AHLR129, AHLR139}, {AHLRT2, AHLRT39, AHLRT43, AHLRT49, AHLRT55, AHLRT59, AHLRT61, AHLRT66, AHLRT78}</text:p>
          </table:table-cell>
          <table:table-cell office:value-type="string">
            <text:p>{AHLR2}, <text:s/>{AHLRT2}, {AHLR27}, {AHLRT39}, {AHLRT43}, {AHLRT49}, {AHLRT55}, {AHLRT59}, {AHLRT61}, {AHLRT66}, {AHLRT78}, {AHLR121}, {AHLR125}, {AHLR129}, {AHLR139},</text:p>
          </table:table-cell>
          <table:table-cell office:value-type="string">
            <text:p>{AHLR2, AHLR27, AHLRT39, AHLR121, AHLR125, AHLR129, AHLR139}, <text:s/>{AHLRT2}, {AHLRT43}, {AHLRT49}, {AHLRT55}, {AHLRT59}, {AHLRT61}, {AHLRT66}, {AHLRT78}</text:p>
          </table:table-cell>
          <table:table-cell office:value-type="string">
            <text:p>{AHLR2, AHLR27, AHLR121, AHLR125, AHLR129, AHLR139}, {AHLRT2, AHLRT39, AHLRT43, AHLRT49, AHLRT55, AHLRT59, AHLRT61, AHLRT66, AHLRT78}</text:p>
          </table:table-cell>
          <table:table-cell office:value-type="string">
            <text:p>{AHLR2, AHLRT2, AHLR27, AHLRT39, AHLRT43, AHLRT49, AHLRT55, AHLRT59, AHLRT61, AHLRT66, AHLRT78, AHLR121, AHLR125, AHLR129, AHLR139},</text:p>
          </table:table-cell>
          <table:table-cell office:value-type="string">
            <text:p>{AHLR2}, <text:s/>{AHLRT2}, {AHLR27}, {AHLRT39}, {AHLRT43}, {AHLRT49}, {AHLRT55}, {AHLRT59}, {AHLRT61}, {AHLRT66}, {AHLRT78}, {AHLR129, (AHLR121)}, {AHLR125, AHLR121}, <text:s/>{(AHLR121), AHLR139},</text:p>
          </table:table-cell>
          <table:table-cell office:value-type="string">
            <text:p>{AHLR2}, <text:s/>{AHLRT2}, {AHLR27}, {AHLRT39, {AHLRT61}, {AHLRT43}, {AHLRT49}, {AHLRT55}, {AHLRT59}, {AHLRT66}, {AHLRT78}, {AHLR121}, {AHLR125}, {AHLR129}, {AHLR139},</text:p>
          </table:table-cell>
          <table:table-cell office:value-type="string">
            <text:p>{AHLR2}, <text:s/>{AHLRT2}, {AHLR27}, {AHLRT39}, {AHLRT43}, {AHLRT49}, {AHLRT55}, {AHLRT59}, {AHLRT61}, {AHLRT66}, {AHLRT78}, {AHLR121}, {AHLR125}, {AHLR129}, {AHLR139},</text:p>
          </table:table-cell>
          <table:table-cell office:value-type="string">
            <text:p>{LocaleResolver0, AHLR2, AHLR27, AHLR121, AHLR125, AHLR129, AHLR139}, {AHLRT2, AHLRT39, AHLRT43, AHLRT49, AHLRT55, AHLRT59, AHLRT61, AHLRT66, AHLRT78}</text:p>
          </table:table-cell>
          <table:table-cell office:value-type="string">
            <text:p>{StringUtils0, AHLR129}, {AHLR2}, <text:s/>{AHLRT2}, {AHLR27}, {AHLRT39}, {AHLRT43}, {AHLRT49}, {AHLRT55}, {AHLRT59}, {AHLRT61}, {AHLRT66}, {AHLRT78}, {AHLR121}, {AHLR125}, {AHLR139},</text:p>
          </table:table-cell>
          <table:table-cell office:value-type="string">
            <text:p>{AHLR2, AHLR27, AHLRT39, AHLR121, AHLR125, AHLR129, AHLR139}, <text:s/>{AHLRT2}, {AHLRT43}, {AHLRT49}, {AHLRT55}, {AHLRT59}, {AHLRT61}, {AHLRT66}, {AHLRT78}</text:p>
          </table:table-cell>
          <table:table-cell table:number-columns-repeated="1008"/>
        </table:table-row>
        <table:table-row table:style-name="ro1">
          <table:table-cell/>
          <table:table-cell office:value-type="string">
            <text:p>196f3f8cc1aae9f3df06e9d961c62185e8730bfb</text:p>
          </table:table-cell>
          <table:table-cell office:value-type="float" office:value="2">
            <text:p>2</text:p>
          </table:table-cell>
          <table:table-cell office:value-type="string">
            <text:p>4+4</text:p>
          </table:table-cell>
          <table:table-cell/>
          <table:table-cell office:value-type="string">
            <text:p>{HWHA2, HWHA185, HWHA194, HWHA207}, {RSEH2, RSEH24, RSEH46, RSEH61}</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HWHA185, HWHA194, HWHA207}, {RSEH2, RSEH24, RSEH46, RSEH61}</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WebHandlerDecorator0, HttpHandler0, HWHA2, HWHA185, HWHA194, HWHA207}, {WebExceptionHandler0, RSEH2, RSEH24, RSEH46, RSEH61}</text:p>
          </table:table-cell>
          <table:table-cell office:value-type="string">
            <text:p>{ServerWebExchange0, RSEH46, RSEH61}, {(RSEH61), HttpRequest0), ↔ {(HttpRequest0), HWHA207}, {HWHA2}, {RSEH2}, {RSEH24}, {HWHA185}, {HWHA194}</text:p>
          </table:table-cell>
          <table:table-cell office:value-type="string">
            <text:p>{HWHA2}, {RSEH2}, {RSEH24}, {RSEH46}, {RSEH61}, {HWHA185}, {HWHA194}, {HWHA207},</text:p>
          </table:table-cell>
          <table:table-cell office:value-type="string">
            <text:p>sdeleuze</text:p>
          </table:table-cell>
          <table:table-cell table:number-columns-repeated="1007"/>
        </table:table-row>
        <table:table-row table:style-name="ro1">
          <table:table-cell table:number-columns-repeated="5"/>
          <table:table-cell office:value-type="string">
            <text:p>{HWHA2, HWHA185, HWHA194, HWHA207}, {RSEH2, RSEH24, RSEH46, RSEH61}</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HWHA185, HWHA194, HWHA207}, {RSEH2, RSEH24, RSEH46, RSEH61}</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HWHA2}, {RSEH2}, {RSEH24}, {RSEH46}, {RSEH61}, {HWHA185}, {HWHA194, HWHA207}</text:p>
          </table:table-cell>
          <table:table-cell office:value-type="string">
            <text:p>{WebHandlerDecorator0, HttpHandler0, HWHA2, HWHA185, HWHA194, HWHA207}, {WebExceptionHandler0, RSEH2, RSEH24, RSEH46, RSEH61}</text:p>
          </table:table-cell>
          <table:table-cell office:value-type="string">
            <text:p>{ServerWebExchange0, RSEH46, RSEH61}, {(RSEH61), HttpRequest0), ↔ {(HttpRequest0), HWHA207}, {HWHA2}, {RSEH2}, {RSEH24}, {HWHA185}, {HWHA194}</text:p>
          </table:table-cell>
          <table:table-cell office:value-type="string">
            <text:p>{HWHA2}, {RSEH2}, {RSEH24}, {RSEH46}, {RSEH61}, {HWHA185}, {HWHA194}, {HWHA207},</text:p>
          </table:table-cell>
          <table:table-cell table:number-columns-repeated="1008"/>
        </table:table-row>
        <table:table-row table:style-name="ro1">
          <table:table-cell/>
          <table:table-cell table:style-name="ce3" office:value-type="string">
            <text:p>0c289283ff4fab171b527b7f195639e7a950f470</text:p>
          </table:table-cell>
          <table:table-cell office:value-type="float" office:value="6">
            <text:p>6</text:p>
          </table:table-cell>
          <table:table-cell office:value-type="string">
            <text:p>14+4+2+5+6+7</text:p>
          </table:table-cell>
          <table:table-cell/>
          <table:table-cell office:value-type="string">
            <text:p>{AREM2, AREM76, AREM79, AREM85, AREM98, AREM111, AREM116, AREM200, AREM205, AREM229, AREM233, AREM247, AREM250, AREM252}, {DRE2, DRE91, DRE101, DRE110} , {RE2, RE37}, {SREM2, SREM23, SREM55, SREM64, SREM65}, {UREM2, UREM22, UREM37, UREM41, UREM46, UREM47}, {DRET2, DRET65, DRET69, DRET72, DRET77, DRET81, DRET84}</text:p>
          </table:table-cell>
          <table:table-cell office:value-type="string">
            <text:p>{AREM2}, {DRE2}, {RE2}, {SREM2}, {UREM2}, {DRET2}, {UREM22}, {SREM23}, {UREM37, AREM205}, {UREM41}, {UREM46}, <text:s/>{UREM47}, {SREM55}, {SREM64}, {DRET65}, {SREM65}, {DRET69, (RE37)}, {DRET72, RE37}, <text:s/>{(RE37), DRET81}, {(RE37), DRET84}, {(RE37), AREM233}, {AREM76}, {DRET77}, {AREM79}, {AREM85, AREM116}, {DRE91}, {AREM98}, {DRE101}, {DRE110}, {AREM111}, {AREM200}, {AREM229}, {AREM247}, {AREM250}, {AREM252}</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UREM2, UREM22, UREM37, UREM41, UREM46, UREM47} ↔ {AREM2, AREM76, AREM79, AREM85, AREM98, AREM111, AREM116, AREM200, AREM205, AREM229, AREM233, AREM247, AREM250, AREM252, SREM2, SREM23, SREM55, SREM64, SREM65}, {RE2, RE37, DRE2, DRE91, DRE101, DRE110}, {DRET2, DRET65, DRET69, DRET72, DRET77, DRET81, DRET84}</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AREM2}, {DRE2}, {RE2}, {SREM2}, {UREM2}, {DRET2}, {UREM22}, {SREM23}, {UREM37}, {RE37}, {UREM41}, {UREM46}, <text:s/>{UREM47}, {SREM55}, {SREM64}, {DRET65}, {SREM65}, {DRET69}, {DRET72}, {AREM76}, {DRET77}, {DRET81}, {DRET84}, {AREM85, AREM79}, ↔ {(AREM79), AREM98}, {DRE91}, {DRE101}, {DRE110}, {AREM111}, {AREM116}, {AREM200}, {AREM205}, {AREM229}, {AREM233}, {AREM247}, {AREM250}, {AREM252}</text:p>
          </table:table-cell>
          <table:table-cell table:number-columns-repeated="2"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RequestExpectationManager0, AREM2, AREM76, AREM79, AREM85, AREM98, AREM111, AREM116, AREM200, AREM205, AREM229, AREM233, AREM247, AREM250, AREM252}, ↔ {UREM2, UREM22, UREM37, UREM41, UREM46, UREM47}, {(AREM2, AREM76, AREM79, AREM85, AREM98, AREM111, AREM116, AREM200, AREM205, AREM229, AREM233, AREM247, AREM250, AREM252), SREM2, SREM23, SREM55, SREM64, SREM65}, {ResponseActions0, RequestMatcher0, RequestCreator0, RE2, RE37, DRE2, DRE91, DRE101, DRE110}, {DRET2, DRET65, DRET69, DRET72, DRET77, DRET81, DRET84}</text:p>
          </table:table-cell>
          <table:table-cell office:value-type="string">
            <text:p>{AREM2}, {DRE2}, {RE2}, {SREM2}, {UREM2}, {DRET2}, {UREM22}, {SREM23}, {UREM37, AREM205}, {UREM41}, {UREM46}, <text:s/>{UREM47}, {SREM55}, {SREM64}, {DRET65}, {SREM65}, {DRET69, (RE37)}, {DRET72, RE37}, <text:s/>{(RE37), DRET81}, {(RE37), DRET84}, {(RE37), AREM233}, {AREM76}, {DRET77}, {AREM79}, {AREM85, AREM116}, {DRE91}, {AREM98}, {DRE101}, {DRE110}, {AREM111}, {AREM200}, {AREM229}, {AREM247}, {AREM250}, {AREM252}</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Rossen Stoyanchev</text:p>
          </table:table-cell>
          <table:table-cell table:number-columns-repeated="1007"/>
        </table:table-row>
        <table:table-row table:style-name="ro1">
          <table:table-cell table:number-columns-repeated="5"/>
          <table:table-cell office:value-type="string">
            <text:p>{AREM2, AREM76, AREM79, AREM85, AREM98, AREM111, AREM116, AREM200, AREM205, AREM229, AREM233, AREM247, AREM250, AREM252}, {DRE2, DRE91, DRE101, DRE110} , {RE2, RE37}, {SREM2, SREM23, SREM55, SREM64, SREM65}, {UREM2, UREM22, UREM37, UREM41, UREM46, UREM47}, {DRET2, DRET65, DRET69, DRET72, DRET77, DRET81, DRET84}</text:p>
          </table:table-cell>
          <table:table-cell office:value-type="string">
            <text:p>{AREM2}, {DRE2}, {RE2}, {SREM2}, {UREM2}, {DRET2}, {UREM22}, {SREM23}, {UREM37}, {UREM41}, {UREM46}, <text:s/>{UREM47}, {SREM55}, {SREM64}, {DRET65}, {SREM65}, {DRET69, (RE37)}, {DRET72, RE37}, <text:s/>{(RE37), DRET81}, {(RE37), DRET84}, {(RE37), AREM233}, {AREM76}, {DRET77}, {AREM79}, {AREM85, AREM116}, {DRE91}, {AREM98}, {DRE101}, {DRE110}, {AREM111}, {AREM200}, {AREM205}, {AREM229}, {AREM247}, {AREM250}, {AREM252}</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UREM2, UREM22, UREM37, UREM41, UREM46, UREM47} ↔ {AREM2, AREM76, AREM79, AREM85, AREM98, AREM111, AREM116, AREM200, AREM205, AREM229, AREM233, AREM247, AREM250, AREM252, SREM2, SREM23, SREM55, SREM64, SREM65}, {DRE2, RE2, RE37, DRE91, DRE101, DRE110}, {DRET2, DRET65, DRET69, DRET72, DRET77, DRET81, DRET84}</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AREM2}, {DRE2}, {RE2}, {SREM2}, {UREM2}, {DRET2}, {UREM22}, {SREM23}, {UREM37}, {RE37}, {UREM41}, {UREM46}, <text:s/>{UREM47}, {SREM55}, {SREM64}, {DRET65}, {SREM65}, {DRET69}, {DRET72}, {AREM76}, {DRET77}, {DRET81}, {DRET84}, {AREM85, AREM79}, ↔ {(AREM79), AREM98}, {DRE91}, {DRE101}, {DRE110}, {AREM111}, {AREM116}, {AREM200}, {AREM205}, {AREM229}, {AREM233}, {AREM247}, {AREM250}, {AREM252}</text:p>
          </table:table-cell>
          <table:table-cell table:number-columns-repeated="2"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ext:p>{RequestExpectationManager0, AREM2, AREM76, AREM79, AREM85, AREM98, AREM111, AREM116, AREM200, AREM205, AREM229, AREM233, AREM247, AREM250, AREM252}, ↔ {UREM2, UREM22, UREM37, UREM41, UREM46, UREM47}, {(AREM2, AREM76, AREM79, AREM85, AREM98, AREM111, AREM116, AREM200, AREM205, AREM229, AREM233, AREM247, AREM250, AREM252), SREM2, SREM23, SREM55, SREM64, SREM65}, {ResponseActions0, RequestMatcher0, RequestCreator0, RE2, RE37, DRE2, DRE91, DRE101, DRE110}, {DRET2, DRET65, DRET69, DRET72, DRET77, DRET81, DRET84}</text:p>
          </table:table-cell>
          <table:table-cell office:value-type="string">
            <text:p>{AREM2}, {DRE2}, {RE2}, {SREM2}, {UREM2}, {DRET2}, {UREM22}, {SREM23}, {UREM37}, {UREM41}, {UREM46}, <text:s/>{UREM47}, {SREM55}, {SREM64}, {DRET65}, {SREM65}, {DRET69, (RE37)}, {DRET72, RE37}, <text:s/>{(RE37), DRET81}, {(RE37), DRET84}, {(RE37), AREM233}, {AREM76}, {DRET77}, {AREM79}, {AREM85, AREM116}, {DRE91}, {AREM98}, {DRE101}, {DRE110}, {AREM111}, {AREM200}, {AREM205}, {AREM229}, {AREM247}, {AREM250}, {AREM252}</text:p>
          </table:table-cell>
          <table:table-cell office:value-type="string">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table:number-columns-repeated="1008"/>
        </table:table-row>
        <table:table-row table:style-name="ro1">
          <table:table-cell table:number-columns-repeated="1024"/>
        </table:table-row>
        <table:table-row table:style-name="ro1">
          <table:table-cell office:value-type="string">
            <text:p>Lucene-solr</text:p>
          </table:table-cell>
          <table:table-cell office:value-type="string">
            <text:p>277097cd24f6bce275a0ff8625528a737437f3c0</text:p>
          </table:table-cell>
          <table:table-cell table:number-columns-repeated="2" office:value-type="float" office:value="1">
            <text:p>1</text:p>
          </table:table-cell>
          <table:table-cell/>
          <table:table-cell table:number-columns-repeated="8" office:value-type="string">
            <text:p>{RGPT1}</text:p>
          </table:table-cell>
          <table:table-cell office:value-type="string">
            <text:p>{RandomGeo3dShapeGenerator, RGPT1}</text:p>
          </table:table-cell>
          <table:table-cell table:number-columns-repeated="2" office:value-type="string">
            <text:p>{RGPT1}</text:p>
          </table:table-cell>
          <table:table-cell office:value-type="string">
            <text:p>Ishan Chattopadhyaha</text:p>
          </table:table-cell>
          <table:table-cell office:value-type="string">
            <text:p>A simple commit to test the correct functioning of the tool</text:p>
          </table:table-cell>
          <table:table-cell table:number-columns-repeated="1006"/>
        </table:table-row>
        <table:table-row table:style-name="ro1">
          <table:table-cell table:number-columns-repeated="5"/>
          <table:table-cell table:number-columns-repeated="8" office:value-type="string">
            <text:p>{RGPT1}</text:p>
          </table:table-cell>
          <table:table-cell office:value-type="string">
            <text:p>{RandomGeo3dShapeGenerator, RGPT1}</text:p>
          </table:table-cell>
          <table:table-cell table:number-columns-repeated="2" office:value-type="string">
            <text:p>{RGPT1}</text:p>
          </table:table-cell>
          <table:table-cell table:number-columns-repeated="1008"/>
        </table:table-row>
        <table:table-row table:style-name="ro1">
          <table:table-cell/>
          <table:table-cell office:value-type="string">
            <text:p>1fe34f1e89f978788dba002c433806bbeb6344a9</text:p>
          </table:table-cell>
          <table:table-cell office:value-type="float" office:value="4">
            <text:p>4</text:p>
          </table:table-cell>
          <table:table-cell office:value-type="string">
            <text:p>8+1+1+1</text:p>
          </table:table-cell>
          <table:table-cell/>
          <table:table-cell office:value-type="string">
            <text:p>{RGPT1}, {V183}, {GPF497, GPF523, GPF1080, GPF1089, GPF1143, GPF1152, <text:s/>GPF1240, GPF1264}, {P669}</text:p>
          </table:table-cell>
          <table:table-cell office:value-type="string">
            <text:p>{RGPT1}, {V183, (P669)}, {GPF497, (P669)}, {GPF1080, P669}, {(P669), GPF1089}, {(P669), GPF1143}, {(P669), GPF1152}, {GPF523}, {GPF1240}, {GPF1264}</text:p>
          </table:table-cell>
          <table:table-cell office:value-type="string">
            <text:p>{RGPT1}, {V183}, {GPF497}, {GPF523}, {P669}, {GPF1080}, {GPF1089}, {GPF1143}, {GPF1152}, <text:s/>{GPF1240}, {GPF1264}</text:p>
          </table:table-cell>
          <table:table-cell office:value-type="string">
            <text:p>{RGPT1}, {V183, P669}, {GPF497, GPF523, GPF1080, GPF1089, GPF1143, GPF1152, <text:s/>GPF1240, GPF1264}</text:p>
          </table:table-cell>
          <table:table-cell office:value-type="string">
            <text:p>{RGPT1, V183, GPF497, GPF523, P669, GPF1080, GPF1089, GPF1143, GPF1152, GPF1240, GPF1264}</text:p>
          </table:table-cell>
          <table:table-cell table:number-columns-repeated="3" office:value-type="string">
            <text:p>{RGPT1}, {V183}, {GPF497}, {GPF523}, {P669}, {GPF1080}, {GPF1089}, {GPF1143}, {GPF1152}, <text:s/>{GPF1240}, {GPF1264}</text:p>
          </table:table-cell>
          <table:table-cell office:value-type="string">
            <text:p>{RandomGeo3dShapeGenerator0, RGPT1}, {V183, P669}, {GPF497, GPF523, GPF1080, GPF1089, GPF1143, GPF1152, <text:s/>GPF1240, GPF1264}</text:p>
          </table:table-cell>
          <table:table-cell office:value-type="string">
            <text:p>{PlanetModel0, GeoPolygonFacotry0, RGPT1}, {GPF523}, {GPF1080, (P669)}, <text:s/>{GPF1143, (P669)}, {V183, (P669)}, {P669, GPF497}, <text:s/>{(P669), GPF1152}, {(P669), GPF1089}, {GPF1240}, {GPF1264}</text:p>
          </table:table-cell>
          <table:table-cell office:value-type="string">
            <text:p>{GeoPoint0, RGPT1}, {V183}, {GPF497}, {GPF523}, {P669}, {GPF1080}, {GPF1089}, {GPF1143}, {GPF1152}, <text:s/>{GPF1240}, {GPF1264}</text:p>
          </table:table-cell>
          <table:table-cell office:value-type="string">
            <text:p>Karl Wright</text:p>
          </table:table-cell>
          <table:table-cell table:number-columns-repeated="1007"/>
        </table:table-row>
        <table:table-row table:style-name="ro1">
          <table:table-cell table:number-columns-repeated="5"/>
          <table:table-cell office:value-type="string">
            <text:p>{RGPT1}, {V183}, {GPF497, GPF523, GPF1080, GPF1089, GPF1143, GPF1152, <text:s/>GPF1240, GPF1264}, {P669}</text:p>
          </table:table-cell>
          <table:table-cell office:value-type="string">
            <text:p>{RGPT1}, {GPF523}, {GPF1080, (P669)}, <text:s/>{GPF1143, (P669)}, {V183, (P669)}, {P669, GPF497}, <text:s/>{(P669), GPF1152}, {(P669), GPF1089}, {GPF1240}, {GPF1264}</text:p>
          </table:table-cell>
          <table:table-cell office:value-type="string">
            <text:p>{RGPT1}, {V183}, {GPF497}, {GPF523}, {P669}, {GPF1080}, {GPF1089}, {GPF1143}, {GPF1152}, <text:s/>{GPF1240}, {GPF1264}</text:p>
          </table:table-cell>
          <table:table-cell office:value-type="string">
            <text:p>{RGPT1}, {V183, P669}, {GPF497, GPF523, GPF1080, GPF1089, GPF1143, GPF1152, <text:s/>GPF1240, GPF1264}</text:p>
          </table:table-cell>
          <table:table-cell office:value-type="string">
            <text:p>{RGPT1, V183, GPF497, GPF523, P669, GPF1080, GPF1089, GPF1143, GPF1152, GPF1240, GPF1264}</text:p>
          </table:table-cell>
          <table:table-cell table:number-columns-repeated="3" office:value-type="string">
            <text:p>{RGPT1}, {V183}, {GPF497}, {GPF523}, {P669}, {GPF1080}, {GPF1089}, {GPF1143}, {GPF1152}, <text:s/>{GPF1240}, {GPF1264}</text:p>
          </table:table-cell>
          <table:table-cell office:value-type="string">
            <text:p>{RandomGeo3dShapeGenerator0, RGPT1}, {V183, P669}, {GPF497, GPF523, GPF1080, GPF1089, GPF1143, GPF1152, <text:s/>GPF1240, GPF1264}</text:p>
          </table:table-cell>
          <table:table-cell office:value-type="string">
            <text:p>{RGPT1}, {GPF523}, {GPF1080, (P669)}, <text:s/>{GPF1143, (P669)}, {V183, (P669)}, {P669, GPF497}, <text:s/>{(P669), GPF1152}, {(P669), GPF1089}, {GPF1240}, {GPF1264}</text:p>
          </table:table-cell>
          <table:table-cell office:value-type="string">
            <text:p>{RGPT1}, {V183}, {GPF497}, {GPF523}, {P669}, {GPF1080}, {GPF1089}, {GPF1143}, {GPF1152}, <text:s/>{GPF1240}, {GPF1264}</text:p>
          </table:table-cell>
          <table:table-cell table:number-columns-repeated="1008"/>
        </table:table-row>
        <table:table-row table:style-name="ro1">
          <table:table-cell/>
          <table:table-cell table:style-name="ce4" office:value-type="string">
            <text:p>fc6f3a45f8bdd1518ed49b68fbdc62988b34644b</text:p>
          </table:table-cell>
          <table:table-cell table:number-columns-repeated="2" office:value-type="float" office:value="3">
            <text:p>3</text:p>
          </table:table-cell>
          <table:table-cell/>
          <table:table-cell table:number-columns-repeated="4" office:value-type="string">
            <text:p>{TTS1}, {Change.txt147}, {TS227}</text:p>
          </table:table-cell>
          <table:table-cell office:value-type="string">
            <text:p>{TTS1, TS227}, <text:s/>{Change.txt147}</text:p>
          </table:table-cell>
          <table:table-cell table:number-columns-repeated="3" office:value-type="string">
            <text:p>{TTS1}, {Change.txt147}, {TS227}</text:p>
          </table:table-cell>
          <table:table-cell office:value-type="string">
            <text:p>{LuceneTestCase0, TTS1}, {Change.txt147}, {TS227}</text:p>
          </table:table-cell>
          <table:table-cell office:value-type="string">
            <text:p>{RandomIndexWriter0, IOUtils0, IndexReader0, LuceneTestCase0, TTS1}, {Change.txt147}, {TS227}</text:p>
          </table:table-cell>
          <table:table-cell office:value-type="string">
            <text:p>{RandomIndexWriter0, Document0, Term0, TTS1}, {Change.txt147}, {TS227}</text:p>
          </table:table-cell>
          <table:table-cell office:value-type="string">
            <text:p>Mike McCandLess</text:p>
          </table:table-cell>
          <table:table-cell office:value-type="string">
            <text:p>A benchmark to check the correct handling of an unsupported (by the parser) format (.txt in this case)</text:p>
          </table:table-cell>
          <table:table-cell table:number-columns-repeated="1006"/>
        </table:table-row>
        <table:table-row table:style-name="ro1">
          <table:table-cell table:number-columns-repeated="5"/>
          <table:table-cell table:number-columns-repeated="4" office:value-type="string">
            <text:p>{TTS1}, {Change.txt147}, {TS227}</text:p>
          </table:table-cell>
          <table:table-cell office:value-type="string">
            <text:p>{TTS1, TS227}, <text:s/>{Change.txt147}</text:p>
          </table:table-cell>
          <table:table-cell table:number-columns-repeated="3" office:value-type="string">
            <text:p>{TTS1}, {Change.txt147}, {TS227}</text:p>
          </table:table-cell>
          <table:table-cell office:value-type="string">
            <text:p>{LuceneTestCase0, TTS1}, {Change.txt147}, {TS227}</text:p>
          </table:table-cell>
          <table:table-cell office:value-type="string">
            <text:p>{RandomIndexWriter0, IOUtils0, IndexReader0, LuceneTestCase0, TTS1}, {Change.txt147}, {TS227}</text:p>
          </table:table-cell>
          <table:table-cell office:value-type="string">
            <text:p>{Document0, Term0, TTS1}, {Change.txt147}, {TS227}</text:p>
          </table:table-cell>
          <table:table-cell table:number-columns-repeated="1008"/>
        </table:table-row>
        <table:table-row table:style-name="ro1">
          <table:table-cell/>
          <table:table-cell office:value-type="string">
            <text:p>6781a0d2d3113e4f423bf717e9c8f781374265ca</text:p>
          </table:table-cell>
          <table:table-cell office:value-type="float" office:value="4">
            <text:p>4</text:p>
          </table:table-cell>
          <table:table-cell office:value-type="string">
            <text:p>1+3+5+2</text:p>
          </table:table-cell>
          <table:table-cell/>
          <table:table-cell office:value-type="string">
            <text:p><text:s/>{IFFF28, IFFF44, 49, 62, 67}, {IFF62, IFF68, IFF82}, {TIFFF29, TIFFF38}, {change.txt128}</text:p>
          </table:table-cell>
          <table:table-cell office:value-type="string">
            <text:p><text:s/>{IFFF28}, IFFF44}, {IFFF49}, {IFFF62}, {IFFF67}, {IFF62}, {IFF68}, {IFF82}, {TIFFF29}, {TIFFF38}, {change.txt}</text:p>
          </table:table-cell>
          <table:table-cell office:value-type="string">
            <text:p><text:s/>{IFFF28, TIFFF38, IFFF44, IFFF49, IFFF62, IFFF67}, {(IFFF67), IFF62, IFF68, IFF82}, {TIFFF29}, {change.txt}</text:p>
          </table:table-cell>
          <table:table-cell office:value-type="string">
            <text:p><text:s/>{IFFF28, IFFF44, 49, 62, 67}, {IFF62, IFF68, IFF82}, {TIFFF29, TIFFF38}, {change.txt}</text:p>
          </table:table-cell>
          <table:table-cell office:value-type="string">
            <text:p><text:s/>{IFFF28, TIFFF29, TIFFF38, IFFF44, IFFF49, IFFF62, IFF62, IFFF67, IFF68, IFF82}, <text:s/>{change.txt128}</text:p>
          </table:table-cell>
          <table:table-cell office:value-type="string">
            <text:p><text:s/>{IFFF28}, {TIFFF29}, {TIFFF38}, {IFFF44}, {IFFF49, IFFF62}, <text:s/>{IFF62}, {IFFF67}, {IFF68}, {IFF82}, <text:s/>{change.txt}</text:p>
          </table:table-cell>
          <table:table-cell office:value-type="string">
            <text:p><text:s/>{IFFF28}, {IFFF44, IFFF62}, {IFFF49, IFF68}, {IFF62}, {IFFF67}, {IFF82}, {TIFFF29}, {TIFFF38}, {change.txt}</text:p>
          </table:table-cell>
          <table:table-cell office:value-type="string">
            <text:p><text:s/>{IFFF28}, {TIFFF29}, {TIFFF38}, {IFFF44}, {IFFF49}, {IFFF62}, <text:s/>{IFF62}, {IFFF67}, {IFF68}, {IFF82}, <text:s/>{change.txt}</text:p>
          </table:table-cell>
          <table:table-cell office:value-type="string">
            <text:p><text:s/>{TokenFilterFactory0, IFFF28, IFFF44, 49, 62, 67}, {ICUN2F, IFF62, IFF68, IFF82}, {BaseTokenStreamTestCase, TIFFF29, TIFFF38}, {change.txt}</text:p>
          </table:table-cell>
          <table:table-cell office:value-type="string">
            <text:p><text:s/>{BaseTokenStreamTestCase0, TIFFF38}, {AbstractAnalysisFactory0, IFFF49}, {IFFF28}, {TIFFF29}, {IFFF44}, <text:s/>{IFFF62}, <text:s/>{IFF62}, {IFFF67}, {IFF68}, {IFF82}, <text:s/>{change.txt}</text:p>
          </table:table-cell>
          <table:table-cell office:value-type="string">
            <text:p><text:s/>{IFFF28, TIFFF38, IFFF44, IFFF49, IFFF62, IFFF67}, {(IFFF67), IFF62, IFF68, IFF82}, {TIFFF29}, {change.txt}</text:p>
          </table:table-cell>
          <table:table-cell office:value-type="string">
            <text:p>Rob Muir</text:p>
          </table:table-cell>
          <table:table-cell office:value-type="string">
            <text:p>Still does not implement a solution for “extends” and “implements” together.</text:p>
          </table:table-cell>
          <table:table-cell table:number-columns-repeated="1006"/>
        </table:table-row>
        <table:table-row table:style-name="ro2">
          <table:table-cell table:number-columns-repeated="5"/>
          <table:table-cell office:value-type="string">
            <text:p><text:s/>{IFFF28, IFFF44, 49, 62, 67}, {IFF62, IFF68, IFF82}, {TIFFF29, TIFFF38}, {change.txt128}</text:p>
          </table:table-cell>
          <table:table-cell office:value-type="string">
            <text:p><text:s/>{IFFF28}, {TIFFF29}, {TIFFF38}, {IFFF44}, {IFFF49}, {IFFF62}, <text:s/>{IFF62}, {IFFF67}, {IFF68}, {IFF82}, <text:s/>{change.txt}</text:p>
          </table:table-cell>
          <table:table-cell office:value-type="string">
            <text:p><text:s/>{IFFF28, TIFFF38, IFFF44, IFFF49, IFFF62, IFFF67}, {IFF62}, {IFF68}, {IFF82}, {TIFFF29}, {change.txt}</text:p>
          </table:table-cell>
          <table:table-cell office:value-type="string">
            <text:p><text:s/>{IFFF28, IFFF44, 49, 62, 67}, {TIFFF29, TIFFF38}, <text:s/>{IFF62, IFF68, IFF82}, {change.txt}</text:p>
          </table:table-cell>
          <table:table-cell office:value-type="string">
            <text:p><text:s/>{IFFF28, TIFFF29, TIFFF38, IFFF44, IFFF49, IFFF62, IFF62, IFFF67, IFF68, IFF82}, <text:s/>{change.txt128}</text:p>
          </table:table-cell>
          <table:table-cell office:value-type="string">
            <text:p><text:s/>{IFFF28}, {TIFFF29}, {TIFFF38}, {IFFF44}, {IFFF49, IFFF62}, <text:s/>{IFF62}, {IFFF67}, {IFF68}, {IFF82}, <text:s/>{change.txt}</text:p>
          </table:table-cell>
          <table:table-cell office:value-type="string">
            <text:p><text:s/>{IFFF28}, {IFFF44, IFFF62}, {IFFF49, IFF68}, {IFF62}, {IFFF67}, {IFF82}, {TIFFF29}, {TIFFF38}, {change.txt}</text:p>
          </table:table-cell>
          <table:table-cell office:value-type="string">
            <text:p><text:s/>{IFFF28}, {TIFFF29}, {TIFFF38}, {IFFF44}, {IFFF49}, {IFFF62}, <text:s/>{IFF62}, {IFFF67}, {IFF68}, {IFF82}, <text:s/>{change.txt}</text:p>
          </table:table-cell>
          <table:table-cell office:value-type="string">
            <text:p><text:s text:c="2"/>{BaseTokenStreamTestCase, TIFFF29, TIFFF38}, <text:s/>{ICUN2F, IFF62, IFF68, IFF82}, {TokenFilterFacotry, IFFF28, IFFF44, 49, 62, 67}, <text:s/>{change.txt}</text:p>
          </table:table-cell>
          <table:table-cell office:value-type="string">
            <text:p><text:s/>{BaseTokenStreamTestCase0, TIFFF38}, {AbstractAnalysisFactory0, IFFF49}, {IFFF28}, {TIFFF29}, {IFFF44}, <text:s/>{IFFF62}, <text:s/>{IFF62}, {IFFF67}, {IFF68}, {IFF82}, <text:s/>{change.txt}</text:p>
          </table:table-cell>
          <table:table-cell office:value-type="string">
            <text:p><text:s/>{IFFF28, TIFFF38, IFFF44, IFFF49, IFFF62, IFFF67}, {(IFFF67), IFF62, IFF68, IFF82}, {TIFFF29}, {change.txt}</text:p>
          </table:table-cell>
          <table:table-cell table:number-columns-repeated="1008"/>
        </table:table-row>
        <table:table-row table:style-name="ro1">
          <table:table-cell/>
          <table:table-cell office:value-type="string">
            <text:p>1f3d971a757edd694adbc492f2de08263921eb01</text:p>
          </table:table-cell>
          <table:table-cell office:value-type="float" office:value="3">
            <text:p>3</text:p>
          </table:table-cell>
          <table:table-cell office:value-type="string">
            <text:p>1+1+1</text:p>
          </table:table-cell>
          <table:table-cell/>
          <table:table-cell office:value-type="string">
            <text:p>{RB142}, {RBT1}, {CHANGES.txt277}</text:p>
          </table:table-cell>
          <table:table-cell table:number-columns-repeated="2" office:value-type="string">
            <text:p>{RBT1, RB142}, {CHANGES.txt277}</text:p>
          </table:table-cell>
          <table:table-cell office:value-type="string">
            <text:p>{RB142}, {RBT1}, {CHANGES.txt277}</text:p>
          </table:table-cell>
          <table:table-cell office:value-type="string">
            <text:p>{RBT1, RB142}, {CHANGES.txt277}</text:p>
          </table:table-cell>
          <table:table-cell table:number-columns-repeated="3" office:value-type="string">
            <text:p>{RBT1}, {RB142}, {CHANGES.txt277}</text:p>
          </table:table-cell>
          <table:table-cell office:value-type="string">
            <text:p>{SolrTestCaseJ4, RBT}, {RB}, {CHANGES.txt}</text:p>
          </table:table-cell>
          <table:table-cell office:value-type="string">
            <text:p>{RBT1, RB142}, {CHANGES.txt277}</text:p>
          </table:table-cell>
          <table:table-cell office:value-type="string">
            <text:p>{SolrQueryResponse, RBT, RB}, {CHANGES.txt}</text:p>
          </table:table-cell>
          <table:table-cell office:value-type="string">
            <text:p>Ishan Chattopadhyaha</text:p>
          </table:table-cell>
          <table:table-cell office:value-type="string">
            <text:p>This benchmark is useful to test new object and unmodified code new objects options.</text:p>
          </table:table-cell>
          <table:table-cell table:number-columns-repeated="1006"/>
        </table:table-row>
        <table:table-row table:style-name="ro1">
          <table:table-cell table:number-columns-repeated="5"/>
          <table:table-cell office:value-type="string">
            <text:p>{RBT1}, {RB142}, {CHANGES.txt277}</text:p>
          </table:table-cell>
          <table:table-cell table:number-columns-repeated="2" office:value-type="string">
            <text:p>{RBT1, RB142}, {CHANGES.txt277}</text:p>
          </table:table-cell>
          <table:table-cell office:value-type="string">
            <text:p>{RBT1}, {RB142}, {CHANGES.txt277}</text:p>
          </table:table-cell>
          <table:table-cell office:value-type="string">
            <text:p>{RBT1, RB142}, {CHANGES.txt277}</text:p>
          </table:table-cell>
          <table:table-cell table:number-columns-repeated="3" office:value-type="string">
            <text:p>{RBT1}, {RB142}, {CHANGES.txt277}</text:p>
          </table:table-cell>
          <table:table-cell office:value-type="string">
            <text:p>{SolrTestCaseJ4, RBT}, {RB}, {CHANGES.txt}</text:p>
          </table:table-cell>
          <table:table-cell office:value-type="string">
            <text:p>{RBT1, RB142}, {CHANGES.txt277}</text:p>
          </table:table-cell>
          <table:table-cell office:value-type="string">
            <text:p>{SolrQueryResponse, RBT, RB}, {CHANGES.txt}</text:p>
          </table:table-cell>
          <table:table-cell table:number-columns-repeated="1008"/>
        </table:table-row>
        <table:table-row table:style-name="ro1">
          <table:table-cell/>
          <table:table-cell office:value-type="string">
            <text:p>f0854ce11f1e6ccaa3190c82362c0c49ec043df8</text:p>
          </table:table-cell>
          <table:table-cell table:number-columns-repeated="2" office:value-type="float" office:value="1">
            <text:p>1</text:p>
          </table:table-cell>
          <table:table-cell/>
          <table:table-cell table:number-columns-repeated="8" office:value-type="string">
            <text:p>{CCRAT92}</text:p>
          </table:table-cell>
          <table:table-cell office:value-type="string">
            <text:p>{SolrTestCaseJ4, CCRAT92}</text:p>
          </table:table-cell>
          <table:table-cell table:number-columns-repeated="2" office:value-type="string">
            <text:p>{CCRAT92}</text:p>
          </table:table-cell>
          <table:table-cell office:value-type="string">
            <text:p>David Smiley</text:p>
          </table:table-cell>
          <table:table-cell office:value-type="string">
            <text:p>A simple benchmark to test the unmodified code options. Contains the creation of a new Object array,</text:p>
          </table:table-cell>
          <table:table-cell table:number-columns-repeated="1006"/>
        </table:table-row>
        <table:table-row table:style-name="ro1">
          <table:table-cell table:number-columns-repeated="5"/>
          <table:table-cell table:number-columns-repeated="8" office:value-type="string">
            <text:p>{CCRAT92}</text:p>
          </table:table-cell>
          <table:table-cell office:value-type="string">
            <text:p>{SolrTestCaseJ4, CCRAT92}</text:p>
          </table:table-cell>
          <table:table-cell table:number-columns-repeated="2" office:value-type="string">
            <text:p>{CCRAT92}</text:p>
          </table:table-cell>
          <table:table-cell table:number-columns-repeated="1008"/>
        </table:table-row>
        <table:table-row table:style-name="ro1">
          <table:table-cell/>
          <table:table-cell office:value-type="string">
            <text:p>d39751a754bfed0fad04bd857e1d9b0f071031b3</text:p>
          </table:table-cell>
          <table:table-cell office:value-type="float" office:value="4">
            <text:p>4</text:p>
          </table:table-cell>
          <table:table-cell office:value-type="string">
            <text:p>1+1+2+1</text:p>
          </table:table-cell>
          <table:table-cell/>
          <table:table-cell office:value-type="string">
            <text:p>{SF262}, {CHANGES.txt271}, {QC340}, {RB424, RB433}</text:p>
          </table:table-cell>
          <table:table-cell office:value-type="string">
            <text:p>{SF262, (RB433)}, <text:s/>{QC340, RB433}, {(RB433), RB424}, {CHANGES.txt271}</text:p>
          </table:table-cell>
          <table:table-cell office:value-type="string">
            <text:p>{SF262}, {CHANGES.txt271}, {QC340}, {RB424}, {RB433}</text:p>
          </table:table-cell>
          <table:table-cell office:value-type="string">
            <text:p>{SF262}, {CHANGES.txt271}, {QC340}, {RB424, RB433}</text:p>
          </table:table-cell>
          <table:table-cell office:value-type="string">
            <text:p>{SF262, QC340, RB424, RB433}, {CHANGES.txt271}</text:p>
          </table:table-cell>
          <table:table-cell table:number-columns-repeated="3" office:value-type="string">
            <text:p>{SF262}, {CHANGES.txt271}, {QC340}, {RB424}, {RB433}</text:p>
          </table:table-cell>
          <table:table-cell office:value-type="string">
            <text:p><text:s/>{SearchComponent0, QC340}, {SF262}, {CHANGES.txt271}, {RB424, RB433}</text:p>
          </table:table-cell>
          <table:table-cell office:value-type="string">
            <text:p>{SF262, (RB433)}, <text:s/>{QC340, RB433}, {(RB433), RB424}, {CHANGES.txt271}</text:p>
          </table:table-cell>
          <table:table-cell office:value-type="string">
            <text:p>{Grouping0, SF262}, {CHANGES.txt271}, {QC340}, {RB424}, {RB433}</text:p>
          </table:table-cell>
          <table:table-cell office:value-type="string">
            <text:p>cpoerschke</text:p>
          </table:table-cell>
          <table:table-cell table:number-columns-repeated="1007"/>
        </table:table-row>
        <table:table-row table:style-name="ro1">
          <table:table-cell table:number-columns-repeated="5"/>
          <table:table-cell office:value-type="string">
            <text:p>{SF262}, {CHANGES.txt271}, {QC340}, {RB424, RB433}</text:p>
          </table:table-cell>
          <table:table-cell office:value-type="string">
            <text:p>{SF262}, {QC340}, {RB424, RB433}, {CHANGES.txt271}</text:p>
          </table:table-cell>
          <table:table-cell office:value-type="string">
            <text:p>{SF262}, {CHANGES.txt271}, {QC340}, {RB424}, {RB433}</text:p>
          </table:table-cell>
          <table:table-cell office:value-type="string">
            <text:p>{SF262}, {CHANGES.txt271}, {QC340}, {RB424, RB433}</text:p>
          </table:table-cell>
          <table:table-cell office:value-type="string">
            <text:p>{SF262, QC340, RB424, RB433}, {CHANGES.txt271}</text:p>
          </table:table-cell>
          <table:table-cell table:number-columns-repeated="3" office:value-type="string">
            <text:p>{SF262}, {CHANGES.txt271}, {QC340}, {RB424}, {RB433}</text:p>
          </table:table-cell>
          <table:table-cell office:value-type="string">
            <text:p><text:s/>{SearchComponent0, QC340}, {SF262}, {CHANGES.txt271}, {RB424, RB433}</text:p>
          </table:table-cell>
          <table:table-cell office:value-type="string">
            <text:p>{SF262}, {QC340}, {RB424, RB433}, {CHANGES.txt271}</text:p>
          </table:table-cell>
          <table:table-cell office:value-type="string">
            <text:p>{SF262}, {CHANGES.txt271}, {QC340}, {RB424}, {RB433}</text:p>
          </table:table-cell>
          <table:table-cell table:number-columns-repeated="1008"/>
        </table:table-row>
        <table:table-row table:style-name="ro1">
          <table:table-cell/>
          <table:table-cell office:value-type="string">
            <text:p>ede46fe6e972811ca49635d07106f177a7d90d30</text:p>
          </table:table-cell>
          <table:table-cell office:value-type="float" office:value="7">
            <text:p>7</text:p>
          </table:table-cell>
          <table:table-cell office:value-type="string">
            <text:p>1+2+1+3+3+2+2</text:p>
          </table:table-cell>
          <table:table-cell/>
          <table:table-cell office:value-type="string">
            <text:p>{TIW32, TIW41, TIW2882}, {Changes.txt62}, {TIWC77, TIWC102}, {LIWC106, LIWC432, LIWC477}, {LTC144, LTC992}, {DW395, DW416}, {IWC482}</text:p>
          </table:table-cell>
          <table:table-cell office:value-type="string">
            <text:p>{TIW32}, {TIW41}, {Changes.txt62}, {TIWC77, LIWC432}, {(LIWC432), LIWC477}, {TIWC102}, {LIWC106}, <text:s/>{LTC144}, <text:s/>{DW395}, {DW416}, {LTC992, (IWC482)}, {IWC482, TIW2882}</text:p>
          </table:table-cell>
          <table:table-cell office:value-type="string">
            <text:p>{TIW32}, {TIW41}, {Changes.txt62}, {TIWC77}, {TIWC102}, {LIWC106}, <text:s/>{LTC144}, <text:s/>{DW395}, {DW416}, {LIWC432}, {LIWC477}, {IWC482, <text:s/>TIW2882}, {LTC992}</text:p>
          </table:table-cell>
          <table:table-cell office:value-type="string">
            <text:p>{TIW32, TIW41, TIW2882, LTC144, LTC992} ↔ <text:s/>{(LTC144, LTC992), TIWC77, TIWC102}, {Changes.txt62}, {LIWC106, LIWC432, LIWC477, IWC482}, {DW395, DW416}</text:p>
          </table:table-cell>
          <table:table-cell office:value-type="string">
            <text:p>{TIW32, TIW41, TIWC77, TIWC102, LIWC106, LTC144, DW395, DW416, <text:s/>LIWC432, LIWC477, IWC482, LTC992, TIW2882}, <text:s/>{Changes.txt62}</text:p>
          </table:table-cell>
          <table:table-cell table:number-columns-repeated="2" office:value-type="string">
            <text:p>{TIW32}, {TIW41}, {Changes.txt62}, {TIWC77}, {TIWC102}, {LIWC106, LIWC432}, <text:s/>{LTC144}, <text:s/>{DW395}, {DW416}, {LIWC477}, {IWC482}, {LTC992}, {TIW2882}</text:p>
          </table:table-cell>
          <table:table-cell office:value-type="string">
            <text:p>{TIW32}, {TIW41}, {Changes.txt62}, {TIWC77}, {TIWC102}, {LIWC106}, <text:s/>{LTC144}, <text:s/>{DW395}, {DW416}, <text:s/>{LIWC432}, {LIWC477}, {IWC482}, {LTC992}, {TIW2882}</text:p>
          </table:table-cell>
          <table:table-cell office:value-type="string">
            <text:p>{TIW32, TIW41, TIW2882, LTC144, LTC992} ↔ <text:s/>{(LTC144, LTC992), TIWC77, TIWC102}, {Changes.txt62}, {LIWC106, LIWC432, LIWC477, IWC482}, {DW395, DW416}</text:p>
          </table:table-cell>
          <table:table-cell office:value-type="string">
            <text:p>{DocumentsWriterFlushControl0, DW395}, {TIW32}, {TIW41}, {Changes.txt62}, {TIWC77, LIWC432}, {(LIWC432), LIWC477}, {TIWC102}, {LIWC106}, {LTC144}, {DW416}, {LTC992, (IWC482)}, {IWC482, TIW2882, Document0, IndexWriter0}</text:p>
          </table:table-cell>
          <table:table-cell office:value-type="string">
            <text:p>{TIW32}, {TIW41}, {Changes.txt62}, {TIWC77}, {TIWC102}, {LIWC106}, <text:s/>{LTC144}, <text:s/>{DW395}, {DW416}, {LIWC432}, {LIWC477}, {IWC482, <text:s/>TIW2882}, {LTC992}</text:p>
          </table:table-cell>
          <table:table-cell office:value-type="string">
            <text:p>s1monw</text:p>
          </table:table-cell>
          <table:table-cell table:number-columns-repeated="1007"/>
        </table:table-row>
        <table:table-row table:style-name="ro1">
          <table:table-cell table:number-columns-repeated="5"/>
          <table:table-cell office:value-type="string">
            <text:p>{TIW32, TIW41, TIW2882}, {Changes.txt62}, {TIWC77, TIWC102}, {LIWC106, LIWC432, LIWC477}, {LTC144, LTC992}, {DW395, DW416}, {IWC482}</text:p>
          </table:table-cell>
          <table:table-cell office:value-type="string">
            <text:p>{TIW32}, {TIW41}, {Changes.txt62}, {TIWC77}, {TIWC102}, {LIWC106}, {LTC144}, <text:s/>{DW395}, {DW416}, {LIWC432, LIWC477}, {LTC992}, {TIW2882}</text:p>
          </table:table-cell>
          <table:table-cell office:value-type="string">
            <text:p>{TIW32}, {TIW41}, {Changes.txt62}, {TIWC77}, {TIWC102}, {LIWC106}, <text:s/>{LTC144}, <text:s/>{DW395}, {DW416}, {LIWC432}, {LIWC477}, {IWC482, <text:s/>TIW2882}, {LTC992}</text:p>
          </table:table-cell>
          <table:table-cell office:value-type="string">
            <text:p>{TIW32, TIW41, TIW2882, LTC144, LTC992} ↔ <text:s/>{(LTC144, LTC992), TIWC77, TIWC102}, {Changes.txt62}, {LIWC106, LIWC432, LIWC477, IWC482}, {DW395, DW416}</text:p>
          </table:table-cell>
          <table:table-cell office:value-type="string">
            <text:p>{TIW32, TIW41, TIWC77, TIWC102, LIWC106, LTC144, DW395, DW416, <text:s/>LIWC432, LIWC477, IWC482, LTC992, TIW2882}, <text:s/>{Changes.txt62}</text:p>
          </table:table-cell>
          <table:table-cell table:number-columns-repeated="2" office:value-type="string">
            <text:p>{TIW32}, {TIW41}, {Changes.txt62}, {TIWC77}, {TIWC102}, {LIWC106, LIWC432}, <text:s/>{LTC144}, <text:s/>{DW395}, {DW416}, {LIWC477}, {IWC482}, {LTC992}, {TIW2882}</text:p>
          </table:table-cell>
          <table:table-cell office:value-type="string">
            <text:p>{TIW32}, {TIW41}, {Changes.txt62}, {TIWC77}, {TIWC102}, {LIWC106}, <text:s/>{LTC144}, <text:s/>{DW395}, {DW416}, <text:s/>{LIWC432}, {LIWC477}, {IWC482}, {LTC992}, {TIW2882}</text:p>
          </table:table-cell>
          <table:table-cell office:value-type="string">
            <text:p>{TIW32, TIW41, TIW2882, LTC144, LTC992} ↔ <text:s/>{(LTC144, LTC992), TIWC77, TIWC102}, {Changes.txt62}, {LIWC106, LIWC432, LIWC477, IWC482}, {DW395, DW416}</text:p>
          </table:table-cell>
          <table:table-cell office:value-type="string">
            <text:p>{Document0, IndexWriter0, TIW2882}, {DocumentsWriterFlushControl0, DW395}, {TIW32}, {TIW41}, {Changes.txt62}, {TIWC77}, {TIWC102}, {LIWC106}, {LTC144}, {DW416}, {LIWC432, LIWC477}, {LTC992} </text:p>
          </table:table-cell>
          <table:table-cell office:value-type="string">
            <text:p>{TIW32}, {TIW41}, {Changes.txt62}, {TIWC77}, {TIWC102}, {LIWC106}, <text:s/>{LTC144}, <text:s/>{DW395}, {DW416}, {LIWC432}, {LIWC477}, {IWC482, <text:s/>TIW2882}, {LTC992}</text:p>
          </table:table-cell>
          <table:table-cell table:number-columns-repeated="1008"/>
        </table:table-row>
        <table:table-row table:style-name="ro1">
          <table:table-cell/>
          <table:table-cell office:value-type="string">
            <text:p>8b732099c7bcbb19cf30f3945ef2f5126d9f9112</text:p>
          </table:table-cell>
          <table:table-cell office:value-type="float" office:value="3">
            <text:p>3</text:p>
          </table:table-cell>
          <table:table-cell office:value-type="string">
            <text:p>6+16+1</text:p>
          </table:table-cell>
          <table:table-cell/>
          <table:table-cell office:value-type="string">
            <text:p>{GSC24}, {GEC27, GEC37, GEC41, GEC43, GEC50, GEC53, GEC59, GEC67, GEC78, GEC107, GEC109, GEC151, GEC157, GEC241, GEC248, GEC257}, {GCF29, GCF35, GCF38, GCF42, GCF45, GCF61}</text:p>
          </table:table-cell>
          <table:table-cell office:value-type="string">
            <text:p>{GSC24}, {GEC27}, {GCF29}, {GCF35}, {GEC37}, {GCF38}, {GEC41}, {GCF42}, {GEC43}, <text:s/>{GCF45}, {GEC50}, {GEC53}, {GEC59}, <text:s/>{GCF61}, {GEC67}, {GEC78}, {GEC107}, {GEC109}, {GEC151}, {GEC157}, {GEC241}, {GEC248}, {GEC257}</text:p>
          </table:table-cell>
          <table:table-cell office:value-type="string">
            <text:p>{GSC24, GCF42}, {GEC27}, {GCF29}, {GCF35}, {GEC37}, {GCF38}, {GEC41}, {GEC43}, <text:s/>{GCF45}, {GEC50}, {GEC53}, {GEC59}, <text:s/>{GCF61}, {GEC67}, {GEC78}, {GEC107}, {GEC109}, {GEC151}, {GEC157}, {GEC241}, {GEC248}, {GEC257}</text:p>
          </table:table-cell>
          <table:table-cell office:value-type="string">
            <text:p>{GSC24}, {GEC27, GEC37, GEC41, GEC43, GEC50, GEC53, GEC59, GEC67, GEC78, GEC107, GEC109, GEC151, GEC157, GEC241, GEC248, GEC257}, {GCF29, GCF35, GCF38, GCF42, GCF45, GCF61}</text:p>
          </table:table-cell>
          <table:table-cell office:value-type="string">
            <text:p>{ GSC24, ,GEC27, GCF29, <text:s/>GCF35, GEC37, <text:s/>GCF38, GEC41, GCF42, GEC43, GCF45 GEC50, GEC53, GEC59, GCF61, GEC67, GEC78, GEC107, GEC109, GEC151, GEC157, GEC241, GEC248, <text:s/>GEC257}</text:p>
          </table:table-cell>
          <table:table-cell office:value-type="string">
            <text:p>{GSC24}, {GEC27}, {GCF29}, {GCF35}, {GCF38}, {GEC41}, {GCF42}, {GEC43}, <text:s/>{GCF45}, {GEC50}, {GEC53}, {GEC59, (GEC37)}, {GEC107, (GEC37)}, {GEC109, (GEC37)}, {GEC248, (GEC37)}, {GEC151, GEC37}, {GEC67}, {(GEC37), GEC78}, {(GEC37), GEC157}, {(GEC37), GEC241}, E(GEC37), C107, (, <text:s/>{GCF61}GEC37)}, {GEC109, (GEC37)}}, {GEC257}</text:p>
          </table:table-cell>
          <table:table-cell office:value-type="string">
            <text:p>{GSC24, GCF42}, {GEC27}, {GCF29}, {GCF35}, {GEC67}, <text:s/>{(GEC37), GEC241}, {GCF38}, {GEC41}, {GEC43}, <text:s/>{GCF45}, {GEC50}, {GEC53}, {GEC59}, <text:s/>{GCF61}, {GEC78}, {GEC107}, {GEC109}, {GEC151}, {GEC157}, {GEC248}, {GEC257}</text:p>
          </table:table-cell>
          <table:table-cell office:value-type="string">
            <text:p>{GSC24}, {GEC27}, {GCF29}, {GCF35}, {GEC37}, {GCF38, GCF42}, {GEC41}, {GEC43}, <text:s/>{GCF45}, {GEC50}, {GEC59, (GEC53)}, {GEC67, (GEC53)}, {GEC78, GEC53}, {(GEC53), GEC107}, {(GEC53), GEC109}, {GCF61}, {GEC151}, {GEC157}, {GEC241}, {GEC248}, {GEC257}</text:p>
          </table:table-cell>
          <table:table-cell office:value-type="string">
            <text:p>{GSC24, GeoBaseCircle0},&lt;-&gt; {(GeoBaseCircle0), GEC27, GEC37, GEC41, GEC43, GEC50, GEC53, GEC59, GEC67, GEC78, GEC107, GEC109, GEC151, GEC157, GEC241, GEC248, GEC257}, {GCF29, GCF35, GCF38, GCF42, GCF45, GCF61}</text:p>
          </table:table-cell>
          <table:table-cell office:value-type="string">
            <text:p>{BasePlanetObject0, Vector0, GEC241}, {SerializableObject0, GEC151}, {GSC24}, {GEC27}, {GCF29}, {GCF35}, {GEC37}, {GCF38}, {GEC41}, {GCF42}, {GEC43}, <text:s/>{GCF45}, {GEC50}, {GEC53}, {GEC59}, <text:s/>{GCF61}, {GEC67}, {GEC78, PlanetModel0}, {(PlanetModel0), GEC107}, {(PlanetModel0), GEC109}, <text:s/>{GEC157}, <text:s/>{GEC248}, {GEC257}</text:p>
          </table:table-cell>
          <table:table-cell office:value-type="string">
            <text:p>{GSC24, GCF42}, {GEC27}, {GCF29}, {GCF35}, {GEC37}, {GCF38}, {GEC41}, {GEC43}, <text:s/>{GCF45}, {GEC50}, {GEC53}, {GEC59}, <text:s/>{GCF61}, {GEC67}, {GEC78}, {GEC107}, {GEC109}, {GEC151}, {GEC157}, {GEC241}, {GEC248}, {GEC257}</text:p>
          </table:table-cell>
          <table:table-cell office:value-type="string">
            <text:p>Karl Wright</text:p>
          </table:table-cell>
          <table:table-cell table:number-columns-repeated="1007"/>
        </table:table-row>
        <table:table-row table:style-name="ro1">
          <table:table-cell table:number-columns-repeated="5"/>
          <table:table-cell office:value-type="string">
            <text:p>{GSC24}, {GEC27, GEC37, GEC41, GEC43, GEC50, GEC53, GEC59, GEC67, GEC78, GEC107, GEC109, GEC151, GEC157, GEC241, GEC248, GEC257}, {GCF29, GCF35, GCF38, GCF42, GCF45, GCF61}</text:p>
          </table:table-cell>
          <table:table-cell office:value-type="string">
            <text:p>{GSC24}, {GEC27}, {GCF29}, {GCF35}, {GEC37}, {GCF38}, {GEC41}, {GCF42}, {GEC43}, <text:s/>{GCF45}, {GEC50}, {GEC53}, {GEC59}, <text:s/>{GCF61}, {GEC67}, {GEC78}, {GEC107}, {GEC109}, {GEC151}, {GEC157}, {GEC241}, {GEC248}, {GEC257}</text:p>
          </table:table-cell>
          <table:table-cell office:value-type="string">
            <text:p>{GSC24, GCF42}, {GEC27}, {GCF29}, {GCF35}, {GEC37}, {GCF38}, {GEC41}, {GEC43}, <text:s/>{GCF45}, {GEC50}, {GEC53}, {GEC59}, <text:s/>{GCF61}, {GEC67}, {GEC78}, {GEC107}, {GEC109}, {GEC151}, {GEC157}, {GEC241}, {GEC248}, {GEC257}</text:p>
          </table:table-cell>
          <table:table-cell office:value-type="string">
            <text:p>{GSC24}, {GEC27, GEC37, GEC41, GEC43, GEC50, GEC53, GEC59, GEC67, GEC78, GEC107, GEC109, GEC151, GEC157, GEC241, GEC248, GEC257}, {GCF29, GCF35, GCF38, GCF42, GCF45, GCF61}</text:p>
          </table:table-cell>
          <table:table-cell office:value-type="string">
            <text:p>{ GSC24, ,GEC27, GCF29, <text:s/>GCF35, GEC37, <text:s/>GCF38, GEC41, GCF42, GEC43, GCF45 GEC50, GEC53, GEC59, GCF61, GEC67, GEC78, GEC107, GEC109, GEC151, GEC157, GEC241, GEC248, <text:s/>GEC257}</text:p>
          </table:table-cell>
          <table:table-cell office:value-type="string">
            <text:p>{GSC24}, {GEC27}, {GCF29}, {GCF35}, {GCF38}, {GEC41}, {GCF42}, {GEC43}, <text:s/>{GCF45}, {GEC50}, {GEC53}, {GEC59, (GEC37)}, {GEC107, (GEC37)}, {GEC109, (GEC37)}, {GEC248, (GEC37)}, {GEC151, GEC37}, {GEC67}, {(GEC37), GEC78}, {(GEC37), GEC157}, {(GEC37), GEC241}, E(GEC37), C107, (, <text:s/>{GCF61}GEC37)}, {GEC109, (GEC37)}}, {GEC257}</text:p>
          </table:table-cell>
          <table:table-cell office:value-type="string">
            <text:p>{GSC24, GCF42}, {GEC27}, {GCF29}, {GCF35}, {GEC67}, <text:s/>{(GEC37), GEC241}, {GCF38}, {GEC41}, {GEC43}, <text:s/>{GCF45}, {GEC50}, {GEC53}, {GEC59}, <text:s/>{GCF61}, {GEC78}, {GEC107}, {GEC109}, {GEC151}, {GEC157}, {GEC248}, {GEC257}</text:p>
          </table:table-cell>
          <table:table-cell office:value-type="string">
            <text:p>{GSC24}, {GEC27}, {GCF29}, {GCF35}, {GEC37}, {GCF38, GCF42}, {GEC41}, {GEC43}, <text:s/>{GCF45}, {GEC50}, {GCF61}, {GEC107, (GEC53)}, {GEC59, (GEC53)}, {GEC67, (GEC53)}, {GEC53, GEC78} , {(GEC53), GEC109}, {GEC151}, {GEC157}, {GEC241}, {GEC248}, {GEC257}</text:p>
          </table:table-cell>
          <table:table-cell office:value-type="string">
            <text:p>{GSC24, GeoBaseCircle0},&lt;-&gt; {(GeoBaseCircle0), GEC27, GEC37, GEC41, GEC43, GEC50, GEC53, GEC59, GEC67, GEC78, GEC107, GEC109, GEC151, GEC157, GEC241, GEC248, GEC257}, {GCF29, GCF35, GCF38, GCF42, GCF45, GCF61}</text:p>
          </table:table-cell>
          <table:table-cell office:value-type="string">
            <text:p>{BasePlanetObject0, Vector0, GEC241}, {SerializableObject0, GEC151}, {GSC24}, {GEC27}, {GCF29}, {GCF35}, {GEC37}, {GCF38}, {GEC41}, {GCF42}, {GEC43}, <text:s/>{GCF45}, {GEC50}, {GEC53}, {GEC59}, <text:s/>{GCF61}, {GEC67}, {GEC78}, {GEC107}, {GEC109}, <text:s/>{GEC157}, {GEC248}, {GEC257}</text:p>
          </table:table-cell>
          <table:table-cell office:value-type="string">
            <text:p>{GSC24, GCF42}, {GEC27}, {GCF29}, {GCF35}, {GEC37}, {GCF38}, {GEC41}, {GEC43}, <text:s/>{GCF45}, {GEC50}, {GEC53}, {GEC59}, <text:s/>{GCF61}, {GEC67}, {GEC78}, {GEC107}, {GEC109}, {GEC151}, {GEC157}, {GEC241}, {GEC248}, {GEC257}</text:p>
          </table:table-cell>
          <table:table-cell table:number-columns-repeated="1008"/>
        </table:table-row>
        <table:table-row table:style-name="ro2">
          <table:table-cell/>
          <table:table-cell office:value-type="string">
            <text:p>d66d9549d7c4fe50eb599a2960c555d06d335a2a</text:p>
          </table:table-cell>
          <table:table-cell office:value-type="float" office:value="9">
            <text:p>9</text:p>
          </table:table-cell>
          <table:table-cell office:value-type="string">
            <text:p>1+3+4+1+5+1+3+4+1</text:p>
          </table:table-cell>
          <table:table-cell/>
          <table:table-cell office:value-type="string">
            <text:p>{SRRTC1}, {G3SRRTC1}, {G3CS23, G3CS27, G3CS67}, {G3SWGS84MRRT33, G3SWGS84MRRT38, G3SWGS84MRRT39, G3SWGS84MRRT41}, {G3SSMRRT37, G3SSMRRT42, G3SSMRRT43}, {G3SF58, G3SF77, G3SF170, G3SF271, G3SF405}, {Changes.txt75} {G3DC76, G3DC78, G3DC80, G3DC90}, {G3S115}</text:p>
          </table:table-cell>
          <table:table-cell office:value-type="string">
            <text:p>{SRRTC1}, {G3SRRTC1}, {G3CS23}, {G3CS27}, <text:s/>{G3SWGS84MRRT33}, {G3SSMRRT37}, {G3SWGS84MRRT38}, {G3SWGS84MRRT39}, {G3SWGS84MRRT41, G3SF77}, {G3SSMRRT42}, {G3SSMRRT43}, {G3SF58}, {G3CS67}, {Changes.txt75} {G3DC76}, {G3DC78}, {G3DC80}, {G3DC90}, {G3S115}, {G3SF17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G3SRRTC1, G3CS23, G3CS27, G3CS67}, {(G3CS23, G3CS27, G3CS67), G3SWGS84MRRT33, G3SWGS84MRRT38, G3SWGS84MRRT39, G3SWGS84MRRT41}, {SRRTC1}, {G3SSMRRT37, G3SSMRRT42, G3SSMRRT43}, {G3SF58, G3SF77, G3SF170, G3SF271, G3SF405}, {Changes.txt75} {G3DC76, G3DC78, G3DC80, G3DC90}, {G3S115}</text:p>
          </table:table-cell>
          <table:table-cell office:value-type="string">
            <text:p>{SRRTC1, G3SRRTC1, G3CS23, G3CS27, G3SWGS84MRRT33, G3SSMRRT37, G3SWGS84MRRT38, G3SWGS84MRRT39, G3SWGS84MRRT41, G3SSMRRT42, G3SSMRRT43, G3SF58, G3CS67, G3DC76, G3SF77, G3DC78, G3DC80, G3DC90, G3S115, G3SF170, G3SF271, G3SF405}, {Changes.txt75}</text:p>
          </table:table-cell>
          <table:table-cell office:value-type="string">
            <text:p>{SRRTC1}, {G3SRRTC1}, {G3CS23}, {G3CS27}, <text:s/>{G3SWGS84MRRT33}, {G3SSMRRT37}, {G3SWGS84MRRT38}, {G3SWGS84MRRT39}, {G3SWGS84MRRT41}, {G3SSMRRT42}, {G3SSMRRT43}, {G3SF58, G3SF170}, {G3SF77}, {G3CS67}, {Changes.txt75} {G3DC76}, {G3DC78}, {G3DC80}, {G3DC90}, {G3S115}, {G3SF271}, {G3SF405}</text:p>
          </table:table-cell>
          <table:table-cell office:value-type="string">
            <text:p>{SRRTC1}, {G3SRRTC1}, {G3CS23}, {G3CS27}, <text:s/>{G3SWGS84MRRT33}, {G3SSMRRT37}, {G3SWGS84MRRT38}, {G3SWGS84MRRT39}, {G3SWGS84MRRT41}, {G3SSMRRT42}, {G3SSMRRT43}, {G3SF58, G3SF77}, {G3CS67}, {Changes.txt75} {G3DC76}, {G3DC78}, {G3DC80}, {G3DC90}, {G3S115}, {G3SF17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RandomizedShapeTestCase0, SRRTC1}, {G3SRRTC1, G3CS23, G3CS27, G3CS67}, {(G3CS23, G3CS27, G3CS67), G3SWGS84MRRT33, G3SWGS84MRRT38, G3SWGS84MRRT39, G3SWGS84MRRT41}, {G3SSMRRT37, G3SSMRRT42, G3SSMRRT43}, {G3SF58, G3SF77, G3SF170, G3SF271, G3SF405}, {Changes.txt75} {G3DC76, G3DC78, G3DC80, G3DC90}, {G3S115}</text:p>
          </table:table-cell>
          <table:table-cell office:value-type="string">
            <text:p>{PlanetModel0, Geopoint0, G3DC80}, {GeoBBoxFactory0, PlanetObject0, G3S115}, {GeoCircleFactory0, G3SF170}, {SRRTC1}, {G3SRRTC1}, {G3CS23}, {G3CS27}, <text:s/>{G3SWGS84MRRT33}, {G3SSMRRT37}, {G3SWGS84MRRT38}, {G3SWGS84MRRT39}, {G3SWGS84MRRT41, G3SF77}, {G3SSMRRT42}, {G3SSMRRT43}, {G3SF58}, {G3CS67}, {Changes.txt75} {G3DC76}, {G3DC78}, {G3DC9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David Smiley</text:p>
          </table:table-cell>
          <table:table-cell table:number-columns-repeated="1007"/>
        </table:table-row>
        <table:table-row table:style-name="ro1">
          <table:table-cell table:number-columns-repeated="5"/>
          <table:table-cell office:value-type="string">
            <text:p>{SRRTC1}, {G3SRRTC1}, {G3CS23, G3CS27, G3CS67}, {G3SWGS84MRRT33, G3SWGS84MRRT38, G3SWGS84MRRT39, G3SWGS84MRRT41}, {G3SSMRRT37, G3SSMRRT42, G3SSMRRT43}, {G3SF58, G3SF77, G3SF170, G3SF271, G3SF405}, {Changes.txt75} {G3DC76, G3DC78, G3DC80, G3DC90}, {G3S115}</text:p>
          </table:table-cell>
          <table:table-cell table:number-columns-repeated="2"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G3SRRTC1, G3CS23, G3CS27, G3CS67}, {(G3CS23, G3CS27, G3CS67), G3SWGS84MRRT33, G3SWGS84MRRT38, G3SWGS84MRRT39, G3SWGS84MRRT41}, {SRRTC1}, {G3SSMRRT37, G3SSMRRT42, G3SSMRRT43}, {G3SF58, G3SF77, G3SF170, G3SF271, G3SF405}, {Changes.txt75} {G3DC76, G3DC78, G3DC80, G3DC90}, {G3S115}</text:p>
          </table:table-cell>
          <table:table-cell office:value-type="string">
            <text:p>{SRRTC1, G3SRRTC1, G3CS23, G3CS27, G3SWGS84MRRT33, G3SSMRRT37, G3SWGS84MRRT38, G3SWGS84MRRT39, G3SWGS84MRRT41, G3SSMRRT42, G3SSMRRT43, G3SF58, G3CS67, G3DC76, G3SF77, G3DC78, G3DC80, G3DC90, G3S115, G3SF170, G3SF271, G3SF405}, {Changes.txt75}</text:p>
          </table:table-cell>
          <table:table-cell office:value-type="string">
            <text:p>{SRRTC1}, {G3SRRTC1}, {G3CS23}, {G3CS27}, <text:s/>{G3SWGS84MRRT33}, {G3SSMRRT37}, {G3SWGS84MRRT38}, {G3SWGS84MRRT39}, {G3SWGS84MRRT41}, {G3SSMRRT42}, {G3SSMRRT43}, {G3SF58, G3SF170}, {G3SF77}, {G3CS67}, {Changes.txt75} {G3DC76}, {G3DC78}, {G3DC80}, {G3DC90}, {G3S115}, {G3SF271}, {G3SF405}</text:p>
          </table:table-cell>
          <table:table-cell office:value-type="string">
            <text:p>{SRRTC1}, {G3SRRTC1}, {G3CS23}, {G3CS27}, <text:s/>{G3SWGS84MRRT33}, {G3SSMRRT37}, {G3SWGS84MRRT38}, {G3SWGS84MRRT39}, {G3SWGS84MRRT41}, {G3SSMRRT42}, {G3SSMRRT43}, {G3SF58, G3SF77}, {G3CS67}, {Changes.txt75} {G3DC76}, {G3DC78}, {G3DC80}, {G3DC90}, {G3S115}, {G3SF17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ext:p>{RandomizedShapeTestCase0, SRRTC1}, {G3SRRTC1, G3CS23, G3CS27, G3CS67}, {(G3CS23, G3CS27, G3CS67), G3SWGS84MRRT33, G3SWGS84MRRT38, G3SWGS84MRRT39, G3SWGS84MRRT41}, {G3SSMRRT37, G3SSMRRT42, G3SSMRRT43}, {G3SF58, G3SF77, G3SF170, G3SF271, G3SF405}, {Changes.txt75} {G3DC76, G3DC78, G3DC80, G3DC90}, {G3S115}</text:p>
          </table:table-cell>
          <table:table-cell office:value-type="string">
            <text:p>{GeoBBoxFactory0, PlanetObject0, G3S115}, {GeoCircleFactory0, G3SF170}, {PlanetModel0, Geopoint0, G3DC80}, <text:s/>{SRRTC1}, {G3SRRTC1}, {G3CS23}, {G3CS27}, <text:s/>{G3SWGS84MRRT33}, {G3SSMRRT37}, {G3SWGS84MRRT38}, {G3SWGS84MRRT39}, {G3SWGS84MRRT41}, {G3SSMRRT42}, {G3SSMRRT43}, {G3SF58}, {G3CS67}, {Changes.txt75}, {G3DC76}, <text:s/>{G3SF77}, {G3DC78}, {G3DC90}, {G3SF271}, {G3SF405}</text:p>
          </table:table-cell>
          <table:table-cell office:value-type="string">
            <text:p>{SRRTC1}, {G3SRRTC1}, {G3CS23}, {G3CS27}, <text:s/>{G3SWGS84MRRT33}, {G3SSMRRT37}, {G3SWGS84MRRT38}, {G3SWGS84MRRT39}, {G3SWGS84MRRT41}, {G3SSMRRT42}, {G3SSMRRT43}, {G3SF58}, {G3CS67}, {Changes.txt75} {G3DC76}, {G3SF77}, {G3DC78}, {G3DC80}, {G3DC90}, {G3S115}, {G3SF170}, {G3SF271}, {G3SF405}</text:p>
          </table:table-cell>
          <table:table-cell table:number-columns-repeated="1008"/>
        </table:table-row>
        <table:table-row table:style-name="ro1" table:number-rows-repeated="3">
          <table:table-cell table:number-columns-repeated="1024"/>
        </table:table-row>
        <table:table-row table:style-name="ro1">
          <table:table-cell office:value-type="string">
            <text:p>Titan</text:p>
          </table:table-cell>
          <table:table-cell office:value-type="string">
            <text:p>6dfc816d821a7739398e5cebc1e999d75c866c19</text:p>
          </table:table-cell>
          <table:table-cell office:value-type="float" office:value="5">
            <text:p>5</text:p>
          </table:table-cell>
          <table:table-cell office:value-type="string">
            <text:p>17+3+6+1+1</text:p>
          </table:table-cell>
          <table:table-cell/>
          <table:table-cell office:value-type="string">
            <text:p>{IMTIT1}, {TIT1}, {TIR3, 12, 23}, {Geoshape4, 6, 9, 21, 23, 48, 55, 58, 549, 593, 597, 599, 626, 629, 636, 645, 647}, <text:s/>{TGSM7, 11, 25, 30, 54, 68}</text:p>
          </table:table-cell>
          <table:table-cell table:number-columns-repeated="2" office:value-type="string">
            <text:p>{IMTIT1}, {TIT1}, {TIR3} {TIR12}, <text:s/>{TIR23}, {G4}, {G6}, {G9}, {G21}, {G23}, {G48}, {G55}, {G58}, {G549}, {G593}, {G597}, {G599}, {G626}, {G629}, {G636}, {G645}, {G647}, {TGSM7}, {TGSM11}, {TGSM25}, {TGSM30}, {TGSM54}, {TGSM68}</text:p>
          </table:table-cell>
          <table:table-cell office:value-type="string">
            <text:p>{IMTIT1, TIT1}, {TIR3, 12, 23}, {Geoshape4, 6, 9, 21, 23, 48, 55, 58, 549, 593, 597, 599, 626, 629, 636, 645, 647}, {TGSM7, 11, 25, 30, 54, 68}</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55}, {G58}, {TGSM68}, {G549}, {G593, (G48)}, {G599, (G48)}, {G626, (G48)}, {G48, G629}, {(G48), G636}, {(G48), G647}, {G597}, {G645}</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48}, {G55}, {G58}, <text:s/>{TGSM68} {G549}, {G593}, {G597}, {G599}, {G626}, {G629}, {G636}, {G645}, {G647}</text:p>
          </table:table-cell>
          <table:table-cell office:value-type="string">
            <text:p>{TitanGraphBaseTest, IMTIT1} ↔ {IMTIT1, TIT1}, {TIR3, 12, 23}, {Geoshape4, 6, 9, 21, 23, 48, 55, 58, 549, 593, 597, 599, 626, 629, 636, 645, 647}, {TGSM7, 11, 25, 30, 54, 68}</text:p>
          </table:table-cell>
          <table:table-cell office:value-type="string">
            <text:p>{ModifiableConfiguration0, IMTIT1}, {GraphOfTheGodsFactory0, TitanIndexTest0, TIT1}, {GeoShape0, G23}, {TIR3}, {G4}, {G6}, {TGSM7}, {G9}, {TGSM11}, {TIR12}, <text:s/>{G21}, {TIR23}, {TGSM25}, {TGSM30}, {TGSM54, RelationIdentifier0} &lt;-&gt; {(RelationIdentifier0), TGSM68}, {G645}, {G647}, {G48}, {G55}, {G58}, {G549}, {G593}, {G597}, {G599}, {G626}, {G629}, {G636}, <text:s text:c="3"/>,</text:p>
          </table:table-cell>
          <table:table-cell office:value-type="string">
            <text:p>{IMTIT1}, {TIT1}, {TIR3} {TIR12}, <text:s/>{TIR23}, {G4}, {G6}, {G9}, {G21}, {G23}, {G48}, {G55}, {G58}, {G549}, {G593}, {G597}, {G599}, {G626}, {G629}, {G636}, {G645}, {G647}, {TGSM7}, {TGSM11}, {TGSM25}, {TGSM30}, {TGSM54}, {TGSM68}</text:p>
          </table:table-cell>
          <table:table-cell office:value-type="string">
            <text:p>Stephen Mallette</text:p>
          </table:table-cell>
          <table:table-cell office:value-type="string">
            <text:p>Benchmark to test unmodified code portions from external libraries/projects. Currently the tool does not support them. Therefore, it only adds correctly portions of code available in the project repository.</text:p>
          </table:table-cell>
          <table:table-cell table:number-columns-repeated="1006"/>
        </table:table-row>
        <table:table-row table:style-name="ro1">
          <table:table-cell table:number-columns-repeated="5"/>
          <table:table-cell office:value-type="string">
            <text:p>{IMTIT1}, {TIT1}, {TIR3, 12, 23}, {Geoshape4, 6, 9, 21, 23, 48, 55, 58, 549, 593, 597, 599, 626, 629, 636, 645, 647}, {TGSM7, 11, 25, 30, 54, 68}</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48}, {G55}, {G58}, <text:s/>{TGSM68} {G549}, {G593}, {G597}, {G599}, {G626}, {G629}, {G636}, {G645}, {G647}</text:p>
          </table:table-cell>
          <table:table-cell office:value-type="string">
            <text:p>{IMTIT1, TIT1}, {TIR3, 12, 23}, {Geoshape4, 6, 9, 21, 23, 48, 55, 58, 549, 593, 597, 599, 626, 629, 636, 645, 647}, {TGSM7, 11, 25, 30, 54, 68}</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55}, {G58}, {TGSM68}, {G549}, {G593, (G48)}, {G599, (G48)}, {G636, (G48)}, {G48, G647}, {(G48), G629}, {(G48), G626}, {G597}, {G645}</text:p>
          </table:table-cell>
          <table:table-cell office:value-type="string">
            <text:p>{IMTIT1}, {TIT1}, {TIR3}, {G4}, {G6}, {TGSM7}, {G9}, {TGSM11}, {TIR12}, <text:s/>{G21}, {G23}, {TIR23}, {TGSM25}, {TGSM30}, {TGSM54}, {TGSM68}, {G645}, {G647}, {G48}, {G55}, {G58}, {G549}, {G593}, {G597}, {G599}, {G626}, {G629}, {G636}, <text:s text:c="3"/>,</text:p>
          </table:table-cell>
          <table:table-cell office:value-type="string">
            <text:p>{IMTIT1}, {TIT1}, {TIR3}, {G4}, {G6}, {TGSM7}, {G9}, {TGSM11}, {TIR12}, <text:s/>{G21}, {G23}, {TIR23}, {TGSM25}, {TGSM30}, {TGSM54}, {G48}, {G55}, {G58}, <text:s/>{TGSM68} {G549}, {G593}, {G597}, {G599}, {G626}, {G629}, {G636}, {G645}, {G647}</text:p>
          </table:table-cell>
          <table:table-cell office:value-type="string">
            <text:p>{TitanGraphBaseTest, IMTIT1} ↔ {IMTIT1, TIT1}, {TIR3, 12, 23}, {Geoshape4, 6, 9, 21, 23, 48, 55, 58, 549, 593, 597, 599, 626, 629, 636, 645, 647}, {TGSM7, 11, 25, 30, 54, 68}</text:p>
          </table:table-cell>
          <table:table-cell office:value-type="string">
            <text:p>{IMTIT1}, {TIT1}, {TIR3}, {G4}, {G6}, {TGSM7}, {G9}, {TGSM11}, {TIR12}, <text:s/>{G21}, {G23}, {TIR23}, {TGSM25}, {TGSM30}, {TGSM54, RelationIdentifier0} &lt;-&gt; {(RelationIdentifier0), TGSM68}, {G645}, {G647}, {G48}, {G55}, {G58}, {G549}, {G593}, {G597}, {G599}, {G626}, {G629}, {G636}, <text:s text:c="3"/>,</text:p>
          </table:table-cell>
          <table:table-cell office:value-type="string">
            <text:p>{IMTIT1}, {TIT1}, {TIR3} {TIR12}, <text:s/>{TIR23}, {G4}, {G6}, {G9}, {G21}, {G23}, {G48}, {G55}, {G58}, {G549}, {G593}, {G597}, {G599}, {G626}, {G629}, {G636}, {G645}, {G647}, {TGSM7}, {TGSM11}, {TGSM25}, {TGSM30}, {TGSM54}, {TGSM68}</text:p>
          </table:table-cell>
          <table:table-cell table:number-columns-repeated="1008"/>
        </table:table-row>
        <table:table-row table:style-name="ro1">
          <table:table-cell/>
          <table:table-cell office:value-type="string">
            <text:p>cd7a71d04ec6833309404a333d8eb719b1356af0</text:p>
          </table:table-cell>
          <table:table-cell office:value-type="float" office:value="6">
            <text:p>6</text:p>
          </table:table-cell>
          <table:table-cell office:value-type="string">
            <text:p>3+1+3+2+2+2</text:p>
          </table:table-cell>
          <table:table-cell/>
          <table:table-cell office:value-type="string">
            <text:p>{TGST2, 48, 58}, {STG46, 86, 89}, {TLQOS17, 144}. {TTU26, 35}.{TGT106, 3399}, {AVFOS1}</text:p>
          </table:table-cell>
          <table:table-cell office:value-type="string">
            <text:p>{AVFOS1, STG86}, {TGST2}, <text:s/>{TLQOS17}, <text:s/>{TTU26, <text:s/>TTU35}. {STG46}, {TGST48}, {TGST58}, {STG89}, {TGT106}, {TLQOS144}, {TGT3399}</text:p>
          </table:table-cell>
          <table:table-cell office:value-type="string">
            <text:p>{TGST2}, {TGST48}, {TGST58}, {STG46}, {STG86}, {STG89}, {TLQOS17}, {TLQOS144}. {TTU26}, {TTU35}.{TGT106}, {TGT3399}, {AVFOS1}</text:p>
          </table:table-cell>
          <table:table-cell office:value-type="string">
            <text:p>{TGST2, 48, 58}, {STG46, 86, 89}, {TLQOS17, 144}. {TTU26, 35}.{TGT106, 3399}, {AVFOS1}</text:p>
          </table:table-cell>
          <table:table-cell office:value-type="string">
            <text:p>{AVFOS1, TGST2, TLQOS17, TTU26, TTU35, STG46, TGST48, TGST58, STG86, STG89, TGT106, TLQOS144, TGT3399}</text:p>
          </table:table-cell>
          <table:table-cell table:number-columns-repeated="3" office:value-type="string">
            <text:p>{AVFOS1}, {TGST2}, <text:s/>{TLQOS17}, <text:s/>{TTU26}, <text:s/>{TTU35}. {STG46}, {TGST48}, {TGST58}, {STG86}, {STG89}, {TGT106}, {TLQOS144}. <text:s/>{TGT3399},</text:p>
          </table:table-cell>
          <table:table-cell office:value-type="string">
            <text:p><text:s/>{TitanBlueprintsGraph, STG46, 86, 89}, {TitanGraphBaseTest, TGT106, 3399}, {TGST2, 48, 58}, {TLQOS17, 144}. {TTU26, 35}. {AVFOS1}</text:p>
          </table:table-cell>
          <table:table-cell office:value-type="string">
            <text:p>{TGST48, (TitanTraversalUtil0)}, {TitanTraversalUtil0, (AVFOS1)}, {AVFOS1, STG86}, {TGST2}, <text:s/>{TLQOS17}, <text:s/>{TTU26, <text:s/>TTU35}. {STG46}, {TGST58}, {STG89}, {TGT106}, {TLQOS144}, {TGT3399}</text:p>
          </table:table-cell>
          <table:table-cell office:value-type="string">
            <text:p>{AVFOS1}, {TGST2}, <text:s/>{TLQOS17}, <text:s/>{TTU26}, <text:s/>{TTU35}. {STG46}, {TGST48}, {TGST58}, {STG86}, {STG89}, {TGT106}, {TLQOS144}. <text:s/>{TGT3399},</text:p>
          </table:table-cell>
          <table:table-cell office:value-type="string">
            <text:p>Matthias Brocheler</text:p>
          </table:table-cell>
          <table:table-cell table:number-columns-repeated="1007"/>
        </table:table-row>
        <table:table-row table:style-name="ro1">
          <table:table-cell table:number-columns-repeated="5"/>
          <table:table-cell office:value-type="string">
            <text:p>{AVFOS1}, {TGST2, 48, 58}, , {TLQOS17, 144}. {TTU26, 35}. {STG46, 86, 89}, {TGT106, 3399}</text:p>
          </table:table-cell>
          <table:table-cell office:value-type="string">
            <text:p>{AVFOS1}, {TGST2}, <text:s/>{TLQOS17}, <text:s/>{TTU26, <text:s/>TTU35}. {STG46}, {TGST48}, {TGST58}, {STG86}, {STG89}, {TGT106}, {TLQOS144}, {TGT3399}</text:p>
          </table:table-cell>
          <table:table-cell office:value-type="string">
            <text:p>{AVFOS1}, {TGST2}, <text:s/>{TLQOS17}, <text:s/>{TTU26}, <text:s/>{TTU35}. {STG46}, {TGST48}, {TGST58}, {STG86}, {STG89}, {TGT106}, {TLQOS144}. <text:s/>{TGT3399},</text:p>
          </table:table-cell>
          <table:table-cell office:value-type="string">
            <text:p>{AVFOS1}, {TGST2, 48, 58}, , {TLQOS17, 144}. {TTU26, 35}. {STG46, 86, 89}, {TGT106, 3399}</text:p>
          </table:table-cell>
          <table:table-cell office:value-type="string">
            <text:p>{AVFOS1, TGST2, TLQOS17, TTU26, TTU35, STG46, TGST48, TGST58, STG86, STG89, TGT106, TLQOS144, TGT3399}</text:p>
          </table:table-cell>
          <table:table-cell table:number-columns-repeated="3" office:value-type="string">
            <text:p>{AVFOS1}, {TGST2}, <text:s/>{TLQOS17}, <text:s/>{TTU26}, <text:s/>{TTU35}. {STG46}, {TGST48}, {TGST58}, {STG86}, {STG89}, {TGT106}, {TLQOS144}. <text:s/>{TGT3399},</text:p>
          </table:table-cell>
          <table:table-cell office:value-type="string">
            <text:p><text:s/>{TitanBlueprintsGraph, STG46, 86, 89}, {TitanGraphBaseTest, TGT106, 3399}, <text:s/>{AVFOS1}, {TGST2, 48, 58}, {TLQOS17, 144}. {TTU26, 35}.</text:p>
          </table:table-cell>
          <table:table-cell office:value-type="string">
            <text:p>{AVFOS1}, {TGST2}, <text:s/>{TLQOS17}, <text:s/>{TTU26, <text:s/>TTU35}. {STG46}, {TGST48}, {TGST58}, {STG86}, {STG89}, {TGT106}, {TLQOS144}, {TGT3399}</text:p>
          </table:table-cell>
          <table:table-cell office:value-type="string">
            <text:p>{AVFOS1}, {TGST2}, <text:s/>{TLQOS17}, <text:s/>{TTU26}, <text:s/>{TTU35}. {STG46}, {TGST48}, {TGST58}, {STG86}, {STG89}, {TGT106}, {TLQOS144}. <text:s/>{TGT3399},</text:p>
          </table:table-cell>
          <table:table-cell table:number-columns-repeated="1008"/>
        </table:table-row>
        <table:table-row table:style-name="ro1">
          <table:table-cell/>
          <table:table-cell office:value-type="string">
            <text:p>8ed7a34830b0a78e03142c2f4be6ea9d63b30fa8</text:p>
          </table:table-cell>
          <table:table-cell office:value-type="float" office:value="9">
            <text:p>9</text:p>
          </table:table-cell>
          <table:table-cell office:value-type="string">
            <text:p>1+4+1+3+8+3+11+1+1</text:p>
          </table:table-cell>
          <table:table-cell/>
          <table:table-cell office:value-type="string">
            <text:p>{SIDP4, 84, 89, 120, 135, 137, 223, 241, 252, 262, 272}, <text:s/>{SSF30, 130, 160, 191, 293, 306, 319, 339},{BGT4, 7, 27, 81}, {SF73, 78, 188} {CKIDA88, 101, 150},{BJESM78}, {IDA84}, <text:s/>{MIDA126}, {IDPT171}</text:p>
          </table:table-cell>
          <table:table-cell office:value-type="string">
            <text:p><text:s/>{SIDP137, IDA84}, <text:s/>{CKIDA101, SF188}, {SIDP4} {SIDP84} {SIDP89} {SIDP120}, {SIDP135}, {SIDP223}, {SIDP241}, {SIDP252}, {SIDP262}, {SIDP272}, <text:s/>{SSF30}, {SSF130}, {SSF160}, {SSF191}, {SSF293}, {SSF306}, {SSF319}, {SSF339},{BGT4}, {BGT7}, {BGT27}, {BGT81}, {SF73}, {SF78}, {CKIDA88}, {CKIDA150}, {BJESM78}, {MIDA126}, {IDPT171}</text:p>
          </table:table-cell>
          <table:table-cell office:value-type="string">
            <text:p>{SIDP4, 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ext:p>{SIDP4, 84, 89, 120, 135, 137, 223, 241, 252, 262, 272}, <text:s/>{SSF30, 130, 160, 191, 293, 306, 319, 339 ,SF73, 78, 188} ,{BGT4, 7, 27, 81}, {CKIDA88, 101, 150},{BJESM78}, {IDA84, MIDA126}, {IDPT171}</text:p>
          </table:table-cell>
          <table:table-cell office:value-type="string">
            <text:p>{SIDP4 ,BGT4, BGT7, BGT27, SSF30, SF73, BJESM78, SF78, BGT81, SIDP84, IDA84, CKIDA88, SIDP89, CKIDA101, SIDP120, MIDA126, SSF130, SIDP135, SIDP137, CKIDA150, SSF160, IDPT171, SF188, SSF191, SIDP223, SIDP241, SIDP252, SIDP262, SIDP272, SSF293, SSF306, SSF319, SSF339},</text:p>
          </table:table-cell>
          <table:table-cell office:value-type="string">
            <text:p>{SIDP4}, {BGT4}, {BGT7}, {BGT27}, {SSF30, SSF130}, {SF73}, {BJESM78}, {SF78} <text:s/>{BGT81}, {IDA84}, {CKIDA101, CKIDA88}, {(CKIDA88), CKIDA150}, {MIDA126}, <text:s/>{SIDP135}, {IDPT171}, {SF188}, {SSF191}, {SIDP223}, <text:s/>{SIDP89, SIDP120}, {(SIDP89), SIDP137, SIDP84}, {(SIDP84), SIDP241}, {SIDP252, SIDP272}, {SIDP262}, {SSF293, (SSF160)}, {SSF306, SSF160} {(SSF160), SSF339}, {SSF319},</text:p>
          </table:table-cell>
          <table:table-cell office:value-type="string">
            <text:p>{SIDP4},{BGT4}, {BGT7}, {BGT27}, {SSF30}, {SF73}, {BJESM78}, {SF78} <text:s/>{BGT81}, {SIDP84} <text:s/>{IDA84} , {CKIDA88}, , {SIDP89} <text:s/>{CKIDA101}, <text:s/>{SIDP120}, {MIDA126} {SSF130}, <text:s/>{SIDP135}, <text:s/>{SIDP137}, {CKIDA150}, {SSF160, SSF339}, {IDPT171} {SF188}{SSF191}, {SIDP223}, {SIDP241}, {SIDP252, SIDP262}, {SIDP272}, {SSF293}, {SSF306}, {SSF319}</text:p>
          </table:table-cell>
          <table:table-cell office:value-type="string">
            <text:p>{SIDP4},{BGT4}, {BGT7}, {BGT27}, {SSF30}, {SF73}, {BJESM78}, {SF78} <text:s/>{BGT81}, {SIDP84} <text:s/>{ IDA84} <text:s/>, {CKIDA88}, , {SIDP89} <text:s/>{CKIDA101}, <text:s/>{SIDP120}, {MIDA126} {SSF130}, <text:s/>{SIDP135}, {SIDP137} {CKIDA150}, {SSF160}, {IDPT171} {SF188}{SSF191}, {SIDP223}, {SIDP241}, {SIDP252}, {SIDP262}, {SIDP272}, {SSF293}, {SSF306}, {SSF319, SSF339},</text:p>
          </table:table-cell>
          <table:table-cell office:value-type="string">
            <text:p><text:s/>{SSF30, SF73, SF78, 130, 160, SF188, 191, 293, 306, 319, 339 }, {IDPool, SIDP4, 84, 89, 120, 135, 137, 223, 241, 252, 262, 272}, {TitanGraphTest, BGT4, 7, 27, 81}, {AbstractIDAuthority, CKIDA88, 101, 150}, {LocalStoreManager, BJESM78}, , {IDA84, MIDA126}, {IDPT171}</text:p>
          </table:table-cell>
          <table:table-cell office:value-type="string">
            <text:p><text:s/>{TitanGraphBaseTest0, TitanCleanup0, BGT81}, {StoreManager0, CKIDA101, SF188}, {SIDP4}, {BGT4}, {BGT7}, {BGT27}, {SSF30}, {SF73}, {BJESM78}, {SF78}, {SIDP84}, {IDA84, SIDP137}, {CKIDA88}, {SIDP89}, {SIDP120}, {MIDA126} {SSF130}, <text:s/>{SIDP135}, {CKIDA150}, {SSF160}, {IDPT171}, {SSF191}, {SIDP223}, {SIDP241}, {SIDP252}, {SIDP262}, {SIDP272}, {SSF293}, {SSF306}, {SSF319}, {SSF339}</text:p>
          </table:table-cell>
          <table:table-cell office:value-type="string">
            <text:p>{TitanException0}&lt;-&gt;{SIDP4,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ext:p>Dan LaRocque</text:p>
          </table:table-cell>
          <table:table-cell office:value-type="string">
            <text:p>Note: inside the same matchset the changeparts are ordered based on line number. This is not always the best option available.</text:p>
          </table:table-cell>
          <table:table-cell table:number-columns-repeated="1006"/>
        </table:table-row>
        <table:table-row table:style-name="ro1">
          <table:table-cell table:number-columns-repeated="5"/>
          <table:table-cell office:value-type="string">
            <text:p>{SIDP4, 84, 89, 120, 135, 137, 223, 241, 252, 262, 272}, {BGT4, 7, 27, 81}, {SSF30, 130, 160, 191, 293, 306, 319, 339}, {SF73, 78, 188} {BJESM78}, {IDA84}, {CKIDA88, 101, 150}, {MIDA126}, {IDPT171}</text:p>
          </table:table-cell>
          <table:table-cell office:value-type="string">
            <text:p>{SIDP4},{BGT4}, {BGT7}, {BGT27}, {SSF30}, {SF73}, {BJESM78}, {SF78} <text:s/>{BGT81}, {SIDP84} <text:s/>{IDA84, SIDP137}, {CKIDA88}, {SIDP89}, {CKIDA101, SF188} {SIDP120}, {MIDA126}, {SSF130}, <text:s/>{SIDP135}, {CKIDA150}, {SSF160}, {IDPT171}, {SSF191}, {SIDP223}, {SIDP241}, {SIDP252}, {SIDP262}, {SIDP272}, {SSF293}, {SSF306}, {SSF319}, {SSF339},</text:p>
          </table:table-cell>
          <table:table-cell office:value-type="string">
            <text:p>{SIDP4, 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ext:p>{BGT4, 7, 27, 81} {SIDP4, 84, 89, 120, 135, 137, 223, 241, 252, 262, 272}, <text:s/>{SSF30, ,SF73, SF78, 130, 160, SF188, 191, 293, 306, 319, 339 } ,{BJESM78}, {IDA84, MIDA126}, {CKIDA88, 101, 150}, {IDPT171}</text:p>
          </table:table-cell>
          <table:table-cell office:value-type="string">
            <text:p>{SIDP4 ,BGT4, BGT7, BGT27, SSF30, SF73, BJESM78, SF78, BGT81, SIDP84, IDA84, CKIDA88, SIDP89, CKIDA101, SIDP120, MIDA126, SSF130, SIDP135, SIDP137, CKIDA150, SSF160, IDPT171, SF188, SSF191, SIDP223, SIDP241, SIDP252, SIDP262, SIDP272, SSF293, SSF306, SSF319, SSF339},</text:p>
          </table:table-cell>
          <table:table-cell office:value-type="string">
            <text:p>{SIDP4}, {BGT4}, {BGT7}, {BGT27}, {SSF30, SSF130}, {SF73}, {BJESM78}, {SF78} <text:s/>{BGT81}, {IDA84}, {CKIDA101, CKIDA88}, {(CKIDA88), CKIDA150}, {MIDA126}, <text:s/>{SIDP135}, {IDPT171}, {SF188}, {SSF191}, {SIDP223}, <text:s/>{SIDP89, SIDP120}, {(SIDP89), SIDP137, SIDP84}, {(SIDP84), SIDP241}, {SIDP252, SIDP272}, {SIDP262}, {SSF293, (SSF160)}, {SSF306, SSF160} {(SSF160), SSF339}, {SSF319},</text:p>
          </table:table-cell>
          <table:table-cell office:value-type="string">
            <text:p>{SIDP4},{BGT4}, {BGT7}, {BGT27}, {SSF30}, {SF73}, {BJESM78}, {SF78} <text:s/>{BGT81}, {SIDP84} <text:s/>{IDA84} , {CKIDA88}, , {SIDP89} <text:s/>{CKIDA101}, <text:s/>{SIDP120}, {MIDA126} {SSF130}, <text:s/>{SIDP135}, <text:s/>{SIDP137}, {CKIDA150}, {SSF160, SSF339}, {IDPT171} {SF188}{SSF191}, {SIDP223}, {SIDP241}, {SIDP252, SIDP262}, {SIDP272}, {SSF293}, {SSF306}, {SSF319}</text:p>
          </table:table-cell>
          <table:table-cell office:value-type="string">
            <text:p>{SIDP4},{BGT4}, {BGT7}, {BGT27}, {SSF30}, {SF73}, {BJESM78}, {SF78} <text:s/>{BGT81}, {SIDP84} <text:s/>{ IDA84} <text:s/>, {CKIDA88}, , {SIDP89} <text:s/>{CKIDA101}, <text:s/>{SIDP120}, {MIDA126} {SSF130}, <text:s/>{SIDP135}, {SIDP137} {CKIDA150}, {SSF160}, {IDPT171} {SF188}{SSF191}, {SIDP223}, {SIDP241}, {SIDP252}, {SIDP262}, {SIDP272}, {SSF293}, {SSF306}, {SSF319, SSF339},</text:p>
          </table:table-cell>
          <table:table-cell office:value-type="string">
            <text:p>{TitanGraphTest, BGT4, 7, 27, 81}, {IDPool, SIDP4, 84, 89, 120, 135, 137, 223, 241, 252, 262, 272}, {AbstractIDAuthority, CKIDA88, 101, 150}, {LocalStoreManager, BJESM78}, {SSF30, SF73, SF78, 130, 160, SF188, 191, 293, 306, 319, 339 } , {IDA84, MIDA126}, {IDPT171}</text:p>
          </table:table-cell>
          <table:table-cell office:value-type="string">
            <text:p><text:s/>{TitanGraphBaseTest0, BGT81}, {StoreManager0, CKIDA101, SF188}, {SIDP4}, {BGT4}, {BGT7}, {BGT27}, {SSF30}, {SF73}, {BJESM78}, {SF78}, {SIDP84}, {IDA84, SIDP137}, {CKIDA88}, {SIDP89}, {SIDP120}, {MIDA126} {SSF130}, <text:s/>{SIDP135}, {CKIDA150}, {SSF160}, {IDPT171}, {SSF191}, {SIDP223}, {SIDP241}, {SIDP252}, {SIDP262}, {SIDP272}, {SSF293}, {SSF306}, {SSF319}, {SSF339}</text:p>
          </table:table-cell>
          <table:table-cell office:value-type="string">
            <text:p>{TitanException0}&lt;-&gt;{SIDP4,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table:number-columns-repeated="1008"/>
        </table:table-row>
        <table:table-row table:style-name="ro1">
          <table:table-cell/>
          <table:table-cell office:value-type="string">
            <text:p>d037214d95925783ed3e608a55894d710648eef4</text:p>
          </table:table-cell>
          <table:table-cell office:value-type="float" office:value="2">
            <text:p>2</text:p>
          </table:table-cell>
          <table:table-cell office:value-type="string">
            <text:p>1+1</text:p>
          </table:table-cell>
          <table:table-cell/>
          <table:table-cell office:value-type="string">
            <text:p>{VCQB61},{BVCQB154}</text:p>
          </table:table-cell>
          <table:table-cell office:value-type="string">
            <text:p>{VCQB61, BVCQB154}</text:p>
          </table:table-cell>
          <table:table-cell office:value-type="string">
            <text:p>{VCQB61},{BVCQB154}</text:p>
          </table:table-cell>
          <table:table-cell table:number-columns-repeated="2" office:value-type="string">
            <text:p>{VCQB61, BVCQB154}</text:p>
          </table:table-cell>
          <table:table-cell table:number-columns-repeated="4" office:value-type="string">
            <text:p>{VCQB61},{BVCQB154}</text:p>
          </table:table-cell>
          <table:table-cell office:value-type="string">
            <text:p>{BaseVertexCentricQueryBuilder0, VCQB61, BVCQB154}</text:p>
          </table:table-cell>
          <table:table-cell office:value-type="string">
            <text:p>{VCQB61},{BVCQB154}</text:p>
          </table:table-cell>
          <table:table-cell office:value-type="string">
            <text:p>Matthias Brocheler</text:p>
          </table:table-cell>
          <table:table-cell office:value-type="string">
            <text:p>Easy test on the method call relation and inheritance</text:p>
          </table:table-cell>
          <table:table-cell table:number-columns-repeated="1006"/>
        </table:table-row>
        <table:table-row table:style-name="ro1">
          <table:table-cell table:number-columns-repeated="5"/>
          <table:table-cell office:value-type="string">
            <text:p>{VCQB61},{BVCQB154}</text:p>
          </table:table-cell>
          <table:table-cell office:value-type="string">
            <text:p>{VCQB61, BVCQB154}</text:p>
          </table:table-cell>
          <table:table-cell office:value-type="string">
            <text:p>{VCQB61},{BVCQB154}</text:p>
          </table:table-cell>
          <table:table-cell table:number-columns-repeated="2" office:value-type="string">
            <text:p>{VCQB61, BVCQB154}</text:p>
          </table:table-cell>
          <table:table-cell table:number-columns-repeated="4" office:value-type="string">
            <text:p>{VCQB61},{BVCQB154}</text:p>
          </table:table-cell>
          <table:table-cell office:value-type="string">
            <text:p>{BaseVertexCentricQueryBuilder0, VCQB61, BVCQB154}</text:p>
          </table:table-cell>
          <table:table-cell office:value-type="string">
            <text:p>{VCQB61},{BVCQB154}</text:p>
          </table:table-cell>
          <table:table-cell table:number-columns-repeated="1008"/>
        </table:table-row>
        <table:table-row table:style-name="ro1">
          <table:table-cell/>
          <table:table-cell office:value-type="string">
            <text:p>d01a6fcf49b4bf201e1b416b48fc14238632b190</text:p>
          </table:table-cell>
          <table:table-cell office:value-type="float" office:value="9">
            <text:p>9</text:p>
          </table:table-cell>
          <table:table-cell office:value-type="string">
            <text:p>1+2+1+6+1+1+4+2+3+1</text:p>
          </table:table-cell>
          <table:table-cell/>
          <table:table-cell office:value-type="string">
            <text:p>{Titancommon.xsl106, 112, 114, 127, 133, 135}, {ACSM24, 130, 154, 170}, {CTSM79, <text:s/>146, 156}, {ASM239, 505}, {Changelog.txt6, 60}, {changelog.asc}, {logo.png}, {pom.xml}, {titan/pom.xml}, {hadoop-load.properties}</text:p>
          </table:table-cell>
          <table:table-cell office:value-type="string">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ext:p><text:s/>{CTSM79, <text:s/>146, 156, ACSM24, 130, 154, 170} ↔ {ASM239, 505}, {hadoop-load.properties}, <text:s/>{changelog.asc}, {Titancommon.xsl106, 112, 114, 127, 133, 135}, {Changelog.txt6}, <text:s/>{titan-cassandra/pom.xml}, <text:s/>Changelog.txt60}, {pom.xml}, <text:s/></text:p>
          </table:table-cell>
          <table:table-cell office:value-type="string">
            <text:p>{hadoop-load.properties1}, {changelog.asc6}, {Changelog.txt6, Changelog.txt60}, {titan-cassandra/pom.xml13, pom.xml62}, <text:s/>{ACSM24, CTSM79, ACSM130, CTSM146, ACSM154, CTSM156, ACSM170, ASM239, ASM505}, {Titancommon.xsl106, Titancommon.xsl112, Titancommon.xsl114, Titancommon.xsl127, Titancommon.xsl133, Titancommon.xsl13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ACSM170}, {Titancommon.xsl133}, {Titancommon.xsl135}, {CTSM146}, {ACSM154},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Titancommon.xsl133}, {Titancommon.xsl135}, {CTSM146}, {ACSM154, <text:s/>ACSM170},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CSM170}, {ASM239}, {ASM505},</text:p>
          </table:table-cell>
          <table:table-cell office:value-type="string">
            <text:p><text:s/>{CTSM79, <text:s/>146, 156} ↔ {DistributedStoreManager, ACSM24, 130, 154, 170} ↔ {ASM239, 505}, <text:s/>{Titancommon.xsl106, 112, 114, 127, 133, 135},{hadoop-load.properties}, <text:s/>{changelog.asc}, {Changelog.txt6}, <text:s/>{titan-cassandra/pom.xml}, <text:s/>Changelog.txt60}, {pom.xml}</text:p>
          </table:table-cell>
          <table:table-cell office:value-type="string">
            <text:p>{Config0, ACSM170}, {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NewConfigOption} ↔ {ASM239}, {Titancommon.xsl133}, {Titancommon.xsl135}, {CTSM146}, {ACSM154}, <text:s/>{CTSM156}, {ACSM170}, <text:s text:c="2"/>{ASM505},</text:p>
          </table:table-cell>
          <table:table-cell office:value-type="string">
            <text:p>Matthias Brocheler</text:p>
          </table:table-cell>
          <table:table-cell office:value-type="string">
            <text:p>A benchmark to test classes with same parent and the unmodified options of parent-child and new objects relation</text:p>
          </table:table-cell>
          <table:table-cell table:number-columns-repeated="1006"/>
        </table:table-row>
        <table:table-row table:style-name="ro1">
          <table:table-cell table:number-columns-repeated="5"/>
          <table:table-cell office:value-type="string">
            <text:p>{hadoop-load.properties}, <text:s/>{changelog.asc}, {Changelog.txt6, 60}, {titan/pom.xml}, <text:s/>{ACSM24, 130, 154, 170}, {pom.xml}, {CTSM79, <text:s/>146, 156}, <text:s/>{Titancommon.xsl106, 112, 114, 127, 133, 135}, {ASM239, 505},</text:p>
          </table:table-cell>
          <table:table-cell office:value-type="string">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ext:p>{hadoop-load.properties}, <text:s/>{changelog.asc}, {Changelog.txt6}, <text:s/>{titan-cassandra/pom.xml}, <text:s/>Changelog.txt60}, {pom.xml}, {CTSM79, <text:s/>146, 156, ACSM24, 130, 154, 170} ↔ {ASM239, 505}, <text:s/>{Titancommon.xsl106}, {112}, {114}, {127}, {133}, {135},</text:p>
          </table:table-cell>
          <table:table-cell office:value-type="string">
            <text:p>{hadoop-load.properties1}, {changelog.asc6}, {Changelog.txt6, Changelog.txt60}, {titan-cassandra/pom.xml13, pom.xml62}, <text:s/>{ACSM24, CTSM79, ACSM130, CTSM146, ACSM154, CTSM156, ACSM170, ASM239, ASM505}, {Titancommon.xsl106, Titancommon.xsl112, Titancommon.xsl114, Titancommon.xsl127, Titancommon.xsl133, Titancommon.xsl13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ACSM170}, {Titancommon.xsl133}, {Titancommon.xsl135}, {CTSM146}, {ACSM154},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Titancommon.xsl133}, {Titancommon.xsl135}, {CTSM146}, {ACSM154, <text:s/>ACSM170},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CSM170}, {ASM239}, {ASM505},</text:p>
          </table:table-cell>
          <table:table-cell office:value-type="string">
            <text:p>{hadoop-load.properties}, <text:s/>{changelog.asc}, {Changelog.txt6}, <text:s/>{titan-cassandra/pom.xml}, <text:s/>Changelog.txt60}, {pom.xml}, {CTSM79, <text:s/>146, 156} ↔ {DistributedStoreManager, ACSM24, 130, 154, 170} ↔ {ASM239, 505}, <text:s/>{Titancommon.xsl106}, {112}, {114}, {127}, {133}, {135},</text:p>
          </table:table-cell>
          <table:table-cell office:value-type="string">
            <text:p>{Config0, ACSM170}, {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SM239}, {ASM505},</text:p>
          </table:table-cell>
          <table:table-cell office:value-type="string">
            <text:p>{hadoop-load.properties1}, <text:s/>{changelog.asc6}, {Changelog.txt6}, {titan-cassandra/pom.xml13}, <text:s/>{ACSM24} {Changelog.txt60}, <text:s/>{pom.xml62}, <text:s/>{CTSM79}, <text:s/>{Titancommon.xsl106}, {Titancommon.xsl112}, {Titancommon.xsl114}, {Titancommon.xsl127}, {ACSM130, NewConfigOption} ↔ {ASM239}, {Titancommon.xsl133}, {Titancommon.xsl135}, {CTSM146}, {ACSM154}, <text:s/>{CTSM156}, {ACSM170}, <text:s text:c="2"/>{ASM505},</text:p>
          </table:table-cell>
          <table:table-cell table:number-columns-repeated="1008"/>
        </table:table-row>
        <table:table-row table:style-name="ro1">
          <table:table-cell/>
          <table:table-cell office:value-type="string">
            <text:p>b652cd7179947c9360745924df711d11e72ae0ee</text:p>
          </table:table-cell>
          <table:table-cell office:value-type="float" office:value="2">
            <text:p>2</text:p>
          </table:table-cell>
          <table:table-cell office:value-type="string">
            <text:p>2+3</text:p>
          </table:table-cell>
          <table:table-cell/>
          <table:table-cell office:value-type="string">
            <text:p><text:s/>{T7, T199, T201}, {G5, G115}</text:p>
          </table:table-cell>
          <table:table-cell table:number-columns-repeated="2" office:value-type="string">
            <text:p>{G5}, <text:s/>{T7}, {G115}, {T199}, {T201}</text:p>
          </table:table-cell>
          <table:table-cell office:value-type="string">
            <text:p><text:s/>{T7, T199, T201}, {G5, G115}</text:p>
          </table:table-cell>
          <table:table-cell office:value-type="string">
            <text:p>{G5, T7, G115, T199, T201}</text:p>
          </table:table-cell>
          <table:table-cell table:number-columns-repeated="3" office:value-type="string">
            <text:p>{G5}, <text:s/>{T7}, {G115}, {T199}, {T201}</text:p>
          </table:table-cell>
          <table:table-cell office:value-type="string">
            <text:p><text:s/>{T7, T199, T201, TitanPredicate} &lt;-&gt;{G5, G115}</text:p>
          </table:table-cell>
          <table:table-cell table:number-columns-repeated="2" office:value-type="string">
            <text:p>{G5}, <text:s/>{T7}, {G115}, {T199}, {T201}</text:p>
          </table:table-cell>
          <table:table-cell office:value-type="string">
            <text:p>Dan LaRocque</text:p>
          </table:table-cell>
          <table:table-cell office:value-type="string">
            <text:p>Benchmark to test enum Classes + “add unmodified code” options. Currently, the tool does not show the code from external libraries (referred to new Objects relation with unmodified code)</text:p>
          </table:table-cell>
          <table:table-cell table:number-columns-repeated="1006"/>
        </table:table-row>
        <table:table-row table:style-name="ro1">
          <table:table-cell table:number-columns-repeated="5"/>
          <table:table-cell office:value-type="string">
            <text:p>{G5, G115}, {T7, T199, T201}</text:p>
          </table:table-cell>
          <table:table-cell table:number-columns-repeated="2" office:value-type="string">
            <text:p>{G5}, <text:s/>{T7}, {G115}, {T199}, {T201}</text:p>
          </table:table-cell>
          <table:table-cell office:value-type="string">
            <text:p>{G5, G115}, {T7, T199, T201}</text:p>
          </table:table-cell>
          <table:table-cell office:value-type="string">
            <text:p>{G5, T7, G115, T199, T201}</text:p>
          </table:table-cell>
          <table:table-cell table:number-columns-repeated="3" office:value-type="string">
            <text:p>{G5}, <text:s/>{T7}, {G115}, {T199}, {T201}</text:p>
          </table:table-cell>
          <table:table-cell office:value-type="string">
            <text:p>{G5, G115, TitanPredicate} &lt;-&gt; {T7, T199, T201}</text:p>
          </table:table-cell>
          <table:table-cell table:number-columns-repeated="2" office:value-type="string">
            <text:p>{G5}, <text:s/>{T7}, {G115}, {T199}, {T201}</text:p>
          </table:table-cell>
          <table:table-cell table:number-columns-repeated="1008"/>
        </table:table-row>
        <table:table-row table:style-name="ro1">
          <table:table-cell/>
          <table:table-cell office:value-type="string">
            <text:p>c5a14f5dadbfd413be4ad62163eab7f4e5e64a4a</text:p>
          </table:table-cell>
          <table:table-cell office:value-type="float" office:value="5">
            <text:p>5</text:p>
          </table:table-cell>
          <table:table-cell office:value-type="string">
            <text:p>1+7+11+6+4</text:p>
          </table:table-cell>
          <table:table-cell/>
          <table:table-cell office:value-type="string">
            <text:p>{FM3, 5, 7, 10, 13, 18, 21, 23, 43, 74, 78}, {FME3, 7, 18, 21, 23, 44, 59}, {FRE7, 12, 15, 18, 28, 36}, {HBSS11, 25, 124, 144}, {FGC239}</text:p>
          </table:table-cell>
          <table:table-cell office:value-type="string">
            <text:p><text:s/>{HBSS124, 144}, {FM3}, {FM5}, {FM7}, {FM10}, {FM13}, {FM18}, {FM21}, {FM23}, {FM43}, {FM74}, {FM78}, {FME3}, {FME7}, {FME18}, {FME21}, {FME23}, {FME44}, {FME59}, {FRE7}, {FRE12}, {FRE15}, {FRE18}, {FRE28}, {FRE36}, {HBSS11}, {HBSS25}, {FGC239}</text:p>
          </table:table-cell>
          <table:table-cell office:value-type="string">
            <text:p><text:s/>{FME3}, <text:s/>{FM3}, {FM5}, <text:s/>{FRE7}, {FME7}, {FM7}, {FM10},{HBSS11}, <text:s/>{FRE12}, <text:s/>{FM13}, {FRE15}, {FRE18}, {FM18}, , {FME18}, {FME21}, <text:s/>{FM21}, {FM23}, {FME23}, {HBSS25}, {FRE28}, {FRE36}, {FM43}, {FME44}, {FME59}, <text:s/>{FM74}, {FM78}, <text:s/>{HBSS124, 144}, {FGC239}</text:p>
          </table:table-cell>
          <table:table-cell office:value-type="string">
            <text:p>{FM3, 5, 7, 10, 13, 18, 21, 23, 43, 74, 78}, {FME3, 7, 18, 21, 23, 44, 59}, {FRE7, 12, 15, 18, 28, 36}, {HBSS11, 25, 124, 144}, {FGC239}</text:p>
          </table:table-cell>
          <table:table-cell office:value-type="string">
            <text:p><text:s/>{FME3, FM3, FM5, FRE7, FME7, FM7, FM10, HBSS11, FRE12, FM13, FRE15, FRE18, FM18, FME18, FME21, FM21, FM23, FME23, HBSS25, FRE28, FRE36, FM43, FME44, FME59, <text:s/>FM74, FM78, HBSS124, HBSS144, FGC239}</text:p>
          </table:table-cell>
          <table:table-cell office:value-type="string">
            <text:p><text:s/>{FME3}, <text:s/>{FM3}, {FM5}, <text:s/>{FRE7}, {FME7}, {FM7}, {FM10},{HBSS11}, <text:s/>{FRE12}, <text:s/>{FM13}, {FRE15}, {FRE18}, {FM18}, {FME18}, {FME21}, <text:s/>{FM21}, {FM23}, {FME23}, {HBSS25}, {FRE28}, {FRE36}, {FM43}, {FME44}, {FME59}, <text:s/>{FM74}, {FM78}, <text:s/>{HBSS124}, {HBSS144}, {FGC239}</text:p>
          </table:table-cell>
          <table:table-cell/>
          <table:table-cell office:value-type="string">
            <text:p><text:s/>{FME3}, <text:s/>{FM3}, {FM5}, <text:s/>{FRE7}, {FME7}, {FM7}, {FM10},{HBSS11}, <text:s/>{FRE12}, <text:s/>{FM13}, {FRE15}, {FRE18}, {FM18}, , {FME18}, {FME21}, <text:s/>{FM21}, {FM23}, {FME23}, {HBSS25}, {FRE28}, {FRE36}, {FM43}, {FME44}, {FME59}, <text:s/>{FM74}, {FM78}, <text:s/>{HBSS124}, {HBSS144}, {FGC239}</text:p>
          </table:table-cell>
          <table:table-cell office:value-type="string">
            <text:p>{FM3, 5, 7, 10, 13, 18, 21, 23, 43, 74, 78}, {FME3, 7, 18, 21, 23, 44, 59}, {FRE7, 12, 15, 18, 28, 36}, {HBSS11, 25, 124, 144}, {TitanGraphComputer, FGC239}</text:p>
          </table:table-cell>
          <table:table-cell table:number-columns-repeated="2" office:value-type="string">
            <text:p><text:s/>{FME3}, <text:s/>{FM3}, {FM5}, <text:s/>{FRE7}, {FME7}, {FM7}, {FM10},{HBSS11}, <text:s/>{FRE12}, <text:s/>{FM13}, {FRE15}, {FRE18}, {FM18}, , {FME18}, {FME21}, <text:s/>{FM21}, {FM23}, {FME23}, {HBSS25}, {FRE28}, {FRE36}, {FM43}, {FME44}, {FME59}, <text:s/>{FM74}, {FM78}, <text:s/>{HBSS124, 144}, {FGC239}</text:p>
          </table:table-cell>
          <table:table-cell office:value-type="string">
            <text:p>Matthias Brocheler</text:p>
          </table:table-cell>
          <table:table-cell office:value-type="string">
            <text:p>Benchmark to test method call from two change parts in the same file. The tool does not handle unmodifed code from external libraries</text:p>
          </table:table-cell>
          <table:table-cell table:number-columns-repeated="1006"/>
        </table:table-row>
        <table:table-row table:style-name="ro1">
          <table:table-cell table:number-columns-repeated="5"/>
          <table:table-cell office:value-type="string">
            <text:p>{FM3, 5, 7, 10, 13, 18, 21, 23, 43, 74, 78}, {FME3, 7, 18, 21, 23, 44, 59}, {FRE7, 12, 15, 18, 28, 36}, {HBSS11, 25, 124, 144}, {FGC239}</text:p>
          </table:table-cell>
          <table:table-cell table:number-columns-repeated="2" office:value-type="string">
            <text:p><text:s/>{FME3}, <text:s/>{FM3}, {FM5}, <text:s/>{FRE7}, {FME7}, {FM7}, {FM10},{HBSS11}, <text:s/>{FRE12}, <text:s/>{FM13}, {FRE15}, {FRE18}, {FM18}, , {FME18}, {FME21}, <text:s/>{FM21}, {FM23}, {FME23}, {HBSS25}, {FRE28}, {FRE36}, {FM43}, {FME44}, {FME59}, <text:s/>{FM74}, {FM78}, <text:s/>{HBSS124, 144}, {FGC239}</text:p>
          </table:table-cell>
          <table:table-cell office:value-type="string">
            <text:p>{FM3, 5, 7, 10, 13, 18, 21, 23, 43, 74, 78}, {FME3, 7, 18, 21, 23, 44, 59}, {FRE7, 12, 15, 18, 28, 36}, {HBSS11, 25, 124, 144}, {FGC239}</text:p>
          </table:table-cell>
          <table:table-cell office:value-type="string">
            <text:p><text:s/>{FME3, FM3, FM5, FRE7, FME7, FM7, FM10, HBSS11, FRE12, FM13, FRE15, FRE18, FM18, FME18, FME21, FM21, FM23, FME23, HBSS25, FRE28, FRE36, FM43, FME44, FME59, <text:s/>FM74, FM78, HBSS124, HBSS144, FGC239}</text:p>
          </table:table-cell>
          <table:table-cell office:value-type="string">
            <text:p><text:s/>{FME3}, <text:s/>{FM3}, {FM5}, <text:s/>{FRE7}, {FME7}, {FM7}, {FM10},{HBSS11}, <text:s/>{FRE12}, <text:s/>{FM13}, {FRE15}, {FRE18}, {FM18}, {FME18}, {FME21}, <text:s/>{FM21}, {FM23}, {FME23}, {HBSS25}, {FRE28}, {FRE36}, {FM43}, {FME44}, {FME59}, <text:s/>{FM74}, {FM78}, <text:s/>{HBSS124}, {HBSS144}, {FGC239}</text:p>
          </table:table-cell>
          <table:table-cell/>
          <table:table-cell office:value-type="string">
            <text:p><text:s/>{FME3}, <text:s/>{FM3}, {FM5}, <text:s/>{FRE7}, {FME7}, {FM7}, {FM10},{HBSS11}, <text:s/>{FRE12}, <text:s/>{FM13}, {FRE15}, {FRE18}, {FM18}, , {FME18}, {FME21}, <text:s/>{FM21}, {FM23}, {FME23}, {HBSS25}, {FRE28}, {FRE36}, {FM43}, {FME44}, {FME59}, <text:s/>{FM74}, {FM78}, <text:s/>{HBSS124}, {HBSS144}, {FGC239}</text:p>
          </table:table-cell>
          <table:table-cell office:value-type="string">
            <text:p>{TitanGraphComputer0, FGC239} {FM3, 5, 7, 10, 13, 18, 21, 23, 43, 74, 78}, {FME3, 7, 18, 21, 23, 44, 59}, {FRE7, 12, 15, 18, 28, 36}, {HBSS11, 25, 124, 144},</text:p>
          </table:table-cell>
          <table:table-cell table:number-columns-repeated="2" office:value-type="string">
            <text:p><text:s/>{FME3}, <text:s/>{FM3}, {FM5}, <text:s/>{FRE7}, {FME7}, {FM7}, {FM10},{HBSS11}, <text:s/>{FRE12}, <text:s/>{FM13}, {FRE15}, {FRE18}, {FM18}, , {FME18}, {FME21}, <text:s/>{FM21}, {FM23}, {FME23}, {HBSS25}, {FRE28}, {FRE36}, {FM43}, {FME44}, {FME59}, <text:s/>{FM74}, {FM78}, <text:s/>{HBSS124, 144}, {FGC239}</text:p>
          </table:table-cell>
          <table:table-cell table:number-columns-repeated="1008"/>
        </table:table-row>
        <table:table-row table:style-name="ro1">
          <table:table-cell/>
          <table:table-cell office:value-type="string">
            <text:p>ea08312247f4fc5674ab136f7392b8c7c9fe13de</text:p>
          </table:table-cell>
          <table:table-cell office:value-type="float" office:value="4">
            <text:p>4</text:p>
          </table:table-cell>
          <table:table-cell office:value-type="string">
            <text:p>13+13+15+3</text:p>
          </table:table-cell>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table:number-columns-repeated="2"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GSS6}, {TGSS7}, {TGSS8}, {TTU10}, {TTU11}, {TGSS11}, {TTU12}, {TGSS12}, {TGSS13}, {TLQOS13}, {TTU14}, {TLQOS15}, {TGSS17}, {TTU19}, {TLQOS20}, {TTU25}, {ATGP25}, {TGSS26}, {TTU28}, {TTU30}, {TGSS32}, {TGSS35}, {TGSS37}, , {TGSS48}, {TTU53, (TTU48)}, , {TTU58, (TTU48)}, <text:s/>{TTU48, TTU62}, {(TTU48), TTU65}, {TTU55}, {TGSS61}, {TLQOS69,(TLQOS42)}, <text:s/>{TLQOS82, (TLQOS42)}, {TLQOS72, TLQOS42}, {TLQOS35}, {TLQOS37}, {TLQOS75}, {ATGP84}, {TLQOS87}, {ATGP87}, {TLQOS94}</text:p>
          </table:table-cell>
          <table:table-cell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ext:p>{TTU3}, {TGSS6}, {TGSS7}, {TGSS8}, {TTU10}, {TTU11}, {TGSS11}, {TTU12}, {TGSS12}, {TGSS13}, {TLQOS13}, {TTU14}, {TLQOS15}, {TGSS17}, {TTU19}, {TLQOS20}, {TTU25}, {ATGP25}, {TGSS26}, {TTU28}, {TTU30}, {TGSS32}, {TGSS35}, {TLQOS35}, {TGSS37, (HasStepFolder0)}, {TLQOS37}, {TLQOS42, HasStepfFolder0, TitanTraversalUtil0, QueryUtil0}, {(HasStepFolder0), TLQOS72}, {TTU48}, {TGSS48}, {TTU53}, {TTU55}, {TTU58}, {TGSS61} {TTU62}, {TTU65}, {TLQOS69}, {TLQOS75}, {TLQOS82}, {ATGP84}, {TLQOS87}, {ATGP87}, {TLQOS94}</text:p>
          </table:table-cell>
          <table:table-cell office:value-type="string">
            <text:p>{TTU3}, {TGSS6}, {TGSS7}, {TGSS8}, {TTU10}, {TTU11}, {TGSS11}, {TTU12}, {TGSS12}, {TGSS13}, {TLQOS13}, {TTU14}, {TLQOS15}, {TGSS17}, {TTU19}, {TLQOS20}, {TTU25}, {ATGP25}, {TGSS26}, {TTU28}, {TTU30}, {TGSS32}, {TGSS35}, {TLQOS35}, {TGSS37}, {TLQOS37, (TitanVertexStep0)}, {TitanVertexStep0, TTU65}, {TLQOS42}, {TTU48}, {TGSS48}, {TTU53}, {TTU55}, {TTU58}, {TGSS61} {TTU62}, <text:s/>{TLQOS69}, {TLQOS72}, {TLQOS75}, {TLQOS82}, {ATGP84}, {TLQOS87}, {ATGP87}, {TLQOS94}</text:p>
          </table:table-cell>
          <table:table-cell office:value-type="string">
            <text:p>Marko A. Rodriguez</text:p>
          </table:table-cell>
          <table:table-cell table:number-columns-repeated="1007"/>
        </table:table-row>
        <table:table-row table:style-name="ro1">
          <table:table-cell table:number-columns-repeated="5"/>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table:number-columns-repeated="2"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ext:p>{TTU3}, {TGSS6}, {TGSS7}, {TGSS8}, {TTU10}, {TTU11}, {TGSS11}, {TTU12}, {TGSS12}, {TGSS13}, {TLQOS13}, {TTU14}, {TLQOS15}, {TGSS17}, {TTU19}, {TLQOS20}, {TTU25}, {ATGP25}, {TGSS26}, {TTU28}, {TTU30}, {TGSS32}, {TGSS35}, {TGSS37}, , {TGSS48}, {TTU53, (TTU48)}, , {TTU58, (TTU48)}, <text:s/>{TTU48, TTU62}, {(TTU48), TTU65}, {TTU55}, {TGSS61}, {TLQOS69,(TLQOS42)}, <text:s/>{TLQOS82, (TLQOS42)}, {TLQOS72, TLQOS42}, {TLQOS35}, {TLQOS37}, {TLQOS75}, {ATGP84}, {TLQOS87}, {ATGP87}, {TLQOS94}</text:p>
          </table:table-cell>
          <table:table-cell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table-cell office:value-type="string">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table:number-columns-repeated="2" office:value-type="string">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number-columns-repeated="1008"/>
        </table:table-row>
        <table:table-row table:style-name="ro1">
          <table:table-cell/>
          <table:table-cell office:value-type="string">
            <text:p>b4e62ef44976ec858bd0f27b2b013fefcc5be835</text:p>
          </table:table-cell>
          <table:table-cell office:value-type="float" office:value="3">
            <text:p>3</text:p>
          </table:table-cell>
          <table:table-cell office:value-type="string">
            <text:p>1+1+1</text:p>
          </table:table-cell>
          <table:table-cell/>
          <table:table-cell office:value-type="string">
            <text:p>{TitanH1OC}, {TitanH1RW}, {TitanH1OF}</text:p>
          </table:table-cell>
          <table:table-cell office:value-type="string">
            <text:p>{TitanH1OC, TitanH1OF}, {TitanH1RW},</text:p>
          </table:table-cell>
          <table:table-cell office:value-type="string">
            <text:p>{TitanH1OC, TitanH1RW, TitanH1OF}</text:p>
          </table:table-cell>
          <table:table-cell office:value-type="string">
            <text:p>{TitanH1OC}, {TitanH1RW}, {TitanH1OF}</text:p>
          </table:table-cell>
          <table:table-cell office:value-type="string">
            <text:p>{TitanH1OC1, TitanH1RW1, TitanH1OF1}</text:p>
          </table:table-cell>
          <table:table-cell table:number-columns-repeated="4" office:value-type="string">
            <text:p>{TitanH1OC}, {TitanH1RW}, {TitanH1OF}</text:p>
          </table:table-cell>
          <table:table-cell office:value-type="string">
            <text:p><text:s/>{TitanH1RW}, {TitanH1OC, TitanH1OF}</text:p>
          </table:table-cell>
          <table:table-cell office:value-type="string">
            <text:p>{TitanH1OC, TitanH1RW, TitanH1OF}</text:p>
          </table:table-cell>
          <table:table-cell office:value-type="string">
            <text:p>Dan LaRocque</text:p>
          </table:table-cell>
          <table:table-cell office:value-type="string">
            <text:p>The classes extends classes imported from an external library, therefore now the tool can not show their code.</text:p>
          </table:table-cell>
          <table:table-cell table:number-columns-repeated="1006"/>
        </table:table-row>
        <table:table-row table:style-name="ro1">
          <table:table-cell table:number-columns-repeated="5"/>
          <table:table-cell office:value-type="string">
            <text:p>{TitanH1OC}, {TitanH1RW}, {TitanH1OF}</text:p>
          </table:table-cell>
          <table:table-cell office:value-type="string">
            <text:p><text:s/>{TitanH1RW}, {TitanH1OC, TitanH1OF}</text:p>
          </table:table-cell>
          <table:table-cell office:value-type="string">
            <text:p>{TitanH1OC, TitanH1RW, TitanH1OF}</text:p>
          </table:table-cell>
          <table:table-cell office:value-type="string">
            <text:p>{TitanH1OC}, {TitanH1RW}, {TitanH1OF}</text:p>
          </table:table-cell>
          <table:table-cell office:value-type="string">
            <text:p>{TitanH1OC1, TitanH1RW1, TitanH1OF1}</text:p>
          </table:table-cell>
          <table:table-cell table:number-columns-repeated="4" office:value-type="string">
            <text:p>{TitanH1OC}, {TitanH1RW}, {TitanH1OF}</text:p>
          </table:table-cell>
          <table:table-cell office:value-type="string">
            <text:p><text:s/>{TitanH1RW}, {TitanH1OC, TitanH1OF}</text:p>
          </table:table-cell>
          <table:table-cell office:value-type="string">
            <text:p>{TitanH1OC, TitanH1RW, TitanH1OF}</text:p>
          </table:table-cell>
          <table:table-cell table:number-columns-repeated="1008"/>
        </table:table-row>
        <table:table-row table:style-name="ro1">
          <table:table-cell/>
          <table:table-cell office:value-type="string">
            <text:p>c294cc76e09744577e229cf4bef252b1b483d028</text:p>
          </table:table-cell>
          <table:table-cell office:value-type="float" office:value="2">
            <text:p>2</text:p>
          </table:table-cell>
          <table:table-cell office:value-type="string">
            <text:p>1+1</text:p>
          </table:table-cell>
          <table:table-cell/>
          <table:table-cell table:number-columns-repeated="4" office:value-type="string">
            <text:p>{TVS56}, {ESI923}</text:p>
          </table:table-cell>
          <table:table-cell office:value-type="string">
            <text:p>{TVS56, ESI923}</text:p>
          </table:table-cell>
          <table:table-cell table:number-columns-repeated="5" office:value-type="string">
            <text:p>{TVS56}, {ESI923}</text:p>
          </table:table-cell>
          <table:table-cell office:value-type="string">
            <text:p>{IndexProvider, ESI923}, {TVS56}</text:p>
          </table:table-cell>
          <table:table-cell office:value-type="string">
            <text:p>Bryn Cooke</text:p>
          </table:table-cell>
          <table:table-cell office:value-type="string">
            <text:p>Unmodified code for parent-child is correct (because the tool does not handle code from an external Java library/JAR file)</text:p>
          </table:table-cell>
          <table:table-cell table:number-columns-repeated="1006"/>
        </table:table-row>
        <table:table-row table:style-name="ro1">
          <table:table-cell table:number-columns-repeated="5"/>
          <table:table-cell table:number-columns-repeated="4" office:value-type="string">
            <text:p>{TVS56}, {ESI923}</text:p>
          </table:table-cell>
          <table:table-cell office:value-type="string">
            <text:p>{TVS56, ESI923}</text:p>
          </table:table-cell>
          <table:table-cell table:number-columns-repeated="5" office:value-type="string">
            <text:p>{TVS56}, {ESI923}</text:p>
          </table:table-cell>
          <table:table-cell office:value-type="string">
            <text:p>{TVS56}, {IndexProvider, ESI923}</text:p>
          </table:table-cell>
          <table:table-cell table:number-columns-repeated="1008"/>
        </table:table-row>
        <table:table-row table:style-name="ro1">
          <table:table-cell table:number-columns-repeated="1024"/>
        </table:table-row>
        <table:table-row table:style-name="ro1">
          <table:table-cell office:value-type="string">
            <text:p>Camel</text:p>
          </table:table-cell>
          <table:table-cell office:value-type="string">
            <text:p>e1db679673a424345e7c1574a1ab5e23276aeedc</text:p>
          </table:table-cell>
          <table:table-cell office:value-type="float" office:value="2">
            <text:p>2</text:p>
          </table:table-cell>
          <table:table-cell office:value-type="string">
            <text:p>7+3</text:p>
          </table:table-cell>
          <table:table-cell/>
          <table:table-cell office:value-type="string">
            <text:p>{mcc.adoc43, mcc.adoc60, <text:s/>mcc.adoc133, mcc.adoc146, mcc.adoc149, mcc.adoc157, mcc.adoc164, } {msc.adoc63, msc.adoc73, msc.adoc111}</text:p>
          </table:table-cell>
          <table:table-cell table:number-columns-repeated="3" office:value-type="string">
            <text:p>mcc.adoc43, mcc.adoc60, msc.adoc63, msc.adoc73, msc.adoc111, mcc.adoc133, mcc.adoc146, mcc.adoc149, mcc.adoc157, mcc.adoc164</text:p>
          </table:table-cell>
          <table:table-cell office:value-type="string">
            <text:p>{mcc.adoc43, mcc.adoc60, msc.adoc63, msc.adoc73, msc.adoc111, mcc.adoc133, mcc.adoc146, mcc.adoc149, mcc.adoc157, mcc.adoc164, }</text:p>
          </table:table-cell>
          <table:table-cell office:value-type="string">
            <text:p>mcc.adoc43, mcc.adoc60, msc.adoc63, msc.adoc73, msc.adoc111, mcc.adoc133, mcc.adoc146, mcc.adoc149, mcc.adoc157, mcc.adoc164</text:p>
          </table:table-cell>
          <table:table-cell table:number-columns-repeated="2" office:value-type="string">
            <text:p>{mcc.adoc43, mcc.adoc60, <text:s/>mcc.adoc133, mcc.adoc146, mcc.adoc149, mcc.adoc157, mcc.adoc164, } {msc.adoc63, msc.adoc73, msc.adoc111}</text:p>
          </table:table-cell>
          <table:table-cell table:number-columns-repeated="3" office:value-type="string">
            <text:p>mcc.adoc43, mcc.adoc60, msc.adoc63, msc.adoc73, msc.adoc111, mcc.adoc133, mcc.adoc146, mcc.adoc149, mcc.adoc157, mcc.adoc164</text:p>
          </table:table-cell>
          <table:table-cell office:value-type="string">
            <text:p>Jens Reimann</text:p>
          </table:table-cell>
          <table:table-cell office:value-type="string">
            <text:p>A simple benchmark to test the SameFormatRelation with formats not supported by the parser.</text:p>
          </table:table-cell>
          <table:table-cell table:number-columns-repeated="1006"/>
        </table:table-row>
        <table:table-row table:style-name="ro1">
          <table:table-cell table:number-columns-repeated="5"/>
          <table:table-cell office:value-type="string">
            <text:p>{mcc.adoc43, mcc.adoc60, <text:s/>mcc.adoc133, mcc.adoc146, mcc.adoc149, mcc.adoc157, mcc.adoc164, } {msc.adoc63, msc.adoc73, msc.adoc111}</text:p>
          </table:table-cell>
          <table:table-cell table:number-columns-repeated="3" office:value-type="string">
            <text:p>mcc.adoc43, mcc.adoc60, msc.adoc63, msc.adoc73, msc.adoc111, mcc.adoc133, mcc.adoc146, mcc.adoc149, mcc.adoc157, mcc.adoc164</text:p>
          </table:table-cell>
          <table:table-cell office:value-type="string">
            <text:p>{mcc.adoc43, mcc.adoc60, msc.adoc63, msc.adoc73, msc.adoc111, mcc.adoc133, mcc.adoc146, mcc.adoc149, mcc.adoc157, mcc.adoc164, }</text:p>
          </table:table-cell>
          <table:table-cell office:value-type="string">
            <text:p>mcc.adoc43, mcc.adoc60, msc.adoc63, msc.adoc73, msc.adoc111, mcc.adoc133, mcc.adoc146, mcc.adoc149, mcc.adoc157, mcc.adoc164</text:p>
          </table:table-cell>
          <table:table-cell table:number-columns-repeated="2" office:value-type="string">
            <text:p>{mcc.adoc43, mcc.adoc60, <text:s/>mcc.adoc133, mcc.adoc146, mcc.adoc149, mcc.adoc157, mcc.adoc164, } {msc.adoc63, msc.adoc73, msc.adoc111}</text:p>
          </table:table-cell>
          <table:table-cell table:number-columns-repeated="3" office:value-type="string">
            <text:p>mcc.adoc43, mcc.adoc60, msc.adoc63, msc.adoc73, msc.adoc111, mcc.adoc133, mcc.adoc146, mcc.adoc149, mcc.adoc157, mcc.adoc164</text:p>
          </table:table-cell>
          <table:table-cell table:number-columns-repeated="1008"/>
        </table:table-row>
        <table:table-row table:style-name="ro1">
          <table:table-cell/>
          <table:table-cell office:value-type="string">
            <text:p>ca878458def952fc75523b066d9ad8efeac9ee8a</text:p>
          </table:table-cell>
          <table:table-cell office:value-type="float" office:value="5">
            <text:p>5</text:p>
          </table:table-cell>
          <table:table-cell office:value-type="string">
            <text:p>1+1+3+3+1</text:p>
          </table:table-cell>
          <table:table-cell/>
          <table:table-cell office:value-type="string">
            <text:p>{RDXG26, RDXG32, RDXG46}, {GXM29, GXM47, GXM67}, {RDXGT42}, {pom.xml48}, {camel-package-maven-plugin.adoc52}</text:p>
          </table:table-cell>
          <table:table-cell office:value-type="string">
            <text:p>{RDXG26}, {GXM29}, {RDXGT42, (RDXG32)}, {RDXG32, GXM67} {RDXG46}, {GXM47}, {pom.xml48}, {camel-package-maven-plugin.adoc52}</text:p>
          </table:table-cell>
          <table:table-cell office:value-type="string">
            <text:p>{RDXG26}, {GXM29}, {RDXG32}, {RDXGT42}, {RDXG46}, {GXM47}, {pom.xml48}, {camel-package-maven-plugin.adoc52}, {GXM67}</text:p>
          </table:table-cell>
          <table:table-cell office:value-type="string">
            <text:p>{RDXG26, RDXG32, RDXG46}, {GXM29, GXM47, GXM67}, {RDXGT42}, {pom.xml48}, {camel-package-maven-plugin.adoc52}</text:p>
          </table:table-cell>
          <table:table-cell office:value-type="string">
            <text:p>{RDXG26, GXM29, RDXG32, RDXGT42, RDXG46, GXM47, GXM67}, {pom.xml48}, {camel-package-maven-plugin.adoc52}</text:p>
          </table:table-cell>
          <table:table-cell office:value-type="string">
            <text:p>{RDXG26, RDXG46}, {GXM29}, {RDXG32}, {RDXGT42}, {GXM47}, {pom.xml48}, {camel-package-maven-plugin.adoc52}, {GXM67}</text:p>
          </table:table-cell>
          <table:table-cell office:value-type="string">
            <text:p>{RDXG26, RDXG32}, {GXM29}, {RDXGT42}, {RDXG46}, {GXM47}, {pom.xml48}, {camel-package-maven-plugin.adoc52}, {GXM67}</text:p>
          </table:table-cell>
          <table:table-cell office:value-type="string">
            <text:p>{RDXG26}, {GXM29}, {RDXG32}, {RDXGT42}, {RDXG46}, {GXM47}, {pom.xml48}, {camel-package-maven-plugin.adoc52}, {GXM67}</text:p>
          </table:table-cell>
          <table:table-cell office:value-type="string">
            <text:p>{RestDslGenerator0, RDXG26, RDXG32, RDXG46}, {AbstractGenerateMojo0, GXM29, GXM47, GXM67}, {RDXGT42}, {pom.xml48}, {camel-package-maven-plugin.adoc52}</text:p>
          </table:table-cell>
          <table:table-cell office:value-type="string">
            <text:p>{RDXG26}, {GXM29}, {RDXGT42, (RDXG32)}, {RDXG32, GXM67} {RDXG46}, {GXM47}, {pom.xml48}, {camel-package-maven-plugin.adoc52}</text:p>
          </table:table-cell>
          <table:table-cell office:value-type="string">
            <text:p>{DefaultCamelContext0, RDXGT42}, {RDXG26}, {GXM29}, {RDXG32}, {RDXG46}, {GXM47}, {pom.xml48}, {camel-package-maven-plugin.adoc52}, {GXM67}</text:p>
          </table:table-cell>
          <table:table-cell office:value-type="string">
            <text:p>Claus Ibsen</text:p>
          </table:table-cell>
          <table:table-cell table:number-columns-repeated="1007"/>
        </table:table-row>
        <table:table-row table:style-name="ro1">
          <table:table-cell table:number-columns-repeated="5"/>
          <table:table-cell office:value-type="string">
            <text:p>{RDXG26, RDXG32, RDXG46}, {GXM29, GXM47, GXM67}, {RDXGT42}, {pom.xml48}, {camel-package-maven-plugin.adoc52}</text:p>
          </table:table-cell>
          <table:table-cell office:value-type="string">
            <text:p>{RDXG26}, {GXM29}, {RDXG32}, {RDXGT42}, {GXM67} {RDXG46}, {GXM47}, {pom.xml48}, {camel-package-maven-plugin.adoc52}</text:p>
          </table:table-cell>
          <table:table-cell office:value-type="string">
            <text:p>{RDXG26}, {GXM29}, {RDXG32}, {RDXGT42}, {RDXG46}, {GXM47}, {pom.xml48}, {camel-package-maven-plugin.adoc52}, {GXM67}</text:p>
          </table:table-cell>
          <table:table-cell office:value-type="string">
            <text:p>{RDXG26, RDXG32, RDXG46}, {GXM29, GXM47, GXM67}, {RDXGT42}, {pom.xml48}, {camel-package-maven-plugin.adoc52}</text:p>
          </table:table-cell>
          <table:table-cell office:value-type="string">
            <text:p>{RDXG26, GXM29, RDXG32, RDXGT42, RDXG46, GXM47, GXM67}, {pom.xml48}, {camel-package-maven-plugin.adoc52}</text:p>
          </table:table-cell>
          <table:table-cell office:value-type="string">
            <text:p>{RDXG26, RDXG46}, {GXM29}, {RDXG32}, {RDXGT42}, {GXM47}, {pom.xml48}, {camel-package-maven-plugin.adoc52}, {GXM67}</text:p>
          </table:table-cell>
          <table:table-cell office:value-type="string">
            <text:p>{RDXG26, RDXG32}, {GXM29}, {RDXGT42}, {RDXG46}, {GXM47}, {pom.xml48}, {camel-package-maven-plugin.adoc52}, {GXM67}</text:p>
          </table:table-cell>
          <table:table-cell office:value-type="string">
            <text:p>{RDXG26}, {GXM29}, {RDXG32}, {RDXGT42}, {RDXG46}, {GXM47}, {pom.xml48}, {camel-package-maven-plugin.adoc52}, {GXM67}</text:p>
          </table:table-cell>
          <table:table-cell office:value-type="string">
            <text:p>{AbstractGenerateMojo0, GXM29, GXM47, GXM67}, {RestDslGenerator0, RDXG26, RDXG32, RDXG46}, {RDXGT42}, {pom.xml48}, {camel-package-maven-plugin.adoc52}</text:p>
          </table:table-cell>
          <table:table-cell office:value-type="string">
            <text:p>{RDXG26}, {GXM29}, {RDXG32}, {RDXGT42}, {GXM67} {RDXG46}, {GXM47}, {pom.xml48}, {camel-package-maven-plugin.adoc52}</text:p>
          </table:table-cell>
          <table:table-cell office:value-type="string">
            <text:p>{DefaultCamelContext0, RDXGT42}, {RDXG26}, {GXM29}, {RDXG32}, {RDXG46}, {GXM47}, {pom.xml48}, {camel-package-maven-plugin.adoc52}, {GXM67}</text:p>
          </table:table-cell>
          <table:table-cell table:number-columns-repeated="1008"/>
        </table:table-row>
        <table:table-row table:style-name="ro1">
          <table:table-cell/>
          <table:table-cell table:style-name="ce5" office:value-type="string">
            <text:p>ea8b47ddf23eee31fe36c64b8c9078e724858467</text:p>
          </table:table-cell>
          <table:table-cell office:value-type="float" office:value="13">
            <text:p>13</text:p>
          </table:table-cell>
          <table:table-cell office:value-type="string">
            <text:p>4+2+1+1+2+2+2+1+1+1+3+2+1</text:p>
          </table:table-cell>
          <table:table-cell/>
          <table:table-cell office:value-type="string">
            <text:p>{DRPF26, DRPF35}, {RET28, RET41}, {SRPF30, SRPF46, SRPF183}, {HC41, HC301}, {RPF41, RPF48}, {hhtp4/HC43, http4/HC419}, {RCVT121}, {RCVET121}, {UC266}, {RE366, RE373, RE375, RE377}, {NHC419}, {RC815}, {JHC1242}</text:p>
          </table:table-cell>
          <table:table-cell table:number-columns-repeated="2" office:value-type="string">
            <text:p>{DRPF26}, {RET28}, {SRPF30}, {DRPF35}, {RET41}, {HC41}, {RPF41}, {hhtp4/HC43}, {SRPF46}, {RPF48}, {RCVT121}, {RCVET121}, {SRPF183}, {UC266}, {HC301}, {RE366}, {RE373}, {RE375}, {RE377}, {NHC419}, {http4/HC419}, {RC815}, {JHC1242}</text:p>
          </table:table-cell>
          <table:table-cell office:value-type="string">
            <text:p>{DRPF26, DRPF35, RPF41, RPF48}, {(RPF41, RPF48), SRPF30, SRPF46, SRPF183}, {RET28, RET41}, {HC41, HC301}, {hhtp4/HC43, http4/HC419}, {RCVT121}, {RCVET121}, {UC266}, {RE366, RE373, RE375, RE377}, {NHC419}, {RC815}, {JHC1242}</text:p>
          </table:table-cell>
          <table:table-cell office:value-type="string">
            <text:p>{DRPF26, RET28, SRPF30, DRPF35, RET41, HC41, RPF41, http4/HC43, SRPF46, RPF48, RCVT121, RCVET121, SRPF183, UC266, HC301, RE366, RE373, RE375, RE377, NHC419, http4/HC419, RC815, JHC1242}</text:p>
          </table:table-cell>
          <table:table-cell office:value-type="string">
            <text:p>{DRPF26}, {RET28}, {SRPF30}, {DRPF35}, {RET41}, {HC41}, {RPF41}, {hhtp4/HC43}, {SRPF46}, {RPF48}, {RCVT121}, {RCVET121}, {SRPF183}, {UC266}, {HC301}, {RE373, RE366} &lt;-&gt; {(RE366), RE375}, {RE377}, {NHC419}, {http4/HC419}, {RC815}, {JHC1242}</text:p>
          </table:table-cell>
          <table:table-cell table:number-columns-repeated="2" office:value-type="string">
            <text:p>{DRPF26}, {RET28}, {SRPF30}, {DRPF35}, {RET41}, {HC41}, {RPF41}, {hhtp4/HC43}, {SRPF46}, {RPF48}, {RCVT121}, {RCVET121}, {SRPF183}, {UC266}, {HC301}, {RE366}, {RE373}, {RE375}, {RE377}, {NHC419}, {http4/HC419}, {RC815}, {JHC1242}</text:p>
          </table:table-cell>
          <table:table-cell office:value-type="string">
            <text:p>{NettyComponent0, NHC419}, {DefaultEndpoint0, RE366, RE373, RE375, RE377}, {DRPF26, DRPF35, RPF41, RPF48}, {(RPF41, RPF48), SRPF30, SRPF46, SRPF183}, {DefaultComponent0, RET28, RET41}, {HC41, HC301, HttpCommonComponent0}, {(HttpCommonComponent0, hhtp4/HC43, http4/HC419}, <text:s/>{(HttpCommonComponent0), JHC1242}, {RCVT121, (ContextTestSupport0)}, {ContextTestSupport0, RCVET121}, {UC266, (DefaultComponent0)}, {DefaultComponent0, RC815},</text:p>
          </table:table-cell>
          <table:table-cell office:value-type="string">
            <text:p>{DRPF26}, {RET28}, {SRPF30}, {DRPF35}, {RET41}, {HC41}, {RPF41}, {hhtp4/HC43}, {SRPF46}, {RPF48}, {RCVT121}, {RCVET121}, {SRPF183, CamelContext0}, {(CamelContext0), RE366, (DefaultEndpoint0)}, {RE373, DefaultEndpoint0}, {(DefaultEndpoint0), RE375}, {UC266}, {HC301}, {RE377}, {NHC419}, {http4/HC419}, {RC815}, {JHC1242}</text:p>
          </table:table-cell>
          <table:table-cell office:value-type="string">
            <text:p>{DRPF26}, {RET28}, {SRPF30}, {DRPF35}, {RET41}, {HC41}, {RPF41}, {hhtp4/HC43}, {SRPF46}, {RPF48}, {RCVT121}, {RCVET121}, {SRPF183}, {UC266}, {HC301}, {RE366}, {RE373}, {RE375}, {RE377}, {NHC419}, {http4/HC419}, {RC815}, {JHC1242}</text:p>
          </table:table-cell>
          <table:table-cell office:value-type="string">
            <text:p>ramu11</text:p>
          </table:table-cell>
          <table:table-cell table:number-columns-repeated="1007"/>
        </table:table-row>
        <table:table-row table:style-name="ro1">
          <table:table-cell table:number-columns-repeated="5"/>
          <table:table-cell office:value-type="string">
            <text:p>{DRPF26, DRPF35}, {RET28, RET41}, {SRPF30, SRPF46, SRPF183}, {HC41, HC301}, {RPF41, RPF48}, {hhtp4/HC43, http4/HC419}, {RCVT121}, {RCVET121}, {UC266}, {RE366, RE373, RE375, RE377}, {NHC419}, {RC815}, {JHC1242}</text:p>
          </table:table-cell>
          <table:table-cell table:number-columns-repeated="2" office:value-type="string">
            <text:p>{DRPF26}, {RET28}, {SRPF30}, {DRPF35}, {RET41}, {HC41}, {RPF41}, {hhtp4/HC43}, {SRPF46}, {RPF48}, {RCVT121}, {RCVET121}, {SRPF183}, {UC266}, {HC301}, {RE366}, {RE373}, {RE375}, {RE377}, {NHC419}, {http4/HC419}, {RC815}, {JHC1242}</text:p>
          </table:table-cell>
          <table:table-cell office:value-type="string">
            <text:p>{DRPF26, DRPF35, RPF41, RPF48}, {(RPF41, RPF48), SRPF30, SRPF46, SRPF183}, {RET28, RET41}, {HC41, HC301}, {hhtp4/HC43, http4/HC419}, {RCVT121}, {RCVET121}, {UC266}, {RE366, RE373, RE375, RE377}, {NHC419}, {RC815}, {JHC1242}</text:p>
          </table:table-cell>
          <table:table-cell office:value-type="string">
            <text:p>{DRPF26, RET28, SRPF30, DRPF35, RET41, HC41, RPF41, http4/HC43, SRPF46, RPF48, RCVT121, RCVET121, SRPF183, UC266, HC301, RE366, RE373, RE375, RE377, NHC419, http4/HC419, RC815, JHC1242}</text:p>
          </table:table-cell>
          <table:table-cell office:value-type="string">
            <text:p>{DRPF26}, {RET28}, {SRPF30}, {DRPF35}, {RET41}, {HC41}, {RPF41}, {hhtp4/HC43}, {SRPF46}, {RPF48}, {RCVT121}, {RCVET121}, {SRPF183}, {UC266}, {HC301}, {RE373, RE366} &lt;-&gt; {(RE366), RE375}, {RE377}, {NHC419}, {http4/HC419}, {RC815}, {JHC1242}</text:p>
          </table:table-cell>
          <table:table-cell table:number-columns-repeated="2" office:value-type="string">
            <text:p>{DRPF26}, {RET28}, {SRPF30}, {DRPF35}, {RET41}, {HC41}, {RPF41}, {hhtp4/HC43}, {SRPF46}, {RPF48}, {RCVT121}, {RCVET121}, {SRPF183}, {UC266}, {HC301}, {RE366}, {RE373}, {RE375}, {RE377}, {NHC419}, {http4/HC419}, {RC815}, {JHC1242}</text:p>
          </table:table-cell>
          <table:table-cell office:value-type="string">
            <text:p>{NettyComponent0, NHC419}, {DefaultEndpoint0, RE366, RE373, RE375, RE377}, {DRPF26, DRPF35, RPF41, RPF48}, {(RPF41, RPF48), SRPF30, SRPF46, SRPF183}, {DefaultComponent0, RET28, RET41}, {HC41, HC301, HttpCommonComponent0}, {(HttpCommonComponent0, hhtp4/HC43, http4/HC419}, <text:s/>{(HttpCommonComponent0), JHC1242}, {RCVT121, (ContextTestSupport0)}, {ContextTestSupport0, RCVET121}, {UC266, (DefaultComponent0)}, {DefaultComponent0, RC815},</text:p>
          </table:table-cell>
          <table:table-cell office:value-type="string">
            <text:p>{DRPF26}, {RET28}, {SRPF30}, {DRPF35}, {RET41}, {HC41}, {RPF41}, {hhtp4/HC43}, {SRPF46}, {RPF48}, {RCVT121}, {RCVET121}, {SRPF183, CamelContext0}, {(CamelContext0), RE366, DefaultEndpoint0}, {(DefaultEndpoint0), RE373}, {(DefaultEndpoint0), RE375}, {UC266}, {HC301}, {RE377}, {NHC419}, {http4/HC419}, {RC815}, {JHC1242}</text:p>
          </table:table-cell>
          <table:table-cell office:value-type="string">
            <text:p>{DRPF26}, {RET28}, {SRPF30}, {DRPF35}, {RET41}, {HC41}, {RPF41}, {hhtp4/HC43}, {SRPF46}, {RPF48}, {RCVT121}, {RCVET121}, {SRPF183}, {UC266}, {HC301}, {RE366}, {RE373}, {RE375}, {RE377}, {NHC419}, {http4/HC419}, {RC815}, {JHC1242}</text:p>
          </table:table-cell>
          <table:table-cell table:number-columns-repeated="1008"/>
        </table:table-row>
        <table:table-row table:style-name="ro1">
          <table:table-cell/>
          <table:table-cell office:value-type="string">
            <text:p>d914135b480166d72c6c5ceeecd0d7c68301ed79</text:p>
          </table:table-cell>
          <table:table-cell office:value-type="float" office:value="3">
            <text:p>3</text:p>
          </table:table-cell>
          <table:table-cell office:value-type="string">
            <text:p>1+1+1</text:p>
          </table:table-cell>
          <table:table-cell/>
          <table:table-cell table:number-columns-repeated="3" office:value-type="string">
            <text:p>{MRRT1}, {MRMB107}, {MR268}</text:p>
          </table:table-cell>
          <table:table-cell office:value-type="string">
            <text:p>{MRRT1}, {MRMB107, MR268}</text:p>
          </table:table-cell>
          <table:table-cell office:value-type="string">
            <text:p>{MRRT1, MRMB107, MR268}</text:p>
          </table:table-cell>
          <table:table-cell table:number-columns-repeated="3" office:value-type="string">
            <text:p>{MRRT1}, {MRMB107}, {MR268}</text:p>
          </table:table-cell>
          <table:table-cell office:value-type="string">
            <text:p>{ManagedPerformanceCounter0, TimerListener0, MR268, MRMB107}, ↔ <text:s/>{ManagedPerformanceCounterMBean0}, {ManagementTestSupport0, MRRT1},</text:p>
          </table:table-cell>
          <table:table-cell office:value-type="string">
            <text:p>{MRRT1}, {MRMB107}, {MR268}</text:p>
          </table:table-cell>
          <table:table-cell office:value-type="string">
            <text:p>{MRRT1, RouteBuilder}, {MRMB107}, {MR268}</text:p>
          </table:table-cell>
          <table:table-cell office:value-type="string">
            <text:p>Claus Ibsen</text:p>
          </table:table-cell>
          <table:table-cell table:number-columns-repeated="1007"/>
        </table:table-row>
        <table:table-row table:style-name="ro1">
          <table:table-cell table:number-columns-repeated="5"/>
          <table:table-cell table:number-columns-repeated="3" office:value-type="string">
            <text:p>{MRRT1}, {MRMB107}, {MR268}</text:p>
          </table:table-cell>
          <table:table-cell office:value-type="string">
            <text:p>{MRRT1}, {MRMB107, MR268}</text:p>
          </table:table-cell>
          <table:table-cell office:value-type="string">
            <text:p>{MRRT1, MRMB107, MR268}</text:p>
          </table:table-cell>
          <table:table-cell table:number-columns-repeated="3" office:value-type="string">
            <text:p>{MRRT1}, {MRMB107}, {MR268}</text:p>
          </table:table-cell>
          <table:table-cell office:value-type="string">
            <text:p>{ManagedPerformanceCounter0, TimerListener0, MR268, MRMB107}, ↔ <text:s/>{ManagedPerformanceCounterMBean0}, {ManagementTestSupport0, MRRT1},</text:p>
          </table:table-cell>
          <table:table-cell table:number-columns-repeated="2" office:value-type="string">
            <text:p>{MRRT1}, {MRMB107}, {MR268}</text:p>
          </table:table-cell>
          <table:table-cell table:number-columns-repeated="1008"/>
        </table:table-row>
        <table:table-row table:style-name="ro1">
          <table:table-cell/>
          <table:table-cell office:value-type="string">
            <text:p>222a6dd9780f63f8fd31bdef25b361f734323a8f</text:p>
          </table:table-cell>
          <table:table-cell office:value-type="float" office:value="4">
            <text:p>4</text:p>
          </table:table-cell>
          <table:table-cell office:value-type="string">
            <text:p>3+3+1+2</text:p>
          </table:table-cell>
          <table:table-cell/>
          <table:table-cell office:value-type="string">
            <text:p>{DRC31, DRC60, DRC65}, {CRC34, CRC46}, {SRC158}, {DCC317, DCC356, DCC3197}</text:p>
          </table:table-cell>
          <table:table-cell office:value-type="string">
            <text:p>{DRC31}, {CRC34}, {CRC46}, {DRC60}, {DRC65}, {SRC158}, {DCC317}, {DCC356}, {DCC3197}</text:p>
          </table:table-cell>
          <table:table-cell office:value-type="string">
            <text:p>{DRC31, DRC60, DRC65, DCC317}, {CRC34}, {CRC46}, {SRC158}, {DCC356}, {DCC3197}</text:p>
          </table:table-cell>
          <table:table-cell office:value-type="string">
            <text:p>{CRC34, CRC46, DRC31, DRC60, DRC65}, &lt;-&gt; {SRC158}, {DCC317, DCC356, DCC3197}</text:p>
          </table:table-cell>
          <table:table-cell office:value-type="string">
            <text:p>{DRC31, CRC34, CRC46, DRC60, DRC65, SRC158, DCC317, DCC356, DCC3197}</text:p>
          </table:table-cell>
          <table:table-cell table:number-columns-repeated="3" office:value-type="string">
            <text:p>{DRC31}, {CRC34}, {CRC46}, {DRC60}, {DRC65}, {SRC158}, {DCC317}, {DCC356}, {DCC3197}</text:p>
          </table:table-cell>
          <table:table-cell office:value-type="string">
            <text:p>{ModelCamelContext0, Suspendable0, DCC317, DCC356, DCC3197, ServiceSupport0} ↔ {(ServiceSupport0), RouteController0, DRC31, DRC60, DRC65} ↔ {(DRC), SRC158}, {((DRC), CRC34, CRC46}</text:p>
          </table:table-cell>
          <table:table-cell office:value-type="string">
            <text:p>{DRC31}, {CRC34}, {CRC46}, {DRC60}, {DRC65}, {SRC158}, {DCC317}, {DCC356}, {DCC3197}</text:p>
          </table:table-cell>
          <table:table-cell office:value-type="string">
            <text:p>{DefaultHealthCheckRegistry0, DRC31, DRC60, DRC65, DCC317}, {CRC34}, {CRC46}, {SRC158}, {DCC356}, {DCC3197}</text:p>
          </table:table-cell>
          <table:table-cell office:value-type="string">
            <text:p>Claus Ibsen</text:p>
          </table:table-cell>
          <table:table-cell office:value-type="string">
            <text:p>Parent class with multiple children – simple test on the correct use of jar</text:p>
          </table:table-cell>
          <table:table-cell table:number-columns-repeated="1006"/>
        </table:table-row>
        <table:table-row table:style-name="ro1">
          <table:table-cell table:number-columns-repeated="5"/>
          <table:table-cell office:value-type="string">
            <text:p>{DRC31, DRC60, DRC65}, {CRC34, CRC46}, {SRC158}, {DCC317, DCC356, DCC3197}</text:p>
          </table:table-cell>
          <table:table-cell office:value-type="string">
            <text:p>{DRC31}, {CRC34}, {CRC46}, {DRC60}, {DRC65}, {SRC158}, {DCC317}, {DCC356}, {DCC3197}</text:p>
          </table:table-cell>
          <table:table-cell office:value-type="string">
            <text:p>{DRC31, DRC60, DRC65, DCC317}, {CRC34}, {CRC46}, {SRC158}, {DCC356}, {DCC3197}</text:p>
          </table:table-cell>
          <table:table-cell office:value-type="string">
            <text:p>{CRC34, CRC46, DRC31, DRC60, DRC65}, &lt;-&gt; {SRC158}, {DCC317, DCC356, DCC3197}</text:p>
          </table:table-cell>
          <table:table-cell office:value-type="string">
            <text:p>{DRC31, CRC34, CRC46, DRC60, DRC65, SRC158, DCC317, DCC356, DCC3197}</text:p>
          </table:table-cell>
          <table:table-cell table:number-columns-repeated="3" office:value-type="string">
            <text:p>{DRC31}, {CRC34}, {CRC46}, {DRC60}, {DRC65}, {SRC158}, {DCC317}, {DCC356}, {DCC3197}</text:p>
          </table:table-cell>
          <table:table-cell office:value-type="string">
            <text:p>{ModelCamelContext0, Suspendable0, DCC317, DCC356, DCC3197, ServiceSupport0} ↔ {(ServiceSupport0), RouteController0, DRC31, DRC60, DRC65} ↔ {(DRC), SRC158}, {((DRC), CRC34, CRC46}</text:p>
          </table:table-cell>
          <table:table-cell office:value-type="string">
            <text:p>{DRC31}, {CRC34}, {CRC46}, {DRC60}, {DRC65}, {SRC158}, {DCC317}, {DCC356}, {DCC3197}</text:p>
          </table:table-cell>
          <table:table-cell office:value-type="string">
            <text:p>{DefaultHealthCheckRegistry0, DRC31, DRC60, DRC65, DCC317}, {CRC34}, {CRC46}, {SRC158}, {DCC356}, {DCC3197}</text:p>
          </table:table-cell>
          <table:table-cell table:number-columns-repeated="1008"/>
        </table:table-row>
        <table:table-row table:style-name="ro1">
          <table:table-cell/>
          <table:table-cell office:value-type="string">
            <text:p>89bcfa0753233f8b576154486a89a2677d9d3efd</text:p>
          </table:table-cell>
          <table:table-cell office:value-type="float" office:value="3">
            <text:p>3</text:p>
          </table:table-cell>
          <table:table-cell office:value-type="string">
            <text:p>1+1+7</text:p>
          </table:table-cell>
          <table:table-cell/>
          <table:table-cell office:value-type="string">
            <text:p>{MTSC174, MTSC178, MTSC216, MTSC224, MTSC275, MTSC417, MTSC460}, {mllp-component.adoc175}, {ME179}</text:p>
          </table:table-cell>
          <table:table-cell office:value-type="string">
            <text:p>{MTSC174}, {MTSC178}, {mllp-component.adoc175}, {ME179, MTSC224}, {MTSC216}, {MTSC275}, {MTSC417}, {MTSC460}</text:p>
          </table:table-cell>
          <table:table-cell office:value-type="string">
            <text:p>{MTSC174}, {MTSC178}, {mllp-component.adoc175}, {ME179}, {MTSC216}, {MTSC224}, {MTSC275}, {MTSC417}, {MTSC460}</text:p>
          </table:table-cell>
          <table:table-cell office:value-type="string">
            <text:p>{MTSC174, MTSC178, MTSC216, MTSC224, MTSC275, MTSC417, MTSC460}, {mllp-component.adoc175}, {ME179}</text:p>
          </table:table-cell>
          <table:table-cell office:value-type="string">
            <text:p>{MTSC174, MTSC178, ME179, MTSC216, MTSC224, MTSC275, MTSC417, MTSC460}, {mllp-component.adoc175}</text:p>
          </table:table-cell>
          <table:table-cell table:number-columns-repeated="3" office:value-type="string">
            <text:p>{MTSC174}, {MTSC178}, {mllp-component.adoc175}, {ME179}, {MTSC216}, {MTSC224}, {MTSC275}, {MTSC417}, {MTSC460}</text:p>
          </table:table-cell>
          <table:table-cell office:value-type="string">
            <text:p>{DefaultConsumer0, MTSC174, MTSC178, MTSC216, MTSC224, MTSC275, MTSC417, MTSC460}, {DefaultEndpoint0, ME179}, {mllp-component.adoc175}</text:p>
          </table:table-cell>
          <table:table-cell office:value-type="string">
            <text:p>{System0, ME179, MTSC224}, {TCPSocketConsumerRunnable0, MTSC275}, {MTSC174, (ExceptionHandler0, DefaultConsumer0)}, {MTSC178, <text:s/>(ExceptionHandler0, DefaultConsumer0)}, {ExceptionHandler0, DefaultConsumer0, MTSC417}, {(ExceptionHandler0, DefaultConsumer0), MTSC460}, <text:s/>{mllp-component.adoc175}, {MTSC216}, </text:p>
          </table:table-cell>
          <table:table-cell office:value-type="string">
            <text:p>{MllpInvalidMessageException0, MTSC174}, {MllpReceiveException0, MTSC178}, {mllp-component.adoc175}, {ME179}, {MTSC216}, {MTSC224}, {MTSC275}, {MTSC417}, {MTSC460}</text:p>
          </table:table-cell>
          <table:table-cell office:value-type="string">
            <text:p>Quinn Stevenson</text:p>
          </table:table-cell>
          <table:table-cell table:number-columns-repeated="1007"/>
        </table:table-row>
        <table:table-row table:style-name="ro1">
          <table:table-cell table:number-columns-repeated="5"/>
          <table:table-cell office:value-type="string">
            <text:p>{MTSC174, MTSC178, MTSC216, MTSC224, MTSC275, MTSC417, MTSC460}, {mllp-component.adoc175}, {ME179}</text:p>
          </table:table-cell>
          <table:table-cell table:number-columns-repeated="2" office:value-type="string">
            <text:p>{MTSC174}, {MTSC178}, {mllp-component.adoc175}, {ME179}, {MTSC216}, {MTSC224}, {MTSC275}, {MTSC417}, {MTSC460}</text:p>
          </table:table-cell>
          <table:table-cell office:value-type="string">
            <text:p>{MTSC174, MTSC178, MTSC216, MTSC224, MTSC275, MTSC417, MTSC460}, {mllp-component.adoc175}, {ME179}</text:p>
          </table:table-cell>
          <table:table-cell office:value-type="string">
            <text:p>{MTSC174, MTSC178, ME179, MTSC216, MTSC224, MTSC275, MTSC417, MTSC460}, {mllp-component.adoc175}</text:p>
          </table:table-cell>
          <table:table-cell table:number-columns-repeated="3" office:value-type="string">
            <text:p>{MTSC174}, {MTSC178}, {mllp-component.adoc175}, {ME179}, {MTSC216}, {MTSC224}, {MTSC275}, {MTSC417}, {MTSC460}</text:p>
          </table:table-cell>
          <table:table-cell office:value-type="string">
            <text:p><text:s/>{DefaultEndpoint0, ME179}, {DefaultConsumer0, MTSC174, MTSC178, MTSC216, MTSC224, MTSC275, MTSC417, MTSC460}, {mllp-component.adoc175}</text:p>
          </table:table-cell>
          <table:table-cell office:value-type="string">
            <text:p>{MTSC174}, {MTSC178}, {mllp-component.adoc175}, {ME179}, {MTSC216}, {MTSC224}, {MTSC275}, {MTSC417}, {MTSC460}</text:p>
          </table:table-cell>
          <table:table-cell office:value-type="string">
            <text:p>{MllpInvalidMessageException0, MTSC174}, {MllpReceiveException0, MTSC178}, {mllp-component.adoc175}, {ME179}, {MTSC216}, {MTSC224}, {MTSC275}, {MTSC417}, {MTSC460}</text:p>
          </table:table-cell>
          <table:table-cell table:number-columns-repeated="1008"/>
        </table:table-row>
        <table:table-row table:style-name="ro2">
          <table:table-cell/>
          <table:table-cell table:style-name="ce6" office:value-type="string">
            <text:p>be5547db680da0358aa5af2fb7f4650e072534f8</text:p>
          </table:table-cell>
          <table:table-cell office:value-type="float" office:value="6">
            <text:p>6</text:p>
          </table:table-cell>
          <table:table-cell office:value-type="string">
            <text:p>8+1+6+3+6+1</text:p>
          </table:table-cell>
          <table:table-cell/>
          <table:table-cell office:value-type="string">
            <text:p>{UOWCI1}, {CRC20, CRC25, CRC26, CRC56, CRC67, CRC74}, {CC24, CC45, CC88, CC89, CC92, CC100, CC147, CC148}, {CU27, CU176, CU177}, {COWRT29, COWRT50, COWRT56, COWRT88, COWRT104, COWRT120}, {COWRB.xml37}</text:p>
          </table:table-cell>
          <table:table-cell office:value-type="string">
            <text:p>{UOWCI1, (CU177)}, {CRC67, CU177}, {(CU177), CC89}, {CRC20}, {CC24}, {CRC25}, {CRC26}, {CU27}, {COWRT29}, {COWRB.xml37}, {CC45}, {COWRT50}, {COWRT56}, {CRC56}, {CRC74}, {CC88}, {COWRT88}, <text:s/>{CC92}, {CC100}, {COWRT104}, {COWRT120}, {CC147}, {CC148}, {CU176}</text:p>
          </table:table-cell>
          <table:table-cell office:value-type="string">
            <text:p>{CRC20}, {CC24}, {CRC25}, {CRC26}, {CU27}, {COWRT29}, {COWRB.xml37}, {CC45}, {COWRT50}, {COWRT56}, {CRC56, UOWCI1}, {(UOWCI1), CC92}, {CRC67}, {CRC74}, {CC88}, <text:s/>{COWRT88}, {CC89}, {CC100}, {COWRT104}, {COWRT120}, {CC147}, {CC148}, {CU176}, {CU177} </text:p>
          </table:table-cell>
          <table:table-cell office:value-type="string">
            <text:p>{UOWCI1}, {CRC20, CRC25, CRC26, CRC56, CRC67, CRC74}, {CC24, CC45, CC88, CC89, CC92, CC100, CC147, CC148}, {CU27, CU176, CU177}, {COWRT29, COWRT50, COWRT56, COWRT88, COWRT104, COWRT120}, {COWRB.xml37}</text:p>
          </table:table-cell>
          <table:table-cell office:value-type="string">
            <text:p>{UOWCI1, CRC20, CC24, CRC25, CRC26, CU27, COWRT29, <text:s/>CC45, COWRT50, COWRT56, CRC56, CRC67, CRC74, CC88, COWRT88, CC89, <text:s/>CC92, CC100, COWRT104, COWRT120, CC147, CC148, CU176, CU177}, {COWRB.xml37}</text:p>
          </table:table-cell>
          <table:table-cell office:value-type="string">
            <text:p>{UOWCI1}, {CRC20}, {CC24}, {CRC25}, {CRC26}, {CU27}, {COWRT29}, {COWRB.xml37}, {CC45}, {COWRT56, COWRT50}, {(COWRT50), COWRT88}, <text:s/>{(COWRT50), COWRT104}, {CRC56}, {CRC67}, {CRC74}, {CC88}, <text:s text:c="2"/>{CC89}, {CC92}, {CC100}, {COWRT120}, {CC147}, {CC148}, {CU176}, {CU177} </text:p>
          </table:table-cell>
          <table:table-cell table:number-columns-repeated="2" office:value-type="string">
            <text:p>{UOWCI1}, {CRC20}, {CC24}, {CRC25}, {CRC26}, {CU27}, {COWRT29}, {COWRB.xml37}, {CC45}, {COWRT50}, {COWRT56}, {CRC56}, {CRC67}, {CRC74}, {CC88}, <text:s/>{COWRT88}, {CC89}, {CC92}, {CC100}, {COWRT104}, {COWRT120}, {CC147}, {CC148}, {CU176}, {CU177} </text:p>
          </table:table-cell>
          <table:table-cell office:value-type="string">
            <text:p>{CamelSpringTestSupport0, COWRT29, COWRT50, COWRT56, COWRT88, COWRT104, COWRT120}, {UOWCI1}, {CRC20, CRC25, CRC26, CRC56, CRC67, CRC74, DefaultConsumer0}, {(DefailtConsumer0), CC24, CC45, CC88, CC89, CC92, CC100, CC147, CC148}, {CU27, CU176, CU177}, {COWRB.xml37}</text:p>
          </table:table-cell>
          <table:table-cell office:value-type="string">
            <text:p>{UOWCI1, (CU177, Message0, Exchange0)}, {Message0, Echange0, UnitOfWorkHelper0, CU177}, {(CU177), CRC67}, {(CU177), CC89}, {(Exchange0), UnitOfWork0 COWRT104}, {CRC20}, {CC24}, {CRC25}, {CRC26}, {CU27}, {COWRT29}, {COWRB.xml37}, {CC45}, {COWRT50}, {COWRT56}, {CRC56}, {CRC74}, {CC88}, {COWRT88}, <text:s/>{CC92}, {CC100}, {COWRT120}, {CC147}, {CC148}, {CU176}</text:p>
          </table:table-cell>
          <table:table-cell office:value-type="string">
            <text:p><text:s/>{Synchronization0, COWRT104}, {CRC20}, {CC24}, {CRC25}, {CRC26}, {CU27}, {COWRT29}, {COWRB.xml37}, {CC45}, {COWRT50}, {COWRT56}, {CRC56, UOWCI1}, {(UOWCI1), CC92}, {CRC67}, {CRC74}, {CC88}, <text:s/>{COWRT88}, {CC89}, {CC100}, {COWRT120}, {CC147}, {CC148}, {CU176}, {CU177} </text:p>
          </table:table-cell>
          <table:table-cell office:value-type="string">
            <text:p>WillemJiang</text:p>
          </table:table-cell>
          <table:table-cell table:number-columns-repeated="1007"/>
        </table:table-row>
        <table:table-row table:style-name="ro1">
          <table:table-cell table:number-columns-repeated="5"/>
          <table:table-cell office:value-type="string">
            <text:p>{UOWCI1}, {CRC20, CRC25, CRC26, CRC56, CRC67, CRC74}, {CC24, CC45, CC88, CC89, CC92, CC100, CC147, CC148}, {CU27, CU176, CU177}, {COWRT29, COWRT50, COWRT56, COWRT88, COWRT104, COWRT120}, {COWRB.xml37}</text:p>
          </table:table-cell>
          <table:table-cell office:value-type="string">
            <text:p>{UOWCI1}, {CRC20}, {CC24}, {CRC25}, {CRC26}, {CU27}, {COWRT29}, {COWRB.xml37}, {CC45}, {COWRT50}, {COWRT56}, {CRC56}, <text:s/>{CRC67}, <text:s text:c="2"/>{CRC74}, {CC88}, {COWRT88}, {CC89}, {CC92}, {CC100}, {COWRT104}, {COWRT120}, {CC147}, {CC148}, {CU176}, {CU177}</text:p>
          </table:table-cell>
          <table:table-cell office:value-type="string">
            <text:p>{CRC20}, {CC24}, {CRC25}, {CRC26}, {CU27}, {COWRT29}, {COWRB.xml37}, {CC45}, {COWRT50}, {COWRT56}, {CRC56, UOWCI1}, {(UOWCI1), CC92}, {CRC67}, {CRC74}, {CC88}, <text:s/>{COWRT88}, {CC89}, {CC100}, {COWRT104}, {COWRT120}, {CC147}, {CC148}, {CU176}, {CU177} </text:p>
          </table:table-cell>
          <table:table-cell office:value-type="string">
            <text:p>{UOWCI1}, {CRC20, CRC25, CRC26, CRC56, CRC67, CRC74}, {CC24, CC45, CC88, CC89, CC92, CC100, CC147, CC148}, {CU27, CU176, CU177}, {COWRT29, COWRT50, COWRT56, COWRT88, COWRT104, COWRT120}, {COWRB.xml37}</text:p>
          </table:table-cell>
          <table:table-cell office:value-type="string">
            <text:p>{UOWCI1, CRC20, CC24, CRC25, CRC26, CU27, COWRT29, <text:s/>CC45, COWRT50, COWRT56, CRC56, CRC67, CRC74, CC88, COWRT88, CC89, <text:s/>CC92, CC100, COWRT104, COWRT120, CC147, CC148, CU176, CU177}, {COWRB.xml37}</text:p>
          </table:table-cell>
          <table:table-cell office:value-type="string">
            <text:p>{UOWCI1}, {CRC20}, {CC24}, {CRC25}, {CRC26}, {CU27}, {COWRT29}, {COWRB.xml37}, {CC45}, {COWRT56, COWRT50}, {(COWRT50), COWRT88}, <text:s/>{(COWRT50), COWRT104}, {CRC56}, {CRC67}, {CRC74}, {CC88}, <text:s text:c="2"/>{CC89}, {CC92}, {CC100}, {COWRT120}, {CC147}, {CC148}, {CU176}, {CU177} </text:p>
          </table:table-cell>
          <table:table-cell table:number-columns-repeated="2" office:value-type="string">
            <text:p>{UOWCI1}, {CRC20}, {CC24}, {CRC25}, {CRC26}, {CU27}, {COWRT29}, {COWRB.xml37}, {CC45}, {COWRT50}, {COWRT56}, {CRC56}, {CRC67}, {CRC74}, {CC88}, <text:s/>{COWRT88}, {CC89}, {CC92}, {CC100}, {COWRT104}, {COWRT120}, {CC147}, {CC148}, {CU176}, {CU177} </text:p>
          </table:table-cell>
          <table:table-cell office:value-type="string">
            <text:p>{CamelSpringTestSupport0, COWRT29, COWRT50, COWRT56, COWRT88, COWRT104, COWRT120}, {UOWCI1}, {CRC20, CRC25, CRC26, CRC56, CRC67, CRC74, DefaultConsumer0}, {(DefailtConsumer0), CC24, CC45, CC88, CC89, CC92, CC100, CC147, CC148}, {CU27, CU176, CU177}, {COWRB.xml37}</text:p>
          </table:table-cell>
          <table:table-cell office:value-type="string">
            <text:p><text:s/>{UnitOfWorkHelper0, CU177, (Exchange0)}, {Exchange0, UOWCI1}, <text:s/>{(Exchange0), UnitOfWork0 COWRT104}, {CRC67}, {CC89}, {CRC20}, {CC24}, {CRC25}, {CRC26}, {CU27}, {COWRT29}, {COWRB.xml37}, {CC45}, {COWRT50}, {COWRT56}, {CRC56}, {CRC74}, {CC88}, {COWRT88}, <text:s/>{CC92}, {CC100}, {COWRT120}, {CC147}, {CC148}, {CU176}</text:p>
          </table:table-cell>
          <table:table-cell office:value-type="string">
            <text:p>{CRC20}, {CC24}, {CRC25}, {CRC26}, {CU27}, {COWRT29}, {COWRB.xml37}, {CC45}, {COWRT50}, {COWRT56}, {CRC56, UOWCI1}, {(UOWCI1), CC92}, {CRC67}, {CRC74}, {CC88}, <text:s/>{COWRT88}, {CC89}, {CC100}, {COWRT104}, {COWRT120}, {CC147}, {CC148}, {CU176}, {CU177} </text:p>
          </table:table-cell>
          <table:table-cell table:number-columns-repeated="1008"/>
        </table:table-row>
        <table:table-row table:style-name="ro1">
          <table:table-cell/>
          <table:table-cell office:value-type="string">
            <text:p>cde349fc9b1e85f9ad6054644a766977ee11a819</text:p>
          </table:table-cell>
          <table:table-cell office:value-type="float" office:value="15">
            <text:p>15</text:p>
          </table:table-cell>
          <table:table-cell office:value-type="string">
            <text:p>2+2+1+1+1+1+2+1+2+1+1+1+1+1+1</text:p>
          </table:table-cell>
          <table:table-cell/>
          <table:table-cell office:value-type="string">
            <text:p>{DVNPPCT34}, {DC38}, {direct-component.adoc39, direct-component.adoc73}, {DVNPPT39}, {TERPHOT40}, {DCC40}, {TERPHOHT41}, {DVC42}, {DVE42}, {DVCC42}, {DVHFST43}, {DE46}, {direct-vm-component.adoc50, direct-vm-component.adoc86}, {DNCT85, DNCT149}, {DVNCT85, DVNCT149}</text:p>
          </table:table-cell>
          <table:table-cell table:number-columns-repeated="2"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DVNPPCT34}, {DC38}, {direct-component.adoc39, direct-component.adoc73}, {DVNPPT39}, {TERPHOT40}, {DCC40}, {TERPHOHT41}, {DVC42}, {DVE42}, {DVCC42}, {DVHFST43}, {DE46}, {direct-vm-component.adoc50, direct-vm-component.adoc86}, {DNCT85, DNCT149}, {DVNCT85, DVNCT149}</text:p>
          </table:table-cell>
          <table:table-cell office:value-type="string">
            <text:p>{DVNPPCT34, DC388, DVNPPT39, TERPHOT40, DCC40, TERPHOHT41, DVC42, DVE42, DVCC42, DVHFST43, DE46, DNCT85, <text:s/>DVNCT85, DNCT149, DVNCT149}, {direct-component.adoc39, direct-vm-component.adoc50, <text:s/>direct-component.adoc73, direct-vm-component.adoc86}</text:p>
          </table:table-cell>
          <table:table-cell table:number-columns-repeated="3"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text:s/>{AsyncEndpoint0, DVE42}, <text:s/>{DefaultEndpoint0, DE46}, {DC38, UriEndpointComponent0}, ↔ {(UriEndpointComponent0, DVC42}, <text:s/>{direct-component.adoc39, {direct-component.adoc73}, {DCC40, ComponentConfigurationPropertiesCommon0}, {TERPHOT40, (ContextTextSupport0)}, <text:s/>{DNCT85, DNCT149, (ContextTextSupport0)}, {DVNPPT39, ContextTextSupport0} {(ContextTextSupport), TERPHOHT41}, <text:s/>{DVCC42}, {DVHFST43, (ContextTextSupport)}, {DVNPPCT34, (ContextTextSupport)}, <text:s/>{(ContextTestSupport), DVNCT85, DVNCT149}, {direct-vm-component.adoc50, direct-vm-component.adoc86}</text:p>
          </table:table-cell>
          <table:table-cell office:value-type="string">
            <text:p>{DirectVmComponent0, DVNPPCT34}, {DC38}, {direct-component.adoc39}, {DVNPPT39}, {TERPHOT40}, {DCC40}, {TERPHOHT41}, {DVC42}, {DVE42}, {DVCC42}, , {DE46}, {direct-vm-component.adoc50}, {direct-component.adoc73}, {DVHFST43, (ProducerTemplate0)}, {DNCT85, (CamelExecutionException0)}, <text:s/>{DNCT149, <text:s/>(CamelExecutionException0, ProducerTemplate0)}, {CamelExecutionException0, ProducerTemplate0, DVNCT149}, {(CamelExecutionException0), DVNCT85}, <text:s/>{direct-vm-component.adoc86},</text:p>
          </table:table-cell>
          <table:table-cell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Ramu</text:p>
          </table:table-cell>
          <table:table-cell table:number-columns-repeated="1007"/>
        </table:table-row>
        <table:table-row table:style-name="ro2">
          <table:table-cell table:number-columns-repeated="5"/>
          <table:table-cell office:value-type="string">
            <text:p>{DVNPPCT34}, {DC38}, {direct-component.adoc39, direct-component.adoc73}, {DVNPPT39}, {TERPHOT40}, {DCC40}, {TERPHOHT41}, {DVC42}, {DVE42}, {DVCC42}, {DVHFST43}, {DE46}, {direct-vm-component.adoc50, direct-vm-component.adoc86}, {DNCT85, DNCT149}, {DVNCT85, DVNCT149}</text:p>
          </table:table-cell>
          <table:table-cell table:number-columns-repeated="2"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DVNPPCT34}, {DC38}, {direct-component.adoc39, direct-component.adoc73}, {DVNPPT39}, {TERPHOT40}, {DCC40}, {TERPHOHT41}, {DVC42}, {DVE42}, {DVCC42}, {DVHFST43}, {DE46}, {direct-vm-component.adoc50, direct-vm-component.adoc86}, {DNCT85, DNCT149}, {DVNCT85, DVNCT149}</text:p>
          </table:table-cell>
          <table:table-cell office:value-type="string">
            <text:p>{DVNPPCT34, DC388, DVNPPT39, TERPHOT40, DCC40, TERPHOHT41, DVC42, DVE42, DVCC42, DVHFST43, DE46, DNCT85, <text:s/>DVNCT85, DNCT149, DVNCT149}, {direct-component.adoc39, direct-vm-component.adoc50, <text:s/>direct-component.adoc73, direct-vm-component.adoc86}</text:p>
          </table:table-cell>
          <table:table-cell table:number-columns-repeated="3"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ext:p><text:s/>{AsyncEndpoint0, DVE42}, <text:s/>{DefaultEndpoint0, DE46}, {DC38, UriEndpointComponent0}, ↔ {(UriEndpointComponent0, DVC42}, <text:s/>{direct-component.adoc39, {direct-component.adoc73}, {DCC40, ComponentConfigurationPropertiesCommon0}, {TERPHOT40, (ContextTextSupport0)}, <text:s/>{DNCT85, DNCT149, (ContextTextSupport0)}, {DVNPPT39, ContextTextSupport0} {(ContextTextSupport), TERPHOHT41}, <text:s/>{DVCC42}, {DVHFST43, (ContextTextSupport)}, {DVNPPCT34, (ContextTextSupport)}, <text:s/>{(ContextTestSupport), DVNCT85, DVNCT149}, {direct-vm-component.adoc50, direct-vm-component.adoc86}</text:p>
          </table:table-cell>
          <table:table-cell office:value-type="string">
            <text:p>{DVNPPCT34}, {DC38}, {direct-component.adoc39}, {DVNPPT39}, {TERPHOT40}, {DCC40}, {TERPHOHT41}, {DVC42}, {DVE42}, {DVCC42}, , {DE46}, {direct-vm-component.adoc50}, {direct-component.adoc73}, {DVHFST43, (ProducerTemplate0)}, {DNCT85, (CamelExecutionException0)}, <text:s/>{DNCT149, <text:s/>(CamelExecutionException0, ProducerTemplate0)}, {CamelExecutionException0, ProducerTemplate0, DVNCT149}, {(CamelExecutionException0), DVNCT85}, <text:s/>{direct-vm-component.adoc86},</text:p>
          </table:table-cell>
          <table:table-cell office:value-type="string">
            <text:p>{DVNPPCT34}, {DC38}, {direct-component.adoc39}, {DVNPPT39}, {TERPHOT40}, {DCC40}, {TERPHOHT41}, {DVC42}, {DVE42}, {DVCC42}, {DVHFST43}, {DE46}, {direct-vm-component.adoc50}, {direct-component.adoc73}, {DNCT85}, <text:s/>{DVNCT85}, <text:s/>{direct-vm-component.adoc86}, {DNCT149}, {DVNCT149}</text:p>
          </table:table-cell>
          <table:table-cell table:number-columns-repeated="1008"/>
        </table:table-row>
        <table:table-row table:style-name="ro1">
          <table:table-cell/>
          <table:table-cell office:value-type="string">
            <text:p>655a0e338de7e5995dc9fc08cb7b58bf73d534c2</text:p>
          </table:table-cell>
          <table:table-cell office:value-type="float" office:value="31">
            <text:p>31</text:p>
          </table:table-cell>
          <table:table-cell office:value-type="string">
            <text:p>1+18+3+1+1+1+1+6+2+1+4+10+1+3+2+1+3+2+2+1+3+2+3+2+2+1+1+5+1+11+2</text:p>
          </table:table-cell>
          <table:table-cell/>
          <table:table-cell office:value-type="string">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ext:p>{camel-influxdb/pom.xml2, camel-influxdb/pom.xml55, swagger-rest\pom.xml58, camel-influxdb/pom.xml62, swagger-rest\pom.xml66, camel-bonita/pom.xml68, camel-metrics/pom.xml89, camel-reactor/pom.xml89, camel-eip/pom.xml136, camel-itest/pom.xml232}, {MIDC24, EDEMT24, GET25, EDEMT26, CET28, GPT28, HET28, HRT28, MET28, MRT28, MCST28, TET28, TRT28, CPT29, HPT29, MPT29, TPT29, AMPT30, BAUPIT30, BAUPIT31, EDEMT31, CRT31, GRT32, MetricsET32, BAUPIT35, MCT35, FICTT35, MetricsET36, ITPFT36, FICTT38, BAUPIT39, GRT39, FICTT41, MCST41, ITPFT42, BAUPIT44, EDEMT45, TRT47, HRT47, MRT47, BAUPIT49, GRT49, CRT52, EDEMT53, BAUPIT54, FICTT55, GRT57, BAUPIT61, BAUPIT63, GRT64, HPT66, CPT68, <text:s/>MPT68, BAUPIT69, TPT72, MetricsET72, BAUPIT73, BAUPIT76, GPT79, EDEMT82, FICTT82, BAUPIT83, CPT83, BAUPIT86, BAUPIT89, HPT92, GPT92, EDEMT95, EDEMT96, BAUPIT96, GPT98, BAUPIT99, CPT99, BAUPIT102, GRT105, MPT108, GRT109, EDEMT109, EDEMT119, EDEMT133, CPT133, GRT141, TPT148, GRT151, GRT160, CPT166}</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BAUPIT63}, <text:s/>{camel-influxdb/pom.xml62}, {GRT64}, {HPT66}, <text:s/>{swagger-rest\pom.xml66}, {CPT68}, <text:s/>{MPT68}, {camel-bonita/pom.xml68}, {BAUPIT69, BAUPIT73, BAUPIT76}, {TPT72}, {MetricsET72}, {GPT79}, {EDEMT82}, {FICTT82}, {BAUPIT83, BAUPIT86, BAUPIT89}, {CPT83}, {camel-metrics/pom.xml89}, <text:s/>{camel-reactor/pom.xml89}, {HPT92}, {GPT92}, <text:s/>{EDEMT95}, {EDEMT96}, {BAUPIT96, BAUPIT99, BAUPIT102}, {GPT98}, {CPT99},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TestSupport0, FICTT35, FICTT38, FICTT41, FICTT55, FICTT82}, {camel-influxdb/pom.xml2}, {MIDC24}, {EDEMT24, EDEMT26, EDEMT31, EDEMT45, EDEMT53, EDEMT82, EDEMT95, EDEMT96, EDEMT109, EDEMT119, EDEMT133} {GET25}, <text:s/>{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ITPFT36, ITPFT42}, {camel-influxdb/pom.xml55, camel-influxdb/pom.xml62} {swagger-rest\pom.xml58, swagger-rest\pom.xml66}, {camel-bonita/pom.xml68}, {camel-metrics/pom.xml89} {camel-reactor/pom.xml89}, {camel-eip/pom.xml13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BonitaAPIUtil0)}, {BonitaAPIUtil0, BAUPIT54}, <text:s/>{(BonitaAPIUtil0), BAUPIT63}, {GRT49}, <text:s/>{CRT52}, {EDEMT53}, <text:s/>{FICTT55}, <text:s/>{camel-influxdb/pom.xml55}, {GRT57}, {swagger-rest\pom.xml58}, {BAUPIT61}, <text:s/>{camel-influxdb/pom.xml62}, {GRT64}, {HPT66}, <text:s/>{swagger-rest\pom.xml66}, {CPT68}, <text:s/>{MPT68}, {camel-bonita/pom.xml68}, {BAUPIT69}, {TPT72}, {MetricsET72}, {BAUPIT73}, {BAUPIT76, (BonitaAPIUtilMod0)}, {BonitaAPIUtilMod0, BAUPIT89}, {(BonitaAPIUtilMod0), BAUPIT102}, {GPT79, (CamelMetricsGauge0)}, {GPT92, <text:s/>(CamelMetricsGauge0)}, {GPT98, <text:s/>(CamelMetricsGauge0)}, {CamelMetricsGauge0 ,GRT141}, <text:s/>{(CamelMetricsGauge0), GRT151}, {(CamelMetricsGauge0), GRT160}, {EDEMT82}, {FICTT82}, {BAUPIT83}, {CPT83}, {BAUPIT86}, {camel-metrics/pom.xml89}, <text:s/>{camel-reactor/pom.xml89}, {HPT92}, <text:s/>{EDEMT95}, {EDEMT96}, {BAUPIT96}, <text:s/>{BAUPIT99}, {CPT99}, <text:s text:c="2"/>{GRT105}, {MPT108}, {GRT109}, {EDEMT109}, {EDEMT119}, {EDEMT133}, {CPT133}, {camel-eip/pom.xml136}, <text:s/>{TPT148},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Aldettinger</text:p>
          </table:table-cell>
          <table:table-cell table:number-columns-repeated="1007"/>
        </table:table-row>
        <table:table-row table:style-name="ro2">
          <table:table-cell table:number-columns-repeated="5"/>
          <table:table-cell office:value-type="string">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ext:p>{camel-influxdb/pom.xml2, camel-influxdb/pom.xml55, swagger-rest\pom.xml58, camel-influxdb/pom.xml62, swagger-rest\pom.xml66, camel-bonita/pom.xml68, camel-metrics/pom.xml89, camel-reactor/pom.xml89, camel-eip/pom.xml136, camel-itest/pom.xml232}, {MIDC24, EDEMT24, GET25, EDEMT26, CET28, GPT28, HET28, HRT28, MET28, MRT28, MCST28, TET28, TRT28, CPT29, HPT29, MPT29, TPT29, AMPT30, BAUPIT30, BAUPIT31, EDEMT31, CRT31, GRT32, MetricsET32, BAUPIT35, MCT35, FICTT35, MetricsET36, ITPFT36, FICTT38, BAUPIT39, GRT39, FICTT41, MCST41, ITPFT42, BAUPIT44, EDEMT45, TRT47, HRT47, MRT47, BAUPIT49, GRT49, CRT52, EDEMT53, BAUPIT54, FICTT55, GRT57, BAUPIT61, BAUPIT63, GRT64, HPT66, CPT68, <text:s/>MPT68, BAUPIT69, TPT72, MetricsET72, BAUPIT73, BAUPIT76, GPT79, EDEMT82, FICTT82, BAUPIT83, CPT83, BAUPIT86, BAUPIT89, HPT92, GPT92, EDEMT95, EDEMT96, BAUPIT96, GPT98, BAUPIT99, CPT99, BAUPIT102, GRT105, MPT108, GRT109, EDEMT109, EDEMT119, EDEMT133, CPT133, GRT141, TPT148, GRT151, GRT160, CPT166}</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BAUPIT63}, <text:s/>{camel-influxdb/pom.xml62}, {GRT64}, {HPT66}, <text:s/>{swagger-rest\pom.xml66}, {CPT68}, <text:s/>{MPT68}, {camel-bonita/pom.xml68}, {BAUPIT69, BAUPIT73, BAUPIT76}, {TPT72}, {MetricsET72}, {GPT79}, {EDEMT82}, {FICTT82}, {BAUPIT83, BAUPIT86, BAUPIT89}, {CPT83}, {camel-metrics/pom.xml89}, <text:s/>{camel-reactor/pom.xml89}, {HPT92}, {GPT92}, <text:s/>{EDEMT95}, {EDEMT96}, {BAUPIT96, BAUPIT99, BAUPIT102}, {GPT98}, {CPT99},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ext:p>{CamelTestSupport0, FICTT35, FICTT38, FICTT41, FICTT55, FICTT82}, {camel-influxdb/pom.xml2}, {MIDC24}, {EDEMT24, EDEMT26, EDEMT31, EDEMT45, EDEMT53, EDEMT82, EDEMT95, EDEMT96, EDEMT109, EDEMT119, EDEMT133} {GET25}, <text:s/>{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ITPFT36, ITPFT42}, {camel-influxdb/pom.xml55, camel-influxdb/pom.xml62} {swagger-rest\pom.xml58, swagger-rest\pom.xml66}, {camel-bonita/pom.xml68}, {camel-metrics/pom.xml89} {camel-reactor/pom.xml89}, {camel-eip/pom.xml13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BonitaAPIUtil0)}, {BonitaAPIUtil0, BAUPIT54}, <text:s/>{(BonitaAPIUtil0), BAUPIT63}, {GRT49}, <text:s/>{CRT52}, {EDEMT53}, <text:s/>{FICTT55}, <text:s/>{camel-influxdb/pom.xml55}, {GRT57}, {swagger-rest\pom.xml58}, {BAUPIT61}, <text:s/>{camel-influxdb/pom.xml62}, {GRT64}, {HPT66}, <text:s/>{swagger-rest\pom.xml66}, {CPT68}, <text:s/>{MPT68}, {camel-bonita/pom.xml68}, {BAUPIT69}, {TPT72}, {MetricsET72}, {BAUPIT73}, {BAUPIT76, (BonitaAPIUtilMod0)}, {BonitaAPIUtilMod0, BAUPIT89}, {(BonitaAPIUtilMod0), BAUPIT102}, {GPT79, (CamelMetricsGauge0)}, {GPT92, <text:s/>(CamelMetricsGauge0)}, {GPT98, <text:s/>(CamelMetricsGauge0)}, {CamelMetricsGauge0 ,GRT141}, <text:s/>{(CamelMetricsGauge0), GRT151}, {(CamelMetricsGauge0), GRT160}, {EDEMT82}, {FICTT82}, {BAUPIT83}, {CPT83}, {BAUPIT86}, {camel-metrics/pom.xml89}, <text:s/>{camel-reactor/pom.xml89}, {HPT92}, <text:s/>{EDEMT95}, {EDEMT96}, {BAUPIT96}, <text:s/>{BAUPIT99}, {CPT99}, <text:s text:c="2"/>{GRT105}, {MPT108}, {GRT109}, {EDEMT109}, {EDEMT119}, {EDEMT133}, {CPT133}, {camel-eip/pom.xml136}, <text:s/>{TPT148}, {CPT166}, {camel-itest/pom.xml232}</text:p>
          </table:table-cell>
          <table:table-cell office:value-type="string">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table:number-columns-repeated="1008"/>
        </table:table-row>
        <table:table-row table:style-name="ro1">
          <table:table-cell/>
          <table:table-cell office:value-type="string">
            <text:p>ff58f893c04934f07342d9787e1c179491e4fc4d</text:p>
          </table:table-cell>
          <table:table-cell office:value-type="float" office:value="8">
            <text:p>8</text:p>
          </table:table-cell>
          <table:table-cell office:value-type="string">
            <text:p>1+1+1+4+1+1+2+1</text:p>
          </table:table-cell>
          <table:table-cell/>
          <table:table-cell office:value-type="string">
            <text:p>{jvm.config1}, {jenkinsfile36}, {IS40, IS73, IS571, IS586}, {IST60}, {parent/pom.xml130, parent/pom.xml320}, {components/camel-jetty9/pom.xml181},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571, IS586}, {IST60}, {parent/pom.xml130, parent/pom.xml320}, {components/camel-jetty9/pom.xml181}, {camel-core/pom.xml683}, {platforms/karaf/features/src/main/resources/features.xml1077}</text:p>
          </table:table-cell>
          <table:table-cell office:value-type="string">
            <text:p>{jvm.config1}, {jenkinsfile36}, {IS40, IST60, IS73, IS571, IS586}, {parent/pom.xml130, <text:s/>components/camel-jetty9/pom.xml181, parent/pom.xml320, camel-core/pom.xml683, platforms/karaf/features/src/main/resources/features.xml1077}</text:p>
          </table:table-cell>
          <table:table-cell office:value-type="string">
            <text:p>{jvm.config1}, {jenkinsfile36}, {IS40}, {IS73, IS571, IS586}, {IST60}, {parent/pom.xml130}, {components/camel-jetty9/pom.xml181}, <text:s/>{parent/pom.xml320}, <text:s/>,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ContextTestSupport0, IST60}, {jvm.config1}, {jenkinsfile36}, {IS40, IS73, IS571, IS586}, {parent/pom.xml130, parent/pom.xml320}, {components/camel-jetty9/pom.xml181},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Freeman Fang</text:p>
          </table:table-cell>
          <table:table-cell table:number-columns-repeated="1007"/>
        </table:table-row>
        <table:table-row table:style-name="ro2">
          <table:table-cell table:number-columns-repeated="5"/>
          <table:table-cell office:value-type="string">
            <text:p>{jvm.config1}, {jenkinsfile36}, {IS40, IS73, IS571, IS586}, {IST60}, {parent/pom.xml130, parent/pom.xml320}, {components/camel-jetty9/pom.xml181},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571, IS586}, {IST60}, {parent/pom.xml130, parent/pom.xml320}, {components/camel-jetty9/pom.xml181}, {camel-core/pom.xml683}, {platforms/karaf/features/src/main/resources/features.xml1077}</text:p>
          </table:table-cell>
          <table:table-cell office:value-type="string">
            <text:p>{jvm.config1}, {jenkinsfile36}, {IS40, IST60, IS73, IS571, IS586}, {parent/pom.xml130, <text:s/>components/camel-jetty9/pom.xml181, parent/pom.xml320, camel-core/pom.xml683, platforms/karaf/features/src/main/resources/features.xml1077}</text:p>
          </table:table-cell>
          <table:table-cell office:value-type="string">
            <text:p>{jvm.config1}, {jenkinsfile36}, {IS40}, {IS73, IS571, IS586}, {IST60}, {parent/pom.xml130}, {components/camel-jetty9/pom.xml181}, <text:s/>{parent/pom.xml320}, <text:s/>,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ContextTestSupport0, IST60}, {jvm.config1}, {jenkinsfile36}, {IS40, IS73, IS571, IS586}, {parent/pom.xml130, parent/pom.xml320}, {components/camel-jetty9/pom.xml181},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office:value-type="string">
            <text:p>{jvm.config1}, {jenkinsfile36}, {IS40}, {IS73}, {IST60}, {parent/pom.xml130}, {components/camel-jetty9/pom.xml181}, <text:s/>{parent/pom.xml320}, <text:s/>{IS571}, {IS586}, {camel-core/pom.xml683}, {platforms/karaf/features/src/main/resources/features.xml1077}</text:p>
          </table:table-cell>
          <table:table-cell table:number-columns-repeated="1008"/>
        </table:table-row>
        <table:table-row table:style-name="ro1" table:number-rows-repeated="2">
          <table:table-cell table:number-columns-repeated="1024"/>
        </table:table-row>
        <table:table-row table:style-name="ro1">
          <table:table-cell office:value-type="string">
            <text:p>Wicket</text:p>
          </table:table-cell>
          <table:table-cell office:value-type="string">
            <text:p>65fb297609899d1269460aa6c719cca88287bcbe</text:p>
          </table:table-cell>
          <table:table-cell office:value-type="float" office:value="2">
            <text:p>2</text:p>
          </table:table-cell>
          <table:table-cell office:value-type="string">
            <text:p>7+3</text:p>
          </table:table-cell>
          <table:table-cell/>
          <table:table-cell office:value-type="string">
            <text:p>{XPPU27, 33, 62}, {PPU242, 250, 261, 297, 299, 317, 329}</text:p>
          </table:table-cell>
          <table:table-cell office:value-type="string">
            <text:p>{XPPU27}, {XPPU33}, <text:s/>{XPPU62}, {PPU242}, {PPU250, PPU299, PPU317, PPU329}, {PPU261}, {PPU297}</text:p>
          </table:table-cell>
          <table:table-cell office:value-type="string">
            <text:p>{XPPU27}, {XPPU33}, <text:s/>{XPPU62}, {PPU242}, {PPU250}, {PPU261}, {PPU297}, {PPU299}, {PPU317}, {PPU329}</text:p>
          </table:table-cell>
          <table:table-cell table:number-columns-repeated="2" office:value-type="string">
            <text:p>{XPPU27, XPPU33, XPPU62, PPU242, PPU250, PPU261, PPU297, PPU299, PPU317, PPU329}</text:p>
          </table:table-cell>
          <table:table-cell office:value-type="string">
            <text:p>{XPPU27}, {XPPU33}, <text:s/>{XPPU62}, {PPU250} ↔ <text:s/>{PPU242, PPU261}, {PPU297}, {PPU299}, {PPU317}, {PPU329}</text:p>
          </table:table-cell>
          <table:table-cell table:number-columns-repeated="2" office:value-type="string">
            <text:p>{XPPU27}, {XPPU33}, <text:s/>{XPPU62}, {PPU242}, {PPU250}, {PPU261}, {PPU297}, {PPU299}, {PPU317}, {PPU329}</text:p>
          </table:table-cell>
          <table:table-cell office:value-type="string">
            <text:p>{XPPU27, XPPU33, XPPU62, PPU242, PPU250, PPU261, PPU297, PPU299, PPU317, PPU329}</text:p>
          </table:table-cell>
          <table:table-cell office:value-type="string">
            <text:p>{XPPU27}, {XPPU33}, <text:s/>{XPPU62}, {PPU242}, {PPU250, PPU299, PPU317, PPU329}, {PPU261}, {PPU297}</text:p>
          </table:table-cell>
          <table:table-cell office:value-type="string">
            <text:p>{XPPU27}, {XPPU33}, <text:s/>{XPPU62}, {PPU242}, {PPU250}, {PPU261}, {PPU297}, {PPU299}, {PPU317}, {PPU329}</text:p>
          </table:table-cell>
          <table:table-cell office:value-type="string">
            <text:p>Martin Tzvetanov Grigorov</text:p>
          </table:table-cell>
          <table:table-cell table:number-columns-repeated="1007"/>
        </table:table-row>
        <table:table-row table:style-name="ro1">
          <table:table-cell table:number-columns-repeated="5"/>
          <table:table-cell office:value-type="string">
            <text:p>{XPPU27, 33, 62}, {PPU242, 250, 261, 297, 299, 317, 329}</text:p>
          </table:table-cell>
          <table:table-cell office:value-type="string">
            <text:p>{XPPU27}, {XPPU33}, <text:s/>{XPPU62}, {PPU242}, {PPU250, PPU299, PPU317, PPU329}, {PPU261}, {PPU297}</text:p>
          </table:table-cell>
          <table:table-cell office:value-type="string">
            <text:p>{XPPU27}, {XPPU33}, <text:s/>{XPPU62}, {PPU242}, {PPU250}, {PPU261}, {PPU297}, {PPU299}, {PPU317}, {PPU329}</text:p>
          </table:table-cell>
          <table:table-cell table:number-columns-repeated="2" office:value-type="string">
            <text:p>{XPPU27, XPPU33, XPPU62, PPU242, PPU250, PPU261, PPU297, PPU299, PPU317, PPU329}</text:p>
          </table:table-cell>
          <table:table-cell office:value-type="string">
            <text:p>{XPPU27}, {XPPU33}, <text:s/>{XPPU62}, {PPU250} ↔ <text:s/>{PPU242, PPU261}, {PPU297}, {PPU299}, {PPU317}, {PPU329}</text:p>
          </table:table-cell>
          <table:table-cell table:number-columns-repeated="2" office:value-type="string">
            <text:p>{XPPU27}, {XPPU33}, <text:s/>{XPPU62}, {PPU242}, {PPU250}, {PPU261}, {PPU297}, {PPU299}, {PPU317}, {PPU329}</text:p>
          </table:table-cell>
          <table:table-cell office:value-type="string">
            <text:p>{XPPU27, XPPU33, XPPU62, PPU242, PPU250, PPU261, PPU297, PPU299, PPU317, PPU329}</text:p>
          </table:table-cell>
          <table:table-cell office:value-type="string">
            <text:p>{XPPU27}, {XPPU33}, <text:s/>{XPPU62}, {PPU242}, {PPU250, PPU299, PPU317, PPU329}, {PPU261}, {PPU297}</text:p>
          </table:table-cell>
          <table:table-cell office:value-type="string">
            <text:p>{XPPU27}, {XPPU33}, <text:s/>{XPPU62}, {PPU242}, {PPU250}, {PPU261}, {PPU297}, {PPU299}, {PPU317}, {PPU329}</text:p>
          </table:table-cell>
          <table:table-cell table:number-columns-repeated="1008"/>
        </table:table-row>
        <table:table-row table:style-name="ro1">
          <table:table-cell/>
          <table:table-cell office:value-type="string">
            <text:p>3d43ab39a216a4bc6e0df0225b61e7dc643f9469</text:p>
          </table:table-cell>
          <table:table-cell office:value-type="float" office:value="2">
            <text:p>2</text:p>
          </table:table-cell>
          <table:table-cell office:value-type="string">
            <text:p>3+2</text:p>
          </table:table-cell>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table:number-columns-repeated="3" office:value-type="string">
            <text:p><text:s/>{AA24}, {AA46}, {FHR235}, {FHR266}, {FHR278}</text:p>
          </table:table-cell>
          <table:table-cell office:value-type="string">
            <text:p><text:s/>{DecoratingHeaderResponse0, FHR235, FHR266, FHR278}, <text:s/>{WicketExampleApplication0, AA24, AA46},</text:p>
          </table:table-cell>
          <table:table-cell office:value-type="string">
            <text:p><text:s/>{AA24}, {AA46}, {FHR235}, {FHR266, FHR278}</text:p>
          </table:table-cell>
          <table:table-cell office:value-type="string">
            <text:p><text:s/>{AA24}, {AA46}, {FHR235}, {FHR266}, {FHR278}</text:p>
          </table:table-cell>
          <table:table-cell office:value-type="string">
            <text:p>Sven Meier</text:p>
          </table:table-cell>
          <table:table-cell table:number-columns-repeated="1007"/>
        </table:table-row>
        <table:table-row table:style-name="ro1">
          <table:table-cell table:number-columns-repeated="5"/>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office:value-type="string">
            <text:p><text:s/>{AA24, AA46, FHR235, FHR266, FHR278}</text:p>
          </table:table-cell>
          <table:table-cell table:number-columns-repeated="3" office:value-type="string">
            <text:p><text:s/>{AA24}, {AA46}, {FHR235}, {FHR266}, {FHR278}</text:p>
          </table:table-cell>
          <table:table-cell office:value-type="string">
            <text:p><text:s/>{DecoratingHeaderResponse0, FHR235, FHR266, FHR278}, <text:s/>{WicketExampleApplication0, AA24, AA46},</text:p>
          </table:table-cell>
          <table:table-cell office:value-type="string">
            <text:p><text:s/>{AA24}, {AA46}, {FHR235}, {FHR266, FHR278}</text:p>
          </table:table-cell>
          <table:table-cell office:value-type="string">
            <text:p><text:s/>{AA24}, {AA46}, {FHR235}, {FHR266}, {FHR278}</text:p>
          </table:table-cell>
          <table:table-cell table:number-columns-repeated="1008"/>
        </table:table-row>
        <table:table-row table:style-name="ro1">
          <table:table-cell/>
          <table:table-cell office:value-type="string">
            <text:p>a148e088f13a4ec1cebfc938e24d6215e19576c8</text:p>
          </table:table-cell>
          <table:table-cell office:value-type="float" office:value="2">
            <text:p>2</text:p>
          </table:table-cell>
          <table:table-cell office:value-type="string">
            <text:p>18+1</text:p>
          </table:table-cell>
          <table:table-cell/>
          <table:table-cell office:value-type="string">
            <text:p>{IT1}, {CR19, CR27, CR36, CR39, CR43, CR45, CR54, CR70, CR101, CR349, CR360, CR377, CR379, CR392, CR406, CR437, CR461, CR471}</text:p>
          </table:table-cell>
          <table:table-cell office:value-type="string">
            <text:p>{IT1, CR101}, {CR19}, {CR27}, {CR36}, {CR39}, {CR43}, {CR45}, {CR54}, {CR70},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text:s/>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RequestCycle0, CR360, Application0}, {(Application0), IT1, CR101, WebApplication0, ThreadContext0, Url0}, {CR19}, {CR27}, {CR36}, {CR39}, {CR43}, {CR45}, {CR54}, {CR70}, {CR349}, <text:s/>{CR377}, {CR379}, {CR392}, {CR406}, {CR437}, {CR461}, {CR471}</text:p>
          </table:table-cell>
          <table:table-cell office:value-type="string">
            <text:p>{Label0, (IT1)}, {IT1, CR19, CR27, CR36, CR39, CR43, CR45, CR54, CR70, CR101, CR349, CR360, CR377, CR379, CR392, CR406, CR437, CR461, CR471}, {(CR19, CR27, CR36, CR39, CR43, CR45, CR54, CR70, CR101, CR349, CR360, CR377, CR379, CR392, CR406, CR437, CR461, CR471), MockApplication0, MockServletContext0, BufferedWebResponse0}</text:p>
          </table:table-cell>
          <table:table-cell office:value-type="string">
            <text:p>Sven Meier</text:p>
          </table:table-cell>
          <table:table-cell table:number-columns-repeated="1007"/>
        </table:table-row>
        <table:table-row table:style-name="ro1">
          <table:table-cell table:number-columns-repeated="5"/>
          <table:table-cell office:value-type="string">
            <text:p>{IT1}, {CR19, CR27, CR36, CR39, CR43, CR45, CR54, CR70, CR101, CR349, CR360, CR377, CR379, CR392, CR406, CR437, CR461, CR471}</text:p>
          </table:table-cell>
          <table:table-cell office:value-type="string">
            <text:p>{IT1, CR101}, {CR19}, {CR27}, {CR36}, {CR39}, {CR43}, {CR45}, {CR54}, {CR70},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text:s/>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9, CR27, CR36, CR39, CR43, CR45, CR54, CR70, CR101, CR349, CR360, CR377, CR379, CR392, CR406, CR437, CR461, CR471}</text:p>
          </table:table-cell>
          <table:table-cell office:value-type="string">
            <text:p>{IT1, CR101, ThreadContext0, Url0}, {CR19}, {CR27}, {CR36}, {CR39}, {CR43}, {CR45}, {CR54}, {CR70}, {CR349}, {CR360}, {CR377}, {CR379}, {CR392}, {CR406}, {CR437}, {CR461}, {CR471}</text:p>
          </table:table-cell>
          <table:table-cell table:number-columns-repeated="1009"/>
        </table:table-row>
        <table:table-row table:style-name="ro1">
          <table:table-cell/>
          <table:table-cell office:value-type="string">
            <text:p>63a3296c7e56be1d0a41541989834b21f976c363</text:p>
          </table:table-cell>
          <table:table-cell office:value-type="float" office:value="3">
            <text:p>3</text:p>
          </table:table-cell>
          <table:table-cell office:value-type="string">
            <text:p>5+1+1</text:p>
          </table:table-cell>
          <table:table-cell/>
          <table:table-cell office:value-type="string">
            <text:p>{FC41, FC45, FC49, FC56, FC72}, {FFP183}, {BWT2223}</text:p>
          </table:table-cell>
          <table:table-cell office:value-type="string">
            <text:p>{FC41}, {FC45}, {FC49}, {FC56}, {FC72}, {FFP183}, {BWT2223}</text:p>
          </table:table-cell>
          <table:table-cell office:value-type="string">
            <text:p>{FFP183, FC41, FC45, FC49, FC56, FC72}, {(FC41, FC45, FC49, FC56, FC72), BWT2223}</text:p>
          </table:table-cell>
          <table:table-cell office:value-type="string">
            <text:p>{FC41, FC45, FC49, FC56, FC72}, {FFP183}, {BWT2223}</text:p>
          </table:table-cell>
          <table:table-cell office:value-type="string">
            <text:p>{FC41, FC45, FC49, FC56, FC72, FFP183, BWT2223}</text:p>
          </table:table-cell>
          <table:table-cell table:number-columns-repeated="2" office:value-type="string">
            <text:p>{FC41}, {FC45}, {FC49}, {FC56}, {FC72}, {FFP183}, {BWT2223}</text:p>
          </table:table-cell>
          <table:table-cell office:value-type="string">
            <text:p>{FC41}, {FC45}, {FC49}, {FC56, FC72}, {FFP183}, {BWT2223}</text:p>
          </table:table-cell>
          <table:table-cell office:value-type="string">
            <text:p>{FC41, FC45, FC49, FC56, FC72}, {FeedbackPanel0, FFP183}, {BWT2223}</text:p>
          </table:table-cell>
          <table:table-cell office:value-type="string">
            <text:p>{FC41}, {FC45}, {FC49}, {FC56}, {FC72}, {FFP183}, {BWT2223}</text:p>
          </table:table-cell>
          <table:table-cell office:value-type="string">
            <text:p>{FFP183, FC41, FC45, FC49, FC56, FC72}, {(FC41, FC45, FC49, FC56, FC72), BWT2223}</text:p>
          </table:table-cell>
          <table:table-cell office:value-type="string">
            <text:p>Andrea del Bene</text:p>
          </table:table-cell>
          <table:table-cell table:number-columns-repeated="1007"/>
        </table:table-row>
        <table:table-row table:style-name="ro1">
          <table:table-cell table:number-columns-repeated="5"/>
          <table:table-cell office:value-type="string">
            <text:p>{FC41, FC45, FC49, FC57, FC72}, {FFP183}, {BWT2223}</text:p>
          </table:table-cell>
          <table:table-cell office:value-type="string">
            <text:p>{FC41}, {FC45}, {FC49}, {FC56}, {FC72}, {FFP183}, {BWT2223}</text:p>
          </table:table-cell>
          <table:table-cell/>
          <table:table-cell office:value-type="string">
            <text:p>{FC41, FC45, FC49, FC56, FC72}, {FFP183}, {BWT2223}</text:p>
          </table:table-cell>
          <table:table-cell office:value-type="string">
            <text:p>{FC41, FC45, FC49, FC56, FC72, FFP183, BWT2223}</text:p>
          </table:table-cell>
          <table:table-cell table:number-columns-repeated="2" office:value-type="string">
            <text:p>{FC41}, {FC45}, {FC49}, {FC56}, {FC72}, {FFP183}, {BWT2223}</text:p>
          </table:table-cell>
          <table:table-cell office:value-type="string">
            <text:p>{FC41}, {FC45}, {FC49}, {FC56, FC72}, {FFP183}, {BWT2223}</text:p>
          </table:table-cell>
          <table:table-cell office:value-type="string">
            <text:p>{FeedbackPanel0, FFP183}, {FC41, FC45, FC49, FC56, FC72}, <text:s/>{BWT2223}</text:p>
          </table:table-cell>
          <table:table-cell office:value-type="string">
            <text:p>{FC41}, {FC45}, {FC49}, {FC56}, {FC72}, {FFP183}, {BWT2223}</text:p>
          </table:table-cell>
          <table:table-cell table:number-columns-repeated="1009"/>
        </table:table-row>
        <table:table-row table:style-name="ro1">
          <table:table-cell/>
          <table:table-cell office:value-type="string">
            <text:p>00109395588662ca380bdf82e8fc6cc75069565a</text:p>
          </table:table-cell>
          <table:table-cell office:value-type="float" office:value="2">
            <text:p>2</text:p>
          </table:table-cell>
          <table:table-cell office:value-type="string">
            <text:p>4+5</text:p>
          </table:table-cell>
          <table:table-cell/>
          <table:table-cell office:value-type="string">
            <text:p>{FPT19, FPT23, FPT40, FPT48, FPT71}, {FMM26, FMM51, FMM133, FMM187}</text:p>
          </table:table-cell>
          <table:table-cell table:number-columns-repeated="2" office:value-type="string">
            <text:p>{FPT19}, {FPT23}, {FMM26}, {FPT40}, {FMM51}, {FPT48}, {FPT71}, <text:s/>{FMM133}, {FMM187}</text:p>
          </table:table-cell>
          <table:table-cell office:value-type="string">
            <text:p>{FPT19, FPT23, FPT40, FPT48, FPT71}, {FMM26, FMM51, FMM133, FMM187}</text:p>
          </table:table-cell>
          <table:table-cell office:value-type="string">
            <text:p>{FPT19, FPT23, FMM26, FPT40, FMM51, FPT48, FPT71, <text:s/>FMM133, FMM187</text:p>
          </table:table-cell>
          <table:table-cell office:value-type="string">
            <text:p>{FPT19}, {FPT23}, {FMM26}, {FPT40}, {FPT48}, {FPT71}, <text:s/>{FMM133, FMM51}, {FMM187}</text:p>
          </table:table-cell>
          <table:table-cell office:value-type="string">
            <text:p>{FPT19}, {FPT23}, {FMM26}, {FPT40}, {FMM51, FMM187}, {FPT48}, {FPT71}, <text:s/>{FMM133}</text:p>
          </table:table-cell>
          <table:table-cell office:value-type="string">
            <text:p>{FPT19}, {FPT23}, {FMM26}, {FPT40}, {FMM51}, {FPT48}, {FPT71}, <text:s/>{FMM133}, {FMM187}</text:p>
          </table:table-cell>
          <table:table-cell office:value-type="string">
            <text:p>{WicketTestCase0, FPT19, FPT23, FPT40, FPT48, FPT71}, {Imodel0, FMM26, FMM51, FMM133, FMM187}</text:p>
          </table:table-cell>
          <table:table-cell office:value-type="string">
            <text:p><text:s/>{FeedbackCollector0, FMM133}, {FPT19}, {FPT23}, {FMM26}, {FPT40}, {FMM51}, {FPT48}, {FPT71}, {FMM187}</text:p>
          </table:table-cell>
          <table:table-cell office:value-type="string">
            <text:p>{FeedbackPanel0, FPT71}, {FPT19}, {FPT23}, {FMM26}, {FPT40}, {FMM51}, {FPT48}, {FMM133}, {FMM187}</text:p>
          </table:table-cell>
          <table:table-cell office:value-type="string">
            <text:p>Andrea del Bene</text:p>
          </table:table-cell>
          <table:table-cell table:number-columns-repeated="1007"/>
        </table:table-row>
        <table:table-row table:style-name="ro1">
          <table:table-cell table:number-columns-repeated="5"/>
          <table:table-cell office:value-type="string">
            <text:p>{FPT19, FPT23, FPT40, FPT48, FPT71}, {FMM26, FMM51, FMM133, FMM187}</text:p>
          </table:table-cell>
          <table:table-cell table:number-columns-repeated="2" office:value-type="string">
            <text:p>{FPT19}, {FPT23}, {FMM26}, {FPT40}, {FMM51}, {FPT48}, {FPT71}, <text:s/>{FMM133}, {FMM187}</text:p>
          </table:table-cell>
          <table:table-cell office:value-type="string">
            <text:p>{FPT19, FPT23, FPT40, FPT48, FPT71}, {FMM26, FMM51, FMM133, FMM187}</text:p>
          </table:table-cell>
          <table:table-cell office:value-type="string">
            <text:p>{FPT19, FPT23, FMM26, FPT40, FMM51, FPT48, FPT71, <text:s/>FMM133, FMM187</text:p>
          </table:table-cell>
          <table:table-cell office:value-type="string">
            <text:p>{FPT19}, {FPT23}, {FMM26}, {FPT40}, {FPT48}, {FPT71}, <text:s/>{FMM133, FMM51}, {FMM187}</text:p>
          </table:table-cell>
          <table:table-cell office:value-type="string">
            <text:p>{FPT19}, {FPT23}, {FMM26}, {FPT40}, {FMM51, FMM187}, {FPT48}, {FPT71}, <text:s/>{FMM133}</text:p>
          </table:table-cell>
          <table:table-cell office:value-type="string">
            <text:p>{FPT19}, {FPT23}, {FMM26}, {FPT40}, {FMM51}, {FPT48}, {FPT71}, <text:s/>{FMM133}, {FMM187}</text:p>
          </table:table-cell>
          <table:table-cell office:value-type="string">
            <text:p><text:s/>{Imodel0, FMM26, FMM51, FMM133, FMM187}, {WicketTestCase0, FPT19, FPT23, FPT40, FPT48, FPT71}</text:p>
          </table:table-cell>
          <table:table-cell office:value-type="string">
            <text:p><text:s/>{FeedbackCollector0, FMM133}, {FPT19}, {FPT23}, {FMM26}, {FPT40}, {FMM51}, {FPT48}, {FPT71}, {FMM187}</text:p>
          </table:table-cell>
          <table:table-cell office:value-type="string">
            <text:p>{FeedbackPanel0, FPT71}, {FPT19}, {FPT23}, {FMM26}, {FPT40}, {FMM51}, {FPT48}, {FMM133}, {FMM187}</text:p>
          </table:table-cell>
          <table:table-cell table:number-columns-repeated="1008"/>
        </table:table-row>
        <table:table-row table:style-name="ro1">
          <table:table-cell/>
          <table:table-cell office:value-type="string">
            <text:p>13fa9f8ffa9e4c8b4b76d730e0b602e1ee2ab1ed</text:p>
          </table:table-cell>
          <table:table-cell office:value-type="float" office:value="3">
            <text:p>3</text:p>
          </table:table-cell>
          <table:table-cell office:value-type="string">
            <text:p>2+1+2</text:p>
          </table:table-cell>
          <table:table-cell/>
          <table:table-cell office:value-type="string">
            <text:p>{CQT29, CQT810}, {TWMC165}, {MC1966, MC1994}</text:p>
          </table:table-cell>
          <table:table-cell office:value-type="string">
            <text:p>{CQT29}, {TWMC165}, <text:s/>{CQT810}, {MC1966}, {MC1994}</text:p>
          </table:table-cell>
          <table:table-cell office:value-type="string">
            <text:p>{CQT29}, {TWMC165, CQT810}, {MC1966}, {MC1994}</text:p>
          </table:table-cell>
          <table:table-cell office:value-type="string">
            <text:p>{CQT29, CQT810}, {TWMC165}, {MC1966, MC1994}</text:p>
          </table:table-cell>
          <table:table-cell office:value-type="string">
            <text:p>{CQT29, TWMC165, <text:s/>CQT810, MC1966, MC1994}</text:p>
          </table:table-cell>
          <table:table-cell table:number-columns-repeated="3" office:value-type="string">
            <text:p>{CQT29}, {TWMC165}, <text:s/>{CQT810}, {MC1966}, {MC1994}</text:p>
          </table:table-cell>
          <table:table-cell office:value-type="string">
            <text:p>{ManagedPerformanceCounterMBean, MRMB107} ↔ {MR268}, {ManagementTestSupport, MRRT1}</text:p>
          </table:table-cell>
          <table:table-cell office:value-type="string">
            <text:p><text:s/>{ComponentTag0, MC1994}, {CQT29}, {TWMC165}, <text:s/>{CQT810}, {MC1966}</text:p>
          </table:table-cell>
          <table:table-cell office:value-type="string">
            <text:p><text:s/>{WebMarkupContainer, TWMC165, CQT810}, {CQT29}, {MC1966}, {MC1994}</text:p>
          </table:table-cell>
          <table:table-cell office:value-type="string">
            <text:p>Andrea del Bene</text:p>
          </table:table-cell>
          <table:table-cell office:value-type="string">
            <text:p>This benchmark tests an innerclass with the same name of an existing separate class in the repository</text:p>
          </table:table-cell>
          <table:table-cell table:number-columns-repeated="1006"/>
        </table:table-row>
        <table:table-row table:style-name="ro1">
          <table:table-cell table:number-columns-repeated="5"/>
          <table:table-cell office:value-type="string">
            <text:p>{CQT29, CQT810}, {TWMC165}, {MC1966, MC1994}</text:p>
          </table:table-cell>
          <table:table-cell office:value-type="string">
            <text:p>{CQT29}, {TWMC165}, <text:s/>{CQT810}, {MC1966}, {MC1994}</text:p>
          </table:table-cell>
          <table:table-cell office:value-type="string">
            <text:p>{CQT29}, {TWMC165, CQT810}, {MC1966}, {MC1994}</text:p>
          </table:table-cell>
          <table:table-cell office:value-type="string">
            <text:p>{CQT29, CQT810}, {TWMC165}, {MC1966, MC1994}</text:p>
          </table:table-cell>
          <table:table-cell office:value-type="string">
            <text:p>{CQT29, TWMC165, <text:s/>CQT810, MC1966, MC1994}</text:p>
          </table:table-cell>
          <table:table-cell table:number-columns-repeated="3" office:value-type="string">
            <text:p>{CQT29}, {TWMC165}, <text:s/>{CQT810}, {MC1966}, {MC1994}</text:p>
          </table:table-cell>
          <table:table-cell office:value-type="string">
            <text:p>{ManagedPerformanceCounterMBean, MRMB107} ↔ {MR268}, {ManagementTestSupport, MRRT1}</text:p>
          </table:table-cell>
          <table:table-cell office:value-type="string">
            <text:p><text:s/>{ComponentTag0, MC1994}, {CQT29}, {TWMC165}, <text:s/>{CQT810}, {MC1966}</text:p>
          </table:table-cell>
          <table:table-cell office:value-type="string">
            <text:p><text:s/>{WebMarkupContainer, TWMC165, CQT810}, {CQT29}, {MC1966}, {MC1994}</text:p>
          </table:table-cell>
          <table:table-cell table:number-columns-repeated="1008"/>
        </table:table-row>
        <table:table-row table:style-name="ro1">
          <table:table-cell/>
          <table:table-cell office:value-type="string">
            <text:p>16b612ae029d4f9990b259526ebc4f94e38cd903</text:p>
          </table:table-cell>
          <table:table-cell office:value-type="float" office:value="4">
            <text:p>4</text:p>
          </table:table-cell>
          <table:table-cell office:value-type="string">
            <text:p>9+1+1+1</text:p>
          </table:table-cell>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212, AATB189, AATB191},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124, (AATB.java47)}, {AATB114, (AATB.java47)}, {AATB.java47, AATB191}, {(AATB.java47), AATB108}, {(AATB108), AATB220}, {AATB189}, {AATB212}, <text:s/>{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AbstractDefaultAjaxBehaviour0, AATB.java47, AATB108, AATB114, AATB124, AATB189, AATB191, AATB212, AATB220, AATB228}, {WickedTestCase0, ATBT242}, {STPER-1.html14}, {STPER.html20}</text:p>
          </table:table-cell>
          <table:table-cell office:value-type="string">
            <text:p>{AbstractAjaxTimeBehaviour0, AATB114}, {PartialPageRequestHandler0, AATB212, AATB189, AATB191, IHeaderResponse0, OnloadHeaderItem0}, <text:s/>{STPER-1.html14}, {STPER.html20}, {AATB.java47}, {AATB108, Component0}, {(Component0), AATB220}, {(Component0), AATB228}, {AATB124}, {ATBT242}</text:p>
          </table:table-cell>
          <table:table-cell office:value-type="string">
            <text:p>{STPER-1.html14}, {STPER.html20}, {AATB.java47}, {AATB108}, {AATB114}, {AATB124}, {AATB189}, {AATB191}, {AATB212}, {AATB220}, {AATB228}, {ATBT242}</text:p>
          </table:table-cell>
          <table:table-cell office:value-type="string">
            <text:p>Sven Meier</text:p>
          </table:table-cell>
          <table:table-cell table:number-columns-repeated="1007"/>
        </table:table-row>
        <table:table-row table:style-name="ro1">
          <table:table-cell table:number-columns-repeated="5"/>
          <table:table-cell office:value-type="string">
            <text:p>{STPER-1.html14}, {STPER.html20}, {AATB.java47, AATB108, AATB114, AATB124, AATB189, AATB191, AATB212, AATB220, AATB228}, {ATBT242}</text:p>
          </table:table-cell>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STPER-1.html14}, {STPER.html20}, {AATB124, (AATB.java47)}, {AATB114, (AATB.java47)}, {AATB.java47, AATB191}, {(AATB.java47), AATB108}, {(AATB108), AATB220}, {AATB189}, {AATB212}, <text:s/>{AATB228}, {ATBT242}</text:p>
          </table:table-cell>
          <table:table-cell office:value-type="string">
            <text:p>{STPER-1.html14}, {STPER.html20}, {AATB.java47}, {AATB108}, {AATB114}, {AATB124}, {AATB189}, {AATB191}, {AATB212}, {AATB220}, {AATB228}, {ATBT242}</text:p>
          </table:table-cell>
          <table:table-cell office:value-type="string">
            <text:p>{STPER-1.html14}, {STPER.html20}, {AATB.java47}, {AATB108}, {AATB114}, {AATB124}, {AATB189, AATB191}, {AATB212}, {AATB220}, {AATB228}, {ATBT242}</text:p>
          </table:table-cell>
          <table:table-cell office:value-type="string">
            <text:p>{AbstractDefaultAjaxBehaviour0, AATB.java47, AATB108, AATB114, AATB124, AATB189, AATB191, AATB212, AATB220, AATB228}, {WickedTestCase0, ATBT242}, {STPER-1.html14}, {STPER.html20}</text:p>
          </table:table-cell>
          <table:table-cell/>
          <table:table-cell office:value-type="string">
            <text:p>{STPER-1.html14}, {STPER.html20}, {AATB.java47}, {AATB108}, {AATB114}, {AATB124}, {AATB189}, {AATB191}, {AATB212}, {AATB220}, {AATB228}, {ATBT242}</text:p>
          </table:table-cell>
          <table:table-cell table:number-columns-repeated="1008"/>
        </table:table-row>
        <table:table-row table:style-name="ro1">
          <table:table-cell/>
          <table:table-cell table:style-name="ce5" office:value-type="string">
            <text:p>f1dd096c772feb9f878f783c5764a37403e82e5b</text:p>
          </table:table-cell>
          <table:table-cell office:value-type="float" office:value="3">
            <text:p>3</text:p>
          </table:table-cell>
          <table:table-cell office:value-type="string">
            <text:p>2+1+8</text:p>
          </table:table-cell>
          <table:table-cell/>
          <table:table-cell office:value-type="string">
            <text:p>{FUP.html3, FUP.html33}, {AFDB28, AFDB31, AFDB34, AFDB51, AFDB68, AFDB74, AFDB83, AFDB95}, {I-properties48}</text:p>
          </table:table-cell>
          <table:table-cell table:number-columns-repeated="2" office:value-type="string">
            <text:p>{FUP.html3}, <text:s/>{AFDB28}, {AFDB31}, {FUP.html33}, {AFDB34}, {I-properties48}, {AFDB51}, {AFDB68}, {AFDB74}, {AFDB83}, {AFDB95}</text:p>
          </table:table-cell>
          <table:table-cell table:number-columns-repeated="2" office:value-type="string">
            <text:p>{FUP.html3, FUP.html33}, {AFDB28, AFDB31, AFDB34, AFDB51, AFDB68, AFDB74, AFDB83, AFDB95}, {I-properties48}</text:p>
          </table:table-cell>
          <table:table-cell office:value-type="string">
            <text:p>{FUP.html3}, <text:s/>{AFDB28}, {AFDB31}, {FUP.html33}, {AFDB34}, {I-properties48}, {AFDB51, AFDB95}, {AFDB68}, {AFDB74}, {AFDB83}</text:p>
          </table:table-cell>
          <table:table-cell table:number-columns-repeated="2" office:value-type="string">
            <text:p>{FUP.html3}, <text:s/>{AFDB28}, {AFDB31}, {FUP.html33}, {AFDB34}, {I-properties48}, {AFDB51}, {AFDB68}, {AFDB74}, {AFDB83}, {AFDB95}</text:p>
          </table:table-cell>
          <table:table-cell office:value-type="string">
            <text:p>{AjaxEventBehaviour0, AFDB28, AFDB31, AFDB34, AFDB51, AFDB68, AFDB74, AFDB83, AFDB95}, {FUP.html3, FUP.html33}, {I-properties48}</text:p>
          </table:table-cell>
          <table:table-cell office:value-type="string">
            <text:p>{CssUtils0, AFDB51}, <text:s/>{AjaxRequestAttributes0, AFDB95}, {FUP.html3}, <text:s/>{AFDB28}, {AFDB31}, {FUP.html33}, {AFDB34}, {I-properties48}, {AFDB68}, {AFDB74}, {AFDB83},</text:p>
          </table:table-cell>
          <table:table-cell office:value-type="string">
            <text:p>{AjaxCallListener0, AFDB95}, {FUP.html3}, <text:s/>{AFDB28}, {AFDB31}, {FUP.html33}, {AFDB34}, {I-properties48}, {AFDB51}, {AFDB68}, {AFDB74}, {AFDB83}</text:p>
          </table:table-cell>
          <table:table-cell office:value-type="string">
            <text:p>Sven Meier</text:p>
          </table:table-cell>
          <table:table-cell table:number-columns-repeated="1007"/>
        </table:table-row>
        <table:table-row table:style-name="ro1">
          <table:table-cell table:number-columns-repeated="5"/>
          <table:table-cell office:value-type="string">
            <text:p>{FUP.html3, FUP.html33}, {AFDB28, AFDB31, AFDB34, AFDB51, AFDB68, AFDB74, AFDB83, AFDB95}, {I-properties48}</text:p>
          </table:table-cell>
          <table:table-cell table:number-columns-repeated="2" office:value-type="string">
            <text:p>{FUP.html3}, <text:s/>{AFDB28}, {AFDB31}, {FUP.html33}, {AFDB34}, {I-properties48}, {AFDB51}, {AFDB68}, {AFDB74}, {AFDB83}, {AFDB95}</text:p>
          </table:table-cell>
          <table:table-cell table:number-columns-repeated="2" office:value-type="string">
            <text:p>{FUP.html3, FUP.html33}, {AFDB28, AFDB31, AFDB34, AFDB51, AFDB68, AFDB74, AFDB83, AFDB95}, {I-properties48}</text:p>
          </table:table-cell>
          <table:table-cell office:value-type="string">
            <text:p>{FUP.html3}, <text:s/>{AFDB28}, {AFDB31}, {FUP.html33}, {AFDB34}, {I-properties48}, {AFDB51, AFDB95}, {AFDB68}, {AFDB74}, {AFDB83}</text:p>
          </table:table-cell>
          <table:table-cell table:number-columns-repeated="2" office:value-type="string">
            <text:p>{FUP.html3}, <text:s/>{AFDB28}, {AFDB31}, {FUP.html33}, {AFDB34}, {I-properties48}, {AFDB51}, {AFDB68}, {AFDB74}, {AFDB83}, {AFDB95}</text:p>
          </table:table-cell>
          <table:table-cell office:value-type="string">
            <text:p>{AjaxEventBehaviour0, AFDB28, AFDB31, AFDB34, AFDB51, AFDB68, AFDB74, AFDB83, AFDB95}, {FUP.html3, FUP.html33}, {I-properties48}</text:p>
          </table:table-cell>
          <table:table-cell office:value-type="string">
            <text:p>{CssUtils0, AFDB51}, <text:s/>{AjaxRequestAttributes0, AFDB95}, {FUP.html3}, <text:s/>{AFDB28}, {AFDB31}, {FUP.html33}, {AFDB34}, {I-properties48}, {AFDB68}, {AFDB74}, {AFDB83},</text:p>
          </table:table-cell>
          <table:table-cell office:value-type="string">
            <text:p>{AjaxCallListener0, AFDB95}, {FUP.html3}, <text:s/>{AFDB28}, {AFDB31}, {FUP.html33}, {AFDB34}, {I-properties48}, {AFDB51}, {AFDB68}, {AFDB74}, {AFDB83}</text:p>
          </table:table-cell>
          <table:table-cell table:number-columns-repeated="1008"/>
        </table:table-row>
        <table:table-row table:style-name="ro1">
          <table:table-cell/>
          <table:table-cell table:style-name="ce7" office:value-type="string">
            <text:p>3b136d6c809461260393a4d2816dc2334e4867d6</text:p>
          </table:table-cell>
          <table:table-cell office:value-type="float" office:value="1">
            <text:p>1</text:p>
          </table:table-cell>
          <table:table-cell office:value-type="float" office:value="4">
            <text:p>4</text:p>
          </table:table-cell>
          <table:table-cell/>
          <table:table-cell office:value-type="string">
            <text:p>{AIA29, AIA57, AIA64, AIA115}</text:p>
          </table:table-cell>
          <table:table-cell table:number-columns-repeated="2" office:value-type="string">
            <text:p>{AIA29}, {AIA57}, {AIA64}, {AIA115}</text:p>
          </table:table-cell>
          <table:table-cell table:number-columns-repeated="2" office:value-type="string">
            <text:p>{AIA29, AIA57, AIA64, AIA115}</text:p>
          </table:table-cell>
          <table:table-cell office:value-type="string">
            <text:p>{AIA29}, {AIA57, AIA115}, {AIA64}</text:p>
          </table:table-cell>
          <table:table-cell office:value-type="string">
            <text:p>{AIA29}, {AIA57, AIA64}, {AIA115}</text:p>
          </table:table-cell>
          <table:table-cell office:value-type="string">
            <text:p>{AIA29}, {AIA57}, {AIA64}, {AIA115}</text:p>
          </table:table-cell>
          <table:table-cell office:value-type="string">
            <text:p>{Behaviour0, AIA29, AIA57, AIA64, AIA115}</text:p>
          </table:table-cell>
          <table:table-cell office:value-type="string">
            <text:p>{AIA29}, {AIA57}, {AIA64}, {AIA115}</text:p>
          </table:table-cell>
          <table:table-cell office:value-type="string">
            <text:p>{ResourceReferenceRequestHandler0, AIA115}, {AIA29}, {AIA57}, {AIA64}</text:p>
          </table:table-cell>
          <table:table-cell office:value-type="string">
            <text:p>bitstorm</text:p>
          </table:table-cell>
          <table:table-cell table:number-columns-repeated="1007"/>
        </table:table-row>
        <table:table-row table:style-name="ro1">
          <table:table-cell table:number-columns-repeated="5"/>
          <table:table-cell office:value-type="string">
            <text:p>{AIA29, AIA57, AIA64, AIA115}</text:p>
          </table:table-cell>
          <table:table-cell table:number-columns-repeated="2" office:value-type="string">
            <text:p>{AIA29}, {AIA57}, {AIA64}, {AIA115}</text:p>
          </table:table-cell>
          <table:table-cell table:number-columns-repeated="2" office:value-type="string">
            <text:p>{AIA29, AIA57, AIA64, AIA115}</text:p>
          </table:table-cell>
          <table:table-cell office:value-type="string">
            <text:p>{AIA29}, {AIA57, AIA115}, {AIA64}</text:p>
          </table:table-cell>
          <table:table-cell office:value-type="string">
            <text:p>{AIA29}, {AIA57, AIA64}, {AIA115}</text:p>
          </table:table-cell>
          <table:table-cell office:value-type="string">
            <text:p>{AIA29}, {AIA57}, {AIA64}, {AIA115}</text:p>
          </table:table-cell>
          <table:table-cell office:value-type="string">
            <text:p>{Behaviour0, AIA29, AIA57, AIA64, AIA115}</text:p>
          </table:table-cell>
          <table:table-cell office:value-type="string">
            <text:p>{AIA29}, {AIA57}, {AIA64}, {AIA115}</text:p>
          </table:table-cell>
          <table:table-cell table:number-columns-repeated="1009"/>
        </table:table-row>
        <table:table-row table:style-name="ro1">
          <table:table-cell/>
          <table:table-cell office:value-type="string">
            <text:p>cbf458380afb1a71d97ee2b77196ff85ea258c37</text:p>
          </table:table-cell>
          <table:table-cell office:value-type="float" office:value="2">
            <text:p>2</text:p>
          </table:table-cell>
          <table:table-cell office:value-type="string">
            <text:p>12+2</text:p>
          </table:table-cell>
          <table:table-cell/>
          <table:table-cell office:value-type="string">
            <text:p>{FSR23, FSR28, FSR32, FSR46, FSR56, FSR74, FSR111, FSR143, FSR156, FSR160, FSR164, FSR178}, {FSRRT26, FSRRT219}</text:p>
          </table:table-cell>
          <table:table-cell office:value-type="string">
            <text:p>{FSR23}, {FSRRT26}, {FSR28}, {FSR32}, {FSR46}, {FSR56}, {FSR74}, {FSR111}, {FSR143}, {FSR156}, {FSR160}, {FSR164}, {FSR178}, {FSRRT219}</text:p>
          </table:table-cell>
          <table:table-cell office:value-type="string">
            <text:p>{FSR23, FSR28, FSR32, FSR46, FSR56, FSR74, FSR111, FSR143, FSR156, FSR160, FSR164, FSR178, FSRRT219}, <text:s/>{FSRRT26}</text:p>
          </table:table-cell>
          <table:table-cell office:value-type="string">
            <text:p>{FSR23, FSR28, FSR32, FSR46, FSR56, FSR74, FSR111, FSR143, FSR156, FSR160, FSR164, FSR178}, {FSRRT26, FSRRT219}</text:p>
          </table:table-cell>
          <table:table-cell office:value-type="string">
            <text:p>{FSR23, FSRRT26, FSR28, FSR32, FSR46, FSR56, FSR74, FSR111, FSR143, FSR156, FSR160, FSR164, FSR178, FSRRT219}</text:p>
          </table:table-cell>
          <table:table-cell office:value-type="string">
            <text:p>{FSR23}, {FSRRT26}, {FSR28}, {FSR32}, {FSR56, (FSR46)}, {FSR111, FSR46}, {(FSR46), FSR74}, {(FSR46), FSR178}, {FSR143}, {FSR160, (FSR156)}, {FSR156, FSR164}, {FSRRT219}</text:p>
          </table:table-cell>
          <table:table-cell office:value-type="string">
            <text:p>{FSR23}, {FSRRT26}, {FSR28}, {FSR32}, {FSR56, FSR46}, ↔ {FSR111}, <text:s/>{FSR74}, {FSR143}, {FSR156}, {FSR160}, {FSR164}, {FSR178}, {FSRRT219}</text:p>
          </table:table-cell>
          <table:table-cell office:value-type="string">
            <text:p>{FSR23}, {FSRRT26}, {FSR28}, {FSR32}, {FSR46}, {FSR56}, {FSR74}, {FSR111}, {FSR143}, {FSR156}, {FSR160}, {FSR164}, {FSR178}, {FSRRT219}</text:p>
          </table:table-cell>
          <table:table-cell office:value-type="string">
            <text:p>{AbstractResource0, FSR23, FSR28, FSR32, FSR46, FSR56, FSR74, FSR111, FSR143, FSR156, FSR160, FSR164, FSR178}, {WicketTestCase0, FSRRT26, FSRRT219}</text:p>
          </table:table-cell>
          <table:table-cell office:value-type="string">
            <text:p>{Application0, FSR160}, {WicketObjects0, FileSystemResourceReference0, IOUtils0, ByteArrayOutputStream0, FSRRT219}, {FSR23}, {FSRRT26}, {FSR28}, {FSR32}, {FSR46}, {FSR56}, {FSR74}, {FSR111}, {FSR143}, {FSR156}, {FSR164}, {FSR178}, </text:p>
          </table:table-cell>
          <table:table-cell office:value-type="string">
            <text:p>{FSR23, FSR28, FSR32, FSR46, FSR56, FSR74, FSR111, FSR143, FSR156, FSR160, FSR164, FSR178, FSRRT219}, <text:s/>{FSRRT26}</text:p>
          </table:table-cell>
          <table:table-cell office:value-type="string">
            <text:p>Martin Tzvetanov Grigorov</text:p>
          </table:table-cell>
          <table:table-cell table:number-columns-repeated="1007"/>
        </table:table-row>
        <table:table-row table:style-name="ro1">
          <table:table-cell table:number-columns-repeated="5"/>
          <table:table-cell office:value-type="string">
            <text:p>{FSR23, FSR28, FSR32, FSR46, FSR56, FSR74, FSR111, FSR143, FSR156, FSR160, FSR164, FSR178}, {FSRRT26, FSRRT219}</text:p>
          </table:table-cell>
          <table:table-cell office:value-type="string">
            <text:p>{FSR23}, {FSRRT26}, {FSR28}, {FSR32}, {FSR46}, {FSR56}, {FSR74}, {FSR111}, {FSR143}, {FSR156}, {FSR160}, {FSR164}, {FSR178}, {FSRRT219}</text:p>
          </table:table-cell>
          <table:table-cell office:value-type="string">
            <text:p>{FSR23, FSR28, FSR32, FSR46, FSR56, FSR74, FSR111, FSR143, FSR156, FSR160, FSR164, FSR178, FSRRT219}, <text:s/>{FSRRT26}</text:p>
          </table:table-cell>
          <table:table-cell office:value-type="string">
            <text:p>{FSR23, FSR28, FSR32, FSR46, FSR56, FSR74, FSR111, FSR143, FSR156, FSR160, FSR164, FSR178}, {FSRRT26, FSRRT219}</text:p>
          </table:table-cell>
          <table:table-cell office:value-type="string">
            <text:p>{FSR23, FSRRT26, FSR28, FSR32, FSR46, FSR56, FSR74, FSR111, FSR143, FSR156, FSR160, FSR164, FSR178, FSRRT219}</text:p>
          </table:table-cell>
          <table:table-cell office:value-type="string">
            <text:p>{FSR23}, {FSRRT26}, {FSR28}, {FSR32}, {FSR56, (FSR46)}, {FSR111, FSR46}, {(FSR46), FSR74}, {(FSR46), FSR178}, {FSR143}, {FSR160, (FSR156)}, {FSR156, FSR164}, {FSRRT219}</text:p>
          </table:table-cell>
          <table:table-cell office:value-type="string">
            <text:p>{FSR23}, {FSRRT26}, {FSR28}, {FSR32}, {FSR56, FSR46}, ↔ {FSR111}, <text:s/>{FSR74}, {FSR143}, {FSR156}, {FSR160}, {FSR164}, {FSR178}, {FSRRT219}</text:p>
          </table:table-cell>
          <table:table-cell office:value-type="string">
            <text:p>{FSR23}, {FSRRT26}, {FSR28}, {FSR32}, {FSR46}, {FSR56}, {FSR74}, {FSR111}, {FSR143}, {FSR156}, {FSR160}, {FSR164}, {FSR178}, {FSRRT219}</text:p>
          </table:table-cell>
          <table:table-cell office:value-type="string">
            <text:p>{AbstractResource0, FSR23, FSR28, FSR32, FSR46, FSR56, FSR74, FSR111, FSR143, FSR156, FSR160, FSR164, FSR178}, {WicketTestCase0, FSRRT26, FSRRT219}</text:p>
          </table:table-cell>
          <table:table-cell/>
          <table:table-cell office:value-type="string">
            <text:p>{FSR23, FSR28, FSR32, FSR46, FSR56, FSR74, FSR111, FSR143, FSR156, FSR160, FSR164, FSR178, FSRRT219}, <text:s/>{FSRRT26}</text:p>
          </table:table-cell>
          <table:table-cell table:number-columns-repeated="1008"/>
        </table:table-row>
        <table:table-row table:style-name="ro1" table:number-rows-repeated="2">
          <table:table-cell table:number-columns-repeated="1024"/>
        </table:table-row>
        <table:table-row table:style-name="ro1">
          <table:table-cell office:value-type="string">
            <text:p>Hbase</text:p>
          </table:table-cell>
          <table:table-cell office:value-type="string">
            <text:p>b7685307e4cc72035fc1b8737faec2e06a7c97df</text:p>
          </table:table-cell>
          <table:table-cell office:value-type="float" office:value="8">
            <text:p>8</text:p>
          </table:table-cell>
          <table:table-cell office:value-type="string">
            <text:p>2+7+16+6+1+5+2+2</text:p>
          </table:table-cell>
          <table:table-cell/>
          <table:table-cell office:value-type="string">
            <text:p>{MNRE21, MNRE27}, {MC23, MC26, MC29, MC57, MC141}, {CC24, CC31, CC33, CC36, CC226, CC260, CC268}. {CU34, CU37, CU52, CU56, CU158, CU162}, {TSFA95, TSFA166}. {THANC 105, 307}, {HT165}. , {CI541, CI554, CI558, CI569, CI588, CI651, CI688, CI695, CI717, CI723, CI1174, CI1189, CI1205, CI1213, CI1217, CI1952}</text:p>
          </table:table-cell>
          <table:table-cell office:value-type="string">
            <text:p>{MNRE21}, {MC23}, {CC24}, {MC26}, {MNRE27}, {MC29}, {CC31}, {CC33}, {CU34}, {CC36}, {CU37}, {CU52}, {CU56}, {MC57, (CC226)}, {THANC105, CC226}, {(CC226), THANC307}, {MC141}, {CU158}, {CU162, CI1205}, {(CI1205), TSFA95} ,{(CI1205), TSFA166}, {HT165}, {CC260}, {CC268}, {CI554}, {CI558, CI1213, CI1217}, {CI569}, {CI588, <text:s/>(CI541)}, {CI723, CI541}, <text:s/>{(CI541) CI1174}, <text:s/>{(CI541), CI1952}, {(CI541), CI1189}, {CI651}, {CI688}, {CI695}, {CI717}</text:p>
          </table:table-cell>
          <table:table-cell office:value-type="string">
            <text:p>{MNRE21, <text:s/>MNRE27, CI558} {MC23}, {CC24}, {MC26}, {MC29}, {CC31}, {CC33}, {CU34}, {CC36}, {CU37}, <text:s/>{CU52}, {CU56}, {MC57}, {TSFA95}, {THANC105}, {MC141}, {CU158}, {CU162}, {HT165}, {TSFA166}, {CC226}, {CC260}, {CC268}, {THANC307}, {CI541}, {CI554}, <text:s/>{CI569}, {CI588}, {CI651}, {CI688}, {CI695}, {CI717}, {CI723}, {CI1174}, {CI1189}, {CI1205}, {CI1213}, {CI1217}, {CI1952}</text:p>
          </table:table-cell>
          <table:table-cell office:value-type="string">
            <text:p>{MNRE21, MNRE27}, {MC23, MC26, MC29, MC57, MC141}, {CC24, CC31, CC33, CC36, CC226, CC260, CC268, CI541, CI554, CI558, CI569, CI588, CI651, CI688, CI695, CI717, CI723, CI1174, CI1189, CI1205, CI1213, CI1217, CI1952}. {CU34, CU37, CU52, CU56, CU158, CU162}, {TSFA95, TSFA166}. {THANC 105, 307}, {HT165}.</text:p>
          </table:table-cell>
          <table:table-cell office:value-type="string">
            <text:p>{MNRE21, MC23, CC24, MC26, MNRE27, MC29,,CC31, CC33, CU34, CC36, CU37, <text:s/>CU52, CU56, MC57, TSFA95, THANC105, MC141, CU158, CU162, HT165, TSFA166, CC226, CC260, CC268, THANC307, CI541, CI554, CI558, CI569, CI588, CI651, CI688, CI695, CI717, CI723, CI1174, CI1189, CI1205, CI1213, CI1217, CI1952}</text:p>
          </table:table-cell>
          <table:table-cell table:number-columns-repeated="3" office:value-type="string">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ext:p>{Connection, CC24, CC31, CC33, CC36, CC226, CC260, CC268} &lt;-&gt; {CI541, CI554, CI558, CI569, CI588, CI651, CI688, CI695, CI717, CI723, CI1174, CI1189, CI1205, CI1213, CI1217, CI1952}, <text:s/>{Table, HT165}, {RetryingCallable, MC23, MC26, MC29, MC57, MC141}, {MNRE21, MNRE27}, {CU34, CU37, CU52, CU56, CU158, CU162}, {TSFA95, TSFA166}. {THANC 105, 307},.</text:p>
          </table:table-cell>
          <table:table-cell office:value-type="string">
            <text:p>{RegionInfo0, MC141}, {RegionLocations0, CI695}, {TableName0, CI723, (CI541)}, {CI588, <text:s/>(CI541)} {(CI541) CI1174}, <text:s/>{CI541, CI1952}, {(CI541), CI1189}, {MNRE21}, {MC23}, {CC24}, {MC26}, {MNRE27}, {MC29}, {CC31}, {CC33}, {CU34}, {CC36}, {CU37}, {CU52}, {CU56}, {MC57, (CC226)}, {THANC105, CC226}, {(CC226), THANC307}, {CU158}, {CU162, CI1205}, {(CI1205), TSFA95} ,{(CI1205), TSFA166}, {HT165}, {CC260}, {CC268}, {CI554}, {CI558, CI1213, CI1217}, {CI569}, {CI651}, {CI688}, {CI717}</text:p>
          </table:table-cell>
          <table:table-cell office:value-type="string">
            <text:p>{DoNotRetryIOException, CI541}, {MNRE21, <text:s/>MNRE27, CI558} {MC23}, {CC24}, {MC26}, {MC29}, {CC31}, {CC33}, {CU34}, {CC36}, {CU37}, <text:s/>{CU52}, {CU56}, {MC57}, {TSFA95}, {THANC105}, {MC141}, {CU158}, {CU162}, {HT165}, {TSFA166}, {CC226}, {CC260}, {CC268}, {THANC307}, {CI554}, <text:s/>{CI569}, {CI588}, {CI651}, {CI688}, {CI695}, {CI717}, {CI723}, {CI1174}, {CI1189}, {CI1205}, {CI1213}, {CI1217}, {CI1952}</text:p>
          </table:table-cell>
          <table:table-cell office:value-type="string">
            <text:p>zhangduo</text:p>
          </table:table-cell>
          <table:table-cell office:value-type="string">
            <text:p>This benchmark analyzes a complex situation of method calls</text:p>
          </table:table-cell>
          <table:table-cell table:number-columns-repeated="1006"/>
        </table:table-row>
        <table:table-row table:style-name="ro1">
          <table:table-cell table:number-columns-repeated="5"/>
          <table:table-cell office:value-type="string">
            <text:p>{MNRE21, MNRE27}, {MC23, MC26, MC29, MC57, MC141}, {CC24, CC31, CC33, CC36, CC226, CC260, CC268}. {CU34, CU37, CU52, CU56, CU158, CU162}, {TSFA95, TSFA166}. {THANC 105, 307}, {HT165}. , {CI541, CI554, CI558, CI569, CI588, CI651, CI688, CI695, CI717, CI723, CI1174, CI1189, CI1205, CI1213, CI1217, CI1952}</text:p>
          </table:table-cell>
          <table:table-cell office:value-type="string">
            <text:p>{MNRE21}, {MC23}, {CC24}, {MC26}, {MNRE27}, {MC29}, {CC31}, {CC33}, {CU34}, {CC36}, {CU37}, {CU52}, {CU56}, {MC57, (CC226)}, {THANC105, CC226}, {(CC226), THANC307}, {MC141}, {CU158}, {CU162, CI1205}, {(CI1205), TSFA95} ,{(CI1205), TSFA166}, {HT165}, {CC260}, {CC268}, {CI554}, {CI558, CI1213, CI1217}, {CI569}, {CI588, <text:s/>(CI541)}, {CI723, CI541}, <text:s/>{(CI541) CI1174}, <text:s/>{(CI541), CI1952}, {(CI541), CI1189}, {CI651}, {CI688}, {CI695}, {CI717}</text:p>
          </table:table-cell>
          <table:table-cell office:value-type="string">
            <text:p>{MNRE21, <text:s/>MNRE27, CI558} {MC23}, {CC24}, {MC26}, {MC29}, {CC31}, {CC33}, {CU34}, {CC36}, {CU37}, <text:s/>{CU52}, {CU56}, {MC57}, {TSFA95}, {THANC105}, {MC141}, {CU158}, {CU162}, {HT165}, {TSFA166}, {CC226}, {CC260}, {CC268}, {THANC307}, {CI541}, {CI554}, <text:s/>{CI569}, {CI588}, {CI651}, {CI688}, {CI695}, {CI717}, {CI723}, {CI1174}, {CI1189}, {CI1205}, {CI1213}, {CI1217}, {CI1952}</text:p>
          </table:table-cell>
          <table:table-cell office:value-type="string">
            <text:p>{MNRE21, MNRE27}, {MC23, MC26, MC29, MC57, MC141}, {CC24, CC31, CC33, CC36, CC226, CC260, CC268, CI541, CI554, CI558, CI569, CI588, CI651, CI688, CI695, CI717, CI723, CI1174, CI1189, CI1205, CI1213, CI1217, CI1952}. {CU34, CU37, CU52, CU56, CU158, CU162}, {TSFA95, TSFA166}. {THANC 105, 307}, {HT165}.</text:p>
          </table:table-cell>
          <table:table-cell office:value-type="string">
            <text:p>{MNRE21, MC23, CC24, MC26, MNRE27, MC29,,CC31, CC33, CU34, CC36, CU37, <text:s/>CU52, CU56, MC57, TSFA95, THANC105, MC141, CU158, CU162, HT165, TSFA166, CC226, CC260, CC268, THANC307, CI541, CI554, CI558, CI569, CI588, CI651, CI688, CI695, CI717, CI723, CI1174, CI1189, CI1205, CI1213, CI1217, CI1952}</text:p>
          </table:table-cell>
          <table:table-cell table:number-columns-repeated="3" office:value-type="string">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ext:p>{Connection, CC24, CC31, CC33, CC36, CC226, CC260, CC268} &lt;-&gt; {CI541, CI554, CI558, CI569, CI588, CI651, CI688, CI695, CI717, CI723, CI1174, CI1189, CI1205, CI1213, CI1217, CI1952}, <text:s/>{Table, HT165}, {RetryingCallable, MC23, MC26, MC29, MC57, MC141}, {MNRE21, MNRE27}, {CU34, CU37, CU52, CU56, CU158, CU162}, {TSFA95, TSFA166}. {THANC 105, 307},.</text:p>
          </table:table-cell>
          <table:table-cell office:value-type="string">
            <text:p>{RegionInfo0, MC141}, {RegionLocations0, CI695}, {TableName0, CI723, (CI541)}, <text:s/>{CI1952, CI541}, {CI588, <text:s/>(CI541)}, {(CI541) CI1174}, <text:s/>{(CI541), CI1189}, {MNRE21}, {MC23}, {CC24}, {MC26}, {MNRE27}, {MC29}, {CC31}, {CC33}, {CU34}, {CC36}, {CU37}, {CU52}, {CU56}, {MC57, (CC226)}, {THANC105, CC226}, {(CC226), THANC307}, {CU158}, {CU162, CI1205}, {(CI1205), TSFA95} ,{(CI1205), TSFA166}, {HT165}, {CC260}, {CC268}, {CI554}, {CI558, CI1213, CI1217}, {CI569}, {CI651}, {CI688}, {CI717}</text:p>
          </table:table-cell>
          <table:table-cell office:value-type="string">
            <text:p>{DoNotRetryIOException, CI541}, {MNRE21, <text:s/>MNRE27, CI558} {MC23}, {CC24}, {MC26}, {MC29}, {CC31}, {CC33}, {CU34}, {CC36}, {CU37}, <text:s/>{CU52}, {CU56}, {MC57}, {TSFA95}, {THANC105}, {MC141}, {CU158}, {CU162}, {HT165}, {TSFA166}, {CC226}, {CC260}, {CC268}, {THANC307}, {CI554}, <text:s/>{CI569}, {CI588}, {CI651}, {CI688}, {CI695}, {CI717}, {CI723}, {CI1174}, {CI1189}, {CI1205}, {CI1213}, {CI1217}, {CI1952}</text:p>
          </table:table-cell>
          <table:table-cell table:number-columns-repeated="1008"/>
        </table:table-row>
        <table:table-row table:style-name="ro1">
          <table:table-cell/>
          <table:table-cell office:value-type="string">
            <text:p>6cfa208add6ea424e17cae00114ebd3e7d7967f1</text:p>
          </table:table-cell>
          <table:table-cell office:value-type="float" office:value="6">
            <text:p>6</text:p>
          </table:table-cell>
          <table:table-cell office:value-type="string">
            <text:p>8+11+2+7+26+1</text:p>
          </table:table-cell>
          <table:table-cell/>
          <table:table-cell office:value-type="string">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ext:p>{MRBMJ22}, {WP23}, {WP27}, {MRBMJ33}, {MRBMJ35}, {WP45}, {MRBMJ46}, {WP80}, {WP82}, {FSTD91}, <text:s/>{WP94}, {WP102}, <text:s/>{WP105}, {WP110}, {WP113}, <text:s/>{WP119}, {MRBMJ121}, {WP132}, {WP138}, {WP139}, {WP142}, {WP145}, {WP149}, {WP152}, {WP233}, {MRBMJ252}, {WP253}, {MRBMJ254, MRBMJ262}, {TIBMWF257}, {HFOF261, HFOF347}, {WP263}, {HFOF264}, {HFOF271}, {MRBMJ272}, {HFOF273}, {WP286}, {HFOF295}, <text:s/>{TIBMWF296}, {WP298, WP335}, {WP305}, {WP309}, {WP315}, {WP327}, {MRBMJ340}, {MRBMJ344}, {WP345}, {WP354}, {WP367}, {WP369}, {WP374}, {ICBC377}, {ICBC381}, {ICBC386, CBC396, ICBC403, ICBC405, ICBC408, ICBC410}, {HFOF391}</text:p>
          </table:table-cell>
          <table:table-cell office:value-type="string">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ext:p>{MRBMJ22, WP23, WP27, MRBMJ33, MRBMJ35, WP45, MRBMJ46, WP80, WP82, FSTD91, WP94, WP102, <text:s/>WP105, WP110, WP113, <text:s/>WP119, MRBMJ121, WP132, WP138, WP139, WP142, WP145, WP149, WP152, WP233, MRBMJ252, WP253, MRBMJ254, TIBMWF257, HFOF261, MRBMJ262, WP263, HFOF264, HFOF271, MRBMJ272, HFOF273, WP286, HFOF295, TIBMWF296, WP298, WP305, WP309, WP315, WP327, WP335, MRBMJ340, MRBMJ344, WP345, HFOF347, WP354, WP367, WP369, WP374, ICBC377, ICBC381, ICBC386, HFOF391, ICBC396, ICBC403, ICBC405, ICBC408, ICBC410}</text:p>
          </table:table-cell>
          <table:table-cell office:value-type="string">
            <text:p>{MRBMJ22}, {WP23}, {WP27}, {MRBMJ33}, {MRBMJ35}, {WP45}, {MRBMJ46}, {WP80, WP132, WP105}, <text:s/>{(WP105), WP113}, {(WP105), (WP113), WP82, WP119}, {FSTD91}, <text:s/>{WP94}, {WP102}, {WP110}, {MRBMJ121}, {WP138}, {WP139}, {WP142}, {WP145}, {WP149}, {WP152}, {WP233}, {MRBMJ252}, {WP253}, {MRBMJ254}, {TIBMWF257}, {HFOF261, HFOF271}, {MRBMJ262}, {WP263}, {HFOF264}, {MRBMJ272}, {HFOF273}, {HFOF295}, <text:s/>{TIBMWF296}, {WP298, (WP305)}, {WP305, WP309, WP286}, {(WP286), WP327}, {WP315}, <text:s/>{WP335}, {MRBMJ340}, {MRBMJ344}, {WP345}, {HFOF347, HFOF391}, {WP354}, {WP367}, {WP369}, {WP374}, {ICBC381, (ICBC377)}, {ICBC386, ICBC377}, {(CBC377), ICBC410} {ICBC396}, {ICBC403}, {ICBC405}, {ICBC408},</text:p>
          </table:table-cell>
          <table:table-cell office:value-type="string">
            <text:p>{MRBMJ22}, {WP23}, {WP27}, {MRBMJ33}, {MRBMJ35}, {WP45}, {MRBMJ46}, {WP80}, {WP82}, {FSTD91}, <text:s/>{WP94}, {WP102}, <text:s/>{WP105, WP132}, {WP110}, {WP113}, <text:s/>{WP119}, {MRBMJ121},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ext:p>{MRBMJ22}, {WP23}, {WP27}, {MRBMJ33}, {MRBMJ35}, {WP45}, {MRBMJ46}, {WP80}, {WP82}, {FSTD91}, <text:s/>{WP94}, {WP102}, <text:s/>{WP105}, {WP113, WP110}, &lt;-&gt; {WP119}, {MRBMJ121}, {WP132}, {WP138}, {WP139}, {WP142, WP152}, {WP145}, {WP149}, {WP233}, {MRBMJ252}, {WP253}, {MRBMJ254}, {TIBMWF257}, {HFOF261}, {MRBMJ262}, {WP263}, {HFOF264}, {HFOF271}, {MRBMJ272}, {HFOF273}, {WP286}, {HFOF295}, <text:s/>{TIBMWF296}, {WP298}, {WP305}, {WP309}, {WP315}, {WP327}, {WP335}, {MRBMJ340}, {MRBMJ344}, {WP345}, {HFOF347}, {WP354}, {WP367}, {WP369}, {WP374}, {ICBC377}, {ICBC381}, {ICBC386}, {HFOF391}, {ICBC396, ICBC410}, {ICBC403}, {ICBC405}, {ICBC408}</text:p>
          </table:table-cell>
          <table:table-cell office:value-type="string">
            <text:p>{TableBackupClient0, ICBC377, ICBC381, ICBC386, ICBC396, ICBC403, ICBC405, ICBC408, ICBC410}, {TableDescriptors0, FSTD91}, <text:s/>{TestBackupBase0, TIBMWF257, TIBMWF296}, {BackupMergeJob0, 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HFOF261, HFOF264, HFOF271, HFOF273, HFOF295, HFOF347, HFOF391},</text:p>
          </table:table-cell>
          <table:table-cell office:value-type="string">
            <text:p>{MRBMJ22}, {WP23}, {WP27}, {MRBMJ33}, {MRBMJ35}, {WP45}, {MRBMJ46}, {WP80}, {WP82}, {FSTD91}, <text:s/>{WP94}, {WP102}, <text:s/>{WP105}, {WP110}, {HBackupFileSystem0, MRBMJ340}, {MRBMJ121}, {WP132}, {WP138}, {WP139}, {WP142}, {WP145}, {WP149}, {MRBMJ252}, {WP253}, {MRBMJ254, MRBMJ262, (Bytes0)}, <text:s/>{HFOF261, HFOF347, (Bytes0)}, {HFOF271, (Bytes0)}, {Bytes0, HFOF391}, {WP119, CellUtil0, (TableName0)}, <text:s/>{WP233, (TableName0)}, {WP309, TableName0}, {(TableName0), ICBC381}, {(TableName0), WP113, WALKey0}, {(WALKey0), WP152}, {TIBMWF257}, {WP263}, {HFOF264}, <text:s/>{MRBMJ272}, {HFOF273}, {WP286}, {HFOF295}, <text:s/>{TIBMWF296}, {WP298, WP335}, {WP305}, <text:s/>{WP315}, {WP327}, <text:s/>{MRBMJ344}, {WP345}, {WP354}, {WP367}, {WP369}, {WP374}, {ICBC377}, {ICBC386, CBC396, ICBC403, ICBC405, ICBC408, ICBC410}, </text:p>
          </table:table-cell>
          <table:table-cell office:value-type="string">
            <text:p>{TableInfo0, WP309}, {ImmutableBytesWritable0, MapReduceExtendedCell0, WP119}, {MRBMJ22}, {WP23}, {WP27}, {MRBMJ33}, {MRBMJ35}, {WP45}, {MRBMJ46}, {WP80}, {WP82}, {FSTD91}, <text:s/>{WP94}, {WP102}, <text:s/>{WP105}, {WP110}, {WP113}, <text:s/>{MRBMJ121}, {WP132}, {WP138}, {WP139}, {WP142}, {WP145}, {WP149}, {WP152}, {WP233}, {MRBMJ252}, {WP253}, {MRBMJ254}, {TIBMWF257}, {HFOF261}, {MRBMJ262}, {WP263}, {HFOF264}, {HFOF271}, {MRBMJ272}, {HFOF273}, {WP286}, {HFOF295}, <text:s/>{TIBMWF296}, {WP298}, {WP305}, {WP315}, {WP327}, {WP335}, {MRBMJ340}, MRBMJ344}, {WP345}, {HFOF347}, {WP354}, {WP367}, {WP369}, {WP374}, {ICBC377}, {ICBC381}, {ICBC386}, {HFOF391}, {ICBC396}, {ICBC403}, {ICBC405}, {ICBC408}, {ICBC410}</text:p>
          </table:table-cell>
          <table:table-cell office:value-type="string">
            <text:p>Vladimir Rodionov</text:p>
          </table:table-cell>
          <table:table-cell table:number-columns-repeated="1007"/>
        </table:table-row>
        <table:table-row table:style-name="ro1">
          <table:table-cell table:number-columns-repeated="5"/>
          <table:table-cell office:value-type="string">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35}, {WP305}, {WP309}, {WP315}, {WP327}, {MRBMJ340}, MRBMJ344}, {WP345}, {HFOF347}, {WP354}, {WP367}, {WP369}, {WP374}, {ICBC377}, {ICBC381}, {ICBC386, ICBC396, ICBC403, ICBC405, ICBC408, ICBC410}, {HFOF391}</text:p>
          </table:table-cell>
          <table:table-cell office:value-type="string">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ext:p>{MRBMJ22, WP23, WP27, MRBMJ33, MRBMJ35, WP45, MRBMJ46, WP80, WP82, FSTD91, WP94, WP102, <text:s/>WP105, WP110, WP113, <text:s/>WP119, MRBMJ121, WP132, WP138, WP139, WP142, WP145, WP149, WP152, WP233, MRBMJ252, WP253, MRBMJ254, TIBMWF257, HFOF261, MRBMJ262, WP263, HFOF264, HFOF271, MRBMJ272, HFOF273, WP286, HFOF295, TIBMWF296, WP298, WP305, WP309, WP315, WP327, WP335, MRBMJ340, MRBMJ344, WP345, HFOF347, WP354, WP367, WP369, WP374, ICBC377, ICBC381, ICBC386, HFOF391, ICBC396, ICBC403, ICBC405, ICBC408, ICBC410}</text:p>
          </table:table-cell>
          <table:table-cell office:value-type="string">
            <text:p>{MRBMJ22}, {WP23}, {WP27}, {MRBMJ33}, {MRBMJ35}, {WP45}, {MRBMJ46}, {WP80, WP132, WP105}, <text:s/>{(WP105), WP113}, {(WP105), (WP113), WP82, WP119}, {FSTD91}, <text:s/>{WP94}, {WP102}, {WP110}, {MRBMJ121}, {WP138}, {WP139}, {WP142}, {WP145}, {WP149}, {WP152}, {WP233}, {MRBMJ252}, {WP253}, {MRBMJ254}, {TIBMWF257}, {HFOF261, HFOF271}, {MRBMJ262}, {WP263}, {HFOF264}, {MRBMJ272}, {HFOF273}, {HFOF295}, <text:s/>{TIBMWF296}, {WP298, (WP305)}, {WP305, WP309, WP286}, {(WP286), WP327}, {WP315}, <text:s/>{WP335}, {MRBMJ340}, {MRBMJ344}, {WP345}, {HFOF347, HFOF391}, {WP354}, {WP367}, {WP369}, {WP374}, {ICBC381, (ICBC377)}, {ICBC386, ICBC377}, {(CBC377), ICBC410} {ICBC396}, {ICBC403}, {ICBC405}, {ICBC408},</text:p>
          </table:table-cell>
          <table:table-cell office:value-type="string">
            <text:p>{MRBMJ22}, {WP23}, {WP27}, {MRBMJ33}, {MRBMJ35}, {WP45}, {MRBMJ46}, {WP80}, {WP82}, {FSTD91}, <text:s/>{WP94}, {WP102}, <text:s/>{WP105, WP132}, {WP110}, {WP113}, <text:s/>{WP119}, {MRBMJ121},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ext:p>{MRBMJ22}, {WP23}, {WP27}, {MRBMJ33}, {MRBMJ35}, {WP45}, {MRBMJ46}, {WP80}, {WP82}, {FSTD91}, <text:s/>{WP94}, {WP102}, <text:s/>{WP105}, {WP113, WP110}, &lt;-&gt; {WP119}, {MRBMJ121}, {WP132}, {WP138}, {WP139}, {WP142, WP152}, {WP145}, {WP149}, {WP233}, {MRBMJ252}, {WP253}, {MRBMJ254}, {TIBMWF257}, {HFOF261}, {MRBMJ262}, {WP263}, {HFOF264}, {HFOF271}, {MRBMJ272}, {HFOF273}, {WP286}, {HFOF295}, <text:s/>{TIBMWF296}, {WP298}, {WP305}, {WP309}, {WP315}, {WP327}, {WP335}, {MRBMJ340}, {MRBMJ344}, {WP345}, {HFOF347}, {WP354}, {WP367}, {WP369}, {WP374}, {ICBC377}, {ICBC381}, {ICBC386}, {HFOF391}, {ICBC396, ICBC410}, {ICBC403}, {ICBC405}, {ICBC408}</text:p>
          </table:table-cell>
          <table:table-cell office:value-type="string">
            <text:p>{TableBackupClient0, ICBC377, ICBC381, ICBC386, ICBC396, ICBC403, ICBC405, ICBC408, ICBC410}, {TableDescriptors0, FSTD91}, <text:s/>{TestBackupBase0, TIBMWF257, TIBMWF296}, {BackupMergeJob0, 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HFOF261, HFOF264, HFOF271, HFOF273, HFOF295, HFOF347, HFOF391},</text:p>
          </table:table-cell>
          <table:table-cell table:number-columns-repeated="1010"/>
        </table:table-row>
        <table:table-row table:style-name="ro1">
          <table:table-cell/>
          <table:table-cell office:value-type="string">
            <text:p>dad90f6cce5bc51e43e3778068d5e45bcb1c9de0</text:p>
          </table:table-cell>
          <table:table-cell office:value-type="float" office:value="11">
            <text:p>11</text:p>
          </table:table-cell>
          <table:table-cell office:value-type="string">
            <text:p>7+1+1+21+1+1+1+2+33+1+1</text:p>
          </table:table-cell>
          <table:table-cell/>
          <table:table-cell office:value-type="string">
            <text:p>{BMI19, BMI23, BMI147, BMI185, BMI191, BMI200, BMI231, BMI233, BMI236, BMI254, BMI258, BMI262, BMI264, BMI277, BMI414, BMI417, BMI458, BMI468}, {RA20, RA28}, {ARF27},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ARFI391}, {HTM452}, {HT1185}</text:p>
          </table:table-cell>
          <table:table-cell office:value-type="string">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BMI23, <text:s/>BMI147, BMI185, BMI191, BMI200, BMI 231, BMI233, <text:s/>BMI236, BMI254, BMI258, BMI262, BMI264, BMI277, BMI414, BMI417, BMI458, BMI468, (AP...)}, {TAP73, TAP173, TAP179, TAP184, TAP321, TAP653, TAP804, TAP831, TAP879, TAP906, TAP924, TAP941, TAP978, TAP1084, TAP1101, TAP1147, TAP1185, TAP1214, TAP1223, TAP1225, TAP1231, TAP1234, TAP1238, TAP1271, TAP1301, TAP1317, TAP1324, TAP1331, TAP1363, TAP1378, TAP1401, TAP1702, TAP1758, TAP1785, AP68, AP73, AP142, AP165, AP171, AP440, AP455}, {(AP...), HCTU130}, {(AP...) HTM455}, {RA20}, {ARF27}, {RA28}, {TAPWRE205}, {CI264}, {ARFI391}, ,</text:p>
          </table:table-cell>
          <table:table-cell office:value-type="string">
            <text:p>{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HTM452}, {HT11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ClusterConnection0, CI264}, <text:s/>{Table0, HT1185}, {BufferedMutator0, 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HTM452}</text:p>
          </table:table-cell>
          <table:table-cell office:value-type="string">
            <text:p>{HTable0, BMI191}, {AsyncProcessTask0, BMI258, BMI262, BMI264, (BMI277)}, {BMI236, AsyncRequestFuture0, BMI277} ↔ {BMI200}, {RpcRetryingCallerFactory0, RpcControllerFactory0, TAP1185}, <text:s/>{RetriesExhaustedWithDetailsException0, TAP1234}, {BMI19}, {RA20}, {BMI23}, {ARF27}, {RA28}, {AP68}. {TAP73}, {AP73}, {HCTU130}, {AP142}, {AP165}, {AP171}, {TAP173}, {TAP179}, {TAP184}, {BMI185, BMI147}, <text:s/>{TAPWRE205}, {BMI 231}, {BMI233}, {BMI254}, {CI264}, {TAP321}, {ARFI391}, {BMI414}, {BMI417}, {AP440}, {AP455}, {HTM455}, {BMI458}, {BMI468}, {TAP653}, {TAP804}, {TAP831}, {TAP879}, {TAP906}, {TAP924}, {TAP941}, {TAP978}, {TAP1084}, {TAP1101}, {TAP1147}, <text:s/>{TAP1214}, {TAP1223}, {TAP1225}, {TAP1231}, {TAP1238}, {TAP1271}, {TAP1301}, {TAP1317}, {TAP1324}, {TAP1331}, {TAP1363}, {TAP1378}, {TAP1401}, {TAP1702}, {TAP1758}, {TAP1785}</text:p>
          </table:table-cell>
          <table:table-cell office:value-type="string">
            <text:p>{BatchErrors0, ARFI391}, {AsyncProcessTask0, BMI19, BMI23, <text:s/>BMI147, BMI185, BMI191, BMI200, BMI 231, BMI233, <text:s/>BMI236, BMI254, BMI258, BMI262, BMI264, BMI277, BMI414, BMI417, BMI458, BMI468, (AP...)}, {TAP73, TAP173, TAP179, TAP184, TAP321, TAP653, TAP804, TAP831, TAP879, TAP906, TAP924, TAP941, TAP978, TAP1084, TAP1101, TAP1147, TAP1185, TAP1214, TAP1223, TAP1225, TAP1231, TAP1234, TAP1238, TAP1271, TAP1301, TAP1317, TAP1324, TAP1331, TAP1363, TAP1378, TAP1401, TAP1702, TAP1758, TAP1785, AP68, AP73, AP142, AP165, AP171, AP440, AP455, (RpcRetryingCallerFactory0, RpcControllerFactory0)}, {(AP...), HCTU130}, {(AP...) HTM455}, {RpcRetryingCallerFactory0, RpcControllerFactory0, TAPWRE205}, {RA20}, {ARF27}, {RA28}, <text:s/>{CI264}</text:p>
          </table:table-cell>
          <table:table-cell office:value-type="string">
            <text:p>Chia-Ping</text:p>
          </table:table-cell>
          <table:table-cell table:number-columns-repeated="1007"/>
        </table:table-row>
        <table:table-row table:style-name="ro1">
          <table:table-cell table:number-columns-repeated="5"/>
          <table:table-cell office:value-type="string">
            <text:p>{BMI19, BMI23, BMI147, BMI185, BMI191, BMI200, BMI231, BMI233, BMI236, BMI254, BMI258, BMI262, BMI264, BMI277, BMI414, BMI417, BMI458, BMI468}, {RA20, RA28}, {ARF27},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ARFI391}, {HTM452}, {HT1185}</text:p>
          </table:table-cell>
          <table:table-cell office:value-type="string">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table-cell office:value-type="string">
            <text:p>{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HTM452}, {HT11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ext:p>{ClusterConnection0, CI264}, <text:s/>{Table0, HT1185}, {BufferedMutator0, 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HTM452}</text:p>
          </table:table-cell>
          <table:table-cell table:number-columns-repeated="1010"/>
        </table:table-row>
        <table:table-row table:style-name="ro1">
          <table:table-cell/>
          <table:table-cell office:value-type="string">
            <text:p>8cf7a9d51ee92444e5e2c730045d2289ea97e82a</text:p>
          </table:table-cell>
          <table:table-cell office:value-type="float" office:value="5">
            <text:p>5</text:p>
          </table:table-cell>
          <table:table-cell office:value-type="string">
            <text:p>5+7+9+4+1</text:p>
          </table:table-cell>
          <table:table-cell/>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79}, {RWEE52}, {TU56}, {TU75}, {shaded/PU111}, {PU119}, {PU177}, {shaded/PU198}, {shaded/PU249}, {}, {shaded/PU257}, {PU1438, (PU172)}, {PU1461, PU172}, {PU1547, (PU172)}, {shaded/PU1604, (shaded/PU254)}, {shaded/PU1627, shaded/PU254}, {(shaded/PU254),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table:table-cell office:value-type="string">
            <text:p>{RemoteWithExtrasException0, RWEE52, HbaseConfiguration0}, {(HbaseConfiguration0), PU177}, {(HbaseConfiguration0), shaded/PU257}, {TTU1}, {RWEE22}, {shaded/PU28}, {TU29}, {PU36}, {RWEE41}, {TU43}, {RWEE46}, {TU56, TU75}, {RWEE79}, {shaded/PU111}, {PU119}, {PU172}, {shaded/PU198}, {shaded/PU249}, {shaded/PU254}, <text:s/>{PU1438}, {PU1461}, PU1547}, {shaded/PU1604}, {shaded/PU1627}, {shaded/PU1713}</text:p>
          </table:table-cell>
          <table:table-cell office:value-type="string">
            <text:p>{TTU1}, {RWEE22}, {shaded/PU28}, {TU29}, {PU36}, {RWEE41}, {TU43}, {RWEE46}, {RWEE52, DynamicClassLoader0}, {(DynamicClassLoader0), PU177}, {(DynamicClassLoader0), shaded/PU257}, {TU56}, {TU75}, {RWEE79}, {shaded/PU111}, {PU119}, {PU172}, {shaded/PU198}, {shaded/PU249}, {shaded/PU254}, {PU1438}, {PU1461}, PU1547}, {shaded/PU1604}, {shaded/PU1627}, {shaded/PU1713}</text:p>
          </table:table-cell>
          <table:table-cell office:value-type="string">
            <text:p>Mike Drob</text:p>
          </table:table-cell>
          <table:table-cell office:value-type="string">
            <text:p>This benchmark contains two classes with the same name but different path</text:p>
          </table:table-cell>
          <table:table-cell table:number-columns-repeated="1006"/>
        </table:table-row>
        <table:table-row table:style-name="ro1">
          <table:table-cell table:number-columns-repeated="5"/>
          <table:table-cell office:value-type="string">
            <text:p>{TTU1}, {RWEE22, RWEE41, RWEE46, RWEE52, RWEE79}, {shaded/PU28, shaded/PU111, shaded/PU198, shaded/PU249, shaded/PU254, shaded/PU257, shaded/PU1604, shaded/PU1627, shaded/PU1713}, {TU29, TU43, TU56, TU75}, {PU36, PU119, PU172, PU177, PU1438, PU1461, PU1547}</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office:value-type="string">
            <text:p>{TTU1}, {RWEE22}, {shaded/PU28}, {TU29}, {PU36}, {RWEE41}, {TU43}, {RWEE46, RWEE79}, {RWEE52}, {TU56}, {TU75}, {shaded/PU111}, {PU119}, {PU177}, {shaded/PU198}, {shaded/PU249}, {}, {shaded/PU257}, {PU1438, (PU172)}, {PU1461, PU172}, {PU1547, (PU172)}, {shaded/PU1604, (shaded/PU254)}, {shaded/PU1627, shaded/PU254}, {(shaded/PU254), shaded/PU1713}</text:p>
          </table:table-cell>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table:number-columns-repeated="2"/>
          <table:table-cell office:value-type="string">
            <text:p>{TTU1}, {RWEE22}, {shaded/PU28}, {TU29}, {PU36}, {RWEE41}, {TU43}, {RWEE46}, {RWEE52}, {TU56}, {TU75}, {RWEE79}, {shaded/PU111}, {PU119}, {PU172}, {PU177}, {shaded/PU198}, {shaded/PU249}, {shaded/PU254}, {shaded/PU257}, {PU1438}, {PU1461}, PU1547}, {shaded/PU1604}, {shaded/PU1627}, {shaded/PU1713}</text:p>
          </table:table-cell>
          <table:table-cell table:number-columns-repeated="1008"/>
        </table:table-row>
        <table:table-row table:style-name="ro1">
          <table:table-cell/>
          <table:table-cell office:value-type="string">
            <text:p>11e3a8387006a5dd348fa91a336bce8d25455f4d</text:p>
          </table:table-cell>
          <table:table-cell office:value-type="float" office:value="3">
            <text:p>3</text:p>
          </table:table-cell>
          <table:table-cell office:value-type="string">
            <text:p>2+3+5</text:p>
          </table:table-cell>
          <table:table-cell/>
          <table:table-cell office:value-type="string">
            <text:p>{TRSFCWRR20, TRSFCWRR24, TRSFCWRR28, TRSFCWRR31, TRSFCWRR44}, {ETSH27, ETSH102}, {TRSFC27, TRSFC71, TRSFC325}</text:p>
          </table:table-cell>
          <table:table-cell table:number-columns-repeated="2" office:value-type="string">
            <text:p>{TRSFCWRR20}, {TRSFCWRR24}, {ETSH27}, {TRSFC27}, {TRSFCWRR28}, {TRSFCWRR31}, {TRSFCWRR44}, {TRSFC71}, <text:s/>{ETSH102}, {TRSFC325}</text:p>
          </table:table-cell>
          <table:table-cell office:value-type="string">
            <text:p>{TRSFCWRR20, TRSFCWRR24, TRSFC27, TRSFC71, TRSFC325, TRSFCWRR28, TRSFCWRR31, TRSFCWRR44}, {ETSH27, ETSH102},</text:p>
          </table:table-cell>
          <table:table-cell office:value-type="string">
            <text:p>{TRSFCWRR20, TRSFCWRR24, TRSFC27, ETSH27, TRSFCWRR28, TRSFCWRR31, TRSFCWRR44, TRSFC71, ETSH102, TRSFC325}</text:p>
          </table:table-cell>
          <table:table-cell office:value-type="string">
            <text:p>{TRSFCWRR20}, {TRSFCWRR24}, {ETSH27}, {TRSFC27}, {TRSFCWRR28}, {TRSFCWRR31}, {TRSFCWRR44}, {TRSFC71, TRSFC325}, {ETSH102}</text:p>
          </table:table-cell>
          <table:table-cell table:number-columns-repeated="2" office:value-type="string">
            <text:p>{TRSFCWRR20}, {TRSFCWRR24}, {ETSH27}, {TRSFC27}, {TRSFCWRR28}, {TRSFCWRR31}, {TRSFCWRR44}, {TRSFC71}, <text:s/>{ETSH102}, {TRSFC325}</text:p>
          </table:table-cell>
          <table:table-cell office:value-type="string">
            <text:p>{TakeSnapshotHandler0, ETSH27, ETSH102}, {TRSFCWRR20, TRSFCWRR24, TRSFC27, TRSFC71, TRSFC325, TRSFCWRR28, TRSFCWRR31, TRSFCWRR44},</text:p>
          </table:table-cell>
          <table:table-cell office:value-type="string">
            <text:p>{RegionReplicaUtil0, ETSH102, RegionInfo0}, {(RegionInfo0), Bytes0, TRSFC325, Admin0}, {(Admin0), TableName0, TRSFCWRR44}, {TRSFCWRR20}, {TRSFCWRR24}, {ETSH27}, {TRSFC27}, {TRSFCWRR28}, {TRSFCWRR31}, <text:s/>{TRSFC71}</text:p>
          </table:table-cell>
          <table:table-cell office:value-type="string">
            <text:p>{TRSFCWRR20}, {TRSFCWRR24}, {ETSH27}, {TRSFC27}, {TRSFCWRR28}, {TRSFCWRR31}, {TRSFCWRR44}, {TRSFC71}, <text:s/>{ETSH102}, {TRSFC325}</text:p>
          </table:table-cell>
          <table:table-cell office:value-type="string">
            <text:p>tedyu</text:p>
          </table:table-cell>
          <table:table-cell table:number-columns-repeated="1007"/>
        </table:table-row>
        <table:table-row table:style-name="ro1">
          <table:table-cell table:number-columns-repeated="5"/>
          <table:table-cell office:value-type="string">
            <text:p>{TRSFCWRR20, TRSFCWRR24, TRSFCWRR28, TRSFCWRR31, TRSFCWRR44}, {ETSH27, ETSH102}, {TRSFC27, TRSFC71, TRSFC325}</text:p>
          </table:table-cell>
          <table:table-cell table:number-columns-repeated="2" office:value-type="string">
            <text:p>{TRSFCWRR20}, {TRSFCWRR24}, {ETSH27}, {TRSFC27}, {TRSFCWRR28}, {TRSFCWRR31}, {TRSFCWRR44}, {TRSFC71}, <text:s/>{ETSH102}, {TRSFC325}</text:p>
          </table:table-cell>
          <table:table-cell office:value-type="string">
            <text:p>{TRSFCWRR20, TRSFCWRR24, TRSFC27, TRSFC71, TRSFC325, TRSFCWRR28, TRSFCWRR31, TRSFCWRR44}, {ETSH27, ETSH102},</text:p>
          </table:table-cell>
          <table:table-cell office:value-type="string">
            <text:p>{TRSFCWRR20, TRSFCWRR24, TRSFC27, ETSH27, TRSFCWRR28, TRSFCWRR31, TRSFCWRR44, TRSFC71, ETSH102, TRSFC325}</text:p>
          </table:table-cell>
          <table:table-cell office:value-type="string">
            <text:p>{TRSFCWRR20}, {TRSFCWRR24}, {ETSH27}, {TRSFC27}, {TRSFCWRR28}, {TRSFCWRR31}, {TRSFCWRR44}, {TRSFC71, TRSFC325}, {ETSH102}</text:p>
          </table:table-cell>
          <table:table-cell table:number-columns-repeated="2" office:value-type="string">
            <text:p>{TRSFCWRR20}, {TRSFCWRR24}, {ETSH27}, {TRSFC27}, {TRSFCWRR28}, {TRSFCWRR31}, {TRSFCWRR44}, {TRSFC71}, <text:s/>{ETSH102}, {TRSFC325}</text:p>
          </table:table-cell>
          <table:table-cell office:value-type="string">
            <text:p>{TakeSnapshotHandler0, ETSH27, ETSH102}, {TRSFCWRR20, TRSFCWRR24, TRSFC27, TRSFC71, TRSFC325, TRSFCWRR28, TRSFCWRR31, TRSFCWRR44},</text:p>
          </table:table-cell>
          <table:table-cell office:value-type="string">
            <text:p>{Bytes0, TRSFC325, RegionInfo0}, {(RegionInfo0), RegionReplicaUtil0, ETSH102}, <text:s/>{TRSFCWRR20}, {TRSFCWRR24}, {ETSH27}, {TRSFC27}, {TRSFCWRR28}, {TRSFCWRR31}, <text:s/>{TRSFCWRR44}, {TRSFC71}</text:p>
          </table:table-cell>
          <table:table-cell office:value-type="string">
            <text:p>{TRSFCWRR20}, {TRSFCWRR24}, {ETSH27}, {TRSFC27}, {TRSFCWRR28}, {TRSFCWRR31}, {TRSFCWRR44}, {TRSFC71}, <text:s/>{ETSH102}, {TRSFC325}</text:p>
          </table:table-cell>
          <table:table-cell table:number-columns-repeated="1008"/>
        </table:table-row>
        <table:table-row table:style-name="ro1">
          <table:table-cell/>
          <table:table-cell office:value-type="string">
            <text:p>e1cd10b002a07a35aa7666fcfbd01b54cfcff1bf</text:p>
          </table:table-cell>
          <table:table-cell office:value-type="float" office:value="2">
            <text:p>2</text:p>
          </table:table-cell>
          <table:table-cell office:value-type="string">
            <text:p>3+10</text:p>
          </table:table-cell>
          <table:table-cell/>
          <table:table-cell office:value-type="string">
            <text:p>{TFLR23, TFLR25, TFLR42, TFLR47, TFLR61, TFLR67, TFLR71, TFLR81, TFLR84, TFLR89}, {HBTU2637, HBTU2638, HBTU2642}</text:p>
          </table:table-cell>
          <table:table-cell office:value-type="string">
            <text:p>{TFLR23}, <text:s/>{TFLR25}, {TFLR42}, {TFLR47}, {TFLR61}, {TFLR67}, {TFLR71}, {TFLR81}, {TFLR84}, {TFLR89}, {HBTU2637}, {HBTU2638}, {HBTU2642}</text:p>
          </table:table-cell>
          <table:table-cell office:value-type="string">
            <text:p>{TFLR23}, <text:s/>{TFLR25}, {TFLR42, HBTU2637, HBTU2638, HBTU2642}, {TFLR47}, {TFLR61}, {TFLR67}, {TFLR71}, {TFLR81}, {TFLR84}, {TFLR89}</text:p>
          </table:table-cell>
          <table:table-cell office:value-type="string">
            <text:p>{TFLR23, TFLR25, TFLR42, TFLR47, TFLR61, TFLR67, TFLR71, TFLR81, TFLR84, TFLR89}, {HBTU2637, HBTU2638, HBTU2642}</text:p>
          </table:table-cell>
          <table:table-cell office:value-type="string">
            <text:p>{TFLR23, TFLR25, TFLR42, TFLR47, TFLR61, TFLR67, TFLR71, TFLR81, TFLR84, TFLR89, HBTU2637, HBTU2638, HBTU2642}</text:p>
          </table:table-cell>
          <table:table-cell office:value-type="string">
            <text:p>{TFLR23}, {TFLR25}, {TFLR42, TFLR84}, {TFLR47}, {TFLR61}, {TFLR67}, {TFLR71}, {TFLR81}, {TFLR89}, {HBTU2637}, {HBTU2638}, {HBTU2642}</text:p>
          </table:table-cell>
          <table:table-cell table:number-columns-repeated="2" office:value-type="string">
            <text:p>{TFLR23}, <text:s/>{TFLR25}, {TFLR42}, {TFLR47}, {TFLR61}, {TFLR67}, {TFLR71}, {TFLR81}, {TFLR84}, {TFLR89}, {HBTU2637}, {HBTU2638}, {HBTU2642}</text:p>
          </table:table-cell>
          <table:table-cell office:value-type="string">
            <text:p>{HbaseZKTestingUtility0, HBTU2637, HBTU2638, HBTU2642}, {TFLR23, TFLR25, TFLR42, TFLR47, TFLR61, TFLR67, TFLR71, TFLR81, TFLR84, TFLR89}</text:p>
          </table:table-cell>
          <table:table-cell office:value-type="string">
            <text:p>{HRegionServer0, TFLR84}, <text:s/>{TFLR23}, <text:s/>{TFLR25}, {TFLR42}, {TFLR47}, {TFLR61}, {TFLR67}, {TFLR71}, {TFLR81}, {TFLR89}, {HBTU2637}, {HBTU2638}, {HBTU2642}</text:p>
          </table:table-cell>
          <table:table-cell office:value-type="string">
            <text:p>{ExplainingPredicate0, TFLR84}, {TFLR23}, <text:s/>{TFLR25}, {TFLR42, HBTU2637, HBTU2638, HBTU2642}, {TFLR47}, {TFLR61}, {TFLR67}, {TFLR71}, {TFLR81}, {TFLR89}</text:p>
          </table:table-cell>
          <table:table-cell office:value-type="string">
            <text:p>Apache0</text:p>
          </table:table-cell>
          <table:table-cell table:number-columns-repeated="1007"/>
        </table:table-row>
        <table:table-row table:style-name="ro1">
          <table:table-cell table:number-columns-repeated="5"/>
          <table:table-cell office:value-type="string">
            <text:p>{TFLR23, TFLR25, TFLR42, TFLR47, TFLR61, TFLR67, TFLR71, TFLR81, TFLR84, TFLR89}, {HBTU2637, HBTU2638, HBTU2642}</text:p>
          </table:table-cell>
          <table:table-cell office:value-type="string">
            <text:p>{TFLR23}, <text:s/>{TFLR25}, {TFLR42}, {TFLR47}, {TFLR61}, {TFLR67}, {TFLR71}, {TFLR81}, {TFLR84}, {TFLR89}, {HBTU2637}, {HBTU2638}, {HBTU2642}</text:p>
          </table:table-cell>
          <table:table-cell/>
          <table:table-cell office:value-type="string">
            <text:p>{TFLR23, TFLR25, TFLR42, TFLR47, TFLR61, TFLR67, TFLR71, TFLR81, TFLR84, TFLR89}, {HBTU2637, HBTU2638, HBTU2642}</text:p>
          </table:table-cell>
          <table:table-cell office:value-type="string">
            <text:p>{TFLR23, TFLR25, TFLR42, TFLR47, TFLR61, TFLR67, TFLR71, TFLR81, TFLR84, TFLR89, HBTU2637, HBTU2638, HBTU2642}</text:p>
          </table:table-cell>
          <table:table-cell office:value-type="string">
            <text:p>{TFLR23}, {TFLR25}, {TFLR42, TFLR84}, {TFLR47}, {TFLR61}, {TFLR67}, {TFLR71}, {TFLR81}, {TFLR89}, {HBTU2637}, {HBTU2638}, {HBTU2642}</text:p>
          </table:table-cell>
          <table:table-cell table:number-columns-repeated="2" office:value-type="string">
            <text:p>{TFLR23}, <text:s/>{TFLR25}, {TFLR42}, {TFLR47}, {TFLR61}, {TFLR67}, {TFLR71}, {TFLR81}, {TFLR84}, {TFLR89}, {HBTU2637}, {HBTU2638}, {HBTU2642}</text:p>
          </table:table-cell>
          <table:table-cell office:value-type="string">
            <text:p>{HbaseZKTestingUtility0, HBTU2637, HBTU2638, HBTU2642}, {TFLR23, TFLR25, TFLR42, TFLR47, TFLR61, TFLR67, TFLR71, TFLR81, TFLR84, TFLR89}</text:p>
          </table:table-cell>
          <table:table-cell table:number-columns-repeated="1010"/>
        </table:table-row>
        <table:table-row table:style-name="ro1">
          <table:table-cell/>
          <table:table-cell office:value-type="string">
            <text:p>79d9403a79cca60e614834659e3d9005d5482cac</text:p>
          </table:table-cell>
          <table:table-cell office:value-type="float" office:value="3">
            <text:p>3</text:p>
          </table:table-cell>
          <table:table-cell office:value-type="string">
            <text:p>12+1+1</text:p>
          </table:table-cell>
          <table:table-cell/>
          <table:table-cell office:value-type="string">
            <text:p>{RB142}, {BMI298, BMI409, BMI418, BMI435, BMI448, BMI458, BMI459, BMI461, BMI465, BMI469, BMI473, BMI482], {TAP1798}</text:p>
          </table:table-cell>
          <table:table-cell office:value-type="string">
            <text:p>{RB142}, {BMI298, BMI418}, {(BMI418), TAP1798}, {BMI409}, {BMI448, BMI435}, {(BMI435), BMI465}, {BMI458}, {BMI459}, {BMI461}, {BMI469}, {BMI473}, {BMI482}</text:p>
          </table:table-cell>
          <table:table-cell office:value-type="string">
            <text:p>{RB142}, {BMI298, BMI409, BMI418, BMI435, BMI448, BMI458, BMI459, BMI461, BMI465, BMI469, BMI473, BMI482, TAP1798}</text:p>
          </table:table-cell>
          <table:table-cell office:value-type="string">
            <text:p>{RB142}, {BMI298, BMI409, BMI418, BMI435, BMI448, BMI458, BMI459, BMI461, BMI465, BMI469, BMI473, BMI482], {TAP1798}</text:p>
          </table:table-cell>
          <table:table-cell office:value-type="string">
            <text:p>{RB142, BMI298, BMI409, BMI418, BMI435, BMI448, BMI458, BMI459, BMI461, BMI465, BMI469, BMI473, BMI482, TAP1798}</text:p>
          </table:table-cell>
          <table:table-cell office:value-type="string">
            <text:p>{RB142}, {BMI298}, {BMI409}, {BMI418}, {BMI448}, {BMI458}, {BMI459}, {BMI461}, {BMI465}, {BMI469, BMI435}, {(BMI435), BMI473}, {BMI482}, {TAP1798}</text:p>
          </table:table-cell>
          <table:table-cell table:number-columns-repeated="2" office:value-type="string">
            <text:p>{RB142}, {BMI298}, {BMI409}, {BMI418}, {BMI435}, {BMI448}, {BMI458}, {BMI459}, {BMI461}, {BMI465}, {BMI469}, {BMI473}, {BMI482}, {TAP1798}</text:p>
          </table:table-cell>
          <table:table-cell office:value-type="string">
            <text:p>{BufferedMutatorImplementation0, BMI298, BMI409, BMI418, BMI435, BMI448, BMI458, BMI459, BMI461, BMI465, BMI469, BMI473, BMI482}, {RB142}, {TAP1798}</text:p>
          </table:table-cell>
          <table:table-cell office:value-type="string">
            <text:p>{BufferedMutatorParams0, TAP1798, (BMI418)}, {BMI418, BMI298}, {RB142}, {BMI409}, {BMI448, BMI435}, {(BMI435), BMI465}, {BMI458}, {BMI459}, {BMI461}, {BMI469}, {BMI473}, {BMI482}</text:p>
          </table:table-cell>
          <table:table-cell office:value-type="string">
            <text:p><text:s/>{Put0, BufferedMutatorParams0, TAP1798, BMI298, BMI409, BMI418, BMI435, BMI448, BMI458, BMI459, BMI461, BMI465, BMI469, BMI473, BMI482}, {RB142},</text:p>
          </table:table-cell>
          <table:table-cell office:value-type="string">
            <text:p>Chia-Ping Tsai</text:p>
          </table:table-cell>
          <table:table-cell table:number-columns-repeated="1007"/>
        </table:table-row>
        <table:table-row table:style-name="ro1">
          <table:table-cell table:number-columns-repeated="5"/>
          <table:table-cell office:value-type="string">
            <text:p>{RB142}, {BMI298, BMI409, BMI418, BMI435, BMI448, BMI458, BMI459, BMI461, BMI465, BMI469, BMI473, BMI482], {TAP1798}</text:p>
          </table:table-cell>
          <table:table-cell office:value-type="string">
            <text:p>{RB142}, {BMI298, BMI418}, {(BMI418), TAP1798}, {BMI409}, {BMI435}, {BMI448}, {BMI458}, {BMI459}, {BMI461}, {BMI465}, {BMI469}, {BMI473}, {BMI482}</text:p>
          </table:table-cell>
          <table:table-cell office:value-type="string">
            <text:p>{RB142}, {BMI298, BMI409, BMI418, BMI435, BMI448, BMI458, BMI459, BMI461, BMI465, BMI469, BMI473, BMI482, TAP1798}</text:p>
          </table:table-cell>
          <table:table-cell office:value-type="string">
            <text:p>{RB142}, {BMI298, BMI409, BMI418, BMI435, BMI448, BMI458, BMI459, BMI461, BMI465, BMI469, BMI473, BMI482], {TAP1798}</text:p>
          </table:table-cell>
          <table:table-cell office:value-type="string">
            <text:p>{RB142, BMI298, BMI409, BMI418, BMI435, BMI448, BMI458, BMI459, BMI461, BMI465, BMI469, BMI473, BMI482, TAP1798}</text:p>
          </table:table-cell>
          <table:table-cell office:value-type="string">
            <text:p>{RB142}, {BMI298}, {BMI409}, {BMI418}, {BMI448}, {BMI458}, {BMI459}, {BMI461}, {BMI465}, {BMI469, BMI435}, {(BMI435), BMI473}, {BMI482}, {TAP1798}</text:p>
          </table:table-cell>
          <table:table-cell table:number-columns-repeated="2" office:value-type="string">
            <text:p>{RB142}, {BMI298}, {BMI409}, {BMI418}, {BMI435}, {BMI448}, {BMI458}, {BMI459}, {BMI461}, {BMI465}, {BMI469}, {BMI473}, {BMI482}, {TAP1798}</text:p>
          </table:table-cell>
          <table:table-cell office:value-type="string">
            <text:p>{BufferedMutatorImplementation0, BMI298, BMI409, BMI418, BMI435, BMI448, BMI458, BMI459, BMI461, BMI465, BMI469, BMI473, BMI482}, {RB142}, {TAP1798}</text:p>
          </table:table-cell>
          <table:table-cell office:value-type="string">
            <text:p>{BufferedMutatorParams0, TAP1798, (BMI418)}, {BMI418, BMI298}, {RB142}, {BMI409}, {BMI435}, {BMI448}, {BMI458}, {BMI459}, {BMI461}, {BMI465}, {BMI469}, {BMI473}, {BMI482}</text:p>
          </table:table-cell>
          <table:table-cell office:value-type="string">
            <text:p>{RB142}, {BMI298, BMI409, BMI418, BMI435, BMI448, BMI458, BMI459, BMI461, BMI465, BMI469, BMI473, BMI482, TAP1798}</text:p>
          </table:table-cell>
          <table:table-cell table:number-columns-repeated="1008"/>
        </table:table-row>
        <table:table-row table:style-name="ro1">
          <table:table-cell/>
          <table:table-cell table:style-name="ce3" office:value-type="string">
            <text:p>d87139989fae093d8d395f0b1963952749dd2386</text:p>
          </table:table-cell>
          <table:table-cell office:value-type="float" office:value="3">
            <text:p>3</text:p>
          </table:table-cell>
          <table:table-cell office:value-type="string">
            <text:p>1+3+5</text:p>
          </table:table-cell>
          <table:table-cell/>
          <table:table-cell office:value-type="string">
            <text:p>{TA34, TA50, TA59, TA71. TA1396}, {STRP182}, {RSRS1739, RSRS1744, RSRS1760}</text:p>
          </table:table-cell>
          <table:table-cell table:number-columns-repeated="2" office:value-type="string">
            <text:p>{TA34}, {TA50}, {TA59}, {TA71}, {STRP182}, {TA1396}, {RSRS1739}, {RSRS1744}, {RSRS1760}</text:p>
          </table:table-cell>
          <table:table-cell office:value-type="string">
            <text:p>{TA34, TA50, TA59, TA71. TA1396}, {STRP182}, {RSRS1739, RSRS1744, RSRS1760}</text:p>
          </table:table-cell>
          <table:table-cell office:value-type="string">
            <text:p>{TA34, TA50, TA59, TA71, STRP182, TA1396, RSRS1739, RSRS1744, RSRS1760}</text:p>
          </table:table-cell>
          <table:table-cell office:value-type="string">
            <text:p>{TA34}, {TA50}, {TA59}, {TA71}, {STRP182}, {TA1396}, {RSRS1744, RSRS1739}, {(RSRS1739), RSRS1760}</text:p>
          </table:table-cell>
          <table:table-cell table:number-columns-repeated="2" office:value-type="string">
            <text:p>{TA34}, {TA50}, {TA59}, {TA71}, {STRP182}, {TA1396}, {RSRS1739}, {RSRS1744}, {RSRS1760}</text:p>
          </table:table-cell>
          <table:table-cell office:value-type="string">
            <text:p>{TA34, TA50, TA59, TA71. TA1396}, {STRP182}, {RSRS1739, RSRS1744, RSRS1760}</text:p>
          </table:table-cell>
          <table:table-cell office:value-type="string">
            <text:p><text:s/>{RegionInfo0, STRP182}, <text:s/>{HtableDescriptor0, Threads0, Admin0, Bytes0, TA1396}, {Hregion0, RSRS1744}, {TA34}, {TA50}, {TA59}, {TA71}, {RSRS1739}, {RSRS1760}</text:p>
          </table:table-cell>
          <table:table-cell office:value-type="string">
            <text:p>{DoNotRetryException0, STRP182}, {HcolumnDescriptor0, HtableDescriptor0, TA1396}, {TA34}, {TA50}, {TA59}, {TA71}, {RSRS1739}, {RSRS1744}, {RSRS1760}</text:p>
          </table:table-cell>
          <table:table-cell office:value-type="string">
            <text:p>Rajeshbabu Chintaguntla</text:p>
          </table:table-cell>
          <table:table-cell table:number-columns-repeated="1007"/>
        </table:table-row>
        <table:table-row table:style-name="ro1">
          <table:table-cell table:number-columns-repeated="5"/>
          <table:table-cell office:value-type="string">
            <text:p>{TA34, TA50, TA59, TA71. TA1396}, {STRP182}, {RSRS1739, RSRS1744, RSRS1760}</text:p>
          </table:table-cell>
          <table:table-cell table:number-columns-repeated="2" office:value-type="string">
            <text:p>{TA34}, {TA50}, {TA59}, {TA71}, {STRP182}, {TA1396}, {RSRS1739}, {RSRS1744}, {RSRS1760}</text:p>
          </table:table-cell>
          <table:table-cell office:value-type="string">
            <text:p>{TA34, TA50, TA59, TA71. TA1396}, {STRP182}, {RSRS1739, RSRS1744, RSRS1760}</text:p>
          </table:table-cell>
          <table:table-cell office:value-type="string">
            <text:p>{TA34, TA50, TA59, TA71, STRP182, TA1396, RSRS1739, RSRS1744, RSRS1760}</text:p>
          </table:table-cell>
          <table:table-cell office:value-type="string">
            <text:p>{TA34}, {TA50}, {TA59}, {TA71}, {STRP182}, {TA1396}, {RSRS1744, RSRS1739}, {(RSRS1739), RSRS1760}</text:p>
          </table:table-cell>
          <table:table-cell table:number-columns-repeated="2" office:value-type="string">
            <text:p>{TA34}, {TA50}, {TA59}, {TA71}, {STRP182}, {TA1396}, {RSRS1739}, {RSRS1744}, {RSRS1760}</text:p>
          </table:table-cell>
          <table:table-cell office:value-type="string">
            <text:p>{TA34, TA50, TA59, TA71. TA1396}, {STRP182}, {RSRS1739, RSRS1744, RSRS1760}</text:p>
          </table:table-cell>
          <table:table-cell office:value-type="string">
            <text:p><text:s/>{RegionInfo0, STRP182}, <text:s/>{HtableDescriptor0, Threads0, Admin0, Bytes0, TA1396}, {TA34}, {TA50}, {TA59}, {TA71}, {RSRS1739}, {RSRS1744}, {RSRS1760}</text:p>
          </table:table-cell>
          <table:table-cell office:value-type="string">
            <text:p>{DoNotRetryException0, STRP182}, {HcolumnDescriptor0, TA1396}, {TA34}, {TA50}, {TA59}, {TA71}, {RSRS1739}, {RSRS1744}, {RSRS1760}</text:p>
          </table:table-cell>
          <table:table-cell table:number-columns-repeated="1008"/>
        </table:table-row>
        <table:table-row table:style-name="ro1">
          <table:table-cell/>
          <table:table-cell office:value-type="string">
            <text:p>8afa49f5d0e28e96c6e1b6c88c6ac976ac0da2b2</text:p>
          </table:table-cell>
          <table:table-cell office:value-type="float" office:value="4">
            <text:p>4</text:p>
          </table:table-cell>
          <table:table-cell office:value-type="string">
            <text:p>1+2+6+1</text:p>
          </table:table-cell>
          <table:table-cell/>
          <table:table-cell office:value-type="string">
            <text:p>{CP23, CP37, CP40, CP57, CP78, CP103}, {TMC224}, {HS1376, HS1379}, {HRS1626}</text:p>
          </table:table-cell>
          <table:table-cell office:value-type="string">
            <text:p>{CP23}, {CP37}, {CP40}, {CP57, (CP78)} {HS1379, (CP78)}, {HRS1626, (CP78)} {CP78, CP103}, {(CP78), TMC224}, {(CP78), HS1376}</text:p>
          </table:table-cell>
          <table:table-cell office:value-type="string">
            <text:p>{CP23}, {CP37}, {CP40}, {CP57}, {CP78}, {CP103}, {TMC224}, {HS1376}, {HS1379}, {HRS1626}</text:p>
          </table:table-cell>
          <table:table-cell office:value-type="string">
            <text:p>{CP23, CP37, CP40, CP57, CP78, CP103}, {TMC224}, {HS1376, HS1379}, {HRS1626}</text:p>
          </table:table-cell>
          <table:table-cell office:value-type="string">
            <text:p>{CP23, CP37, CP40, CP57, CP78, CP103, TMC224, HS1376, HS1379, HRS1626}</text:p>
          </table:table-cell>
          <table:table-cell office:value-type="string">
            <text:p>{CP23}, {CP37, CP40, CP78}, {CP57}, {CP103}, {TMC224}, {HS1376}, {HS1379}, {HRS1626}</text:p>
          </table:table-cell>
          <table:table-cell table:number-columns-repeated="2" office:value-type="string">
            <text:p>{CP23}, {CP37}, {CP40}, {CP57}, {CP78}, {CP103}, {TMC224}, {HS1376}, {HS1379}, {HRS1626}</text:p>
          </table:table-cell>
          <table:table-cell office:value-type="string">
            <text:p>{HasThread0, RegionServerVertices0, LastSequenceId0, ConfigurationObserver0, HRS1626}, {Store0, HeapSize0, StoreConfigInformation0, PrapagationConfigurationObserver0, HS1376, HS1379}, <text:s/>{CP23, CP37, CP40, CP57, CP78, CP103}, {TMC224},</text:p>
          </table:table-cell>
          <table:table-cell office:value-type="string">
            <text:p>{CP23}, {CP37}, {CP40}, {CP57, (CP78)} {HS1379, (CP78)}, {HRS1626, (CP78)} {CP78, CP103}, {(CP78), TMC224}, {(CP78), HS1376}</text:p>
          </table:table-cell>
          <table:table-cell office:value-type="string">
            <text:p>{CP23}, {CP37}, {CP40}, {CP57}, {CP78}, {CP103}, {TMC224}, {HS1376}, {HS1379}, {HRS1626}</text:p>
          </table:table-cell>
          <table:table-cell office:value-type="string">
            <text:p>Umesh Agashe</text:p>
          </table:table-cell>
          <table:table-cell table:number-columns-repeated="1007"/>
        </table:table-row>
        <table:table-row table:style-name="ro1">
          <table:table-cell table:number-columns-repeated="5"/>
          <table:table-cell office:value-type="string">
            <text:p>{CP23, CP37, CP40, CP57, CP78, CP103}, {TMC224}, {HS1376, HS1379}, {HRS1626}</text:p>
          </table:table-cell>
          <table:table-cell office:value-type="string">
            <text:p>{CP23}, {CP37}, {CP40}, {CP57, (CP78)} {HS1379, (CP78)}, {HRS1626, (CP78)} {CP78, CP103}, {(CP78), TMC224}, {(CP78), HS1376}</text:p>
          </table:table-cell>
          <table:table-cell office:value-type="string">
            <text:p>{CP23}, {CP37}, {CP40}, {CP57}, {CP78}, {CP103}, {TMC224}, {HS1376}, {HS1379}, {HRS1626}</text:p>
          </table:table-cell>
          <table:table-cell office:value-type="string">
            <text:p>{CP23, CP37, CP40, CP57, CP78, CP103}, {TMC224}, {HS1376, HS1379}, {HRS1626}</text:p>
          </table:table-cell>
          <table:table-cell office:value-type="string">
            <text:p>{CP23, CP37, CP40, CP57, CP78, CP103, TMC224, HS1376, HS1379, HRS1626}</text:p>
          </table:table-cell>
          <table:table-cell office:value-type="string">
            <text:p>{CP23}, {CP37, CP40, CP78}, {CP57}, {CP103}, {TMC224}, {HS1376}, {HS1379}, {HRS1626}</text:p>
          </table:table-cell>
          <table:table-cell table:number-columns-repeated="2" office:value-type="string">
            <text:p>{CP23}, {CP37}, {CP40}, {CP57}, {CP78}, {CP103}, {TMC224}, {HS1376}, {HS1379}, {HRS1626}</text:p>
          </table:table-cell>
          <table:table-cell office:value-type="string">
            <text:p>{HasThread0, RegionServerVertices0, LastSequenceId0, ConfigurationObserver0, HRS1626}, {Store0, HeapSize0, StoreConfigInformation0, PrapagationConfigurationObserver0, HS1376, HS1379}, <text:s/>{CP23, CP37, CP40, CP57, CP78, CP103}, {TMC224},</text:p>
          </table:table-cell>
          <table:table-cell office:value-type="string">
            <text:p>{CP23}, {CP37}, {CP40}, {CP57, (CP78)} {HS1379, (CP78)}, {HRS1626, (CP78)} {CP78, CP103}, {(CP78), TMC224}, {(CP78), HS1376}</text:p>
          </table:table-cell>
          <table:table-cell office:value-type="string">
            <text:p>{CP23}, {CP37}, {CP40}, {CP57}, {CP78}, {CP103}, {TMC224}, {HS1376}, {HS1379}, {HRS1626}</text:p>
          </table:table-cell>
          <table:table-cell table:number-columns-repeated="1008"/>
        </table:table-row>
        <table:table-row table:style-name="ro1">
          <table:table-cell/>
          <table:table-cell office:value-type="string">
            <text:p>e86ffedb453afd0554132748ce74a47817e5c2f4</text:p>
          </table:table-cell>
          <table:table-cell office:value-type="float" office:value="2">
            <text:p>2</text:p>
          </table:table-cell>
          <table:table-cell office:value-type="string">
            <text:p>20+1</text:p>
          </table:table-cell>
          <table:table-cell/>
          <table:table-cell office:value-type="string">
            <text:p>{MTRP1, MTRP55, MTRP147, MTRP195, MTRP206, MTRP261, MTRP278, MTRP323, MTRP332, MTRP456, MTRP481, MTRP494, MTRP565, MTRP573, MTRP597, MTRP626, MTRP698, MTRP705, MTRP715, MTRP796}, {TRMTOC332}</text:p>
          </table:table-cell>
          <table:table-cell table:number-columns-repeated="2" office:value-type="string">
            <text:p>{MTRP1}, {MTRP55}, {MTRP147}, {MTRP195}, {MTRP206}, {MTRP261}, {MTRP278}, {MTRP323}, {MTRP332}, {TRMTOC332}, {MTRP456}, {MTRP481}, {MTRP494}, {MTRP565}, {MTRP573}, {MTRP597}, {MTRP626}, {MTRP698}, {MTRP705}, {MTRP715}, {MTRP796}</text:p>
          </table:table-cell>
          <table:table-cell office:value-type="string">
            <text:p>{MTRP1, MTRP55, MTRP147, MTRP195, MTRP206, MTRP261, MTRP278, MTRP323, MTRP332, MTRP456, MTRP481, MTRP494, MTRP565, MTRP573, MTRP597, MTRP626, MTRP698, MTRP705, MTRP715, MTRP796}, {TRMTOC332}</text:p>
          </table:table-cell>
          <table:table-cell office:value-type="string">
            <text:p>{MTRP1, MTRP55, MTRP147, MTRP195, MTRP206, MTRP261, MTRP278, MTRP323, MTRP332, TRMTOC332, MTRP456, MTRP481, MTRP494, MTRP565, MTRP573, MTRP597, MTRP626, MTRP698, MTRP705, MTRP715, MTRP796}</text:p>
          </table:table-cell>
          <table:table-cell table:number-columns-repeated="4" office:value-type="string">
            <text:p>{MTRP1}, {MTRP55}, {MTRP147}, {MTRP195}, {MTRP206}, {MTRP261}, {MTRP278}, {MTRP323}, {MTRP332}, {TRMTOC332}, {MTRP456}, {MTRP481}, {MTRP494}, {MTRP565}, {MTRP573}, {MTRP597}, {MTRP626}, {MTRP698}, {MTRP705}, {MTRP715}, {MTRP796}</text:p>
          </table:table-cell>
          <table:table-cell office:value-type="string">
            <text:p>{StringUtils0, TRMTOC332}, {RegionInfo0, MTRP147}, {MTRP1}, {MTRP55}, {MTRP195}, {MTRP206}, {MTRP261}, {MTRP278}, {MTRP323}, {MTRP332}, {MTRP456}, {MTRP481}, {MTRP494}, {MTRP565}, {MTRP573}, {MTRP597}, {MTRP626}, {MTRP698}, {MTRP705}, {MTRP715}, {MTRP796}</text:p>
          </table:table-cell>
          <table:table-cell office:value-type="string">
            <text:p>{MTRP1}, {MTRP55}, {MTRP147}, {MTRP195}, {MTRP206}, {MTRP261}, {MTRP278}, {MTRP323}, {MTRP332}, {TRMTOC332}, {MTRP456}, {MTRP481}, {MTRP494}, {MTRP565}, {MTRP573}, {MTRP597}, {MTRP626}, {MTRP698}, {MTRP705}, {MTRP715}, {MTRP796}</text:p>
          </table:table-cell>
          <table:table-cell office:value-type="string">
            <text:p>Umesh Agashe</text:p>
          </table:table-cell>
          <table:table-cell table:number-columns-repeated="1007"/>
        </table:table-row>
        <table:table-row table:style-name="ro1">
          <table:table-cell table:number-columns-repeated="5"/>
          <table:table-cell office:value-type="string">
            <text:p>{MTRP1, MTRP55, MTRP147, MTRP195, MTRP206, MTRP261, MTRP278, MTRP323, MTRP332, MTRP456, MTRP481, MTRP494, MTRP565, MTRP573, MTRP597, MTRP626, MTRP698, MTRP705, MTRP715, MTRP796}, {TRMTOC332}</text:p>
          </table:table-cell>
          <table:table-cell table:number-columns-repeated="2" office:value-type="string">
            <text:p>{MTRP1}, {MTRP55}, {MTRP147}, {MTRP195}, {MTRP206}, {MTRP261}, {MTRP278}, {MTRP323}, {MTRP332}, {TRMTOC332}, {MTRP456}, {MTRP481}, {MTRP494}, {MTRP565}, {MTRP573}, {MTRP597}, {MTRP626}, {MTRP698}, {MTRP705}, {MTRP715}, {MTRP796}</text:p>
          </table:table-cell>
          <table:table-cell office:value-type="string">
            <text:p>{MTRP1, MTRP55, MTRP147, MTRP195, MTRP206, MTRP261, MTRP278, MTRP323, MTRP332, MTRP456, MTRP481, MTRP494, MTRP565, MTRP573, MTRP597, MTRP626, MTRP698, MTRP705, MTRP715, MTRP796}, {TRMTOC332}</text:p>
          </table:table-cell>
          <table:table-cell office:value-type="string">
            <text:p>{MTRP1, MTRP55, MTRP147, MTRP195, MTRP206, MTRP261, MTRP278, MTRP323, MTRP332, TRMTOC332, MTRP456, MTRP481, MTRP494, MTRP565, MTRP573, MTRP597, MTRP626, MTRP698, MTRP705, MTRP715, MTRP796}</text:p>
          </table:table-cell>
          <table:table-cell table:number-columns-repeated="4" office:value-type="string">
            <text:p>{MTRP1}, {MTRP55}, {MTRP147}, {MTRP195}, {MTRP206}, {MTRP261}, {MTRP278}, {MTRP323}, {MTRP332}, {TRMTOC332}, {MTRP456}, {MTRP481}, {MTRP494}, {MTRP565}, {MTRP573}, {MTRP597}, {MTRP626}, {MTRP698}, {MTRP705}, {MTRP715}, {MTRP796}</text:p>
          </table:table-cell>
          <table:table-cell office:value-type="string">
            <text:p>{StringUtils0, TRMTOC332}, {RegionInfo0, MTRP147}, {MTRP1}, {MTRP55}, {MTRP195}, {MTRP206}, {MTRP261}, {MTRP278}, {MTRP323}, {MTRP332}, {MTRP456}, {MTRP481}, {MTRP494}, {MTRP565}, {MTRP573}, {MTRP597}, {MTRP626}, {MTRP698}, {MTRP705}, {MTRP715}, {MTRP796}</text:p>
          </table:table-cell>
          <table:table-cell office:value-type="string">
            <text:p>{MTRP1}, {MTRP55}, {MTRP147}, {MTRP195}, {MTRP206}, {MTRP261}, {MTRP278}, {MTRP323}, {MTRP332}, {TRMTOC332}, {MTRP456}, {MTRP481}, {MTRP494}, {MTRP565}, {MTRP573}, {MTRP597}, {MTRP626}, {MTRP698}, {MTRP705}, {MTRP715}, {MTRP796}</text:p>
          </table:table-cell>
          <table:table-cell table:number-columns-repeated="1008"/>
        </table:table-row>
        <table:table-row table:style-name="ro1" table:number-rows-repeated="2">
          <table:table-cell table:number-columns-repeated="1024"/>
        </table:table-row>
        <table:table-row table:style-name="ro1">
          <table:table-cell office:value-type="string">
            <text:p>Felix</text:p>
          </table:table-cell>
          <table:table-cell office:value-type="string">
            <text:p>1b0aca87c8cb23217d786814b22de9bb84eb68f2</text:p>
          </table:table-cell>
          <table:table-cell office:value-type="float" office:value="3">
            <text:p>3</text:p>
          </table:table-cell>
          <table:table-cell office:value-type="string">
            <text:p>3+8+9</text:p>
          </table:table-cell>
          <table:table-cell/>
          <table:table-cell office:value-type="string">
            <text:p>{MNCPM33, MNCPM35, MNCPM40, MNCPM47, MNCPM54, MNCPM61, MNCPM64, MNCPM74}, {CMT41, CMT87, CMT99, CMT117, CMT129, CMT278, CMT342, CMT351, CMT477}, {CPMP73, CPMP128, CPMP181}</text:p>
          </table:table-cell>
          <table:table-cell office:value-type="string">
            <text:p>{MNCPM33}, {MNCPM35}, {MNCPM40}, {CMT41}, {MNCPM47}, {MNCPM54}, {MNCPM61}, {MNCPM64}, {CPMP73}, {MNCPM74}, {CMT87}, {CMT99}, {CMT117}, {CPMP128}, {CMT129}, {CPMP181}, {CMT278}, {CMT342}, {CMT351, CMT477}</text:p>
          </table:table-cell>
          <table:table-cell office:value-type="string">
            <text:p>{MNCPM33}, {MNCPM35}, {MNCPM40}, {CMT41}, {MNCPM47}, {MNCPM54}, {MNCPM61}, {MNCPM64}, {CPMP73}, {MNCPM74}, {CMT87}, {CMT99}, {CMT117}, {CPMP128}, {CMT129}, {CPMP181}, {CMT278}, {CMT342}, {CMT351}, {CMT477}</text:p>
          </table:table-cell>
          <table:table-cell office:value-type="string">
            <text:p>{MNCPM33, MNCPM35, MNCPM40, MNCPM47, MNCPM54, MNCPM61, MNCPM64, MNCPM74}, {CMT41, CMT87, CMT99, CMT117, CMT129, CMT278, CMT342, CMT351, CMT477}, {CPMP73, CPMP128, CPMP181}</text:p>
          </table:table-cell>
          <table:table-cell office:value-type="string">
            <text:p>{MNCPM33, MNCPM35, MNCPM40, CMT41, MNCPM47, MNCPM54, MNCPM61, MNCPM64, CPMP73, MNCPM74, CMT87, CMT99, CMT117, CPMP128, CMT129, CPMP181, CMT278, CMT342, CMT351, CMT477}</text:p>
          </table:table-cell>
          <table:table-cell office:value-type="string">
            <text:p>{MNCPM35, MNCPM33}, {(MNCPM33), MNCPM64}, {MNCPM40}, {CMT41}, {MNCPM47}, {MNCPM54}, {MNCPM61}, {CPMP73}, {MNCPM74}, {CMT87, CMT99}, {CMT117, CMT129}, {CPMP128}, {CPMP181}, {CMT278}, {CMT342}, {CMT351}, {CMT477}</text:p>
          </table:table-cell>
          <table:table-cell table:number-columns-repeated="2" office:value-type="string">
            <text:p>{MNCPM33}, {MNCPM35}, {MNCPM40}, {CMT41}, {MNCPM47}, {MNCPM54}, {MNCPM61}, {MNCPM64}, {CPMP73}, {MNCPM74}, {CMT87}, {CMT99}, {CMT117}, {CPMP128}, {CMT129}, {CPMP181}, {CMT278}, {CMT342}, {CMT351}, {CMT477}</text:p>
          </table:table-cell>
          <table:table-cell office:value-type="string">
            <text:p>{ExtPersistenceManager0, CPMP73, CPMP128, CPMP181}, {NotCachablePeristenceManager0, MNCPM33, MNCPM35, MNCPM40, MNCPM47, MNCPM54, MNCPM61, MNCPM64, MNCPM74}, {CMT41, CMT87, CMT99, CMT117, CMT129, CMT278, CMT342, CMT351, CMT477}</text:p>
          </table:table-cell>
          <table:table-cell office:value-type="string">
            <text:p>{ManagedServiceFactoryTracker0, CMT351}, {MNCPM33}, {MNCPM35}, {MNCPM40}, {CMT41}, {MNCPM47}, {MNCPM54}, {MNCPM61}, {MNCPM64}, {CPMP73}, {MNCPM74}, {CMT87}, {CMT99}, {CMT117}, {CPMP128}, {CMT129}, {CPMP181}, {CMT278}, {CMT342}, {CMT477}</text:p>
          </table:table-cell>
          <table:table-cell/>
          <table:table-cell office:value-type="string">
            <text:p>Carsten Ziegeler</text:p>
          </table:table-cell>
          <table:table-cell table:number-columns-repeated="1007"/>
        </table:table-row>
        <table:table-row table:style-name="ro1">
          <table:table-cell table:number-columns-repeated="5"/>
          <table:table-cell office:value-type="string">
            <text:p>{MNCPM33, MNCPM35, MNCPM40, MNCPM47, MNCPM54, MNCPM61, MNCPM64, MNCPM74}, {CMT41, CMT87, CMT99, CMT117, CMT129, CMT278, CMT342, CMT351, CMT477}, {CPMP73, CPMP128, CPMP181}</text:p>
          </table:table-cell>
          <table:table-cell office:value-type="string">
            <text:p>{MNCPM33}, {MNCPM35}, {MNCPM40}, {CMT41}, {MNCPM47}, {MNCPM54}, {MNCPM61}, {MNCPM64}, {CPMP73}, {MNCPM74}, {CMT87}, {CMT99}, {CMT117}, {CPMP128}, {CMT129}, {CPMP181}, {CMT278}, {CMT342}, {CMT351, CMT477}</text:p>
          </table:table-cell>
          <table:table-cell office:value-type="string">
            <text:p>{MNCPM33}, {MNCPM35}, {MNCPM40}, {CMT41}, {MNCPM47}, {MNCPM54}, {MNCPM61}, {MNCPM64}, {CPMP73}, {MNCPM74}, {CMT87}, {CMT99}, {CMT117}, {CPMP128}, {CMT129}, {CPMP181}, {CMT278}, {CMT342}, {CMT351}, {CMT477}</text:p>
          </table:table-cell>
          <table:table-cell office:value-type="string">
            <text:p>{MNCPM33, MNCPM35, MNCPM40, MNCPM47, MNCPM54, MNCPM61, MNCPM64, MNCPM74}, {CMT41, CMT87, CMT99, CMT117, CMT129, CMT278, CMT342, CMT351, CMT477}, {CPMP73, CPMP128, CPMP181}</text:p>
          </table:table-cell>
          <table:table-cell office:value-type="string">
            <text:p>{MNCPM33, MNCPM35, MNCPM40, CMT41, MNCPM47, MNCPM54, MNCPM61, MNCPM64, CPMP73, MNCPM74, CMT87, CMT99, CMT117, CPMP128, CMT129, CPMP181, CMT278, CMT342, CMT351, CMT477}</text:p>
          </table:table-cell>
          <table:table-cell office:value-type="string">
            <text:p>{MNCPM35, MNCPM33}, {(MNCPM33), MNCPM64}, {MNCPM40}, {CMT41}, {MNCPM47}, {MNCPM54}, {MNCPM61}, {CPMP73}, {MNCPM74}, {CMT87, CMT99}, {CMT117, CMT129}, {CPMP128}, {CPMP181}, {CMT278}, {CMT342}, {CMT351}, {CMT477}</text:p>
          </table:table-cell>
          <table:table-cell table:number-columns-repeated="2" office:value-type="string">
            <text:p>{MNCPM33}, {MNCPM35}, {MNCPM40}, {CMT41}, {MNCPM47}, {MNCPM54}, {MNCPM61}, {MNCPM64}, {CPMP73}, {MNCPM74}, {CMT87}, {CMT99}, {CMT117}, {CPMP128}, {CMT129}, {CPMP181}, {CMT278}, {CMT342}, {CMT351}, {CMT477}</text:p>
          </table:table-cell>
          <table:table-cell office:value-type="string">
            <text:p>{ExtPersistenceManager0, CPMP73, CPMP128, CPMP181}, {NotCachablePeristenceManager0, MNCPM33, MNCPM35, MNCPM40, MNCPM47, MNCPM54, MNCPM61, MNCPM64, MNCPM74}, {CMT41, CMT87, CMT99, CMT117, CMT129, CMT278, CMT342, CMT351, CMT477}</text:p>
          </table:table-cell>
          <table:table-cell office:value-type="string">
            <text:p>{ManagedServiceFactoryTracker0, CMT351}, {MNCPM33}, {MNCPM35}, {MNCPM40}, {CMT41}, {MNCPM47}, {MNCPM54}, {MNCPM61}, {MNCPM64}, {CPMP73}, {MNCPM74}, {CMT87}, {CMT99}, {CMT117}, {CPMP128}, {CMT129}, {CPMP181}, {CMT278}, {CMT342}, {CMT477}</text:p>
          </table:table-cell>
          <table:table-cell table:number-columns-repeated="1009"/>
        </table:table-row>
        <table:table-row table:style-name="ro1">
          <table:table-cell/>
          <table:table-cell office:value-type="string">
            <text:p>81cd1d711c1c8a8768d209697bfb81121123a482</text:p>
          </table:table-cell>
          <table:table-cell office:value-type="float" office:value="4">
            <text:p>4</text:p>
          </table:table-cell>
          <table:table-cell office:value-type="string">
            <text:p>4+3+1+2</text:p>
          </table:table-cell>
          <table:table-cell/>
          <table:table-cell office:value-type="string">
            <text:p>{CPI24, CPI27, CPI405}, {P277, P336}, {CSI491}, {C596, C610, C620, C624}</text:p>
          </table:table-cell>
          <table:table-cell office:value-type="string">
            <text:p>{CPI24}, {CPI27}, {P277, (CSI491)}, {P336, CSI491} ↔ {(CSI491), CPI405}, {(CSI491), C624}, &lt;-&gt; {(C624), C596}, {(C624), C610}, {(C624), C620}</text:p>
          </table:table-cell>
          <table:table-cell office:value-type="string">
            <text:p>{CPI24}, {CPI27}, {P277}, {P336}, {CPI405}, {CSI491}, {C596}, {C610}, {C620}, {C624}</text:p>
          </table:table-cell>
          <table:table-cell office:value-type="string">
            <text:p>{CPI24, CPI27, CPI405}, {P277, P336}, {CSI491}, {C596, C610, C620, C624}</text:p>
          </table:table-cell>
          <table:table-cell office:value-type="string">
            <text:p>{CPI24, CPI27, P277, P336, CPI405, CSI491, C596, C610, C620, C624}</text:p>
          </table:table-cell>
          <table:table-cell table:number-columns-repeated="3" office:value-type="string">
            <text:p>{CPI24}, {CPI27}, {P277}, {P336}, {CPI405}, {CSI491}, {C596}, {C610}, {C620}, {C624}</text:p>
          </table:table-cell>
          <table:table-cell office:value-type="string">
            <text:p>{CommandProcessor0, CPI24, CPI27, CPI405}, {Process0, P277, P336}, {CommandSession0, Converter0, CSI491}, {Function0, Evaluate0, C596, C610, C620, C624}</text:p>
          </table:table-cell>
          <table:table-cell office:value-type="string">
            <text:p>{Path0, Reflective0, (CSI491), CPI405}, {P277, (CSI491)}, {CSI491, P336}, <text:s/>{(C624), C610}, {(CSI491), C624}, <text:s/>{(C624), C620}, {(C624), C596}, {CPI24}, {CPI27}</text:p>
          </table:table-cell>
          <table:table-cell office:value-type="string">
            <text:p>{CPI24}, {CPI27}, {P277}, {P336}, {CPI405}, {CSI491}, {C596}, {C610}, {C620}, {C624}</text:p>
          </table:table-cell>
          <table:table-cell office:value-type="string">
            <text:p>Guillame Nodet</text:p>
          </table:table-cell>
          <table:table-cell table:number-columns-repeated="1007"/>
        </table:table-row>
        <table:table-row table:style-name="ro1">
          <table:table-cell table:number-columns-repeated="5"/>
          <table:table-cell office:value-type="string">
            <text:p>{CPI24, CPI27, CPI405}, {P277, P336}, {CSI491}, {C596, C610, C620, C624}</text:p>
          </table:table-cell>
          <table:table-cell office:value-type="string">
            <text:p>{CPI24}, {CPI27}, <text:s/>{(CSI491), CPI405}, {P277, (CSI491)}, {P336, CSI491}, <text:s/>{(C624), C596} {(CSI491), C624}, ↔ {(C624), C610}, {(C624), C620}</text:p>
          </table:table-cell>
          <table:table-cell office:value-type="string">
            <text:p>{CPI24}, {CPI27}, {P277}, {P336}, {CPI405}, {CSI491}, {C596}, {C610}, {C620}, {C624}</text:p>
          </table:table-cell>
          <table:table-cell office:value-type="string">
            <text:p>{CPI24, CPI27, CPI405}, {P277, P336}, {CSI491}, {C596, C610, C620, C624}</text:p>
          </table:table-cell>
          <table:table-cell office:value-type="string">
            <text:p>{CPI24, CPI27, P277, P336, CPI405, CSI491, C596, C610, C620, C624}</text:p>
          </table:table-cell>
          <table:table-cell table:number-columns-repeated="3" office:value-type="string">
            <text:p>{CPI24}, {CPI27}, {P277}, {P336}, {CPI405}, {CSI491}, {C596}, {C610}, {C620}, {C624}</text:p>
          </table:table-cell>
          <table:table-cell office:value-type="string">
            <text:p>{Function0, Evaluate0, C596, C610, C620, C624}, {CommandProcessor0, CPI24, CPI27, CPI405}, {CommandSession0, Converter0, CSI491}, {Process0, P277, P336}</text:p>
          </table:table-cell>
          <table:table-cell office:value-type="string">
            <text:p>{Path0, Reflective0, (CSI491), CPI405}, {P277, (CSI491)}, {CSI491, P336}, <text:s/>{(C624), C610}, {(CSI491), C624}, <text:s/>{(C624), C620}, {(C624), C596}, {CPI24}, {CPI27}</text:p>
          </table:table-cell>
          <table:table-cell office:value-type="string">
            <text:p>{CPI24}, {CPI27}, {P277}, {P336}, {CPI405}, {CSI491}, {C596}, {C610}, {C620}, {C624}</text:p>
          </table:table-cell>
          <table:table-cell table:number-columns-repeated="1008"/>
        </table:table-row>
        <table:table-row table:style-name="ro1">
          <table:table-cell/>
          <table:table-cell office:value-type="string">
            <text:p>7ba899d96ddba47482887acc59948fe7f8deb08c</text:p>
          </table:table-cell>
          <table:table-cell office:value-type="float" office:value="4">
            <text:p>4</text:p>
          </table:table-cell>
          <table:table-cell office:value-type="string">
            <text:p>1+26+1+1</text:p>
          </table:table-cell>
          <table:table-cell/>
          <table:table-cell office:value-type="string">
            <text:p>{CPEF1}, {EM21, EM22, EM49, EM93, EM95, EM99, EM101, EM103, EM109, EM119, EM121, EM127, EM132, EM142, EM156, EM166, EM174, EM396, EM401, EM436, EM451, EM459, EM465, EM472, EM605, EM684}, {DC56}, {F4993}</text:p>
          </table:table-cell>
          <table:table-cell office:value-type="string">
            <text:p>{CPEF1, EM109}, {EM21}, {EM22}, {EM49}, {DC56, EM401}, {EM93}, {EM95}, {EM99}, {EM101}, {EM103}, <text:s/>{EM119}, {EM121}, {EM127}, {EM132}, {EM142}, {EM156}, {EM166}, {EM174}, {EM396}, {EM436}, {EM451}, {EM459}, {EM465}, {EM472}, {EM605}, {EM684}, {F4993}</text:p>
          </table:table-cell>
          <table:table-cell office:value-type="string">
            <text:p>{EM21}, {EM22}, {EM49}, {EM93}, {EM95}, {EM99}, {EM101}, {EM103}, {EM109}, {EM119}, {EM121, CPEF1}, {EM127}, {EM132}, {EM142}, {EM156}, {EM166}, {EM174}, {EM396}, {EM401}, {EM436}, {EM451}, {EM459}, {EM465}, {EM472}, {EM605}, {EM684}, {DC56}, {F4993}</text:p>
          </table:table-cell>
          <table:table-cell office:value-type="string">
            <text:p>{CPEF1}, {EM21, EM22, EM49, EM93, EM95, EM99, EM101, EM103, EM109, EM119, EM121, EM127, EM132, EM142, EM156, EM166, EM174, EM396, EM401, EM436, EM451, EM459, EM465, EM472, EM605, EM684}, {DC56}, {F4993}</text:p>
          </table:table-cell>
          <table:table-cell office:value-type="string">
            <text:p>{CPEF1, EM21, EM22, EM49, DC56, EM93, EM95, EM99, EM101, EM103, EM109, EM119, EM121, EM127, EM132, EM142, EM156, EM166, EM174, EM396, EM401, EM436, EM451, EM459, EM465, EM472, EM605, EM684, F4993}</text:p>
          </table:table-cell>
          <table:table-cell office:value-type="string">
            <text:p>{CPEF1}, {EM21}, {EM22}, {EM49}, {EM93}, {EM101}, {EM119}, {EM121, (EM99)}, {{EM109, EM103}, EM99} , {(EM99), EM132, (EM95)}, {{EM95, EM401}, EM436}, {EM127}, {EM142}, {EM156}, {EM166}, {EM174}, {EM396}, {EM451}, {EM459}, {EM465}, {EM472}, {EM605}, {EM684}, {DC56}, {F4993}</text:p>
          </table:table-cell>
          <table:table-cell table:number-columns-repeated="2" office:value-type="string">
            <text:p>{CPEF1}, {EM21}, {EM22}, {EM49}, {EM93}, {EM95}, {EM99}, {EM101}, {EM103}, {EM109}, {EM119}, {EM121}, {EM127}, {EM132}, {EM142}, {EM156}, {EM166}, {EM174}, {EM396}, {EM401}, {EM436}, {EM451}, {EM459}, {EM465}, {EM472}, {EM605}, {EM684}, {DC56}, {F4993}</text:p>
          </table:table-cell>
          <table:table-cell office:value-type="string">
            <text:p>{BundleImpl0, Framework0, F4993}, {CPEF1}, {EM21, EM22, EM49, EM93, EM95, EM99, EM101, EM103, EM109, EM119, EM121, EM127, EM132, EM142, EM156, EM166, EM174, EM396, EM401, EM436, EM451, EM459, EM465, EM472, EM605, EM684, Content0},&lt;-&gt; {(Content0), DC56}</text:p>
          </table:table-cell>
          <table:table-cell office:value-type="string">
            <text:p><text:s/>{SecureAction0, EM101}, {CPEF1, EM109}, {EM21}, {EM22}, {EM49}, {EM93}, {EM95}, {EM99}, {EM103}, <text:s/>{EM119}, {EM121}, {EM127}, {EM132}, {EM142}, {EM156}, {EM166}, {EM174}, {EM396}, {EM436}, {EM451, (BundleImpl0), (BundleRevisionImpl0)}, {EM459, <text:s/>(BundleImpl0), (BundleRevisionImpl0)}, {BundleImpl0, BundleRevisionImpl0, Logger0, JarContent0, DC56, EM401}, {(BundleImpl0), EM472}, {EM465}, {EM605}, {EM684}, {F4993}</text:p>
          </table:table-cell>
          <table:table-cell office:value-type="string">
            <text:p>{BundleException0, EM396}, {EM21}, {EM22}, {EM49}, {EM93}, {EM95}, {EM99}, {EM101}, {EM103}, {EM109}, {EM119}, {EM121, CPEF1}, {EM127}, {EM132}, {EM142}, {EM156}, {EM166}, {EM174}, {EM401}, {EM436}, {EM451}, {EM459}, {EM465}, {EM472}, {EM605}, {EM684}, {DC56}, {F4993}</text:p>
          </table:table-cell>
          <table:table-cell office:value-type="string">
            <text:p>Kark Pauls</text:p>
          </table:table-cell>
          <table:table-cell table:number-columns-repeated="1007"/>
        </table:table-row>
        <table:table-row table:style-name="ro1">
          <table:table-cell table:number-columns-repeated="5"/>
          <table:table-cell office:value-type="string">
            <text:p>{CPEF1}, {EM21, EM22, EM49, EM93, EM95, EM99, EM101, EM103, EM109, EM119, EM121, EM127, EM132, EM142, EM156, EM166, EM174, EM396, EM401, EM436, EM451, EM459, EM465, EM472, EM605, EM684}, {DC56}, {F4993}</text:p>
          </table:table-cell>
          <table:table-cell office:value-type="string">
            <text:p>{CPEF1, EM109}, {EM21}, {EM22}, {EM49}, {DC56, EM401}, {EM93}, {EM95}, {EM99}, {EM101}, {EM103}, <text:s/>{EM119}, {EM121}, {EM127}, {EM132}, {EM142}, {EM156}, {EM166}, {EM174}, {EM396}, {EM436}, {EM451}, {EM459}, {EM465}, {EM472}, {EM605}, {EM684}, {F4993}</text:p>
          </table:table-cell>
          <table:table-cell office:value-type="string">
            <text:p>{EM21}, {EM22}, {EM49}, {EM93}, {EM95}, {EM99}, {EM101}, {EM103}, {EM109}, {EM119}, {EM121, CPEF1}, {EM127}, {EM132}, {EM142}, {EM156}, {EM166}, {EM174}, {EM396}, {EM401}, {EM436}, {EM451}, {EM459}, {EM465}, {EM472}, {EM605}, {EM684}, {DC56}, {F4993}</text:p>
          </table:table-cell>
          <table:table-cell office:value-type="string">
            <text:p>{CPEF1}, {EM21, EM22, EM49, EM93, EM95, EM99, EM101, EM103, EM109, EM119, EM121, EM127, EM132, EM142, EM156, EM166, EM174, EM396, EM401, EM436, EM451, EM459, EM465, EM472, EM605, EM684}, {DC56}, {F4993}</text:p>
          </table:table-cell>
          <table:table-cell office:value-type="string">
            <text:p>{CPEF1, EM21, EM22, EM49, DC56, EM93, EM95, EM99, EM101, EM103, EM109, EM119, EM121, EM127, EM132, EM142, EM156, EM166, EM174, EM396, EM401, EM436, EM451, EM459, EM465, EM472, EM605, EM684, F4993}</text:p>
          </table:table-cell>
          <table:table-cell office:value-type="string">
            <text:p>{CPEF1}, {EM21}, {EM22}, {EM49}, {EM93}, {EM101}, {EM119}, {EM121, (EM99)}, {{EM109, EM103}, EM99} , {(EM99), EM132, (EM95)}, {{EM95, EM401}, EM436}, {EM127}, {EM142}, {EM156}, {EM166}, {EM174}, {EM396}, {EM451}, {EM459}, {EM465}, {EM472}, {EM605}, {EM684}, {DC56}, {F4993}</text:p>
          </table:table-cell>
          <table:table-cell table:number-columns-repeated="2" office:value-type="string">
            <text:p>{CPEF1}, {EM21}, {EM22}, {EM49}, {EM93}, {EM95}, {EM99}, {EM101}, {EM103}, {EM109}, {EM119}, {EM121}, {EM127}, {EM132}, {EM142}, {EM156}, {EM166}, {EM174}, {EM396}, {EM401}, {EM436}, {EM451}, {EM459}, {EM465}, {EM472}, {EM605}, {EM684}, {DC56}, {F4993}</text:p>
          </table:table-cell>
          <table:table-cell office:value-type="string">
            <text:p>{BundleImpl0, Framework0, F4993}, {CPEF1}, {EM21, EM22, EM49, EM93, EM95, EM99, EM101, EM103, EM109, EM119, EM121, EM127, EM132, EM142, EM156, EM166, EM174, EM396, EM401, EM436, EM451, EM459, EM465, EM472, EM605, EM684, Content0},&lt;-&gt; {(Content0), DC56}</text:p>
          </table:table-cell>
          <table:table-cell office:value-type="string">
            <text:p><text:s/>{SecureAction0, EM101}, {Method0, CPEF1, EM109}, {EM21}, {EM22}, {EM49}, {EM93}, {EM95}, {EM99}, {EM103}, <text:s/>{EM119}, {EM121}, {EM127}, {EM132}, {EM142}, {EM156}, {EM166}, {EM174}, {EM396}, {EM436}, {EM459, <text:s/>(BundleImpl0), (BundleRevisionImpl0)}, {EM451, (BundleImpl0), (BundleRevisionImpl0)}, {BundleImpl0, BundleRevisionImpl0, Logger0, JarContent0, DC56, EM401}, {(BundleImpl0), EM472}, {EM465}, {EM605}, {EM684}, {F4993}</text:p>
          </table:table-cell>
          <table:table-cell office:value-type="string">
            <text:p>{BundleException0, EM396}, {EM21}, {EM22}, {EM49}, {EM93}, {EM95}, {EM99}, {EM101}, {EM103}, {EM109}, {EM119}, {EM121, CPEF1}, {EM127}, {EM132}, {EM142}, {EM156}, {EM166}, {EM174}, {EM401}, {EM436}, {EM451}, {EM459}, {EM465}, {EM472}, {EM605}, {EM684}, {DC56}, {F4993}</text:p>
          </table:table-cell>
          <table:table-cell table:number-columns-repeated="1008"/>
        </table:table-row>
        <table:table-row table:style-name="ro1">
          <table:table-cell/>
          <table:table-cell office:value-type="string">
            <text:p>fc81481d61169b85dda0bd04f3b3b8d329111bc7</text:p>
          </table:table-cell>
          <table:table-cell office:value-type="float" office:value="1">
            <text:p>1</text:p>
          </table:table-cell>
          <table:table-cell office:value-type="float" office:value="6">
            <text:p>6</text:p>
          </table:table-cell>
          <table:table-cell/>
          <table:table-cell office:value-type="string">
            <text:p>{UH27, UH28, UH99, UH129, UH288, UH490}</text:p>
          </table:table-cell>
          <table:table-cell table:number-columns-repeated="2" office:value-type="string">
            <text:p>{UH27}, {UH28}, {UH99}, {UH129}, {UH288}, {UH490}</text:p>
          </table:table-cell>
          <table:table-cell table:number-columns-repeated="2" office:value-type="string">
            <text:p>{UH27, UH28, UH99, UH129, UH288, UH490}</text:p>
          </table:table-cell>
          <table:table-cell office:value-type="string">
            <text:p>{UH27}, {UH28}, {UH129, (UH99)}, {UH288, UH99}, {(UH99), UH490}</text:p>
          </table:table-cell>
          <table:table-cell table:number-columns-repeated="2" office:value-type="string">
            <text:p>{UH27}, {UH28}, {UH99}, {UH129}, {UH288}, {UH490}</text:p>
          </table:table-cell>
          <table:table-cell office:value-type="string">
            <text:p>{UH27, UH28, UH99, UH129, UH288, UH490}</text:p>
          </table:table-cell>
          <table:table-cell table:number-columns-repeated="2" office:value-type="string">
            <text:p>{UH27}, {UH28}, {UH129, (UH99)}, {UH288, UH99}, {(UH99), UH490}</text:p>
          </table:table-cell>
          <table:table-cell office:value-type="string">
            <text:p>Kark Pauls</text:p>
          </table:table-cell>
          <table:table-cell office:value-type="string">
            <text:p>Test on declare-use relation</text:p>
          </table:table-cell>
          <table:table-cell table:number-columns-repeated="1006"/>
        </table:table-row>
        <table:table-row table:style-name="ro1">
          <table:table-cell table:number-columns-repeated="5"/>
          <table:table-cell office:value-type="string">
            <text:p>{UH27, UH28, UH99, UH129, UH288, UH490}</text:p>
          </table:table-cell>
          <table:table-cell table:number-columns-repeated="2" office:value-type="string">
            <text:p>{UH27}, {UH28}, {UH99}, {UH129}, {UH288}, {UH490}</text:p>
          </table:table-cell>
          <table:table-cell table:number-columns-repeated="2" office:value-type="string">
            <text:p>{UH27, UH28, UH99, UH129, UH288, UH490}</text:p>
          </table:table-cell>
          <table:table-cell office:value-type="string">
            <text:p>{UH27}, {UH28}, {UH129, (UH99)}, {UH288, UH99}, {(UH99), UH490}</text:p>
          </table:table-cell>
          <table:table-cell table:number-columns-repeated="2" office:value-type="string">
            <text:p>{UH27}, {UH28}, {UH99}, {UH129}, {UH288}, {UH490}</text:p>
          </table:table-cell>
          <table:table-cell office:value-type="string">
            <text:p>{UH27, UH28, UH99, UH129, UH288, UH490}</text:p>
          </table:table-cell>
          <table:table-cell table:number-columns-repeated="2" office:value-type="string">
            <text:p>{UH27}, {UH28}, {UH129, (UH99)}, {UH288, UH99}, {(UH99), UH490}</text:p>
          </table:table-cell>
          <table:table-cell table:number-columns-repeated="1008"/>
        </table:table-row>
        <table:table-row table:style-name="ro1">
          <table:table-cell/>
          <table:table-cell office:value-type="string">
            <text:p>cb4b81cd08d9a5ecb62dd410a6fb8c163b0009de</text:p>
          </table:table-cell>
          <table:table-cell office:value-type="float" office:value="2">
            <text:p>2</text:p>
          </table:table-cell>
          <table:table-cell office:value-type="string">
            <text:p>8+4</text:p>
          </table:table-cell>
          <table:table-cell/>
          <table:table-cell office:value-type="string">
            <text:p>{U26, U32, U40, U134}, {EM39, EM211, EM218, EM226, EM228, EM238, EM246, EM248}</text:p>
          </table:table-cell>
          <table:table-cell office:value-type="string">
            <text:p>{U26}, {U32}, {EM39}, {U40}, {U134, EM211}, {EM218}, {EM226}, {EM228}, {EM238}, {EM246}, {EM248}</text:p>
          </table:table-cell>
          <table:table-cell office:value-type="string">
            <text:p>{U26}, {U32}, {EM39}, {U40}, {U134}, {EM211}, {EM218}, {EM226}, {EM228}, {EM238}, {EM246}, {EM248}</text:p>
          </table:table-cell>
          <table:table-cell office:value-type="string">
            <text:p>{U26, U32, U40, U134}, {EM39, EM211, EM218, EM226, EM228, EM238, EM246, EM248}</text:p>
          </table:table-cell>
          <table:table-cell office:value-type="string">
            <text:p>{U26, U32, U40, EM39, U134, EM211, EM218, EM226, EM228, EM238, EM246, EM248}</text:p>
          </table:table-cell>
          <table:table-cell office:value-type="string">
            <text:p>{U26}, {U32}, {EM39}, {U40}, {U134},{EM218, (EM211)}, {EM226, EM211}, {(EM211), EM238}, {(EM211), EM246}, <text:s/>{EM228}, {EM248}</text:p>
          </table:table-cell>
          <table:table-cell table:number-columns-repeated="2" office:value-type="string">
            <text:p>{U26}, {U32}, {EM39}, {U40}, {U134}, {EM211}, {EM218}, {EM226}, {EM228}, {EM238}, {EM246}, {EM248}</text:p>
          </table:table-cell>
          <table:table-cell office:value-type="string">
            <text:p>{Content0, EM39, EM211, EM218, EM226, EM228, EM238, EM246, EM248}, {U26, U32, U40, U134}</text:p>
          </table:table-cell>
          <table:table-cell office:value-type="string">
            <text:p>{Properties0, U134, EM211}, {U26}, {U32}, {EM39}, {U40}, {EM218}, {EM226}, {EM228}, {EM238}, {EM246}, {EM248}</text:p>
          </table:table-cell>
          <table:table-cell office:value-type="string">
            <text:p>{Properties0, U134}, {U26}, {U32}, {EM39}, {U40}, {EM211}, {EM218}, {EM226}, {EM228}, {EM238}, {EM246}, {EM248}</text:p>
          </table:table-cell>
          <table:table-cell office:value-type="string">
            <text:p>Kark Pauls</text:p>
          </table:table-cell>
          <table:table-cell table:number-columns-repeated="1007"/>
        </table:table-row>
        <table:table-row table:style-name="ro1">
          <table:table-cell table:number-columns-repeated="5"/>
          <table:table-cell office:value-type="string">
            <text:p>{U26, U32, U40, U134}, {EM39, EM211, EM218, EM226, EM228, EM238, EM246, EM248}</text:p>
          </table:table-cell>
          <table:table-cell office:value-type="string">
            <text:p>{U26}, {U32}, {EM39}, {U40}, {U134, EM211}, {EM218}, {EM226}, {EM228}, {EM238}, {EM246}, {EM248}</text:p>
          </table:table-cell>
          <table:table-cell office:value-type="string">
            <text:p>{U26}, {U32}, {EM39}, {U40}, {U134}, {EM211}, {EM218}, {EM226}, {EM228}, {EM238}, {EM246}, {EM248}</text:p>
          </table:table-cell>
          <table:table-cell office:value-type="string">
            <text:p>{U26, U32, U40, U134}, {EM39, EM211, EM218, EM226, EM228, EM238, EM246, EM248}</text:p>
          </table:table-cell>
          <table:table-cell office:value-type="string">
            <text:p>{U26, U32, U40, EM39, U134, EM211, EM218, EM226, EM228, EM238, EM246, EM248}</text:p>
          </table:table-cell>
          <table:table-cell office:value-type="string">
            <text:p>{U26}, {U32}, {EM39}, {U40}, {U134},{EM218, (EM211)}, {EM226, EM211}, {(EM211), EM238}, {(EM211), EM246}, <text:s/>{EM228}, {EM248}</text:p>
          </table:table-cell>
          <table:table-cell table:number-columns-repeated="2" office:value-type="string">
            <text:p>{U26}, {U32}, {EM39}, {U40}, {U134}, {EM211}, {EM218}, {EM226}, {EM228}, {EM238}, {EM246}, {EM248}</text:p>
          </table:table-cell>
          <table:table-cell office:value-type="string">
            <text:p>{Content0, EM39, EM211, EM218, EM226, EM228, EM238, EM246, EM248}, {U26, U32, U40, U134}</text:p>
          </table:table-cell>
          <table:table-cell office:value-type="string">
            <text:p>{Properties0, U134, EM211}, {U26}, {U32}, {EM39}, {U40}, {EM218}, {EM226}, {EM228}, {EM238}, {EM246}, {EM248}</text:p>
          </table:table-cell>
          <table:table-cell office:value-type="string">
            <text:p>{Properties0, U134}, {U26}, {U32}, {EM39}, {U40}, {EM211}, {EM218}, {EM226}, {EM228}, {EM238}, {EM246}, {EM248}</text:p>
          </table:table-cell>
          <table:table-cell table:number-columns-repeated="1008"/>
        </table:table-row>
        <table:table-row table:style-name="ro1">
          <table:table-cell/>
          <table:table-cell table:style-name="ce7" office:value-type="string">
            <text:p>2ac9171d5957587232cb5783e242e95b11192280</text:p>
          </table:table-cell>
          <table:table-cell office:value-type="float" office:value="3">
            <text:p>3</text:p>
          </table:table-cell>
          <table:table-cell office:value-type="string">
            <text:p>2+8+2</text:p>
          </table:table-cell>
          <table:table-cell/>
          <table:table-cell office:value-type="string">
            <text:p>{HSC86, HSC91}, {HSW139, HSW152, HSW157, HSW163, HSW166, HSW170, HSW178, HSW314}, {SCI321, SCI345}</text:p>
          </table:table-cell>
          <table:table-cell table:number-columns-repeated="2" office:value-type="string">
            <text:p>{HSC86}, {HSC91}, {HSW139}, {HSW152}, {HSW157}, {HSW163}, {HSW166}, {HSW170}, {HSW178}, {HSW314}, {SCI321}, {SCI345}</text:p>
          </table:table-cell>
          <table:table-cell office:value-type="string">
            <text:p>{HSC86, HSC91}, {HSW139, HSW152, HSW157, HSW163, HSW166, HSW170, HSW178, HSW314}, {SCI321, SCI345}</text:p>
          </table:table-cell>
          <table:table-cell office:value-type="string">
            <text:p>{HSC86, HSC91, HSW139, HSW152, HSW157, HSW163, HSW166, HSW170, HSW178, HSW314, SCI321, SCI345}</text:p>
          </table:table-cell>
          <table:table-cell office:value-type="string">
            <text:p>{HSC86}, {HSC91}, {HSW139}, {HSW157, (HSW152)}, {HSW152, HSW163}, {(HSW152), HSW170}, {HSW166}, {HSW178}, {HSW314}, {SCI321}, {SCI345}</text:p>
          </table:table-cell>
          <table:table-cell table:number-columns-repeated="2" office:value-type="string">
            <text:p>{HSC86}, {HSC91}, {HSW139}, {HSW152}, {HSW157}, {HSW163}, {HSW166}, {HSW170}, {HSW178}, {HSW314}, {SCI321}, {SCI345}</text:p>
          </table:table-cell>
          <table:table-cell office:value-type="string">
            <text:p>{ExtServletContext0, SCI321, SCI345}, {HSC86, HSC91}, {HSW139, HSW152, HSW157, HSW163, HSW166, HSW170, HSW178, HSW314}</text:p>
          </table:table-cell>
          <table:table-cell office:value-type="string">
            <text:p>{HSC86}, {HSC91}, {HSW139}, {HSW152}, {HSW157}, {HSW163}, {HSW166, ExtServletContext0}, {(ExtServletContext0), HSW314}, {HSW170}, {HSW178}, {SCI321}, {SCI345}</text:p>
          </table:table-cell>
          <table:table-cell office:value-type="string">
            <text:p>{HSC86}, {HSC91}, {HSW139}, {HSW152}, {HSW157}, {HSW163}, {HSW166}, {HSW170}, {HSW178}, {HSW314}, {SCI321}, {SCI345}</text:p>
          </table:table-cell>
          <table:table-cell office:value-type="string">
            <text:p>Carsten Ziegeler</text:p>
          </table:table-cell>
          <table:table-cell table:number-columns-repeated="1007"/>
        </table:table-row>
        <table:table-row table:style-name="ro1">
          <table:table-cell table:number-columns-repeated="5"/>
          <table:table-cell office:value-type="string">
            <text:p>{HSC86, HSC91}, {HSW139, HSW152, HSW157, HSW163, HSW166, HSW170, HSW178, HSW314}, {SCI321, SCI345}</text:p>
          </table:table-cell>
          <table:table-cell table:number-columns-repeated="2" office:value-type="string">
            <text:p>{HSC86}, {HSC91}, {HSW139}, {HSW152}, {HSW157}, {HSW163}, {HSW166}, {HSW170}, {HSW178}, {HSW314}, {SCI321}, {SCI345}</text:p>
          </table:table-cell>
          <table:table-cell office:value-type="string">
            <text:p>{HSC86, HSC91}, {HSW139, HSW152, HSW157, HSW163, HSW166, HSW170, HSW178, HSW314}, {SCI321, SCI345}</text:p>
          </table:table-cell>
          <table:table-cell office:value-type="string">
            <text:p>{HSC86, HSC91, HSW139, HSW152, HSW157, HSW163, HSW166, HSW170, HSW178, HSW314, SCI321, SCI345}</text:p>
          </table:table-cell>
          <table:table-cell office:value-type="string">
            <text:p>{HSC86}, {HSC91}, {HSW139}, {HSW157, (HSW152)}, {HSW152, HSW163}, {(HSW152), HSW170}, {HSW166}, {HSW178}, {HSW314}, {SCI321}, {SCI345}</text:p>
          </table:table-cell>
          <table:table-cell table:number-columns-repeated="2" office:value-type="string">
            <text:p>{HSC86}, {HSC91}, {HSW139}, {HSW152}, {HSW157}, {HSW163}, {HSW166}, {HSW170}, {HSW178}, {HSW314}, {SCI321}, {SCI345}</text:p>
          </table:table-cell>
          <table:table-cell office:value-type="string">
            <text:p>{ExtServletContext0, SCI321, SCI345}, {HSC86, HSC91}, {HSW139, HSW152, HSW157, HSW163, HSW166, HSW170, HSW178, HSW314}</text:p>
          </table:table-cell>
          <table:table-cell/>
          <table:table-cell office:value-type="string">
            <text:p>{HSC86}, {HSC91}, {HSW139}, {HSW152}, {HSW157}, {HSW163}, {HSW166}, {HSW170}, {HSW178}, {HSW314}, {SCI321}, {SCI345}</text:p>
          </table:table-cell>
          <table:table-cell table:number-columns-repeated="1008"/>
        </table:table-row>
        <table:table-row table:style-name="ro1">
          <table:table-cell/>
          <table:table-cell office:value-type="string">
            <text:p>e5d34ce8f045a44ef63a1d9714ab4b25b763d793</text:p>
          </table:table-cell>
          <table:table-cell office:value-type="float" office:value="7">
            <text:p>7</text:p>
          </table:table-cell>
          <table:table-cell office:value-type="string">
            <text:p>3+1+2+3+1+7+2</text:p>
          </table:table-cell>
          <table:table-cell/>
          <table:table-cell office:value-type="string">
            <text:p>{CRT23, CRT37, CRT279, CRT283, CRT286, CRT317, CRT328}, {SCMT28}, {ST31, ST971}, {integration_test_circular.xml303, integration_test_circular.xml321}, {ACM749, ACM889, ACM1048}, {SCM806, SCM820, SCM871},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CRT37, CRT279, CRT283, CRT286, CRT317, CRT328}, {SCMT28}, {ST31, ST971}, {integration_test_circular.xml303, integration_test_circular.xml321}, {ACM749, ACM889, ACM1048, SCM806, SCM820, SCM871}, {DM1609}</text:p>
          </table:table-cell>
          <table:table-cell office:value-type="string">
            <text:p>{CRT23, SCMT28, ST31, CRT37, CRT279, CRT283, CRT286, CRT317, CRT328, ACM749, SCM806, SCM820, SCM871, ACM889, ST971, ACM1048, DM1609}, {integration_test_circular.xml303, integration_test_circular.xml321}</text:p>
          </table:table-cell>
          <table:table-cell office:value-type="string">
            <text:p>{CRT23}, {SCMT28}, {ST31}, {CRT37}, {CRT279}, {CRT283}, {CRT286, CRT317}, {integration_test_circular.xml303}, {integration_test_circular.xml321}, {CRT328}, {ACM749, ACM889, ACM1048}, {SCM806}, {SCM820}, {SCM871}, {ST971},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SCMT28}, {ST31}, {CRT37}, {CRT279}, {CRT283}, {CRT286, CRT317}, {integration_test_circular.xml303}, {integration_test_circular.xml321}, {CRT328}, {ACM749}, {SCM806}, {SCM820}, {SCM871}, {ACM889}, {ST971}, {ACM1048}, {DM1609}</text:p>
          </table:table-cell>
          <table:table-cell office:value-type="string">
            <text:p>{ServiceFactory0, SCM806, SCM820, SCM871, ACM749, ACM889, ACM1048, SimpleLogger0, ComponentManager0}, {ReferenceManager0, DM1609}, {ComponentTestBase0, CRT23, CRT37, CRT279, CRT283, CRT286, CRT317, CRT328}, {SCMT28}, {ST31, ST971}, {integration_test_circular.xml303, integration_test_circular.xml321}</text:p>
          </table:table-cell>
          <table:table-cell office:value-type="string">
            <text:p>{CRT23}, {SCMT28}, {ST31}, {CRT37}, {CRT279}, {CRT283}, {CRT286}, {integration_test_circular.xml303}, {CRT317}, {integration_test_circular.xml321}, {CRT328}, <text:s/>{SCM806, (ServiceRegistration0)}, {ACM749, ServiceRegistration0, RegistrationManager0}, <text:s/>{(ServiceRegistration0, RegistrationManager0), ACM1048, DM1609}, {SCM820}, {SCM871}, {ACM889}, {ST971},</text:p>
          </table:table-cell>
          <table:table-cell office:value-type="string">
            <text:p><text:s/>{RegistrationManager0, ACM889}, {CRT23}, {SCMT28}, {ST31}, {CRT37}, {CRT279}, {CRT283}, {CRT286}, {integration_test_circular.xml303}, {CRT317}, {integration_test_circular.xml321}, {CRT328}, {ACM749}, {SCM806}, {SCM820}, {SCM871}, {ST971}, {ACM1048}, {DM1609}</text:p>
          </table:table-cell>
          <table:table-cell office:value-type="string">
            <text:p>David Jencks</text:p>
          </table:table-cell>
          <table:table-cell table:number-columns-repeated="1007"/>
        </table:table-row>
        <table:table-row table:style-name="ro1">
          <table:table-cell table:number-columns-repeated="5"/>
          <table:table-cell office:value-type="string">
            <text:p>{CRT23, CRT37, CRT279, CRT283, CRT286, CRT317, CRT328}, {SCMT28}, {ST31, ST971}, {integration_test_circular.xml303, integration_test_circular.xml321}, {ACM749, ACM889, ACM1048}, {SCM806, SCM820, SCM871},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CRT37, CRT279, CRT283, CRT286, CRT317, CRT328}, {SCMT28}, {ST31, ST971}, {integration_test_circular.xml303, integration_test_circular.xml321}, {ACM749, ACM889, ACM1048, SCM806, SCM820, SCM871}, {DM1609}</text:p>
          </table:table-cell>
          <table:table-cell office:value-type="string">
            <text:p>{CRT23, SCMT28, ST31, CRT37, CRT279, CRT283, CRT286, CRT317, CRT328, ACM749, SCM806, SCM820, SCM871, ACM889, ST971, ACM1048, DM1609}, {integration_test_circular.xml303, integration_test_circular.xml321}</text:p>
          </table:table-cell>
          <table:table-cell office:value-type="string">
            <text:p>{CRT23}, {SCMT28}, {ST31}, {CRT37}, {CRT279}, {CRT283}, {CRT286, CRT317}, {integration_test_circular.xml303}, {integration_test_circular.xml321}, {CRT328}, {ACM749, ACM889, ACM1048}, {SCM806}, {SCM820}, {SCM871}, {ST971}, {DM1609}</text:p>
          </table:table-cell>
          <table:table-cell office:value-type="string">
            <text:p>{CRT23}, {SCMT28}, {ST31}, {CRT37}, {CRT279}, {CRT283}, {CRT286}, {integration_test_circular.xml303}, {CRT317}, {integration_test_circular.xml321}, {CRT328}, {ACM749}, {SCM806}, {SCM820}, {SCM871}, {ACM889}, {ST971}, {ACM1048}, {DM1609}</text:p>
          </table:table-cell>
          <table:table-cell office:value-type="string">
            <text:p>{CRT23}, {SCMT28}, {ST31}, {CRT37}, {CRT279}, {CRT283}, {CRT286, CRT317}, {integration_test_circular.xml303}, {integration_test_circular.xml321}, {CRT328}, {ACM749}, {SCM806}, {SCM820}, {SCM871}, {ACM889}, {ST971}, {ACM1048}, {DM1609}</text:p>
          </table:table-cell>
          <table:table-cell office:value-type="string">
            <text:p>{ServiceFactory0, SCM806, SCM820, SCM871, ACM749, ACM889, ACM1048, SimpleLogger0, ComponentManager0}, {ReferenceManager0, DM1609}, {ComponentTestBase0, CRT23, CRT37, CRT279, CRT283, CRT286, CRT317, CRT328}, {SCMT28}, {ST31, ST971}, {integration_test_circular.xml303, integration_test_circular.xml321}</text:p>
          </table:table-cell>
          <table:table-cell office:value-type="string">
            <text:p>{CRT23}, {SCMT28}, {ST31}, {CRT37}, {CRT279}, {CRT283}, {CRT286}, {integration_test_circular.xml303}, {CRT317}, {integration_test_circular.xml321}, {CRT328}, <text:s/>{SCM806, (ServiceRegistration0)}, {ACM749, ServiceRegistration0, RegistrationManager0}, <text:s/>{(ServiceRegistration0, RegistrationManager0), ACM1048, DM1609}, {SCM820}, {SCM871}, {ACM889}, {ST971},</text:p>
          </table:table-cell>
          <table:table-cell office:value-type="string">
            <text:p><text:s/>{RegistrationManager0, ACM889}, {CRT23}, {SCMT28}, {ST31}, {CRT37}, {CRT279}, {CRT283}, {CRT286}, {integration_test_circular.xml303}, {CRT317}, {integration_test_circular.xml321}, {CRT328}, {ACM749}, {SCM806}, {SCM820}, {SCM871}, {ST971}, {ACM1048}, {DM1609}</text:p>
          </table:table-cell>
          <table:table-cell table:number-columns-repeated="1008"/>
        </table:table-row>
        <table:table-row table:style-name="ro1">
          <table:table-cell/>
          <table:table-cell office:value-type="string">
            <text:p>5bde2cf8b4b66188e3cd933d4b88ce6a01b02b37</text:p>
          </table:table-cell>
          <table:table-cell office:value-type="float" office:value="7">
            <text:p>7</text:p>
          </table:table-cell>
          <table:table-cell office:value-type="string">
            <text:p>5+5+2+10+3+4+2</text:p>
          </table:table-cell>
          <table:table-cell/>
          <table:table-cell office:value-type="string">
            <text:p>{RP23, RP75}, {SP23, SP74, SP82}, {PP24, PP40, PP55, PP59, PP62}, {RAT27, RAT59}, {SXPP52, SXPP55, SXPP75, SXPP88, <text:s/>SXPP99, <text:s/>SXPP125, <text:s/>SXPP137, <text:s/>SXPP191, <text:s/>SXPP195, <text:s/>SXPP203}, {ORXT74, ORXT89, ORXT99, ORXT114}, {DMHI94, DMHI134, DMHI143, DMHI170, DMHI173}</text:p>
          </table:table-cell>
          <table:table-cell office:value-type="string">
            <text:p>{RP23}, {SP23}, {PP24}, {RAT27}, {PP40}, {SXPP52}, {PP55}, {SXPP55}, {PP59}, {RAT59}, {PP62}, <text:s/>{ORXT74}, {SP74, SP82}, {SXPP75, SXPP88, SXPP99}, ↔ {(SXPP99), SXPP125, <text:s/>SXPP137}, ↔ {(SXPP137), SXPP191, <text:s/>SXPP195, <text:s/>SXPP203}, {RP75}, {ORXT89}, {DMHI94, DMHI134, DMHI143, DMHI170, DMHI173}, {ORXT99}, {ORXT114}</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SP23, SP74, SP82, RP23, RP75} ↔ <text:s/>{(RP23, RP75), PP24, PP40, PP55, PP59, PP62}, {RAT27, RAT59}, {SXPP52, SXPP55, SXPP75, SXPP88, <text:s/>SXPP99, <text:s/>SXPP125, <text:s/>SXPP137, <text:s/>SXPP191, <text:s/>SXPP195, <text:s/>SXPP203}, {ORXT74, ORXT89, ORXT99, ORXT114}, {DMHI94, DMHI134, DMHI143, DMHI170, DMHI173}</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RP23}, {SP23}, {PP24}, {RAT27}, {PP40}, {SXPP52}, {PP55}, {SXPP55}, {PP59}, {RAT59}, {PP62}, {ORXT74, ORXT89}, {SP74}, {SXPP75}, {RP75}, {SP82}, {SXPP88}, {DMHI94}, {SXPP99}, {ORXT99, ORXT114}, {SXPP125}, {DMHI134, DMHI143}, {SXPP137}, {DMHI170}, {DMHI173}, {SXPP191}, {SXPP195}, {SXPP203}</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RP23}, {SP23}, {PP24}, {RAT27}, {PP40, {PP59}, {SXPP52, SXPP75}, {PP55}, {SXPP55}, {RAT59}, {PP62}, {ORXT74}, {SP74}, {RP75}, {SP82}, {SXPP88, SXPP99}, {ORXT89}, {DMHI94}, {ORXT99}, {ORXT114}, {SXPP125, SXPP137}, {DMHI134}, {DMHI143}, {DMHI170, DMHI173}, {SXPP191, SXPP203}, {SXPP195}</text:p>
          </table:table-cell>
          <table:table-cell office:value-type="string">
            <text:p>{DataModelHelper0, DMHI94, DMHI134, DMHI143, DMHI170, DMHI173}, {SP23, SP74, SP82, RP23, RP75} ↔ <text:s/>{(RP23, RP75), PP24, PP40, PP55, PP59, PP62}, {RAT27, RAT59}, {SXPP52, SXPP55, SXPP75, SXPP88, <text:s/>SXPP99, <text:s/>SXPP125, <text:s/>SXPP137, <text:s/>SXPP191, <text:s/>SXPP195, <text:s/>SXPP203}, {ORXT74, ORXT89, ORXT99, ORXT114}</text:p>
          </table:table-cell>
          <table:table-cell office:value-type="string">
            <text:p>{ResourceImpl0, SXPP203, SXPP191, SXPP195, (SXPP137)}, {SXPP137, SXPP125, (SXPP99)}, {SXPP99, SXPP75, SXPP88}, {Repository0, RAT59, RepositoryAdminImpl0}, ↔ {ORXT74}, {(RepositoryAdminImpl0), ORXT99}, <text:s/>{RP23}, {SP23}, {PP24}, {RAT27}, {PP40}, {SXPP52}, {PP55}, {SXPP55}, {PP59}, <text:s/>{PP62}, {SP74, SP82}, <text:s/>{RP75}, {DMHI94, DMHI134, DMHI143, DMHI170, DMHI173, RepositoryImpl0}, <text:s/>{(RepositoryImpl0), Resource0, ORXT89}, {ORXT114}</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A.J. David Bosschaert</text:p>
          </table:table-cell>
          <table:table-cell table:number-columns-repeated="1007"/>
        </table:table-row>
        <table:table-row table:style-name="ro1">
          <table:table-cell table:number-columns-repeated="5"/>
          <table:table-cell office:value-type="string">
            <text:p>{RP23, RP75}, {SP23, SP74, SP82}, {PP24, PP40, PP55, PP59, PP62}, {RAT27, RAT59}, {SXPP52, SXPP55, SXPP75, SXPP88, <text:s/>SXPP99, <text:s/>SXPP125, <text:s/>SXPP137, <text:s/>SXPP191, <text:s/>SXPP195, <text:s/>SXPP203}, {ORXT74, ORXT89, ORXT99, ORXT114}, {DMHI94, DMHI134, DMHI143, DMHI170, DMHI173}</text:p>
          </table:table-cell>
          <table:table-cell office:value-type="string">
            <text:p>{RP23}, {SP23}, {PP24}, {RAT27}, {PP40}, {SXPP52}, {PP55}, {SXPP55}, {PP59}, {RAT59}, {PP62}, <text:s/>{ORXT74}, {SP74, SP82}, {SXPP75, SXPP88, SXPP99}, ↔ {(SXPP99), SXPP125, <text:s/>SXPP137}, ↔ {(SXPP137), SXPP191, <text:s/>SXPP195, <text:s/>SXPP203}, {RP75}, {ORXT89}, {DMHI94, DMHI134, DMHI143, DMHI170, DMHI173}, {ORXT99}, {ORXT114}</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SP23, SP74, SP82, RP23, RP75} ↔ <text:s/>{(RP23, RP75), PP24, PP40, PP55, PP59, PP62}, {RAT27, RAT59}, {SXPP52, SXPP55, SXPP75, SXPP88, <text:s/>SXPP99, <text:s/>SXPP125, <text:s/>SXPP137, <text:s/>SXPP191, <text:s/>SXPP195, <text:s/>SXPP203}, {ORXT74, ORXT89, ORXT99, ORXT114}, {DMHI94, DMHI134, DMHI143, DMHI170, DMHI173}</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RP23}, {SP23}, {PP24}, {RAT27}, {PP40}, {SXPP52}, {PP55}, {SXPP55}, {PP59}, {RAT59}, {PP62}, {ORXT74, ORXT89}, {SP74}, {SXPP75}, {RP75}, {SP82}, {SXPP88}, {DMHI94}, {SXPP99}, {ORXT99, ORXT114}, {SXPP125}, {DMHI134, DMHI143}, {SXPP137}, {DMHI170}, {DMHI173}, {SXPP191}, {SXPP195}, {SXPP203}</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office:value-type="string">
            <text:p>{RP23}, {SP23}, {PP24}, {RAT27}, {PP40, {PP59}, {SXPP52, SXPP75}, {PP55}, {SXPP55}, {RAT59}, {PP62}, {ORXT74}, {SP74}, {RP75}, {SP82}, {SXPP88, SXPP99}, {ORXT89}, {DMHI94}, {ORXT99}, {ORXT114}, {SXPP125, SXPP137}, {DMHI134}, {DMHI143}, {DMHI170, DMHI173}, {SXPP191, SXPP203}, {SXPP195}</text:p>
          </table:table-cell>
          <table:table-cell office:value-type="string">
            <text:p>{DataModelHelper0, DMHI94, DMHI134, DMHI143, DMHI170, DMHI173}, {SP23, SP74, SP82, RP23, RP75} ↔ <text:s/>{(RP23, RP75), PP24, PP40, PP55, PP59, PP62}, {RAT27, RAT59}, {SXPP52, SXPP55, SXPP75, SXPP88, <text:s/>SXPP99, <text:s/>SXPP125, <text:s/>SXPP137, <text:s/>SXPP191, <text:s/>SXPP195, <text:s/>SXPP203}, {ORXT74, ORXT89, ORXT99, ORXT114}</text:p>
          </table:table-cell>
          <table:table-cell office:value-type="string">
            <text:p>{ResourceImpl0, SXPP203, SXPP191, SXPP195, (SXPP137)}, {SXPP137, SXPP125, (SXPP99)}, {SXPP99, SXPP75, SXPP88}, {Repository0, RAT59, RepositoryAdminImpl0}, ↔ {ORXT74}, {(RepositoryAdminImpl0), ORXT99}, <text:s/>{RP23}, {SP23}, {PP24}, {RAT27}, {PP40}, {SXPP52}, {PP55}, {SXPP55}, {PP59}, <text:s/>{PP62}, {SP74, SP82}, <text:s/>{RP75}, {DMHI94, DMHI134, DMHI143, DMHI170, DMHI173, RepositoryImpl0}, <text:s/>{(RepositoryImpl0), Resource0, ORXT89}, {ORXT114}</text:p>
          </table:table-cell>
          <table:table-cell office:value-type="string">
            <text:p>{RP23}, {SP23}, {PP24}, {RAT27}, {PP40}, {SXPP52}, {PP55}, {SXPP55}, {PP59}, {RAT59}, {PP62}, {ORXT74}, {SP74}, {SXPP75}, {RP75}, {SP82}, {SXPP88}, {ORXT89}, {DMHI94}, {SXPP99}, {ORXT99}, {ORXT114}, {SXPP125}, {DMHI134}, {SXPP137}, {DMHI143}, {DMHI170}, {DMHI173}, {SXPP191}, {SXPP195}, {SXPP203}</text:p>
          </table:table-cell>
          <table:table-cell table:number-columns-repeated="1008"/>
        </table:table-row>
        <table:table-row table:style-name="ro1">
          <table:table-cell/>
          <table:table-cell office:value-type="string">
            <text:p>f335654b0db677af0832b35a266ae2a486af0a8b</text:p>
          </table:table-cell>
          <table:table-cell office:value-type="float" office:value="9">
            <text:p>9</text:p>
          </table:table-cell>
          <table:table-cell office:value-type="string">
            <text:p>1+8+1+2+2+5+6+5+1</text:p>
          </table:table-cell>
          <table:table-cell/>
          <table:table-cell office:value-type="string">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ext:p>{changelog.txt1}, {A8, WCP8, WCP10, A10, WCP19, IPA22, IP23, ZAP24, IPA26, IPA27, pi27, IPA29, IPA32, WCP32, ZAP37, IP39, WCP46, A47, A54, IPA80, A119} <text:s/>{DEPENDENCIES12}, {pom.xml25, pom.xml44, pom.xml55, pom.xml66, pom.xml72, pom.xml86, pom.xml98, pom.xml111}</text:p>
          </table:table-cell>
          <table:table-cell table:number-columns-repeated="3" office:value-type="string">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ext:p>{BundleActivator0, A8, A10, A47, A54, A119}, <text:s/>{InventoryPrinterHandler0, IPA22, IPA26, IPA27, IPA29, IPA32, IPA80}, {AbstractWebConsolePlugin0, WCP8, WCP10, WCP19, WCP32, WCP46}, {changelog.txt1}, {DEPENDENCIES12}, {IP23, IP39}, {ZAP24, ZAP37}, {pom.xml25, pom.xml44, pom.xml55, pom.xml66, pom.xml72, pom.xml86, pom.xml98, pom.xml111}, <text:s/>{pi27}</text:p>
          </table:table-cell>
          <table:table-cell office:value-type="string">
            <text:p><text:s/>{BundleContext0, InventoryPrinterDescription0, IPA80}, {changelog.txt1}, {A8}, {WCP8}, {WCP10}, {A10}, {DEPENDENCIES12}, {WCP19}, <text:s/>{IPA22}, {IP23}, {ZAP24}, {pom.xml25}, {IPA26}, {IPA27}, {pi27}, {IPA29}, {IPA32}, {WCP32}, {ZAP37}, {IP39}, {pom.xml44}, {WCP46}, {A47}, {A54}, {pom.xml55}, {pom.xml66}, {pom.xml72}, {pom.xml86}, {pom.xml98}, {pom.xml111}, {A119}</text:p>
          </table:table-cell>
          <table:table-cell office:value-type="string">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ext:p>Carsten Ziegeler</text:p>
          </table:table-cell>
          <table:table-cell table:number-columns-repeated="1007"/>
        </table:table-row>
        <table:table-row table:style-name="ro1">
          <table:table-cell table:number-columns-repeated="5"/>
          <table:table-cell office:value-type="string">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ext:p>{changelog.txt1}, {A8, WCP8, WCP10, A10, WCP19, IPA22, IP23, ZAP24, IPA26, IPA27, pi27, IPA29, IPA32, WCP32, ZAP37, IP39, WCP46, A47, A54, IPA80, A119} <text:s/>{DEPENDENCIES12}, {pom.xml25, pom.xml44, pom.xml55, pom.xml66, pom.xml72, pom.xml86, pom.xml98, pom.xml111}</text:p>
          </table:table-cell>
          <table:table-cell table:number-columns-repeated="3" office:value-type="string">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ext:p>{BundleActivator0, A8, A10, A47, A54, A119}, <text:s/>{InventoryPrinterHandler0, IPA22, IPA26, IPA27, IPA29, IPA32, IPA80}, {AbstractWebConsolePlugin0, WCP8, WCP10, WCP19, WCP32, WCP46}, {changelog.txt1}, {DEPENDENCIES12}, {IP23, IP39}, {ZAP24, ZAP37}, {pom.xml25, pom.xml44, pom.xml55, pom.xml66, pom.xml72, pom.xml86, pom.xml98, pom.xml111}, <text:s/>{pi27}</text:p>
          </table:table-cell>
          <table:table-cell office:value-type="string">
            <text:p><text:s/>{BundleContext0, InventoryPrinterDescription0, IPA80}, {changelog.txt1}, {A8}, {WCP8}, {WCP10}, {A10}, {DEPENDENCIES12}, {WCP19}, <text:s/>{IPA22}, {IP23}, {ZAP24}, {pom.xml25}, {IPA26}, {IPA27}, {pi27}, {IPA29}, {IPA32}, {WCP32}, {ZAP37}, {IP39}, {pom.xml44}, {WCP46}, {A47}, {A54}, {pom.xml55}, {pom.xml66}, {pom.xml72}, {pom.xml86}, {pom.xml98}, {pom.xml111}, {A119}</text:p>
          </table:table-cell>
          <table:table-cell office:value-type="string">
            <text:p>{changelog.txt1}, {A8}, {WCP8, WCP10, WCP19, WCP32, WCP46, IPA80}, {A10}, {DEPENDENCIES12}, <text:s/>{IPA22}, {IP23}, {ZAP24}, {pom.xml25}, {IPA26}, {IPA27}, {pi27}, {IPA29}, {IPA32}, {ZAP37}, {IP39}, {pom.xml44}, {A47}, {A54}, {pom.xml55}, {pom.xml66}, {pom.xml72}, {pom.xml86}, {pom.xml98}, {pom.xml111}, {A119}</text:p>
          </table:table-cell>
          <table:table-cell table:number-columns-repeated="1008"/>
        </table:table-row>
        <table:table-row table:style-name="ro1">
          <table:table-cell/>
          <table:table-cell office:value-type="string">
            <text:p>3bb00157d84a12179320581623cec8754dd24b9e</text:p>
          </table:table-cell>
          <table:table-cell office:value-type="float" office:value="6">
            <text:p>6</text:p>
          </table:table-cell>
          <table:table-cell office:value-type="string">
            <text:p>1+2+1+7+3+8</text:p>
          </table:table-cell>
          <table:table-cell/>
          <table:table-cell office:value-type="string">
            <text:p>{AE1}, {bnd.bnd24}, {A34, A87, A229, A234, A463, A468, A490}, {CR44, CR446, CR548}, {SC61, SC89, SC200, SC245, SC276, SC335, SC451, SC595}, {pom.xml103, pom.xml127}</text:p>
          </table:table-cell>
          <table:table-cell office:value-type="string">
            <text:p>{AE1}, {bnd.bnd24}, {A34}, {CR44}, {SC61}, {A87}, {SC89}, {pom.xml103}, {pom.xml127}, {SC200, SC276}, {A229}, {A234}, {SC245}, {SC335}, {CR446}, {SC451}, {A463}, {A468}, {A490}, {CR548}, {SC595}</text:p>
          </table:table-cell>
          <table:table-cell office:value-type="string">
            <text:p>{AE1}, {bnd.bnd24}, {A34}, {CR44}, {SC61}, {A87}, {SC89}, {pom.xml103}, {pom.xml127}, {SC200}, {A229}, {A234}, {SC245}, {SC276}, {SC335}, {CR446}, {SC451}, {A463}, {A468}, {A490}, {CR548}, {SC595}</text:p>
          </table:table-cell>
          <table:table-cell office:value-type="string">
            <text:p>{AE1, A34, A87, A229, A234, A463, A468, A490}, {bnd.bnd24}, {CR44, CR446, CR548}, {SC61, SC89, SC200, SC245, SC276, SC335, SC451, SC595}, {pom.xml103, pom.xml127}</text:p>
          </table:table-cell>
          <table:table-cell office:value-type="string">
            <text:p>{AE1, A34, CR44, SC61, A87, SC89, SC200, A229, A234, SC245, SC276, SC335, CR446, SC451, A463, A468, A490, CR548, SC595}, {bnd.bnd24}, {pom.xml103, pom.xml127}</text:p>
          </table:table-cell>
          <table:table-cell table:number-columns-repeated="3" office:value-type="string">
            <text:p>{AE1}, {bnd.bnd24}, {A34}, {CR44}, {SC61}, {A87}, {SC89}, {pom.xml103}, {pom.xml127}, {SC200}, {A229}, {A234}, {SC245}, {SC276}, {SC335}, {CR446}, {SC451}, {A463}, {A468}, {A490}, {CR548}, {SC595}</text:p>
          </table:table-cell>
          <table:table-cell office:value-type="string">
            <text:p>{BundleActivator0, SynchronousBundleListener0, BundleTrackerCustomizer0, AE1} &lt;-&gt; {(AE1), SimpleLogger0, A34, A87, A229, A234, A463, A468, A490}, {ScrInfo0, SC61, SC89, SC200, SC245, SC276, SC335, SC451, SC595}, {bnd.bnd24}, {CR44, CR446, CR548}, {pom.xml103, pom.xml127}</text:p>
          </table:table-cell>
          <table:table-cell office:value-type="string">
            <text:p>{BundleStartLevel0, BundleTracker0, BundleContext0, BundleEvent0, AE1, (Bundle0)}, {Bundle0, SC200, SC276}, {bnd.bnd24}, {A34}, {CR44}, {SC61}, {A87}, {SC89}, {pom.xml103}, {pom.xml127}, {A229}, {A234}, {SC245}, {SC335}, {CR446}, {SC451}, {A463}, {A468}, {A490}, {CR548}, {SC595}</text:p>
          </table:table-cell>
          <table:table-cell office:value-type="string">
            <text:p>{BundleTracker0, AE1}, {bnd.bnd24}, {A34}, {CR44}, {SC61}, {A87}, {SC89}, {pom.xml103}, {pom.xml127}, {SC200}, {A229}, {A234}, {SC245}, {SC276}, {SC335}, {CR446}, {SC451}, {A463}, {A468}, {A490}, {CR548}, {SC595}</text:p>
          </table:table-cell>
          <table:table-cell office:value-type="string">
            <text:p>Carsten Ziegeler</text:p>
          </table:table-cell>
          <table:table-cell table:number-columns-repeated="1007"/>
        </table:table-row>
        <table:table-row table:style-name="ro1">
          <table:table-cell table:number-columns-repeated="5"/>
          <table:table-cell office:value-type="string">
            <text:p>{AE1}, {bnd.bnd24}, {A34, A87, A229, A234, A463, A468, A490}, {CR44, CR446, CR548}, {SC61, SC89, SC200, SC245, SC276, SC335, SC451, SC595}, {pom.xml103, pom.xml127}</text:p>
          </table:table-cell>
          <table:table-cell office:value-type="string">
            <text:p>{AE1}, {bnd.bnd24}, {A34}, {CR44}, {SC61}, {A87}, {SC89}, {pom.xml103}, {pom.xml127}, {SC200, SC276}, {A229}, {A234}, {SC245}, {SC335}, {CR446}, {SC451}, {A463}, {A468}, {A490}, {CR548}, {SC595}</text:p>
          </table:table-cell>
          <table:table-cell office:value-type="string">
            <text:p>{AE1}, {bnd.bnd24}, {A34}, {CR44}, {SC61}, {A87}, {SC89}, {pom.xml103}, {pom.xml127}, {SC200}, {A229}, {A234}, {SC245}, {SC276}, {SC335}, {CR446}, {SC451}, {A463}, {A468}, {A490}, {CR548}, {SC595}</text:p>
          </table:table-cell>
          <table:table-cell office:value-type="string">
            <text:p>{AE1, A34, A87, A229, A234, A463, A468, A490}, {bnd.bnd24}, {CR44, CR446, CR548}, {SC61, SC89, SC200, SC245, SC276, SC335, SC451, SC595}, {pom.xml103, pom.xml127}</text:p>
          </table:table-cell>
          <table:table-cell office:value-type="string">
            <text:p>{AE1, A34, CR44, SC61, A87, SC89, SC200, A229, A234, SC245, SC276, SC335, CR446, SC451, A463, A468, A490, CR548, SC595}, {bnd.bnd24}, {pom.xml103, pom.xml127}</text:p>
          </table:table-cell>
          <table:table-cell table:number-columns-repeated="3" office:value-type="string">
            <text:p>{AE1}, {bnd.bnd24}, {A34}, {CR44}, {SC61}, {A87}, {SC89}, {pom.xml103}, {pom.xml127}, {SC200}, {A229}, {A234}, {SC245}, {SC276}, {SC335}, {CR446}, {SC451}, {A463}, {A468}, {A490}, {CR548}, {SC595}</text:p>
          </table:table-cell>
          <table:table-cell office:value-type="string">
            <text:p>{BundleActivator0, SynchronousBundleListener0, AE1} &lt;-&gt; {(AE1), SimpleLogger0, A34, A87, A229, A234, A463, A468, A490} BundleTrackerCustomizer0}, {ScrInfo0, SC61, SC89, SC200, SC245, SC276, SC335, SC451, SC595}, {bnd.bnd24}, {CR44, CR446, CR548}, {pom.xml103, pom.xml127}</text:p>
          </table:table-cell>
          <table:table-cell office:value-type="string">
            <text:p>{BundleStartLevel0, BundleTracker0, BundleContext0, BundleEvent0, AE1, (Bundle0)}, {Bundle0, SC200, SC276}, {bnd.bnd24}, {A34}, {CR44}, {SC61}, {A87}, {SC89}, {pom.xml103}, {pom.xml127}, {A229}, {A234}, {SC245}, {SC335}, {CR446}, {SC451}, {A463}, {A468}, {A490}, {CR548}, {SC595}</text:p>
          </table:table-cell>
          <table:table-cell office:value-type="string">
            <text:p>{BundleTracker0, AE1}, {bnd.bnd24}, {A34}, {CR44}, {SC61}, {A87}, {SC89}, {pom.xml103}, {pom.xml127}, {SC200}, {A229}, {A234}, {SC245}, {SC276}, {SC335}, {CR446}, {SC451}, {A463}, {A468}, {A490}, {CR548}, {SC595}</text:p>
          </table:table-cell>
          <table:table-cell table:number-columns-repeated="1008"/>
        </table:table-row>
        <table:table-row table:style-name="ro1" table:number-rows-repeated="2">
          <table:table-cell table:number-columns-repeated="1024"/>
        </table:table-row>
        <table:table-row table:style-name="ro1">
          <table:table-cell office:value-type="string">
            <text:p>CXF</text:p>
          </table:table-cell>
          <table:table-cell office:value-type="string">
            <text:p>46fd17ddf1dd1c8223f39e2adbd9f11b20377453</text:p>
          </table:table-cell>
          <table:table-cell office:value-type="float" office:value="3">
            <text:p>3</text:p>
          </table:table-cell>
          <table:table-cell office:value-type="string">
            <text:p>2+1+5</text:p>
          </table:table-cell>
          <table:table-cell/>
          <table:table-cell office:value-type="string">
            <text:p>{PFHEMT28, PFHEMT61}, {SPF191}, {PF293, PF308, PF1087, PF1100, PF112}</text:p>
          </table:table-cell>
          <table:table-cell office:value-type="string">
            <text:p>{PFHEMT28}, {PFHEMT61}, {SPF191}, {PF293}, {PF308, PF1087, PF1100, PF1112} //or {PF308, PF1087, PF1100} ↔ {(PF1087), (PF1100), PF1112}</text:p>
          </table:table-cell>
          <table:table-cell office:value-type="string">
            <text:p>{PFHEMT28}, {PFHEMT61}, {SPF191}, {PF293}, {PF308}, {PF1087}, {PF1100}, {PF1112}</text:p>
          </table:table-cell>
          <table:table-cell office:value-type="string">
            <text:p>{PFHEMT28, PFHEMT61}, {SPF191, PF293, PF308, PF1087, PF1100, PF112}</text:p>
          </table:table-cell>
          <table:table-cell office:value-type="string">
            <text:p>{PFHEMT28, PFHEMT61, SPF191, PF293, PF308, PF1087, PF1100, PF112}</text:p>
          </table:table-cell>
          <table:table-cell table:number-columns-repeated="2" office:value-type="string">
            <text:p>{PFHEMT28}, {PFHEMT61}, {SPF191}, {PF293}, {PF308}, {PF1087}, {PF1100}, {PF1112}</text:p>
          </table:table-cell>
          <table:table-cell office:value-type="string">
            <text:p>{PFHEMT28}, {PFHEMT61}, {SPF191}, {PF293, PF308}, {PF1100, PF1087}, {(PF1087), PF1112}</text:p>
          </table:table-cell>
          <table:table-cell office:value-type="string">
            <text:p>{PFHEMT28, PFHEMT61}, {SPF191, PF293, PF308, PF1087, PF1100, PF112}</text:p>
          </table:table-cell>
          <table:table-cell office:value-type="string">
            <text:p>{PFHEMT28}, {PFHEMT61}, {SPF191}, {PF293}, {PF308, PF1087, PF1100, PF1112} //or {PF308, PF1087, PF1100} ↔ {(PF1087), (PF1100), PF1112}</text:p>
          </table:table-cell>
          <table:table-cell office:value-type="string">
            <text:p>{PFHEMT28}, {PFHEMT61}, {SPF191}, {PF293}, {PF308}, {PF1087}, {PF1100}, {PF1112}</text:p>
          </table:table-cell>
          <table:table-cell office:value-type="string">
            <text:p>Sergey Beryozkin</text:p>
          </table:table-cell>
          <table:table-cell table:number-columns-repeated="1007"/>
        </table:table-row>
        <table:table-row table:style-name="ro1">
          <table:table-cell table:number-columns-repeated="5"/>
          <table:table-cell office:value-type="string">
            <text:p>{PFHEMT28, PFHEMT61}, {SPF191}, {PF293, PF308, PF1087, PF1100, PF112}</text:p>
          </table:table-cell>
          <table:table-cell office:value-type="string">
            <text:p>{PFHEMT28}, {PFHEMT61}, {SPF191}, {PF293}, {PF308, PF1087, PF1100, PF1112} //or {PF308, PF1087, PF1100} ↔ {(PF1087), (PF1100), PF1112}</text:p>
          </table:table-cell>
          <table:table-cell office:value-type="string">
            <text:p>{PFHEMT28}, {PFHEMT61}, {SPF191}, {PF293}, {PF308}, {PF1087}, {PF1100}, {PF1112}</text:p>
          </table:table-cell>
          <table:table-cell office:value-type="string">
            <text:p>{PFHEMT28, PFHEMT61}, {SPF191, PF293, PF308, PF1087, PF1100, PF112}</text:p>
          </table:table-cell>
          <table:table-cell office:value-type="string">
            <text:p>{PFHEMT28, PFHEMT61, SPF191, PF293, PF308, PF1087, PF1100, PF112}</text:p>
          </table:table-cell>
          <table:table-cell table:number-columns-repeated="2" office:value-type="string">
            <text:p>{PFHEMT28}, {PFHEMT61}, {SPF191}, {PF293}, {PF308}, {PF1087}, {PF1100}, {PF1112}</text:p>
          </table:table-cell>
          <table:table-cell office:value-type="string">
            <text:p>{PFHEMT28}, {PFHEMT61}, {SPF191}, {PF293, PF308}, {PF1100, PF1087}, {(PF1087), PF1112}</text:p>
          </table:table-cell>
          <table:table-cell office:value-type="string">
            <text:p>{PFHEMT28, PFHEMT61}, {SPF191, PF293, PF308, PF1087, PF1100, PF112}</text:p>
          </table:table-cell>
          <table:table-cell office:value-type="string">
            <text:p>{PFHEMT28}, {PFHEMT61}, {SPF191}, {PF293}, {PF308, PF1087, PF1100, PF1112} //or {PF308, PF1087, PF1100} ↔ {(PF1087), (PF1100), PF1112}</text:p>
          </table:table-cell>
          <table:table-cell office:value-type="string">
            <text:p>{PFHEMT28}, {PFHEMT61}, {SPF191}, {PF293}, {PF308}, {PF1087}, {PF1100}, {PF1112}</text:p>
          </table:table-cell>
          <table:table-cell table:number-columns-repeated="1008"/>
        </table:table-row>
        <table:table-row table:style-name="ro1">
          <table:table-cell/>
          <table:table-cell office:value-type="string">
            <text:p>4d5e77d6be0f39b298840a033d82cc173d590bbf</text:p>
          </table:table-cell>
          <table:table-cell office:value-type="float" office:value="4">
            <text:p>4</text:p>
          </table:table-cell>
          <table:table-cell office:value-type="string">
            <text:p>10+1+3+1</text:p>
          </table:table-cell>
          <table:table-cell/>
          <table:table-cell office:value-type="string">
            <text:p>{deserializationTests.js37}, {JU49, JU128, JU1548, JU1550, JU1568, JU1569, JU1579, JU1591, JU1596, JU1606}, {DWI62, DWI83, DWI138}, {JDB253}</text:p>
          </table:table-cell>
          <table:table-cell office:value-type="string">
            <text:p>{deserializationTests.js37}, {JU49}, {DWI62}, {DWI83, (JU1570), (JU1550)}, {JU128}, {DWI138}, {JDB253, (JU1579)}, {JU1591, JU1596, JU1606, JU1579}, {(JU1579), JU1550, JU1570}, {JU1553}, {JU1548}</text:p>
          </table:table-cell>
          <table:table-cell office:value-type="string">
            <text:p>{deserializationTests.js37}, {JU49}, {DWI62}, {DWI83}, {JU128}, <text:s/>{DWI138}, {JDB253}, {JU1548}, {JU1550}, {JU1568}, {JU1569}, {JU1579}, {JU1591}, {JU1596}, {JU1606},</text:p>
          </table:table-cell>
          <table:table-cell office:value-type="string">
            <text:p>{deserializationTests.js37}, {JU49, JU128, JU1548, JU1550, JU1568, JU1569, JU1579, JU1591, JU1596, JU1606}, {DWI62, DWI83, DWI138}, {JDB253}</text:p>
          </table:table-cell>
          <table:table-cell office:value-type="string">
            <text:p>{deserializationTests.js37}, {JU49, DWI62, DWI83, JU128, DWI138, JDB253, JU1548, JU1550, JU1568, JU1569, JU1579, JU1591, JU1596, JU1606},</text:p>
          </table:table-cell>
          <table:table-cell office:value-type="string">
            <text:p>{deserializationTests.js37}, {JU49}, {DWI83, DWI62}, &lt;-&gt; {(DWI62), DWI138} {JDB253}, {JU1548}, {JU1550, JU128}, {JU1568}, {JU1569}, {JU1579}, {JU1591}, {JU1596}, {JU1606},</text:p>
          </table:table-cell>
          <table:table-cell office:value-type="string">
            <text:p>{deserializationTests.js37}, {JU49}, {DWI62}, {DWI83}, {JU128}, <text:s/>{DWI138}, {JDB253}, {JU1548}, {JU1550}, {JU1568}, {JU1569}, {JU1579}, {JU1591}, {JU1596}, {JU1606},</text:p>
          </table:table-cell>
          <table:table-cell office:value-type="string">
            <text:p>{deserializationTests.js37}, {JU49}, {DWI62}, {DWI83}, {JU128}, <text:s/>{DWI138}, {JDB253}, {JU1548}, {JU1550}, {JU1568}, {JU1569}, {JU1591, (JU1579)}, {JU1596, JU1579}, {(JU1579), JU1606},</text:p>
          </table:table-cell>
          <table:table-cell office:value-type="string">
            <text:p>{JAXBDataBase0, DataWriter0, DWI62, DWI83, DWI138}, {WrapperCapableDatabinding0, AbstractInterceptorProvidingDataBinding0, InterceptorProvider0, JDB253}, {deserializationTests.js37}, {JU49, JU128, JU1548, JU1550, JU1568, JU1569, JU1579, JU1591, JU1596, JU1606}</text:p>
          </table:table-cell>
          <table:table-cell office:value-type="string">
            <text:p>{deserializationTests.js37}, {JU49}, {DWI62}, {DWI83, (JU1570), (JU1550)}, {JU128}, {DWI138}, {JDB253, (JU1579)}, {JU1591, JU1596, JU1606, JU1579}, {(JU1579), JU1550, JU1570}, {JU1553}, {JU1548}</text:p>
          </table:table-cell>
          <table:table-cell office:value-type="string">
            <text:p>{deserializationTests.js37}, {JU49}, {DWI62}, {DWI83}, {JU128}, <text:s/>{DWI138}, {JDB253}, {JU1548}, {JU1550}, {JU1568}, {JU1569}, {JU1579}, {JU1591}, {JU1596}, {JU1606},</text:p>
          </table:table-cell>
          <table:table-cell office:value-type="string">
            <text:p>Jim Ma</text:p>
          </table:table-cell>
          <table:table-cell table:number-columns-repeated="1007"/>
        </table:table-row>
        <table:table-row table:style-name="ro1">
          <table:table-cell table:number-columns-repeated="5"/>
          <table:table-cell office:value-type="string">
            <text:p>{deserializationTests.js37}, {JU49, JU128, JU1548, JU1550, JU1568, JU1569, JU1579, JU1591, JU1596, JU1606}, {DWI62, DWI83, DWI138}, {JDB253}</text:p>
          </table:table-cell>
          <table:table-cell office:value-type="string">
            <text:p>{deserializationTests.js37}, {JU49}, {DWI62}, {DWI83}, {JU128}, {DWI138}, {JDB253, (JU1579)}, {JU1591, JU1596, JU1606, JU1579}, {(JU1579), JU1550, JU1570}, {JU1553}, {JU1548}</text:p>
          </table:table-cell>
          <table:table-cell office:value-type="string">
            <text:p>{deserializationTests.js37}, {JU49}, {DWI62}, {DWI83}, {JU128}, <text:s/>{DWI138}, {JDB253}, {JU1548}, {JU1550}, {JU1568}, {JU1569}, {JU1579}, {JU1591}, {JU1596}, {JU1606},</text:p>
          </table:table-cell>
          <table:table-cell office:value-type="string">
            <text:p>{deserializationTests.js37}, {JU49, JU128, JU1548, JU1550, JU1568, JU1569, JU1579, JU1591, JU1596, JU1606}, {DWI62, DWI83, DWI138}, {JDB253}</text:p>
          </table:table-cell>
          <table:table-cell office:value-type="string">
            <text:p>{deserializationTests.js37}, {JU49, DWI62, DWI83, JU128, DWI138, JDB253, JU1548, JU1550, JU1568, JU1569, JU1579, JU1591, JU1596, JU1606},</text:p>
          </table:table-cell>
          <table:table-cell office:value-type="string">
            <text:p>{deserializationTests.js37}, {JU49}, {DWI83, DWI62}, &lt;-&gt; {(DWI62), DWI138} {JDB253}, {JU1548}, {JU1550, JU128}, {JU1568}, {JU1569}, {JU1579}, {JU1591}, {JU1596}, {JU1606},</text:p>
          </table:table-cell>
          <table:table-cell office:value-type="string">
            <text:p>{deserializationTests.js37}, {JU49}, {DWI62}, {DWI83}, {JU128}, <text:s/>{DWI138}, {JDB253}, {JU1548}, {JU1550}, {JU1568}, {JU1569}, {JU1579}, {JU1591}, {JU1596}, {JU1606},</text:p>
          </table:table-cell>
          <table:table-cell office:value-type="string">
            <text:p>{deserializationTests.js37}, {JU49}, {DWI62}, {DWI83}, {JU128}, <text:s/>{DWI138}, {JDB253}, {JU1548}, {JU1550}, {JU1568}, {JU1569}, {JU1591, (JU1579)}, {JU1596, JU1579}, {(JU1579), JU1606},</text:p>
          </table:table-cell>
          <table:table-cell office:value-type="string">
            <text:p>{JAXBDataBase0, DataWriter0, DWI62, DWI83, DWI138}, {WrapperCapableDatabinding0, AbstractInterceptorProvidingDataBinding0, InterceptorProvider0, JDB253}, {deserializationTests.js37}, {JU49, JU128, JU1548, JU1550, JU1568, JU1569, JU1579, JU1591, JU1596, JU1606}</text:p>
          </table:table-cell>
          <table:table-cell office:value-type="string">
            <text:p>{deserializationTests.js37}, {JU49}, {DWI62}, {DWI83, (JU1570), (JU1550)}, {JU128}, {DWI138}, {JDB253, (JU1579)}, {JU1591, JU1596, JU1606, JU1579}, {(JU1579), JU1550, JU1570}, {JU1553}, {JU1548}</text:p>
          </table:table-cell>
          <table:table-cell office:value-type="string">
            <text:p>{deserializationTests.js37}, {JU49}, {DWI62}, {DWI83}, {JU128}, <text:s/>{DWI138}, {JDB253}, {JU1548}, {JU1550}, {JU1568}, {JU1569}, {JU1579}, {JU1591}, {JU1596}, {JU1606},</text:p>
          </table:table-cell>
          <table:table-cell table:number-columns-repeated="1008"/>
        </table:table-row>
        <table:table-row table:style-name="ro1">
          <table:table-cell/>
          <table:table-cell office:value-type="string">
            <text:p>f2c321689ab3253d2705db6b2a1c57badaf23930</text:p>
          </table:table-cell>
          <table:table-cell office:value-type="float" office:value="12">
            <text:p>12</text:p>
          </table:table-cell>
          <table:table-cell office:value-type="string">
            <text:p>2+5+2+2+2+2+2+2+2+2+1+1</text:p>
          </table:table-cell>
          <table:table-cell/>
          <table:table-cell office:value-type="string">
            <text:p>{STPV78, STPV99}, {CSTPV79, CSPTV101}, {SETPV85, SETPV107}, {SEETPV96, SEETPV118}, {EndorsingTPV102, EndorsingTPV107}, {EncryptedTPV104, EncryptedTPV109}, {SencryptedTPV104, SencryptedTPV109}, {EETPV113, EETPV118}, {ASTPV144, ASTPV149, ASTPV158, ASTPV163, ASTPV188}, {Doublelt.wsd523}, {DoubleltSaml.wsdl646}, {ABH820, ABH825}</text:p>
          </table:table-cell>
          <table:table-cell office:value-type="string">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STPV78, STPV99, (ASTPV144, ASTPV149, ASTPV158, ASTPV163, ASTPV188)}, {CSTPV79, CSPTV101, (ASTPV144, ASTPV149, ASTPV158, ASTPV163, ASTPV188)},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 {ABH820, ABH825}</text:p>
          </table:table-cell>
          <table:table-cell office:value-type="string">
            <text:p>{STPV78,CSTPV79, SETPV85, SEETPV96, STPV99, CSPTV101, EndorsingTPV102, EncryptedTPV104, SencryptedTPV104, SETPV107, EndorsingTPV107, EncryptedTPV109, SencryptedTPV109, EETPV113, SEETPV118, EETPV118,ASTPV144, ASTPV149, ASTPV158, ASTPV163, ASTPV188, ABH820, ABH825} {Doublelt.wsd523, DoubleltSaml.wsdl646}</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58, (ASTPV149)}, {ASTPV163, ASTPV149}, {(ASTPV149),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STPV78}, {CSTPV79}, {SETPV85}, {SEETPV96}, {STPV99}, {CSPTV101}, <text:s/>{EndorsingTPV102}, {EncryptedTPV104}, <text:s/>{SencryptedTPV104}, {SETPV107}, {EndorsingTPV107}, {EncryptedTPV109}, {SencryptedTPV109}, {EETPV113}, {SEETPV118}, <text:s/>{EETPV118}, {ASTPV149, ASTPV144}, {(ASTPV144), ASTPV188}, {(ASTPV144), ASTPV163}, {ASTPV158}, {Doublelt.wsd523}, {DoubleltSaml.wsdl646}, {ABH820}, {ABH825}</text:p>
          </table:table-cell>
          <table:table-cell office:value-type="string">
            <text:p>{AbstractBindingBuilder0, ABH820, ABH825}, {STPV78, STPV99, (ASTPV144, ASTPV149, ASTPV158, ASTPV163, ASTPV188)}, {CSTPV79, CSPTV101, (ASTPV144, ASTPV149, ASTPV158, ASTPV163, ASTPV188)}, {AbstractSecurityPolicyValidator0,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text:p>
          </table:table-cell>
          <table:table-cell office:value-type="string">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ASTPV149, ASTPV158, ASTPV163), PolicyValidatorParameters0},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Colm O hEigeartaigh</text:p>
          </table:table-cell>
          <table:table-cell office:value-type="string">
            <text:p>Numerous children and call to the same method in parent</text:p>
          </table:table-cell>
          <table:table-cell table:number-columns-repeated="1006"/>
        </table:table-row>
        <table:table-row table:style-name="ro1">
          <table:table-cell table:number-columns-repeated="5"/>
          <table:table-cell office:value-type="string">
            <text:p>{STPV78, STPV99}, {CSTPV79, CSPTV101}, {SETPV85, SETPV107}, {SEETPV96, SEETPV118}, {EndorsingTPV102, EndorsingTPV107}, {EncryptedTPV104, EncryptedTPV109}, {SencryptedTPV104, SencryptedTPV109}, {EETPV113, EETPV118}, {ASTPV144, ASTPV149, ASTPV158, ASTPV163, ASTPV188}, {Doublelt.wsd523}, {DoubleltSaml.wsdl646}, {ABH820, ABH825}</text:p>
          </table:table-cell>
          <table:table-cell office:value-type="string">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STPV78, STPV99, (ASTPV144, ASTPV149, ASTPV158, ASTPV163, ASTPV188)}, {CSTPV79, CSPTV101, (ASTPV144, ASTPV149, ASTPV158, ASTPV163, ASTPV188)},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 {ABH820, ABH825}</text:p>
          </table:table-cell>
          <table:table-cell office:value-type="string">
            <text:p>{STPV78,CSTPV79, SETPV85, SEETPV96, STPV99, CSPTV101, EndorsingTPV102, EncryptedTPV104, SencryptedTPV104, SETPV107, EndorsingTPV107, EncryptedTPV109, SencryptedTPV109, EETPV113, SEETPV118, EETPV118,ASTPV144, ASTPV149, ASTPV158, ASTPV163, ASTPV188, ABH820, ABH825} {Doublelt.wsd523, DoubleltSaml.wsdl646}</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58, (ASTPV149)}, {ASTPV188, ASTPV149}, {(ASTPV149), ASTPV163},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ext:p>{STPV78}, {CSTPV79}, {SETPV85}, {SEETPV96}, {STPV99}, {CSPTV101}, <text:s/>{EndorsingTPV102}, {EncryptedTPV104}, <text:s/>{SencryptedTPV104}, {SETPV107}, {EndorsingTPV107}, {EncryptedTPV109}, {SencryptedTPV109}, {EETPV113}, {SEETPV118}, <text:s/>{EETPV118}, {ASTPV149, ASTPV144}, {(ASTPV144), ASTPV188}, {(ASTPV144), ASTPV163}, {ASTPV158}, {Doublelt.wsd523}, {DoubleltSaml.wsdl646}, {ABH820}, {ABH825}</text:p>
          </table:table-cell>
          <table:table-cell office:value-type="string">
            <text:p>{AbstractBindingBuilder0, ABH820, ABH825}, {STPV78, STPV99, (ASTPV144, ASTPV149, ASTPV158, ASTPV163, ASTPV188)}, {CSTPV79, CSPTV101, (ASTPV144, ASTPV149, ASTPV158, ASTPV163, ASTPV188)}, {AbstractSecurityPolicyValidator0,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text:p>
          </table:table-cell>
          <table:table-cell office:value-type="string">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ASTPV149, ASTPV158, ASTPV163), PolicyValidatorParameters0},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table:number-columns-repeated="1008"/>
        </table:table-row>
        <table:table-row table:style-name="ro1">
          <table:table-cell/>
          <table:table-cell office:value-type="string">
            <text:p>4a617b492a2185285372594570b6706c9c9e8f50</text:p>
          </table:table-cell>
          <table:table-cell office:value-type="float" office:value="7">
            <text:p>7</text:p>
          </table:table-cell>
          <table:table-cell office:value-type="string">
            <text:p>1+2+5+2+1+3+4</text:p>
          </table:table-cell>
          <table:table-cell/>
          <table:table-cell office:value-type="string">
            <text:p>{JDT28, JDT31, JDT46, JDT82}, {JMSD30, JMSD105, JMSD155, JMSD180, JMSD182}, {AJT35, AJT59, AJT81}, {PMLC77}, {JMSE90, JMSE492}, {JMSC100, JMSC508}, {JMSCF133}</text:p>
          </table:table-cell>
          <table:table-cell office:value-type="string">
            <text:p>{JDT28}, {JMSD30}, {JDT31}, {AJT35}, {JDT46}, {AJT59}, {PMLC77}, {AJT81}, {JDT82}, {JMSE90}, <text:s/>{JMSC100}, <text:s/>{JMSD105}, {JMSCF133, JMSE492, JMSC508}, {JMSD155}, {JMSD180}, {JMSD182}</text:p>
          </table:table-cell>
          <table:table-cell office:value-type="string">
            <text:p>{JDT28}, {JDT31}, {AJT35}, {JDT46}, {AJT59}, {PMLC77}, {AJT81}, {JDT82, JMSD30, JMSD105, JMSD155, JMSD180, JMSD182}, {JMSE90}, <text:s/>{JMSC100}, {JMSCF133}, {JMSE492} {JMSC508},</text:p>
          </table:table-cell>
          <table:table-cell office:value-type="string">
            <text:p>{JDT28, JDT31, JDT46, JDT82, AJT35, AJT59, AJT81}, {JMSD30, JMSD105, JMSD155, JMSD180, JMSD182}, {PMLC77}, {JMSE90, JMSE492}, {JMSC100, JMSC508}, {JMSCF133}</text:p>
          </table:table-cell>
          <table:table-cell office:value-type="string">
            <text:p>{JDT28, JMSD30, JDT31, AJT35, JDT46, AJT59, PMLC77, AJT81, JDT82, JMSE90, <text:s/>JMSC100, <text:s/>JMSD105, JMSCF133, JMSD155, JMSD180, JMSD182, JMSE492, JMSC508</text:p>
          </table:table-cell>
          <table:table-cell office:value-type="string">
            <text:p>{JDT28}, {JMSD30}, {JDT31}, {AJT35}, {JDT46}, {AJT59, AJT81}, {PMLC77}, {JDT82}, {JMSC100}, {JMSD105}, {JMSCF133}, {JMSD155}, {JMSD180}, {JMSD182}, {JMSE90, JMSE492}, {JMSC508}</text:p>
          </table:table-cell>
          <table:table-cell office:value-type="string">
            <text:p>{JDT28}, {JMSD30}, {JDT31}, {AJT35}, {JDT46}, {AJT59}, {PMLC77}, {AJT81}, {JDT82}, {JMSE90, JMSE492}, {JMSC100, JMSC508}, {JMSD105}, {JMSCF133}, {JMSD155}, {JMSD180}, {JMSD182}</text:p>
          </table:table-cell>
          <table:table-cell office:value-type="string">
            <text:p>{JDT28}, {JMSD30}, {JDT31}, {AJT35}, {JDT46}, {AJT59}, {PMLC77}, {AJT81}, {JDT82}, {JMSE90}, <text:s/>{JMSC100}, <text:s/>{JMSD105}, {JMSCF133}, {JMSD155}, {JMSD180}, {JMSD182}, {JMSE492} {JMSC508},</text:p>
          </table:table-cell>
          <table:table-cell office:value-type="string">
            <text:p>{AbstractMultiplexDestination0, JMSD30, JMSD105, JMSD155, JMSD180, JMSD182}, {AbstractMessageListenerContainer0, PMLC77}, {JDT28, JDT31, JDT46, JDT82, AJT35, AJT59, AJT81}, {JMSE90, JMSE492}, {JMSC100, JMSC508}, {JMSCF133}</text:p>
          </table:table-cell>
          <table:table-cell office:value-type="string">
            <text:p>{JDT28}, {JMSD30}, {JDT31}, {AJT35}, {JDT46}, {AJT59}, {PMLC77}, {AJT81}, {JDT82, ResourceCloser0}, {(ResourceCloser0), JMSD155}, {JMSE90}, <text:s/>{JMSC100}, <text:s/>{JMSD105}, {JMSCF133, JMSE492, JMSC508}, {JMSD180}, {JMSD182}</text:p>
          </table:table-cell>
          <table:table-cell office:value-type="string">
            <text:p>{JDT28}, {JDT31}, {AJT35}, {JDT46}, {AJT59}, {PMLC77}, {AJT81}, {JDT82, JMSD30, JMSD105, JMSD155, JMSD180, JMSD182}, {JMSE90}, <text:s/>{JMSC100}, {JMSCF133}, {JMSE492} {JMSC508},</text:p>
          </table:table-cell>
          <table:table-cell office:value-type="string">
            <text:p>Christian Schneider</text:p>
          </table:table-cell>
          <table:table-cell table:number-columns-repeated="1007"/>
        </table:table-row>
        <table:table-row table:style-name="ro1">
          <table:table-cell table:number-columns-repeated="5"/>
          <table:table-cell office:value-type="string">
            <text:p>{JDT28, JDT31, JDT46, JDT82}, {JMSD30, JMSD105, JMSD155, JMSD180, JMSD182}, {AJT35, AJT59, AJT81}, {PMLC77}, {JMSE90, JMSE492}, {JMSC100, JMSC508}, {JMSCF133}</text:p>
          </table:table-cell>
          <table:table-cell office:value-type="string">
            <text:p>{JDT28}, {JMSD30}, {JDT31}, {AJT35}, {JDT46}, {AJT59}, {PMLC77}, {AJT81}, {JDT82}, {JMSE90}, <text:s/>{JMSC100}, <text:s/>{JMSD105}, {JMSCF133, JMSE492, JMSC508}, {JMSD155}, {JMSD180}, {JMSD182}</text:p>
          </table:table-cell>
          <table:table-cell/>
          <table:table-cell office:value-type="string">
            <text:p>{JDT28, JDT31, <text:s/>AJT35, AJT59, AJT81, JDT46, JDT82, }, {JMSD30, JMSD105, JMSD155, JMSD180, JMSD182}, {PMLC77}, {JMSE90, JMSE492}, {JMSC100, JMSC508}, {JMSCF133}</text:p>
          </table:table-cell>
          <table:table-cell office:value-type="string">
            <text:p>{JDT28, JMSD30, JDT31, AJT35, JDT46, AJT59, PMLC77, AJT81, JDT82, JMSE90, <text:s/>JMSC100, <text:s/>JMSD105, JMSCF133, JMSD155, JMSD180, JMSD182, JMSE492, JMSC508</text:p>
          </table:table-cell>
          <table:table-cell office:value-type="string">
            <text:p>{JDT28}, {JMSD30}, {JDT31}, {AJT35}, {JDT46}, {AJT59, AJT81}, {PMLC77}, {JDT82}, {JMSC100}, {JMSD105}, {JMSCF133}, {JMSD155}, {JMSD180}, {JMSD182}, {JMSE90, JMSE492}, {JMSC508}</text:p>
          </table:table-cell>
          <table:table-cell office:value-type="string">
            <text:p>{JDT28}, {JMSD30}, {JDT31}, {AJT35}, {JDT46}, {AJT59}, {PMLC77}, {AJT81}, {JDT82}, {JMSE90, JMSE492}, {JMSC100, JMSC508}, {JMSD105}, {JMSCF133}, {JMSD155}, {JMSD180}, {JMSD182}</text:p>
          </table:table-cell>
          <table:table-cell office:value-type="string">
            <text:p>{JDT28}, {JMSD30}, {JDT31}, {AJT35}, {JDT46}, {AJT59}, {PMLC77}, {AJT81}, {JDT82}, {JMSE90}, <text:s/>{JMSC100}, <text:s/>{JMSD105}, {JMSCF133}, {JMSD155}, {JMSD180}, {JMSD182}, {JMSE492} {JMSC508},</text:p>
          </table:table-cell>
          <table:table-cell office:value-type="string">
            <text:p>{AbstractMultiplexDestination0, JMSD30, JMSD105, JMSD155, JMSD180, JMSD182}, {AbstractMessageListenerContainer0, PMLC77}, {JDT28, JDT31, JDT46, JDT82, AJT35, AJT59, AJT81}, {JMSE90, JMSE492}, {JMSC100, JMSC508}, {JMSCF133}</text:p>
          </table:table-cell>
          <table:table-cell office:value-type="string">
            <text:p>{ResourceCloser0, JMSD155}, {JDT28}, {JMSD30}, {JDT31}, {AJT35}, {JDT46}, {AJT59}, {PMLC77}, {AJT81}, {JDT82}, {JMSE90}, <text:s/>{JMSC100}, <text:s/>{JMSD105}, {JMSCF133, JMSE492, JMSC508}, {JMSD180}, {JMSD182}</text:p>
          </table:table-cell>
          <table:table-cell table:number-columns-repeated="1009"/>
        </table:table-row>
        <table:table-row table:style-name="ro1">
          <table:table-cell/>
          <table:table-cell office:value-type="string">
            <text:p>9130f84fafca18620888aecfe1d0d8a0cbce1fc2</text:p>
          </table:table-cell>
          <table:table-cell office:value-type="float" office:value="4">
            <text:p>4</text:p>
          </table:table-cell>
          <table:table-cell office:value-type="string">
            <text:p>1+2+2+2</text:p>
          </table:table-cell>
          <table:table-cell/>
          <table:table-cell office:value-type="string">
            <text:p>{PC33, PC41}, {UT36, UT50}, {MTHP38, MTHP52}, {SPA81}</text:p>
          </table:table-cell>
          <table:table-cell office:value-type="string">
            <text:p>{PC33}, <text:s/>{UT36}, <text:s/>{MTHP38}, {PC41, (SPA81)}, <text:s/>{SPA81, MTHP52}, {(SPA81), UT50}</text:p>
          </table:table-cell>
          <table:table-cell office:value-type="string">
            <text:p>{PC33}, <text:s/>{UT36}, <text:s/>{MTHP38}, {PC41}, {UT50}, <text:s/>{MTHP52}, {SPA81}</text:p>
          </table:table-cell>
          <table:table-cell office:value-type="string">
            <text:p>{PC33, PC41}, {UT36, UT50}, {MTHP38, MTHP52}, {SPA81}</text:p>
          </table:table-cell>
          <table:table-cell office:value-type="string">
            <text:p>{PC33, UT36, MTHP38, PC41, UT50, <text:s/>MTHP52, SPA81}</text:p>
          </table:table-cell>
          <table:table-cell table:number-columns-repeated="3" office:value-type="string">
            <text:p>{PC33}, <text:s/>{UT36}, <text:s/>{MTHP38}, {PC41}, {UT50}, <text:s/>{MTHP52}, {SPA81}</text:p>
          </table:table-cell>
          <table:table-cell office:value-type="string">
            <text:p>{PC33, PC41}, {UT36, UT50}, {MTHP38, MTHP52}, {SPA81}</text:p>
          </table:table-cell>
          <table:table-cell office:value-type="string">
            <text:p>{PC33}, <text:s/>{UT36}, <text:s/>{MTHP38}, {PC41, (SPA81)}, <text:s/>{SPA81, MTHP52}, {(SPA81), UT50}</text:p>
          </table:table-cell>
          <table:table-cell office:value-type="string">
            <text:p>{PC33}, <text:s/>{UT36}, <text:s/>{MTHP38}, {PC41}, {UT50}, <text:s/>{MTHP52}, {SPA81}</text:p>
          </table:table-cell>
          <table:table-cell office:value-type="string">
            <text:p>Andy McCright</text:p>
          </table:table-cell>
          <table:table-cell office:value-type="string">
            <text:p>Test on resolution using Jar.</text:p>
          </table:table-cell>
          <table:table-cell table:number-columns-repeated="1006"/>
        </table:table-row>
        <table:table-row table:style-name="ro1">
          <table:table-cell table:number-columns-repeated="5"/>
          <table:table-cell office:value-type="string">
            <text:p>{PC33, PC41}, {UT36, UT50}, {MTHP38, MTHP52}, {SPA81}</text:p>
          </table:table-cell>
          <table:table-cell office:value-type="string">
            <text:p>{PC33}, <text:s/>{UT36}, <text:s/>{MTHP38}, {PC41, (SPA81)}, <text:s/>{SPA81, MTHP52}, {(SPA81), UT50}</text:p>
          </table:table-cell>
          <table:table-cell office:value-type="string">
            <text:p>{PC33}, <text:s/>{UT36}, <text:s/>{MTHP38}, {PC41}, {UT50}, <text:s/>{MTHP52}, {SPA81}</text:p>
          </table:table-cell>
          <table:table-cell office:value-type="string">
            <text:p>{PC33, PC41}, {UT36, UT50}, {MTHP38, MTHP52}, {SPA81}</text:p>
          </table:table-cell>
          <table:table-cell office:value-type="string">
            <text:p>{PC33, UT36, MTHP38, PC41, UT50, <text:s/>MTHP52, SPA81}</text:p>
          </table:table-cell>
          <table:table-cell table:number-columns-repeated="3" office:value-type="string">
            <text:p>{PC33}, <text:s/>{UT36}, <text:s/>{MTHP38}, {PC41}, {UT50}, <text:s/>{MTHP52}, {SPA81}</text:p>
          </table:table-cell>
          <table:table-cell office:value-type="string">
            <text:p>{PC33, PC41}, {UT36, UT50}, {MTHP38, MTHP52}, {SPA81}</text:p>
          </table:table-cell>
          <table:table-cell office:value-type="string">
            <text:p>{PC33}, <text:s/>{UT36}, <text:s/>{MTHP38}, {PC41, (SPA81)}, <text:s/>{SPA81, MTHP52}, {(SPA81), UT50}</text:p>
          </table:table-cell>
          <table:table-cell office:value-type="string">
            <text:p>{PC33}, <text:s/>{UT36}, <text:s/>{MTHP38}, {PC41}, {UT50}, <text:s/>{MTHP52}, {SPA81}</text:p>
          </table:table-cell>
          <table:table-cell table:number-columns-repeated="1008"/>
        </table:table-row>
        <table:table-row table:style-name="ro1">
          <table:table-cell/>
          <table:table-cell office:value-type="string">
            <text:p>8bd915bfd7735c248ad660059c6b6ad26cdbcdf6</text:p>
          </table:table-cell>
          <table:table-cell office:value-type="float" office:value="8">
            <text:p>8</text:p>
          </table:table-cell>
          <table:table-cell office:value-type="string">
            <text:p>10+1+1+4+5+3+4+1</text:p>
          </table:table-cell>
          <table:table-cell/>
          <table:table-cell office:value-type="string">
            <text:p>{HSSE1}, {MU22, MU26, MU35, MU150}, {CD31}, {AD32, AD38, AD45, AD55, AD68, AD91, AD100, AD297, AD346, AD393}, {JMT42, JMT57, JMT942, JMT1084}, {MS43}, {MCI48, MCI68, MCI83, MCI275, MCI290}, {A96, A114, A131}</text:p>
          </table:table-cell>
          <table:table-cell office:value-type="string">
            <text:p>{HSSE1}, {MU22}, {MU26}, {CD31}, {AD32}, <text:s/>{MU35}, <text:s/>{AD38}, {JMT42}, {MS43}, {AD45}, <text:s/>{MCI48}, {AD55}, {JMT57}, {AD68}, <text:s/>{MCI68}, <text:s/>{MCI83}, {AD91}, {A96} ,{AD100, MU150} , {A114}, {A131}, {MCI275}, {MCI290}, <text:s/>{AD297}, {AD346}, {AD393}, {JMT942}, {JMT1084} <text:s/></text:p>
          </table:table-cell>
          <table:table-cell office:value-type="string">
            <text:p>{HSSE1, AD393}, {MU22}, {MU26}, {CD31}, {AD32}, <text:s/>{MU35}, <text:s/>{AD38}, {JMT42}, {MS43}, {AD45}, <text:s/>{MCI48}, {AD55}, {JMT57}, {AD68}, <text:s/>{MCI68}, <text:s/>{MCI83}, {AD91}, {A96} ,{AD100} , {A114}, {A131}, {MU150}, {MCI275}, {MCI290}, <text:s/>{AD297}, {AD346}, {JMT942}, {JMT1084} <text:s/></text:p>
          </table:table-cell>
          <table:table-cell office:value-type="string">
            <text:p>{HSSE1}, {MU22, MU26, MU35, MU150}, {CD31}, {AD32, AD38, AD45, AD55, AD68, AD91, AD100, AD297, AD346, AD393}, {JMT42, JMT57, JMT942, JMT1084}, {MS43}, {MCI48, MCI68, MCI83, MCI275, MCI290}, {A96, A114, A131}</text:p>
          </table:table-cell>
          <table:table-cell office:value-type="string">
            <text:p>{HSSE1, MU22, MU26, CD31, AD32, <text:s/>MU35, <text:s/>AD38, JMT42, MS43, AD45, <text:s/>MCI48, AD55, JMT57, AD68, <text:s/>MCI68, MCI83, AD91, A96 ,AD100, <text:s/>A114, A131, MU150, MCI275, MCI290, <text:s/>AD297, AD346, AD393, JMT942, JMT1084} <text:s/></text:p>
          </table:table-cell>
          <table:table-cell office:value-type="string">
            <text:p>{HSSE1}, {MU22}, {MU26}, {CD31}, {AD32}, <text:s/>{MU35, MU150}, <text:s/>{AD38}, {JMT42}, {MS43}, {AD45}, <text:s/>{MCI48}, {JMT57}, {AD68, AD393, AD91}, {{(AD91), AD55}, AD100} <text:s/>{MCI68}, <text:s/>{MCI83}, {A96}, <text:s/>{A114}, {A131}, {MCI275}, {MCI290}, <text:s/>{AD297}, {AD346}, , {JMT942}, {JMT1084} <text:s/></text:p>
          </table:table-cell>
          <table:table-cell office:value-type="string">
            <text:p>{HSSE1}, {MU22}, {MU26}, {CD31}, {AD32}, <text:s/>{MU35}, <text:s/>{AD38}, {JMT42}, {MS43, AD55}, {(AD55), MCI275}, {AD45}, <text:s/>{MCI48}, {JMT57}, {AD68}, <text:s/>{MCI68}, <text:s/>{MCI83}, {AD91}, {A96} ,{AD100} , {A114}, {A131}, {MU150}, {MCI290}, <text:s/>{AD297}, {AD346}, {AD393}, {JMT942}, {JMT1084} <text:s/></text:p>
          </table:table-cell>
          <table:table-cell office:value-type="string">
            <text:p>{HSSE1}, {MU22}, {MU26}, {CD31}, {AD32}, <text:s/>{MU35}, <text:s/>{AD38}, {JMT42}, {MS43}, {AD45}, <text:s/>{MCI48}, {AD55}, {JMT57}, {AD68}, <text:s/>{MCI68}, <text:s/>{MCI83}, {AD91}, {A96} ,{AD100} , {A114}, {A131}, {MU150}, {MCI275}, {MCI290}, <text:s/>{AD297}, {AD346}, {AD393}, {JMT942}, {JMT1084} <text:s/></text:p>
          </table:table-cell>
          <table:table-cell office:value-type="string">
            <text:p>{Transferable0, A96, A114, A131}, {MessageContext0, MCI48, MCI68, MCI83, MCI275, MCI290}, {HSSE1}, <text:s/>{AbstractBusClientServerTestBase0, JMT42, JMT57, JMT942, JMT1084}, <text:s/>{AbstractBusTestServerBase0, MS43}, {MU22, MU26, MU35, MU150}, {CD31}, {AD32, AD38, AD45, AD55, AD68, AD91, AD100, AD297, AD346, AD393},</text:p>
          </table:table-cell>
          <table:table-cell office:value-type="string">
            <text:p><text:s text:c="2"/>{WebClient0, AbstractClient0, JMT942}, {Exchange0, MCI275, Message0}, ↔ {(Message0), MU150, AD100}, {HSSE1}, {MU22}, {MU26}, {CD31}, {AD32}, <text:s/>{MU35, LogUtils0},&lt;-&gt; {(LogUtils0), AD68} {AD38}, {JMT42}, {MS43}, {AD45}, <text:s/>{MCI48}, {AD55}, {JMT57}, , <text:s/>{MCI68}, <text:s/>{MCI83}, {AD91}, {A96} , , {A114}, {A131}, {MCI290}, <text:s/>{AD297}, {AD346}, {AD393}, <text:s/>{JMT1084} <text:s/></text:p>
          </table:table-cell>
          <table:table-cell office:value-type="string">
            <text:p>{Attachment0, InputStreamDataSource0, JMT942}, {HSSE1, AD393}, {MU22}, {MU26}, {CD31}, {AD32}, <text:s/>{MU35}, <text:s/>{AD38}, {JMT42}, {MS43}, {AD45}, <text:s/>{MCI48}, {AD55}, {JMT57}, {AD68}, <text:s/>{MCI68}, <text:s/>{MCI83}, {AD91}, {A96} ,{AD100} , {A114}, {A131}, {MU150}, {MCI275}, {MCI290}, <text:s/>{AD297}, {AD346}, {JMT1084} <text:s/></text:p>
          </table:table-cell>
          <table:table-cell office:value-type="string">
            <text:p>Colm O hEigeartaigh</text:p>
          </table:table-cell>
          <table:table-cell table:number-columns-repeated="1007"/>
        </table:table-row>
        <table:table-row table:style-name="ro1">
          <table:table-cell table:number-columns-repeated="5"/>
          <table:table-cell office:value-type="string">
            <text:p>{HSSE1}, {MU22, MU26, MU35, MU150}, {CD31}, {AD32, AD38, AD45, AD55, AD68, AD91, AD100, AD297, AD346, AD393}, {JMT42, JMT57, JMT942, JMT1084}, {MS43}, {MCI48, MCI68, MCI83, MCI275, MCI290}, {A96, A114, A131}</text:p>
          </table:table-cell>
          <table:table-cell office:value-type="string">
            <text:p>{HSSE1}, {MU22}, {MU26}, {CD31}, {AD32}, <text:s/>{MU35}, <text:s/>{AD38}, {JMT42}, {MS43}, {AD45}, <text:s/>{MCI48}, {AD55}, {JMT57}, {AD68}, <text:s/>{MCI68}, <text:s/>{MCI83}, {AD91}, {A96} ,{AD100, MU150} , {A114}, {A131}, {MCI275}, {MCI290}, <text:s/>{AD297}, {AD346}, {AD393}, {JMT942}, {JMT1084} <text:s/></text:p>
          </table:table-cell>
          <table:table-cell office:value-type="string">
            <text:p>{HSSE1, AD393}, {MU22}, {MU26}, {CD31}, {AD32}, <text:s/>{MU35}, <text:s/>{AD38}, {JMT42}, {MS43}, {AD45}, <text:s/>{MCI48}, {AD55}, {JMT57}, {AD68}, <text:s/>{MCI68}, <text:s/>{MCI83}, {AD91}, {A96} ,{AD100} , {A114}, {A131}, {MU150}, {MCI275}, {MCI290}, <text:s/>{AD297}, {AD346}, {JMT942}, {JMT1084} <text:s/></text:p>
          </table:table-cell>
          <table:table-cell office:value-type="string">
            <text:p>{HSSE1}, {MU22, MU26, MU35, MU150}, {CD31}, {AD32, AD38, AD45, AD55, AD68, AD91, AD100, AD297, AD346, AD393}, {JMT42, JMT57, JMT942, JMT1084}, {MS43}, {MCI48, MCI68, MCI83, MCI275, MCI290}, {A96, A114, A131}</text:p>
          </table:table-cell>
          <table:table-cell office:value-type="string">
            <text:p>{HSSE1, MU22, MU26, CD31, AD32, <text:s/>MU35, <text:s/>AD38, JMT42, MS43, AD45, <text:s/>MCI48, AD55, JMT57, AD68, <text:s/>MCI68, MCI83, AD91, A96 ,AD100, <text:s/>A114, A131, MU150, MCI275, MCI290, <text:s/>AD297, AD346, AD393, JMT942, JMT1084} <text:s/></text:p>
          </table:table-cell>
          <table:table-cell office:value-type="string">
            <text:p>{HSSE1}, {MU22}, {MU26}, {CD31}, {AD32}, <text:s/>{MU35, MU150}, <text:s/>{AD38}, {JMT42}, {MS43}, {AD45}, <text:s/>{MCI48}, {JMT57}, {AD68, AD393, AD91}, {{(AD91), AD55}, AD100} <text:s/>{MCI68}, <text:s/>{MCI83}, {A96}, <text:s/>{A114}, {A131}, {MCI275}, {MCI290}, <text:s/>{AD297}, {AD346}, , {JMT942}, {JMT1084} <text:s/></text:p>
          </table:table-cell>
          <table:table-cell office:value-type="string">
            <text:p>{HSSE1}, {MU22}, {MU26}, {CD31}, {AD32}, <text:s/>{MU35}, <text:s/>{AD38}, {JMT42}, {MS43, AD55}, {(AD55), MCI275}, {AD45}, <text:s/>{MCI48}, {JMT57}, {AD68}, <text:s/>{MCI68}, <text:s/>{MCI83}, {AD91}, {A96} ,{AD100} , {A114}, {A131}, {MU150}, {MCI290}, <text:s/>{AD297}, {AD346}, {AD393}, {JMT942}, {JMT1084} <text:s/></text:p>
          </table:table-cell>
          <table:table-cell office:value-type="string">
            <text:p>{HSSE1}, {MU22}, {MU26}, {CD31}, {AD32}, <text:s/>{MU35}, <text:s/>{AD38}, {JMT42}, {MS43}, {AD45}, <text:s/>{MCI48}, {AD55}, {JMT57}, {AD68}, <text:s/>{MCI68}, <text:s/>{MCI83}, {AD91}, {A96} ,{AD100} , {A114}, {A131}, {MU150}, {MCI275}, {MCI290}, <text:s/>{AD297}, {AD346}, {AD393}, {JMT942}, {JMT1084} <text:s/></text:p>
          </table:table-cell>
          <table:table-cell office:value-type="string">
            <text:p>{Transferable0, A96, A114, A131}, {MessageContext0, MCI48, MCI68, MCI83, MCI275, MCI290}, {HSSE1}, <text:s/>{AbstractBusClientServerTestBase0, JMT42, JMT57, JMT942, JMT1084}, <text:s/>{AbstractBusTestServerBase0, MS43}, {MU22, MU26, MU35, MU150}, {CD31}, {AD32, AD38, AD45, AD55, AD68, AD91, AD100, AD297, AD346, AD393},</text:p>
          </table:table-cell>
          <table:table-cell office:value-type="string">
            <text:p><text:s text:c="2"/>{WebClient0, AbstractClient0, JMT942}, {Exchange0, MCI275, Message0}, ↔ {(Message0), MU150, AD100}, {HSSE1}, {MU22}, {MU26}, {CD31}, {AD32}, <text:s/>{MU35, LogUtils0},&lt;-&gt; {(LogUtils0), AD68} {AD38}, {JMT42}, {MS43}, {AD45}, <text:s/>{MCI48}, {AD55}, {JMT57}, , <text:s/>{MCI68}, <text:s/>{MCI83}, {AD91}, {A96} , , {A114}, {A131}, {MCI290}, <text:s/>{AD297}, {AD346}, {AD393}, <text:s/>{JMT1084} <text:s/></text:p>
          </table:table-cell>
          <table:table-cell office:value-type="string">
            <text:p>{InputStreamDataSource0, JMT942}, {HSSE1, AD393}, {MU22}, {MU26}, {CD31}, {AD32}, <text:s/>{MU35}, <text:s/>{AD38}, {JMT42}, {MS43}, {AD45}, <text:s/>{MCI48}, {AD55}, {JMT57}, {AD68}, <text:s/>{MCI68}, <text:s/>{MCI83}, {AD91}, {A96} ,{AD100} , {A114}, {A131}, {MU150}, {MCI275}, {MCI290}, <text:s/>{AD297}, {AD346}, {JMT1084} <text:s/></text:p>
          </table:table-cell>
          <table:table-cell table:number-columns-repeated="1008"/>
        </table:table-row>
        <table:table-row table:style-name="ro1">
          <table:table-cell/>
          <table:table-cell office:value-type="string">
            <text:p>144ff8c9fa7a4495ad4825ba47cef74af563a299</text:p>
          </table:table-cell>
          <table:table-cell office:value-type="float" office:value="8">
            <text:p>8</text:p>
          </table:table-cell>
          <table:table-cell office:value-type="string">
            <text:p>6+6+1+2+6+2+11+1</text:p>
          </table:table-cell>
          <table:table-cell/>
          <table:table-cell office:value-type="string">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ext:p>{PMLC37}, {PMLC44}, {JC50}, {JC55}, {BCC57}, {BCC63}, {BCC65}, <text:s/>{JCF89, JE503, (Jconfig436)}, {JD138, (JConfig436)}, <text:s/>{JD114, (JConfig436)}, {JD163, (JConfig436)}, {JD93, (JConfig436)}, {JC162, (JConfig436)}, {JC181, JConfig436}, {(JConfig436), JC216}, {(JConfig436), PMLC70, PMLC215}, {(PMLC215) , PMLC130}, {PMLC78, PMLC171, PMLC192}, {(PMLC171, PMLC192), PMLC143}, {JE91}, {Jconf94}, {SJST110}, <text:s/>{BCC129}, {JD130}, {JD149} {PMLC152, PMLC161}, <text:s/>{BCC194} {JC207}, {BCC237}</text:p>
          </table:table-cell>
          <table:table-cell office:value-type="string">
            <text:p>{JC50}, {JC55}, {JCF89}, {JE91}, {JD93, BCC57, BCC63, BCC65, <text:s/>BCC129, BCC194, BCC237}, {Jconf94}, {SJST110}, {JD114}, {JD130}, {JD138, PMLC37, PMLC44, PMLC70, PMLC78, PMLC130, PMLC143, PMLC152, PMLC161, PMLC171, PMLC192, PMLC215}, {PMLC37, PMLC44, PMLC70, PMLC78, PMLC130, PMLC143, PMLC152, PMLC161, PMLC171, PMLC192, PMLC215, JC216}, {JD149}, <text:s/>{JC162}, {JD163}, <text:s/>{JC181},{JC207}, {Jconf436}, {JE503}</text:p>
          </table:table-cell>
          <table:table-cell office:value-type="string">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ext:p>{PMLC37, PMLC44, <text:s/>JC50, JC55, BCC57, BCC63, BCC65, PMLC70, PMLC78, JCF89, JE91, JD93, Jconf94, SJST110, JD114, BCC129, JD130, PMLC130, JD138, PMLC143, JD149, PMLC152, PMLC161, <text:s/>JC162, JD163, PMLC171, <text:s/>JC181, PMLC192, BCC194, JC207, PMLC215, JC216, BCC237, Jconf436, JE503}</text:p>
          </table:table-cell>
          <table:table-cell/>
          <table:table-cell office:value-type="string">
            <text:p>{PMLC37}, {PMLC44}, {JC50}, {JC55}, {BCC63, BCC57}, {(BCC57), BCC129}, {BCC65}, {PMLC70}, {PMLC78}, {JCF89}, {JE91, JE503}, {JD93}, {Jconf94, Jconf436}, {SJST110}, {JD114}, {JD130}, {PMLC130}, {JD138}, {PMLC143}, {JD149}, {PMLC152}, {PMLC161}, {JC162}, {JD163}, {PMLC171}, <text:s/>{JC181}, {PMLC192}, {BCC194}, {JC207}, {PMLC215}, {JC216}, {BCC237}</text:p>
          </table:table-cell>
          <table:table-cell office:value-type="string">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ext:p><text:s/>{AbstractVmJMSTest0, SJST110}, {AbstractMultiplexDestination0, JD93, JD114, JD130, JD138, JD149, JD163}, {AbstractMessageListenerContainer0, PMLC37, PMLC44, PMLC70, PMLC78, PMLC130, PMLC143, PMLC152, PMLC161, PMLC171, PMLC192, PMLC215}, {JC50, JC55, JC162, JC181, JC207, JC216, AbstractConduit0, JMSExchangeSender0} ↔ {(AbstractConduit0, JMSExchangeSender0), BCC57, BCC63, BCC65, BCC129, BCC194, BCC237}, {JCF89}, {JE91, JE503}, {Jconf94, Jconf436}</text:p>
          </table:table-cell>
          <table:table-cell office:value-type="string">
            <text:p>{PMLC37}, {PMLC44}, {JC50}, {JC55}, {BCC57}, {BCC63}, {BCC65}, <text:s/>{JCF89, JE503, (Jconfig436)}, {JD138, (JConfig436)}, <text:s/>{JD114, (JConfig436)}, {JD163, (JConfig436)}, {JD93, (JConfig436)}, {JC162, (JConfig436, ResourceCloser0, JMSFactory0)}, {(ResourceCloser0), JC181, JConfig436}, {(JConfig436), JC216}, {(JConfig436), PMLC70, PMLC215, (ResourceCloser0), (JMSFacotry, JMSUtil)}, {(PMLC215) , PMLC130}, {(ResourceCloser0), PMLC78, PMLC171, PMLC192}, {(PMLC171, PMLC192, ResourceCloser0), PMLC143}, {ResourceCloser0, JD130}, {(ResourceCloser0), BCC129, (JMSFactory0)}, {JD149} {JE91}, {Jconf94}, {SJST110}, {PMLC152, PMLC161}, <text:s/>{BCC194} {JC207}, {BCC237}</text:p>
          </table:table-cell>
          <table:table-cell office:value-type="string">
            <text:p>{MessageListenerContainer0, JC216, (PMLC37, PMLC44, PMLC70, PMLC78, PMLC130, PMLC143, PMLC152, PMLC161, PMLC171, PMLC192, PMLC215)}, {PMLC37, PMLC44, PMLC70, PMLC78, PMLC130, PMLC143, PMLC152, PMLC161, PMLC171, PMLC192, PMLC215, JD138}, <text:s/>{JC50}, {JC55}, {JCF89}, {JE91}, {JD93, BCC57, BCC63, BCC65, <text:s/>BCC129, BCC194, BCC237}, {Jconf94}, {SJST110}, {JD114}, {JD130}, {JD149}, <text:s/>{JC162}, {JD163}, <text:s/>{JC181},{JC207}, {Jconf436}, {JE503}</text:p>
          </table:table-cell>
          <table:table-cell office:value-type="string">
            <text:p>Simon Marti</text:p>
          </table:table-cell>
          <table:table-cell table:number-columns-repeated="1007"/>
        </table:table-row>
        <table:table-row table:style-name="ro1">
          <table:table-cell table:number-columns-repeated="5"/>
          <table:table-cell office:value-type="string">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ext:p>{PMLC37}, {PMLC44}, {JC50}, {JC55}, {BCC57}, {BCC63}, {BCC65}, <text:s/>{JCF89, JE503, (Jconfig436)}, {JD138, (JConfig436)}, <text:s/>{JD114, (JConfig436)}, {JD163, (JConfig436)}, {JD93, (JConfig436)}, {JC162, (JConfig436)}, {JC181, JConfig436}, {(JConfig436), JC216}, {(JConfig436), PMLC70, PMLC215}, {(PMLC215) , PMLC130}, {PMLC78, PMLC171, PMLC192}, {(PMLC171, PMLC192), PMLC143}, {JE91}, {Jconf94}, {SJST110}, <text:s/>{BCC129}, {JD130}, {JD149} {PMLC152}, {PMLC161}, <text:s/>{BCC194} {JC207}, {BCC237}</text:p>
          </table:table-cell>
          <table:table-cell/>
          <table:table-cell office:value-type="string">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ext:p>{PMLC37, PMLC44, <text:s/>JC50, JC55, BCC57, BCC63, BCC65, PMLC70, PMLC78, JCF89, JE91, JD93, Jconf94, SJST110, JD114, BCC129, JD130, PMLC130, JD138, PMLC143, JD149, PMLC152, PMLC161, <text:s/>JC162, JD163, PMLC171, <text:s/>JC181, PMLC192, BCC194, JC207, PMLC215, JC216, BCC237, Jconf436, JE503}</text:p>
          </table:table-cell>
          <table:table-cell/>
          <table:table-cell office:value-type="string">
            <text:p>{PMLC37}, {PMLC44}, {JC50}, {JC55}, {BCC63, BCC57}, {(BCC57), BCC129}, {BCC65}, {PMLC70}, {PMLC78}, {JCF89}, {JE91, JE503}, {JD93}, {Jconf94, Jconf436}, {SJST110}, {JD114}, {JD130}, {PMLC130}, {JD138}, {PMLC143}, {JD149}, {PMLC152}, {PMLC161}, {JC162}, {JD163}, {PMLC171}, <text:s/>{JC181}, {PMLC192}, {BCC194}, {JC207}, {PMLC215}, {JC216}, {BCC237}</text:p>
          </table:table-cell>
          <table:table-cell office:value-type="string">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ext:p><text:s/>{AbstractVmJMSTest0, SJST110}, {AbstractMultiplexDestination0, JD93, JD114, JD130, JD138, JD149, JD163}, {AbstractMessageListenerContainer0, PMLC37, PMLC44, PMLC70, PMLC78, PMLC130, PMLC143, PMLC152, PMLC161, PMLC171, PMLC192, PMLC215}, {JC50, JC55, JC162, JC181, JC207, JC216, AbstractConduit0, JMSExchangeSender0} ↔ {(AbstractConduit0, JMSExchangeSender0), BCC57, BCC63, BCC65, BCC129, BCC194, BCC237}, {JCF89}, {JE91, JE503}, {Jconf94, Jconf436}</text:p>
          </table:table-cell>
          <table:table-cell table:number-columns-repeated="1010"/>
        </table:table-row>
        <table:table-row table:style-name="ro1">
          <table:table-cell/>
          <table:table-cell office:value-type="string">
            <text:p>868e6cfae2fd354d0bcd2000c6fa525cf505dcc9</text:p>
          </table:table-cell>
          <table:table-cell office:value-type="float" office:value="3">
            <text:p>3</text:p>
          </table:table-cell>
          <table:table-cell office:value-type="string">
            <text:p>5+2+2</text:p>
          </table:table-cell>
          <table:table-cell/>
          <table:table-cell office:value-type="string">
            <text:p>{FPI31, FPI40, FPI48, FPI52, FPI58}, {SPF222, SPF418}, {PF962, PF1269}</text:p>
          </table:table-cell>
          <table:table-cell office:value-type="string">
            <text:p>{FPI31}, {FPI40}, {FPI48}, {FPI52}, {SPF222}, {SPF418}, {PF962, FPI58} &lt;-&gt;{(FPI58), PF1269}</text:p>
          </table:table-cell>
          <table:table-cell office:value-type="string">
            <text:p>{FPI31}, {FPI40}, {FPI48}, {FPI52}, {FPI58}, {SPF222}, {SPF418}, {PF962}, {PF1269}</text:p>
          </table:table-cell>
          <table:table-cell office:value-type="string">
            <text:p>{FPI31, FPI40, FPI48, FPI52, FPI58}, {SPF222, SPF418, PF962, PF1269}</text:p>
          </table:table-cell>
          <table:table-cell office:value-type="string">
            <text:p>{FPI31, FPI40, FPI48, FPI52, FPI58, SPF222, SPF418, PF962, PF1269}</text:p>
          </table:table-cell>
          <table:table-cell office:value-type="string">
            <text:p>{FPI40}, {FPI48}, {FPI52, FPI31}, &lt;-&gt; {(FPI31), FPI58}, {SPF222}, {SPF418}, {PF962}, {PF1269}</text:p>
          </table:table-cell>
          <table:table-cell office:value-type="string">
            <text:p>{FPI31, FPI52}, {FPI40}, {FPI48}, {FPI58}, {SPF222}, {SPF418}, {PF962}, {PF1269}</text:p>
          </table:table-cell>
          <table:table-cell office:value-type="string">
            <text:p>{FPI31}, {FPI40}, {FPI48, FPI52}, {FPI58}, {SPF222}, {SPF418}, {PF962}, {PF1269}</text:p>
          </table:table-cell>
          <table:table-cell office:value-type="string">
            <text:p>{ProviderInfo0, FPI31, FPI40, FPI48, FPI52, FPI58}, {SPF222, SPF418, PF962, PF1269}</text:p>
          </table:table-cell>
          <table:table-cell office:value-type="string">
            <text:p>{ProviderInfo0, AnnotationUtils0, AbstractResourceInfo0, ClassHelper0, PF1269, FPI58} &lt;-&gt;{(FPI58), PF962}, {FPI31}, {FPI40}, {FPI48}, {FPI52}, {SPF222}, {SPF418}</text:p>
          </table:table-cell>
          <table:table-cell office:value-type="string">
            <text:p>{FPI31}, {FPI40}, {FPI48}, {FPI52}, {FPI58}, {SPF222}, {SPF418}, {PF962}, {PF1269}</text:p>
          </table:table-cell>
          <table:table-cell office:value-type="string">
            <text:p>Sergey Beryozkin</text:p>
          </table:table-cell>
          <table:table-cell table:number-columns-repeated="1007"/>
        </table:table-row>
        <table:table-row table:style-name="ro1">
          <table:table-cell table:number-columns-repeated="5"/>
          <table:table-cell office:value-type="string">
            <text:p>{FPI31, FPI40, FPI48, FPI52, FPI58}, {SPF222, SPF418}, {PF962, PF1269}</text:p>
          </table:table-cell>
          <table:table-cell office:value-type="string">
            <text:p>{FPI31}, {FPI40}, {FPI48}, {FPI52}, {SPF222}, {SPF418}, {PF962, FPI58} &lt;-&gt;{(FPI58), PF1269}</text:p>
          </table:table-cell>
          <table:table-cell office:value-type="string">
            <text:p>{FPI31}, {FPI40}, {FPI48}, {FPI52}, {FPI58}, {SPF222}, {SPF418}, {PF962}, {PF1269}</text:p>
          </table:table-cell>
          <table:table-cell office:value-type="string">
            <text:p>{FPI31, FPI40, FPI48, FPI52, FPI58}, {SPF222, SPF418, PF962, PF1269}</text:p>
          </table:table-cell>
          <table:table-cell office:value-type="string">
            <text:p>{FPI31, FPI40, FPI48, FPI52, FPI58, SPF222, SPF418, PF962, PF1269}</text:p>
          </table:table-cell>
          <table:table-cell office:value-type="string">
            <text:p>{FPI40}, {FPI48}, {FPI52, FPI31}, &lt;-&gt; {(FPI31), FPI58}, {SPF222}, {SPF418}, {PF962}, {PF1269}</text:p>
          </table:table-cell>
          <table:table-cell office:value-type="string">
            <text:p>{FPI31, FPI52}, {FPI40}, {FPI48}, {FPI58}, {SPF222}, {SPF418}, {PF962}, {PF1269}</text:p>
          </table:table-cell>
          <table:table-cell office:value-type="string">
            <text:p>{FPI31}, {FPI40}, {FPI48, FPI52}, {FPI58}, {SPF222}, {SPF418}, {PF962}, {PF1269}</text:p>
          </table:table-cell>
          <table:table-cell office:value-type="string">
            <text:p>{ProviderInfo0, FPI31, FPI40, FPI48, FPI52, FPI58}, {SPF222, SPF418, PF962, PF1269}</text:p>
          </table:table-cell>
          <table:table-cell office:value-type="string">
            <text:p>{ProviderInfo0, AnnotationUtils0, AbstractResourceInfo0, ClassHelper0, PF1269, FPI58} &lt;-&gt;{(FPI58), PF962}, {FPI31}, {FPI40}, {FPI48}, {FPI52}, {SPF222}, {SPF418}</text:p>
          </table:table-cell>
          <table:table-cell office:value-type="string">
            <text:p>{FPI31}, {FPI40}, {FPI48}, {FPI52}, {FPI58}, {SPF222}, {SPF418}, {PF962}, {PF1269}</text:p>
          </table:table-cell>
          <table:table-cell table:number-columns-repeated="1008"/>
        </table:table-row>
        <table:table-row table:style-name="ro1">
          <table:table-cell/>
          <table:table-cell office:value-type="string">
            <text:p>6c15d8f9c864e5c11135390248434c01acf7d8ff</text:p>
          </table:table-cell>
          <table:table-cell office:value-type="float" office:value="9">
            <text:p>9</text:p>
          </table:table-cell>
          <table:table-cell office:value-type="string">
            <text:p>1+4+1+1+1+5+3+1+2</text:p>
          </table:table-cell>
          <table:table-cell/>
          <table:table-cell office:value-type="string">
            <text:p>{CRFT1}, {IBIT1}, {CRFI23, CRFI30, CRFI35, CRFI65}, {HT25, HT211}, {SESI32, SESI37, SESI186, SESI188, SESI190}, {SESIT38, SESIT134, SESIT139},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CRFI30, CRFI35, CRFI65}, {HT25, HT211}, {SESI32, SESI37, SESI186, SESI188, SESI190}, {SESIT38, SESIT134, SESIT139},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HT25}, {CRFI30}, {SESI32}, {CRFI35}, {SESI37}, {SESIT38}, {CRFI65}, {SESIT134}, {SESIT139}, {SESI188, SESI186},&lt;-&gt; {(SESI186), SESI190} {HT211}, {IBI256}, {AC355}, {H589}</text:p>
          </table:table-cell>
          <table:table-cell table:number-columns-repeated="2" office:value-type="string">
            <text:p>{CRFT1}, {IBIT1}, {CRFI23}, {HT25}, {CRFI30}, {SESI32}, {CRFI35}, {SESI37}, {SESIT38}, {CRFI65}, {SESIT134}, {SESIT139}, {SESI186}, {SESI188}, {SESI190} {HT211}, {IBI256}, {AC355}, {H589}</text:p>
          </table:table-cell>
          <table:table-cell office:value-type="string">
            <text:p>{Client0, AC355}, {AbstractOutDatabindingInterceptor0, CRFI23, CRFI30, CRFI35, CRFI65}, {CRFT1}, {IBIT1}, <text:s/>{HT25, HT211}, {SESI32, SESI37, SESI186, SESI188, SESI190}, {SESIT38, SESIT134, SESIT139}, {IBI256}, {H589}</text:p>
          </table:table-cell>
          <table:table-cell office:value-type="string">
            <text:p>{ClientState0, AC355, IBI256, WebClient0, HttpUtils0}, <text:s/>{(HttpUtils0), CRFI65, CastUtils0}, {CRFT1, Configurable0}, {(Configurable0), IBIT1}, {CRFI23}, {HT25}, {CRFI30}, {SESI32}, {CRFI35}, {SESI37}, {SESIT38}, {SESIT134}, {SESIT139}, {SESI186}, {SESI188}, {SESI190} {HT211}, {H589}</text:p>
          </table:table-cell>
          <table:table-cell office:value-type="string">
            <text:p>{CRFT1}, {IBIT1}, {CRFI23}, {HT25}, {CRFI30}, {SESI32}, {CRFI35}, {SESI37}, {SESIT38}, {CRFI65}, {SESIT134}, {SESIT139}, {SESI186}, {SESI188}, {SESI190}, {HT211}, {IBI256}, {AC355}, {H589}</text:p>
          </table:table-cell>
          <table:table-cell office:value-type="string">
            <text:p>Andy McCright</text:p>
          </table:table-cell>
          <table:table-cell table:number-columns-repeated="1007"/>
        </table:table-row>
        <table:table-row table:style-name="ro1">
          <table:table-cell table:number-columns-repeated="5"/>
          <table:table-cell office:value-type="string">
            <text:p>{CRFT1}, {IBIT1}, {CRFI23, CRFI30, CRFI35, CRFI65}, {HT25, HT211}, {SESI32, SESI37, SESI186, SESI188, SESI190}, {SESIT38, SESIT134, SESIT139},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CRFI30, CRFI35, CRFI65}, {HT25, HT211}, {SESI32, SESI37, SESI186, SESI188, SESI190}, {SESIT38, SESIT134, SESIT139}, {IBI256}, {AC355}, {H589}</text:p>
          </table:table-cell>
          <table:table-cell office:value-type="string">
            <text:p>{CRFT1, IBIT1, CRFI23, HT25, CRFI30, SESI32, CRFI35, SESI37, SESIT38, CRFI65, SESIT134, SESIT139, SESI186, SESI188, SESI190, HT211, IBI256, AC355, H589}</text:p>
          </table:table-cell>
          <table:table-cell office:value-type="string">
            <text:p>{CRFT1}, {IBIT1}, {CRFI23}, {HT25}, {CRFI30}, {SESI32}, {CRFI35}, {SESI37}, {SESIT38}, {CRFI65}, {SESIT134}, {SESIT139}, {SESI188, SESI186},&lt;-&gt; {(SESI186), SESI190} {HT211}, {IBI256}, {AC355}, {H589}</text:p>
          </table:table-cell>
          <table:table-cell table:number-columns-repeated="2" office:value-type="string">
            <text:p>{CRFT1}, {IBIT1}, {CRFI23}, {HT25}, {CRFI30}, {SESI32}, {CRFI35}, {SESI37}, {SESIT38}, {CRFI65}, {SESIT134}, {SESIT139}, {SESI186}, {SESI188}, {SESI190} {HT211}, {IBI256}, {AC355}, {H589}</text:p>
          </table:table-cell>
          <table:table-cell office:value-type="string">
            <text:p>{Client0, AC355}, {AbstractOutDatabindingInterceptor0, CRFI23, CRFI30, CRFI35, CRFI65}, {CRFT1}, {IBIT1}, <text:s/>{HT25, HT211}, {SESI32, SESI37, SESI186, SESI188, SESI190}, {SESIT38, SESIT134, SESIT139}, {IBI256}, {H589}</text:p>
          </table:table-cell>
          <table:table-cell/>
          <table:table-cell office:value-type="string">
            <text:p>{CRFT1}, {IBIT1}, {CRFI23}, {HT25}, {CRFI30}, {SESI32}, {CRFI35}, {SESI37}, {SESIT38}, {CRFI65}, {SESIT134}, {SESIT139}, {SESI186}, {SESI188}, {SESI190}, {HT211}, {IBI256}, {AC355}, {H589}</text:p>
          </table:table-cell>
          <table:table-cell table:number-columns-repeated="1008"/>
        </table:table-row>
        <table:table-row table:style-name="ro1">
          <table:table-cell/>
          <table:table-cell office:value-type="string">
            <text:p>a0b83f3c9d8259709e2f22cbf15641e3207d4af3</text:p>
          </table:table-cell>
          <table:table-cell office:value-type="float" office:value="2">
            <text:p>2</text:p>
          </table:table-cell>
          <table:table-cell office:value-type="string">
            <text:p>5+10</text:p>
          </table:table-cell>
          <table:table-cell/>
          <table:table-cell office:value-type="string">
            <text:p>{NMBW27, NMBW34, NMBW42, NMBW45, NMBW56}, {S3CP32, S3CP48, S3CP56, S3CP81, S3CP99, S3CP135, S3CP138, S3CP240, S3CP243, S3CP256}</text:p>
          </table:table-cell>
          <table:table-cell office:value-type="string">
            <text:p>{NMBW27}, {S3CP32}, {NMBW34}, {NMBW42}, {NMBW45}, {NMBW56}, {S3CP48}, {S3CP56}, {S3CP81}, {S3CP99}, {S3CP135, S3CP138}, {S3CP240}, {S3CP243, S3CP256}</text:p>
          </table:table-cell>
          <table:table-cell office:value-type="string">
            <text:p>{NMBW27}, {S3CP32, S3CP48, S3CP56, S3CP81, S3CP99, S3CP135, S3CP138, S3CP240, S3CP243, S3CP256}, {NMBW34}, {NMBW42}, {NMBW45}, {NMBW56}</text:p>
          </table:table-cell>
          <table:table-cell office:value-type="string">
            <text:p>{NMBW27, NMBW34, NMBW42, NMBW45, NMBW56}, {S3CP32, S3CP48, S3CP56, S3CP81, S3CP99, S3CP135, S3CP138, S3CP240, S3CP243, S3CP256}</text:p>
          </table:table-cell>
          <table:table-cell office:value-type="string">
            <text:p>{NMBW27, S3CP32, NMBW34, NMBW42, NMBW45, S3CP48, S3CP56, NMBW56, <text:s/>S3CP81, S3CP99, S3CP135, S3CP138, S3CP240, S3CP243, S3CP256}</text:p>
          </table:table-cell>
          <table:table-cell office:value-type="string">
            <text:p>{NMBW27}, {S3CP32}, {NMBW34}, {NMBW45, NMBW42}, {(NMBW42), NMBW56}, {S3CP56, S3CP48}, {(S3CP48), S3CP81}, {S3CP99}, {S3CP135}, {S3CP138}, {S3CP240}, {S3CP243}, {S3CP256}</text:p>
          </table:table-cell>
          <table:table-cell table:number-columns-repeated="2" office:value-type="string">
            <text:p>{NMBW27}, {S3CP32}, {NMBW34}, {NMBW42}, {NMBW45}, {NMBW56}, {S3CP48}, {S3CP56}, {S3CP81}, {S3CP99}, {S3CP135}, {S3CP138}, {S3CP240}, {S3CP243}, {S3CP256}</text:p>
          </table:table-cell>
          <table:table-cell office:value-type="string">
            <text:p>{ContinuationProvider0, S3CP32, S3CP48, S3CP56, S3CP81, S3CP99, S3CP135, S3CP138, S3CP240, S3CP243, S3CP256}, {NMBW27, NMBW34, NMBW42, NMBW45, NMBW56}</text:p>
          </table:table-cell>
          <table:table-cell office:value-type="string">
            <text:p>{NMBW27}, {S3CP32}, {NMBW34}, {NMBW42}, {NMBW45, ClassLoadaerUtils0}, {ClassLoaderUtils0, NioWriteEntity0, NMBW56}, {S3CP48}, {S3CP56}, {S3CP81}, {S3CP99}, {S3CP135, S3CP138, Message0, Exchange0, PhaseInterceptorChain0}, {(Message0, Exchange0, PhaseInterceptorChain0), ServletOutputStream0, S3CP256, S3CP243}, {S3CP240}</text:p>
          </table:table-cell>
          <table:table-cell office:value-type="string">
            <text:p>{NMBW27}, {S3CP32, S3CP48, S3CP56, S3CP81, S3CP99, S3CP135, S3CP138, S3CP240, S3CP243, S3CP256}, {NMBW34}, {NMBW42}, {NMBW45}, {NMBW56}</text:p>
          </table:table-cell>
          <table:table-cell office:value-type="string">
            <text:p>Daniel Kulp</text:p>
          </table:table-cell>
          <table:table-cell table:number-columns-repeated="1007"/>
        </table:table-row>
        <table:table-row table:style-name="ro1">
          <table:table-cell table:number-columns-repeated="5"/>
          <table:table-cell office:value-type="string">
            <text:p>{NMBW27, NMBW34, NMBW42, NMBW45, NMBW56}, {S3CP32, S3CP48, S3CP56, S3CP81, S3CP99, S3CP135, S3CP138, S3CP240, S3CP243, S3CP256}</text:p>
          </table:table-cell>
          <table:table-cell/>
          <table:table-cell office:value-type="string">
            <text:p>{NMBW27}, {S3CP32, S3CP48, S3CP56, S3CP81, S3CP99, S3CP135, S3CP138, S3CP240, S3CP243, S3CP256}, {NMBW34}, {NMBW42}, {NMBW45}, {NMBW56}</text:p>
          </table:table-cell>
          <table:table-cell office:value-type="string">
            <text:p>{NMBW27, NMBW34, NMBW42, NMBW45, NMBW56}, {S3CP32, S3CP48, S3CP56, S3CP81, S3CP99, S3CP135, S3CP138, S3CP240, S3CP243, S3CP256}</text:p>
          </table:table-cell>
          <table:table-cell office:value-type="string">
            <text:p>{NMBW27, S3CP32, NMBW34, NMBW42, NMBW45, S3CP48, S3CP56, NMBW56, <text:s/>S3CP81, S3CP99, S3CP135, S3CP138, S3CP240, S3CP243, S3CP256}</text:p>
          </table:table-cell>
          <table:table-cell office:value-type="string">
            <text:p>{NMBW27}, {S3CP32}, {NMBW34}, {NMBW45, NMBW42}, {(NMBW42), NMBW56}, {S3CP56, S3CP48}, {(S3CP48), S3CP81}, {S3CP99}, {S3CP135}, {S3CP138}, {S3CP240}, {S3CP243}, {S3CP256}</text:p>
          </table:table-cell>
          <table:table-cell table:number-columns-repeated="2" office:value-type="string">
            <text:p>{NMBW27}, {S3CP32}, {NMBW34}, {NMBW42}, {NMBW45}, {NMBW56}, {S3CP48}, {S3CP56}, {S3CP81}, {S3CP99}, {S3CP135}, {S3CP138}, {S3CP240}, {S3CP243}, {S3CP256}</text:p>
          </table:table-cell>
          <table:table-cell office:value-type="string">
            <text:p>{ContinuationProvider0, S3CP32, S3CP48, S3CP56, S3CP81, S3CP99, S3CP135, S3CP138, S3CP240, S3CP243, S3CP256}, {NMBW27, NMBW34, NMBW42, NMBW45, NMBW56}</text:p>
          </table:table-cell>
          <table:table-cell/>
          <table:table-cell office:value-type="string">
            <text:p>{NMBW27}, {S3CP32, S3CP48, S3CP56, S3CP81, S3CP99, S3CP135, S3CP138, S3CP240, S3CP243, S3CP256}, {NMBW34}, {NMBW42}, {NMBW45}, {NMBW56}</text:p>
          </table:table-cell>
          <table:table-cell table:number-columns-repeated="1008"/>
        </table:table-row>
        <table:table-row table:style-name="ro1" table:number-rows-repeated="3">
          <table:table-cell table:number-columns-repeated="1024"/>
        </table:table-row>
        <table:table-row table:style-name="ro1">
          <table:table-cell office:value-type="string">
            <text:p>Aries</text:p>
          </table:table-cell>
          <table:table-cell office:value-type="string">
            <text:p>397f05a6742a1711e9b6b3f968d4ea6a82270c05</text:p>
          </table:table-cell>
          <table:table-cell office:value-type="float" office:value="4">
            <text:p>4</text:p>
          </table:table-cell>
          <table:table-cell office:value-type="string">
            <text:p>1+5+1+2</text:p>
          </table:table-cell>
          <table:table-cell/>
          <table:table-cell office:value-type="string">
            <text:p>{U36, U132, U144, U149, U151}, {LICF45}, {SH125, SH341}, {OFH275}</text:p>
          </table:table-cell>
          <table:table-cell table:number-columns-repeated="2" office:value-type="string">
            <text:p>{U36}, {LICF45}, {SH125}, {U132}, {U144}, {U149}, {U151}, {OFH275}, {SH341}</text:p>
          </table:table-cell>
          <table:table-cell office:value-type="string">
            <text:p>{U36, U132, U144, U149, U151}, {LICF45}, {SH125, SH341}, {OFH275}</text:p>
          </table:table-cell>
          <table:table-cell office:value-type="string">
            <text:p>{U36, LICF45, SH125, U132, U144, U149, U151, OFH275, SH341}</text:p>
          </table:table-cell>
          <table:table-cell table:number-columns-repeated="3" office:value-type="string">
            <text:p>{U36}, {LICF45}, {SH125}, {U132}, {U144}, {U149}, {U151}, {OFH275}, {SH341}</text:p>
          </table:table-cell>
          <table:table-cell office:value-type="string">
            <text:p>{U36, U132, U144, U149, U151}, {LICF45}, {SH125, SH341}, {OFH275}</text:p>
          </table:table-cell>
          <table:table-cell table:number-columns-repeated="2" office:value-type="string">
            <text:p>{U36}, {LICF45}, {SH125}, {U132}, {U144}, {U149}, {U151}, {OFH275}, {SH341}</text:p>
          </table:table-cell>
          <table:table-cell office:value-type="string">
            <text:p>Guillame Nodet</text:p>
          </table:table-cell>
          <table:table-cell table:number-columns-repeated="1007"/>
        </table:table-row>
        <table:table-row table:style-name="ro1">
          <table:table-cell table:number-columns-repeated="5"/>
          <table:table-cell office:value-type="string">
            <text:p>{U36, U132, U144, U149, U151}, {LICF45}, {SH125, SH341}, {OFH275}</text:p>
          </table:table-cell>
          <table:table-cell table:number-columns-repeated="2" office:value-type="string">
            <text:p>{U36}, {LICF45}, {SH125}, {U132}, {U144}, {U149}, {U151}, {OFH275}, {SH341}</text:p>
          </table:table-cell>
          <table:table-cell office:value-type="string">
            <text:p>{U36, U132, U144, U149, U151}, {LICF45}, {SH125, SH341}, {OFH275}</text:p>
          </table:table-cell>
          <table:table-cell office:value-type="string">
            <text:p>{U36, LICF45, SH125, U132, U144, U149, U151, OFH275, SH341}</text:p>
          </table:table-cell>
          <table:table-cell table:number-columns-repeated="3" office:value-type="string">
            <text:p>{U36}, {LICF45}, {SH125}, {U132}, {U144}, {U149}, {U151}, {OFH275}, {SH341}</text:p>
          </table:table-cell>
          <table:table-cell office:value-type="string">
            <text:p>{U36, U132, U144, U149, U151}, {LICF45}, {SH125, SH341}, {OFH275}</text:p>
          </table:table-cell>
          <table:table-cell table:number-columns-repeated="2" office:value-type="string">
            <text:p>{U36}, {LICF45}, {SH125}, {U132}, {U144}, {U149}, {U151}, {OFH275}, {SH341}</text:p>
          </table:table-cell>
          <table:table-cell table:number-columns-repeated="1008"/>
        </table:table-row>
        <table:table-row table:style-name="ro1">
          <table:table-cell/>
          <table:table-cell office:value-type="string">
            <text:p>3a83ebf7c5d484ff4100abe95a2a7b00e8830c78</text:p>
          </table:table-cell>
          <table:table-cell office:value-type="float" office:value="6">
            <text:p>6</text:p>
          </table:table-cell>
          <table:table-cell office:value-type="string">
            <text:p>1+4+1+2+1+1</text:p>
          </table:table-cell>
          <table:table-cell/>
          <table:table-cell office:value-type="string">
            <text:p>{CTCW1}, {C1-1}, {C2-1}, {verify.groovy26}, {B35, B38, B139, B145}, {BFWT915, BFWT945}</text:p>
          </table:table-cell>
          <table:table-cell office:value-type="string">
            <text:p>{CTCW1}, {C1-1}, {C2-1}, {verify.groovy26}, {B35}, {B38}, {B139, <text:s/>B145}, {BFWT915, BFWT945}</text:p>
          </table:table-cell>
          <table:table-cell office:value-type="string">
            <text:p>{CTCW1, B145}, {C1-1}, {C2-1}, {verify.groovy26}, {B35}, {B38}, {B139}, {BFWT915}, {BFWT945}</text:p>
          </table:table-cell>
          <table:table-cell office:value-type="string">
            <text:p>{CTCW1}, {C1-1}, {C2-1}, {verify.groovy26}, {B35, B38, B139, B145}, {BFWT915, BFWT945}</text:p>
          </table:table-cell>
          <table:table-cell office:value-type="string">
            <text:p>{CTCW1, C1-1, C2-1, B35, B38, B139, B145, BFWT915, BFWT945}, {verify.groovy26}</text:p>
          </table:table-cell>
          <table:table-cell table:number-columns-repeated="3" office:value-type="string">
            <text:p>{CTCW1}, {C1-1}, {C2-1}, {verify.groovy26}, {B35}, {B38}, {B139}, {B145}, {BFWT915}, {BFWT945}</text:p>
          </table:table-cell>
          <table:table-cell office:value-type="string">
            <text:p>{BlueprintRegistry0, ContextEnricher0, B35, B38, B139, B145, XmlWriter0}, &lt;-&gt; {(XmlWriter0), CTCW1}, {C1-1, Converter0}, &lt;-&gt; {(Converter0), C2-1}, {verify.groovy26}, {BFWT915, BFWT945}</text:p>
          </table:table-cell>
          <table:table-cell table:number-columns-repeated="2" office:value-type="string">
            <text:p>{BeanRefStore0, CTCW1}, {C1-1}, {C2-1}, {verify.groovy26}, {B35}, {B38}, {B139, <text:s/>B145}, {BFWT915, BFWT945}</text:p>
          </table:table-cell>
          <table:table-cell office:value-type="string">
            <text:p>Dominik Przybysz</text:p>
          </table:table-cell>
          <table:table-cell table:number-columns-repeated="1007"/>
        </table:table-row>
        <table:table-row table:style-name="ro1">
          <table:table-cell table:number-columns-repeated="5"/>
          <table:table-cell office:value-type="string">
            <text:p>{CTCW1}, {C1-1}, {C2-1}, {verify.groovy26}, {B35, B38, B139, B145}, {BFWT915, BFWT945}</text:p>
          </table:table-cell>
          <table:table-cell/>
          <table:table-cell office:value-type="string">
            <text:p>{CTCW1, B145}, {C1-1}, {C2-1}, {verify.groovy26}, {B35}, {B38}, {B139}, {BFWT915}, {BFWT945}</text:p>
          </table:table-cell>
          <table:table-cell office:value-type="string">
            <text:p>{CTCW1}, {C1-1}, {C2-1}, {verify.groovy26}, {B35, B38, B139, B145}, {BFWT915, BFWT945}</text:p>
          </table:table-cell>
          <table:table-cell office:value-type="string">
            <text:p>{CTCW1, C1-1, C2-1, B35, B38, B139, B145, BFWT915, BFWT945}, {verify.groovy26}</text:p>
          </table:table-cell>
          <table:table-cell table:number-columns-repeated="3" office:value-type="string">
            <text:p>{CTCW1}, {C1-1}, {C2-1}, {verify.groovy26}, {B35}, {B38}, {B139}, {B145}, {BFWT915}, {BFWT945}</text:p>
          </table:table-cell>
          <table:table-cell office:value-type="string">
            <text:p>{BlueprintRegistry0, ContextEnricher0, B35, B38, B139, B145, XmlWriter0}, &lt;-&gt; {(XmlWriter0), CTCW1}, {C1-1, Converter0}, &lt;-&gt; {(Converter0), C2-1}, {verify.groovy26}, {BFWT915, BFWT945}</text:p>
          </table:table-cell>
          <table:table-cell table:number-columns-repeated="1010"/>
        </table:table-row>
        <table:table-row table:style-name="ro1">
          <table:table-cell/>
          <table:table-cell office:value-type="string">
            <text:p>33a31bdb7033a6e4334942fed00d5c0ce5fae12b</text:p>
          </table:table-cell>
          <table:table-cell office:value-type="float" office:value="3">
            <text:p>3</text:p>
          </table:table-cell>
          <table:table-cell office:value-type="string">
            <text:p>5+3+4</text:p>
          </table:table-cell>
          <table:table-cell/>
          <table:table-cell office:value-type="string">
            <text:p>{B25, B44, B45}, {A33, A38, A60, A66, A69}, {P56, P72, P101, P105}</text:p>
          </table:table-cell>
          <table:table-cell office:value-type="string">
            <text:p>{B25}, {A33}, {A38, A60, A66, A69}, {B44}, {B45}, {P56, P72} &lt;-&gt;{(P72), P101}, {P105}</text:p>
          </table:table-cell>
          <table:table-cell office:value-type="string">
            <text:p>{B25}, {A33}, {A38}, {B44}, {B45}, {P56}, {A60}, {A66}, {A69}, {P72}, {P101}, {P105}</text:p>
          </table:table-cell>
          <table:table-cell office:value-type="string">
            <text:p>{B25, B44, B45}, {A33, A38, A60, A66, A69}, {P56, P72, P101, P105}</text:p>
          </table:table-cell>
          <table:table-cell office:value-type="string">
            <text:p>{B25, A33, A38, B44, B45, P56, A60, A66, A69, P72, P101, P105}</text:p>
          </table:table-cell>
          <table:table-cell table:number-columns-repeated="2" office:value-type="string">
            <text:p>{B25}, {A33}, {A38}, {B44}, {B45}, {P56}, {A60}, {A66}, {A69}, {P72}, {P101}, {P105}</text:p>
          </table:table-cell>
          <table:table-cell office:value-type="string">
            <text:p>{B25}, {A33}, {A38, A66}, {B44}, {B45}, {P56}, {A60}, {A69}, {P72}, {P101}, {P105}</text:p>
          </table:table-cell>
          <table:table-cell office:value-type="string">
            <text:p>{BeanEnricher0, B25, B44, B45, (XmlWriter0)}, { XmlWriter0, A33, A38, A60, A66, A69}, {(XmlWriter0), P56, P72, P101, P105}</text:p>
          </table:table-cell>
          <table:table-cell office:value-type="string">
            <text:p>{AnnotationHelper0, A38, A60, A69, A66} &lt;-&gt;{(A66), AnnotationHandler}, {AnnotationHandler0, ((P7)2,)} {P101, (P72)} {P56, P72} &lt;-&gt;{(P72), P101}, {B25}, {A33}, {B44}, {B45}, {P105}</text:p>
          </table:table-cell>
          <table:table-cell office:value-type="string">
            <text:p>{B25}, {A33}, {A38}, {B44}, {B45}, {P56}, {A60}, {A66}, {A69}, {P72}, {P101}, {P105}</text:p>
          </table:table-cell>
          <table:table-cell office:value-type="string">
            <text:p>Dominik Przybysz</text:p>
          </table:table-cell>
          <table:table-cell table:number-columns-repeated="1007"/>
        </table:table-row>
        <table:table-row table:style-name="ro1">
          <table:table-cell table:number-columns-repeated="5"/>
          <table:table-cell office:value-type="string">
            <text:p>{B25, B44, B45}, {A33, A38, A60, A66, A69}, {P56, P72, P101, P105}</text:p>
          </table:table-cell>
          <table:table-cell office:value-type="string">
            <text:p>{B25}, {A33}, {A38, A60, A66, A69}, {B44}, {B45}, {P56, P72} &lt;-&gt;{(P72), P101}, {P105}</text:p>
          </table:table-cell>
          <table:table-cell office:value-type="string">
            <text:p>{B25}, {A33}, {A38}, {B44}, {B45}, {P56}, {A60}, {A66}, {A69}, {P72}, {P101}, {P105}</text:p>
          </table:table-cell>
          <table:table-cell office:value-type="string">
            <text:p>{B25, B44, B45}, {A33, A38, A60, A66, A69}, {P56, P72, P101, P105}</text:p>
          </table:table-cell>
          <table:table-cell office:value-type="string">
            <text:p>{B25, A33, A38, B44, B45, P56, A60, A66, A69, P72, P101, P105}</text:p>
          </table:table-cell>
          <table:table-cell table:number-columns-repeated="2" office:value-type="string">
            <text:p>{B25}, {A33}, {A38}, {B44}, {B45}, {P56}, {A60}, {A66}, {A69}, {P72}, {P101}, {P105}</text:p>
          </table:table-cell>
          <table:table-cell office:value-type="string">
            <text:p>{B25}, {A33}, {A38, A66}, {B44}, {B45}, {P56}, {A60}, {A69}, {P72}, {P101}, {P105}</text:p>
          </table:table-cell>
          <table:table-cell office:value-type="string">
            <text:p>{BeanEnricher0, B25, B44, B45, (XmlWriter0)}, { XmlWriter0, A33, A38, A60, A66, A69}, {(XmlWriter0), P56, P72, P101, P105}</text:p>
          </table:table-cell>
          <table:table-cell office:value-type="string">
            <text:p>{AnnotationHelper0, A38, A60, A69, A66} &lt;-&gt;{(A66), AnnotationHandler}, {AnnotationHandler0, ((P7)2,)} {P101, (P72)} {P101, (P72)}&lt;-&gt; {P72, P56}, {B25}, {A33}, {B44}, {B45}, {P105}</text:p>
          </table:table-cell>
          <table:table-cell office:value-type="string">
            <text:p>{B25}, {A33}, {A38}, {B44}, {B45}, {P56}, {A60}, {A66}, {A69}, {P72}, {P101}, {P105}</text:p>
          </table:table-cell>
          <table:table-cell table:number-columns-repeated="1008"/>
        </table:table-row>
        <table:table-row table:style-name="ro1">
          <table:table-cell/>
          <table:table-cell office:value-type="string">
            <text:p>01ef4c88cba32b00e991e56876433e726bdc2334</text:p>
          </table:table-cell>
          <table:table-cell office:value-type="float" office:value="3">
            <text:p>3</text:p>
          </table:table-cell>
          <table:table-cell office:value-type="string">
            <text:p>4+1+7</text:p>
          </table:table-cell>
          <table:table-cell/>
          <table:table-cell office:value-type="string">
            <text:p>{RDSMB1}, {MDSF22, MDSF44, MDSF108, MDSF111, MDSF133, MDSF134, MDSF141}, {RDS46, RDS66, RDS221, RDS245}</text:p>
          </table:table-cell>
          <table:table-cell office:value-type="string">
            <text:p>{RDSMB1}, {MDSF22}, {MDSF44}, {RDS46}, <text:s/>{RDS66}, {MDSF108}, {MDSF111}, {MDSF117, RDS221}, {(RDS221), MDSF141}, {MDSF133}, {MDSF134}, {RDS245}</text:p>
          </table:table-cell>
          <table:table-cell office:value-type="string">
            <text:p>{RDSMB1}, {MDSF22}, {MDSF44}, {RDS46, RDS66, RDS221, RDS245, MDSF111}, {MDSF108}, {MDSF117}, {MDSF133}, {MDSF134}, {MDSF141}</text:p>
          </table:table-cell>
          <table:table-cell office:value-type="string">
            <text:p>{RDSMB1, RDS46, RDS66, RDS221, RDS245}, {MDSF22, MDSF44, MDSF108, MDSF111, MDSF133, MDSF134, MDSF141}</text:p>
          </table:table-cell>
          <table:table-cell office:value-type="string">
            <text:p>{RDSMB1, MDSF22, MDSF44, RDS46, RDS66, MDSF108, MDSF111, MDSF117, MDSF133, MDSF134, MDSF141, RDS221, RDS245}</text:p>
          </table:table-cell>
          <table:table-cell/>
          <table:table-cell table:number-columns-repeated="2" office:value-type="string">
            <text:p>{RDSMB1}, {MDSF22}, {MDSF44}, {RDS46}, <text:s/>{RDS66}, {MDSF108}, {MDSF111}, {MDSF117}, {MDSF133}, {MDSF134}, {MDSF141}, {RDS221}, {RDS245}</text:p>
          </table:table-cell>
          <table:table-cell office:value-type="string">
            <text:p>{RDSMB1, RDS46, RDS66, RDS221, RDS245}, {MDSF22, MDSF44, MDSF108, MDSF111, MDSF133, MDSF134, MDSF141}</text:p>
          </table:table-cell>
          <table:table-cell office:value-type="string">
            <text:p>{ConnectionManagerFactory0, (RDS211)}, {RDS221, MDSF117}, {(RDS221), MDSF141}, {RDSMB1}, {MDSF22}, {MDSF44}, {RDS46}, <text:s/>{RDS66}, {MDSF108}, {MDSF111}, {MDSF133}, {MDSF134}, {RDS245}</text:p>
          </table:table-cell>
          <table:table-cell office:value-type="string">
            <text:p>{RDSMB1}, {MDSF22}, {MDSF44}, {RDS46, RDS66, RDS221, RDS245, MDSF111, ConnectionManagerFactory0}, {MDSF108}, {MDSF117}, {MDSF133}, {MDSF134}, <text:s/>{MDSF141}</text:p>
          </table:table-cell>
          <table:table-cell office:value-type="string">
            <text:p>Christian Schneider</text:p>
          </table:table-cell>
          <table:table-cell table:number-columns-repeated="1007"/>
        </table:table-row>
        <table:table-row table:style-name="ro1">
          <table:table-cell table:number-columns-repeated="5"/>
          <table:table-cell office:value-type="string">
            <text:p>{RDSMB1}, {MDSF22, MDSF44, MDSF108, MDSF111, MDSF117, MDSF133, MDSF134, MDSF141}, {RDS46, RDS66, RDS221, RDS245}</text:p>
          </table:table-cell>
          <table:table-cell office:value-type="string">
            <text:p>{RDSMB1}, {MDSF22}, {MDSF44}, {RDS46}, <text:s/>{RDS66}, {MDSF108}, {MDSF111}, {MDSF117, RDS221}, {MDSF133}, {MDSF134}, {MDSF141}, {RDS245}</text:p>
          </table:table-cell>
          <table:table-cell office:value-type="string">
            <text:p>{RDSMB1}, {MDSF22}, {MDSF44}, {RDS46, RDS66, MDSF111, RDS221, RDS245}, {MDSF108}, {MDSF117}, {MDSF133}, {MDSF134}, {MDSF141}</text:p>
          </table:table-cell>
          <table:table-cell office:value-type="string">
            <text:p>{RDSMB1, RDS46, RDS66, RDS221, RDS245}, {MDSF22, MDSF44, MDSF108, MDSF111, MDSF133, MDSF134, MDSF141}</text:p>
          </table:table-cell>
          <table:table-cell office:value-type="string">
            <text:p>{RDSMB1, MDSF22, MDSF44, RDS46, RDS66, MDSF108, MDSF111, MDSF117, MDSF133, MDSF134, MDSF141, RDS221, RDS245}</text:p>
          </table:table-cell>
          <table:table-cell/>
          <table:table-cell table:number-columns-repeated="2" office:value-type="string">
            <text:p>{RDSMB1}, {MDSF22}, {MDSF44}, {RDS46}, <text:s/>{RDS66}, {MDSF108}, {MDSF111}, {MDSF117}, {MDSF133}, {MDSF134}, {MDSF141}, {RDS221}, {RDS245}</text:p>
          </table:table-cell>
          <table:table-cell office:value-type="string">
            <text:p>{RDSMB1, RDS46, RDS66, RDS221, RDS245}, {MDSF22, MDSF44, MDSF108, MDSF111, MDSF133, MDSF134, MDSF141}</text:p>
          </table:table-cell>
          <table:table-cell table:number-columns-repeated="1010"/>
        </table:table-row>
        <table:table-row table:style-name="ro1">
          <table:table-cell/>
          <table:table-cell office:value-type="string">
            <text:p>44dfb7ef45ea782584a7a3266ec720a2763512a1</text:p>
          </table:table-cell>
          <table:table-cell office:value-type="float" office:value="3">
            <text:p>3</text:p>
          </table:table-cell>
          <table:table-cell office:value-type="string">
            <text:p>3+2+4</text:p>
          </table:table-cell>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TC28}, {TC40}, {CWHT46}, {TSV143, TSV165}, {TSV152}, {TSV212}, {CWHT445}, {CWHT473}</text:p>
          </table:table-cell>
          <table:table-cell office:value-type="string">
            <text:p>{TC28}, {TC40}, {CWHT46}, {TSV143}, {TSV152}, {TSV165}, {TSV212}, {CWHT445}, {CWHT473}</text:p>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A.J. David Bosschaert</text:p>
          </table:table-cell>
          <table:table-cell table:number-columns-repeated="1007"/>
        </table:table-row>
        <table:table-row table:style-name="ro1">
          <table:table-cell table:number-columns-repeated="5"/>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TC28, TC40}, {CWHT46, CWHT445, CWHT473}, {TSV143, TSV152, TSV165, TSV212}</text:p>
          </table:table-cell>
          <table:table-cell office:value-type="string">
            <text:p>{TC28, TC40, CWHT46, TSV143, TSV152, TSV165, TSV212, CWHT445, CWHT473}</text:p>
          </table:table-cell>
          <table:table-cell office:value-type="string">
            <text:p>{TC28}, {TC40}, {CWHT46}, {TSV143}, {TSV152}, {TSV165}, {TSV212}, {CWHT445}, {CWHT473}</text:p>
          </table:table-cell>
          <table:table-cell office:value-type="string">
            <text:p>{TC28}, {TC40}, {CWHT46}, {TSV143, TSV165}, {TSV152}, {TSV212}, {CWHT445}, {CWHT473}</text:p>
          </table:table-cell>
          <table:table-cell office:value-type="string">
            <text:p>{TC28}, {TC40}, {CWHT46}, {TSV143}, {TSV152}, {TSV165}, {TSV212}, {CWHT445}, {CWHT473}</text:p>
          </table:table-cell>
          <table:table-cell office:value-type="string">
            <text:p>{TC28, TC40}, {CWHT46, CWHT445, CWHT473}, {TSV143, TSV152, TSV165, TSV212}</text:p>
          </table:table-cell>
          <table:table-cell/>
          <table:table-cell office:value-type="string">
            <text:p>{TC28}, {TC40}, {CWHT46}, {TSV143}, {TSV152}, {TSV165}, {TSV212}, {CWHT445}, {CWHT473}</text:p>
          </table:table-cell>
          <table:table-cell table:number-columns-repeated="1008"/>
        </table:table-row>
        <table:table-row table:style-name="ro1">
          <table:table-cell/>
          <table:table-cell office:value-type="string">
            <text:p>e31a947fee0843ce8f09d01d9139ee837db77681</text:p>
          </table:table-cell>
          <table:table-cell office:value-type="float" office:value="5">
            <text:p>5</text:p>
          </table:table-cell>
          <table:table-cell office:value-type="string">
            <text:p>2+7+3+1+1</text:p>
          </table:table-cell>
          <table:table-cell/>
          <table:table-cell office:value-type="string">
            <text:p>{JWST1}, {MBHT1}, {JWS23, JWS58, JWS83, JWS86, JWS88, JWS103, JWS136}, {MBH105, MBH111, MBH116}, {pom.xml145, pom.xml156}</text:p>
          </table:table-cell>
          <table:table-cell office:value-type="string">
            <text:p>{MBHT1, (MBH111, MBH116)}, <text:s/>{JWS88, MBH111, MBH116}, {(MBH111, MBH116), JWS58}, ↔ <text:s/>{(JWS58), JWST1}, {JWS23}, {JWS83, JWS103}, {JWS86, JWS136}, {MBH105}, {pom.xml145}, {pom.xml156}</text:p>
          </table:table-cell>
          <table:table-cell office:value-type="string">
            <text:p>{MBHT1, MBH105, MBH111, MBH116}, {JWST1, JWS23, JWS58, JWS83, JWS86, JWS88, JWS103, JWS136}, {pom.xml145}, {pom.xml156}</text:p>
          </table:table-cell>
          <table:table-cell office:value-type="string">
            <text:p>{JWST1}, {MBHT1}, {JWS23, JWS58, JWS83, JWS86, JWS88, JWS103, JWS136}, {MBH105, MBH111, MBH116}, {pom.xml145, pom.xml156}</text:p>
          </table:table-cell>
          <table:table-cell office:value-type="string">
            <text:p>{JWST1, MBHT1, JWS23, JWS58, JWS83, JWS86, JWS88, JWS103, MBH105, MBH111, MBH116, 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JWS136}, {MBH105, MBH111, MBH116}, {pom.xml145, pom.xml156}</text:p>
          </table:table-cell>
          <table:table-cell office:value-type="string">
            <text:p>{MBHT1, (MBH111, MBH116)}, <text:s/>{JWS88, MBH111, MBH116}, {(MBH111, MBH116), JWS58}, ↔ <text:s/>{(JWS58), JWST1}, {JWS23}, {JWS83, JWS103}, {JWS86, JWS136}, {MBH105}, {pom.xml145}, {pom.xml156}</text:p>
          </table:table-cell>
          <table:table-cell office:value-type="string">
            <text:p>{MBHT1, MBH105, MBH111, MBH116}, {JWST1, JWS23, JWS58, JWS83, JWS86, JWS88, JWS103, JWS136}, {pom.xml145}, {pom.xml156}</text:p>
          </table:table-cell>
          <table:table-cell office:value-type="string">
            <text:p>A.J. David Bosschaert</text:p>
          </table:table-cell>
          <table:table-cell table:number-columns-repeated="1007"/>
        </table:table-row>
        <table:table-row table:style-name="ro1">
          <table:table-cell table:number-columns-repeated="5"/>
          <table:table-cell office:value-type="string">
            <text:p>{JWST1}, {MBHT1}, {JWS23, JWS58, JWS83, JWS86, JWS88, JWS103, JWS136}, {MBH105, MBH111, MBH116}, {pom.xml145, pom.xml156}</text:p>
          </table:table-cell>
          <table:table-cell office:value-type="string">
            <text:p>{MBHT1, (MBH111, MBH116)}, <text:s/>{JWS88, MBH111, MBH116}, {(MBH111, MBH116), JWS58}, ↔ <text:s/>{(JWS58), JWST1}, {JWS23}, {JWS83, JWS103}, {JWS86, JWS136}, {MBH105}, {pom.xml145}, {pom.xml156}</text:p>
          </table:table-cell>
          <table:table-cell office:value-type="string">
            <text:p>{MBHT1, MBH105, MBH111, MBH116}, {JWST1, JWS23, JWS58, JWS83, JWS86, JWS88, JWS103, JWS136}, {pom.xml145}, {pom.xml156}</text:p>
          </table:table-cell>
          <table:table-cell office:value-type="string">
            <text:p>{JWST1}, {MBHT1}, {JWS23, JWS58, JWS83, JWS86, JWS88, JWS103, JWS136}, {MBH105, MBH111, MBH116}, {pom.xml145, pom.xml156}</text:p>
          </table:table-cell>
          <table:table-cell office:value-type="string">
            <text:p>{JWST1, MBHT1, JWS23, JWS58, JWS83, JWS86, JWS88, JWS103, MBH105, MBH111, MBH116, 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MBH105}, {MBH111, MBH116}, <text:s/>{JWS136}, {pom.xml145}, {pom.xml156}</text:p>
          </table:table-cell>
          <table:table-cell office:value-type="string">
            <text:p>{JWST1}, {MBHT1}, {JWS23, JWS58, JWS83, JWS86, JWS88, JWS103, JWS136}, {MBH105, MBH111, MBH116}, {pom.xml145, pom.xml156}</text:p>
          </table:table-cell>
          <table:table-cell office:value-type="string">
            <text:p>{MBHT1, (MBH111, MBH116)}, <text:s/>{JWS88, MBH111, MBH116}, {(MBH111, MBH116), JWS58}, ↔ <text:s/>{(JWS58), JWST1}, {JWS23}, {JWS83, JWS103}, {JWS86, JWS136}, {MBH105}, {pom.xml145}, {pom.xml156}</text:p>
          </table:table-cell>
          <table:table-cell office:value-type="string">
            <text:p>{MBHT1, MBH105, MBH111, MBH116}, {JWST1, JWS23, JWS58, JWS83, JWS86, JWS88, JWS103, JWS136}, {pom.xml145}, {pom.xml156}</text:p>
          </table:table-cell>
          <table:table-cell table:number-columns-repeated="1008"/>
        </table:table-row>
        <table:table-row table:style-name="ro1">
          <table:table-cell/>
          <table:table-cell office:value-type="string">
            <text:p>fd63389248c25cb7ba74eb68d93acea433847bd3</text:p>
          </table:table-cell>
          <table:table-cell office:value-type="float" office:value="9">
            <text:p>9</text:p>
          </table:table-cell>
          <table:table-cell office:value-type="string">
            <text:p>16+1+3+2+1+1+2+1+1</text:p>
          </table:table-cell>
          <table:table-cell/>
          <table:table-cell office:value-type="string">
            <text:p>{CDF.java1}, {ILH18}, {VIH18}, {NLH18}, {BF18}, {ATF.java19, ATF.java21, ATF.java23, ATF.java26, ATF.java30, ATF.java31, ATF.java34, ATF.java37, ATF.java41, ATF.java54, ATF.java62, ATF.java65, ATF.java76, ATF.java82, ATF.java85, ATF.java114}, {BAH19, BAH20}, {MAH20, MAH21}, {JTF.java38, JTF.java40, JTF.java49}</text:p>
          </table:table-cell>
          <table:table-cell office:value-type="string">
            <text:p>{CDF.java1}, {ILH18}, {VIH18}, {NLH18}, {BF18}, {ATF.java19}, {BAH19}, {BAH20}, {MAH20}, {MAH21}, {ATF.java21}, {ATF.java23}, {ATF.java26}, {ATF.java30}, {ATF.java34}, {ATF.java37}, {JTF.java38}, {JTF.java40}, {ATF.java41, ATF.java31}, ↔ {(ATF.java31), ATF.java65}, {JTF.java49}, {ATF.java54}, {ATF.java62}, {ATF.java76}, {ATF.java82}, {ATF.java85}, {ATF.java114}</text:p>
          </table:table-cell>
          <table:table-cell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ext:p>{CDF.java1, ATF.java19, ATF.java21, ATF.java23, ATF.java26, ATF.java30, ATF.java31, ATF.java34, ATF.java37, JTF.java38, JTF.java40, ATF.java41, JTF.java49, ATF.java54, ATF.java62, ATF.java65, ATF.java76, ATF.java82, ATF.java85, ATF.java114}, {ILH18}, {VIH18}, {NLH18}, {BF18}, {BAH19, BAH20}, {MAH20, MAH21}</text:p>
          </table:table-cell>
          <table:table-cell office:value-type="string">
            <text:p>{CDF.java1}, {ILH18}, {VIH18}, {NLH18}, {BF18}, {ATF.java19}, {BAH19}, {BAH20}, {MAH20}, {MAH21}, {ATF.java21}, {ATF.java23}, {ATF.java26}, {ATF.java30}, {ATF.java31}, {ATF.java34}, {ATF.java37}, {JTF.java38}, {JTF.java40}, {ATF.java41}, {JTF.java49}, {ATF.java54}, {ATF.java62, ATF.java85}, {ATF.java65}, {ATF.java76}, {ATF.java82}, {ATF.java114}</text:p>
          </table:table-cell>
          <table:table-cell table:number-columns-repeated="2"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BeanAnnotationHandler0, (ATF...)}, {MethodAnnotationHandler0, (ATF...)}, {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ext:p>{CDF.java1}, {ILH18}, {VIH18}, {NLH18}, {BF18}, {ATF.java19}, {BAH19}, {BAH20}, {MAH20}, {MAH21}, {ATF.java21}, {ATF.java23}, {ATF.java26}, {ATF.java30}, {ATF.java34}, {JTF.java38}, {JTF.java40}, {ATF.java41, ATF.java31}, ↔ {(ATF.java31), ATF.java65}, {JTF.java49}, {ATF.java62, (ContextEnricher0), (NameSpaces0), (BlueprintConfiguration0)}, {ATF.java85, <text:s/>(ContextEnricher0), (NameSpaces0)}, {ContextEnricher0, NameSpaces0, BlueprintConfiguration0, ATF.java54}, {(ContextEnricher0), (NameSpaces0), (BlueprintConfiguration0), ATF.java37} {(ContextEnricher0), (NameSpaces0), (BlueprintConfiguration0), ATF.java76}, {ATF.java82}, <text:s/>{ATF.java114}</text:p>
          </table:table-cell>
          <table:table-cell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Dominik Przybysz</text:p>
          </table:table-cell>
          <table:table-cell office:value-type="string">
            <text:p>Test with a refactored and modified class</text:p>
          </table:table-cell>
          <table:table-cell table:number-columns-repeated="1006"/>
        </table:table-row>
        <table:table-row table:style-name="ro1">
          <table:table-cell table:number-columns-repeated="5"/>
          <table:table-cell office:value-type="string">
            <text:p>{CDF.java1}, {ILH18}, {VIH18}, {NLH18}, {BF18}, {ATF.java19, ATF.java21, ATF.java23, ATF.java26, ATF.java30, ATF.java31, ATF.java34, ATF.java37, ATF.java41, ATF.java54, ATF.java62, ATF.java65, ATF.java76, ATF.java82, ATF.java85, ATF.java114}, {BAH19, BAH20}, {MAH20, MAH21}, {JTF.java38, JTF.java40, JTF.java49}</text:p>
          </table:table-cell>
          <table:table-cell office:value-type="string">
            <text:p>{CDF.java1}, {ILH18}, {VIH18}, {NLH18}, {BF18}, {ATF.java19}, {BAH19}, {BAH20}, {MAH20}, {MAH21}, {ATF.java21}, {ATF.java23}, {ATF.java26}, {ATF.java30}, {ATF.java34}, {ATF.java37}, {JTF.java38}, {JTF.java40}, {ATF.java41, ATF.java31}, ↔ {(ATF.java31), ATF.java65}, {JTF.java49}, {ATF.java54}, {ATF.java62}, {ATF.java76}, {ATF.java82}, {ATF.java85}, {ATF.java114}</text:p>
          </table:table-cell>
          <table:table-cell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ext:p>{CDF.java1, ATF.java19, ATF.java21, ATF.java23, ATF.java26, ATF.java30, ATF.java31, ATF.java34, ATF.java37, JTF.java38, JTF.java40, ATF.java41, JTF.java49, ATF.java54, ATF.java62, ATF.java65, ATF.java76, ATF.java82, ATF.java85, ATF.java114}, {ILH18}, {VIH18}, {NLH18}, {BF18}, {BAH19, BAH20}, {MAH20, MAH21}</text:p>
          </table:table-cell>
          <table:table-cell office:value-type="string">
            <text:p>{CDF.java1}, {ILH18}, {VIH18}, {NLH18}, {BF18}, {ATF.java19}, {BAH19}, {BAH20}, {MAH20}, {MAH21}, {ATF.java21}, {ATF.java23}, {ATF.java26}, {ATF.java30}, {ATF.java31}, {ATF.java34}, {ATF.java37}, {JTF.java38}, {JTF.java40}, {ATF.java41}, {JTF.java49}, {ATF.java54}, {ATF.java62, ATF.java85}, {ATF.java65}, {ATF.java76}, {ATF.java82}, {ATF.java114}</text:p>
          </table:table-cell>
          <table:table-cell table:number-columns-repeated="2"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ext:p>{BeanAnnotationHandler0, (ATF...)}, {MethodAnnotationHandler0, (ATF...)}, {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ext:p>{CDF.java1}, {ILH18}, {VIH18}, {NLH18}, {BF18}, {ATF.java19}, {BAH19}, {BAH20}, {MAH20}, {MAH21}, {ATF.java21}, {ATF.java23}, {ATF.java26}, {ATF.java30}, {ATF.java34}, {JTF.java38}, {JTF.java40}, {ATF.java41, ATF.java31}, ↔ {(ATF.java31), ATF.java65}, {JTF.java49}, {ATF.java62, (ContextEnricher0), (NameSpaces0), (BlueprintConfiguration0)}, {ATF.java85, <text:s/>(ContextEnricher0), (NameSpaces0)}, {ContextEnricher0, NameSpaces0, BlueprintConfiguration0, ATF.java54}, {(ContextEnricher0), (NameSpaces0), (BlueprintConfiguration0), ATF.java37} {(ContextEnricher0), (NameSpaces0), (BlueprintConfiguration0), ATF.java76}, {ATF.java82}, <text:s/>{ATF.java114}</text:p>
          </table:table-cell>
          <table:table-cell office:value-type="string">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table:number-columns-repeated="1008"/>
        </table:table-row>
        <table:table-row table:style-name="ro1">
          <table:table-cell/>
          <table:table-cell office:value-type="string">
            <text:p>191d1c7a1b1f791559bce20c750415c38a56a640</text:p>
          </table:table-cell>
          <table:table-cell office:value-type="float" office:value="1">
            <text:p>1</text:p>
          </table:table-cell>
          <table:table-cell office:value-type="float" office:value="4">
            <text:p>4</text:p>
          </table:table-cell>
          <table:table-cell/>
          <table:table-cell office:value-type="string">
            <text:p>{JICFB21, JICFB34, JICFB36, JICFB50}</text:p>
          </table:table-cell>
          <table:table-cell table:number-columns-repeated="2" office:value-type="string">
            <text:p>{JICFB21}, {JICFB34}, {JICFB36}, {JICFB50}</text:p>
          </table:table-cell>
          <table:table-cell table:number-columns-repeated="2" office:value-type="string">
            <text:p>{JICFB21, JICFB34, JICFB36, JICFB50}</text:p>
          </table:table-cell>
          <table:table-cell office:value-type="string">
            <text:p>{JICFB21}, {JICFB34, JICFB36}, {JICFB50}</text:p>
          </table:table-cell>
          <table:table-cell table:number-columns-repeated="2" office:value-type="string">
            <text:p>{JICFB21}, {JICFB34}, {JICFB36}, {JICFB50}</text:p>
          </table:table-cell>
          <table:table-cell office:value-type="string">
            <text:p>{JICFB21, JICFB34, JICFB36, JICFB50}</text:p>
          </table:table-cell>
          <table:table-cell table:number-columns-repeated="2" office:value-type="string">
            <text:p>{JICFB21}, {JICFB34}, {JICFB36}, {JICFB50}</text:p>
          </table:table-cell>
          <table:table-cell office:value-type="string">
            <text:p>Sam Bratton</text:p>
          </table:table-cell>
          <table:table-cell table:number-columns-repeated="1007"/>
        </table:table-row>
        <table:table-row table:style-name="ro1">
          <table:table-cell table:number-columns-repeated="5"/>
          <table:table-cell office:value-type="string">
            <text:p>{JICFB21, JICFB34, JICFB36, JICFB50}</text:p>
          </table:table-cell>
          <table:table-cell table:number-columns-repeated="2" office:value-type="string">
            <text:p>{JICFB21}, {JICFB34}, {JICFB36}, {JICFB50}</text:p>
          </table:table-cell>
          <table:table-cell table:number-columns-repeated="2" office:value-type="string">
            <text:p>{JICFB21, JICFB34, JICFB36, JICFB50}</text:p>
          </table:table-cell>
          <table:table-cell office:value-type="string">
            <text:p>{JICFB21}, {JICFB34, JICFB36}, {JICFB50}</text:p>
          </table:table-cell>
          <table:table-cell table:number-columns-repeated="2" office:value-type="string">
            <text:p>{JICFB21}, {JICFB34}, {JICFB36}, {JICFB50}</text:p>
          </table:table-cell>
          <table:table-cell office:value-type="string">
            <text:p>{JICFB21, JICFB34, JICFB36, JICFB50}</text:p>
          </table:table-cell>
          <table:table-cell table:number-columns-repeated="2" office:value-type="string">
            <text:p>{JICFB21}, {JICFB34}, {JICFB36}, {JICFB50}</text:p>
          </table:table-cell>
          <table:table-cell table:number-columns-repeated="1008"/>
        </table:table-row>
        <table:table-row table:style-name="ro1">
          <table:table-cell/>
          <table:table-cell office:value-type="string">
            <text:p>87a3ba40ae644d1f7e1b50cd6b3c264e1ea66b08</text:p>
          </table:table-cell>
          <table:table-cell office:value-type="float" office:value="1">
            <text:p>1</text:p>
          </table:table-cell>
          <table:table-cell office:value-type="float" office:value="31">
            <text:p>31</text:p>
          </table:table-cell>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96}, {A116}, {A135}, {A136}, {A152}, {A160}, {A163}, {A167}, {A169}, {A180, (A198, A203, A217)}, {A86, A141, A198, A203, A217}, <text:s/>{(A141, A198, A203, A217), A106}, {(A141), A120}, (A141), A183} <text:s/>{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table:number-columns-repeated="2" office:value-type="string">
            <text:p>{A46, A62, A65, A67, A86, A96, A106, A116, A120, A135, A136, A141, A152, A160, A163, A167, A169, A180, A183, A198, A203, A217, A223, A225, A229, A234, A236, A240, A245, A247, A255, A260, A262}</text:p>
          </table:table-cell>
          <table:table-cell office:value-type="string">
            <text:p>{A46}, {A86}, {A96}, {A106}, {A116}, {A120}, {A135}, {A136}, {A141, A62}, {A167}, {A169, A217}, {A180, A65}, <text:s/>{(65), A203, A67}, <text:s/>{(A67), A183}, {(A67), A245}, {(A245), A247}, {A198}, <text:s/>{(A67), A225}, {(A255), A223, (A67)}, {(223), 229} <text:s/>{A152}, {A160}, {A163}, {A236, A234}, {(A234), A240}, {(A67), A255}, {(A67),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96}, {A116}, {A135}, {A136}, {A152}, {A160}, {A163}, {A167}, {A169}, {A180, (A198, A203, A217)}, {A86, A141, A198, A203, A217}, <text:s/>{(A141, A198, A203, A217), A106}, {(A141), A120}, (A141), A183} <text:s/>{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Tom Watson</text:p>
          </table:table-cell>
          <table:table-cell table:number-columns-repeated="1007"/>
        </table:table-row>
        <table:table-row table:style-name="ro1">
          <table:table-cell table:number-columns-repeated="5"/>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96}, {A116}, {A135}, {A136}, {A152}, {A160}, {A163}, {A167}, {A169}, {A180, (A198, A203, A217)}, {A86, A141, A198, A203, A217}, <text:s/>{(A141, A198, A203, A217), A106}, {(A141), A120}, (A141), A183} <text:s/>{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table:number-columns-repeated="2" office:value-type="string">
            <text:p>{A46, A62, A65, A67, A86, A96, A106, A116, A120, A135, A136, A141, A152, A160, A163, A167, A169, A180, A183, A198, A203, A217, A223, A225, A229, A234, A236, A240, A245, A247, A255, A260, A262}</text:p>
          </table:table-cell>
          <table:table-cell office:value-type="string">
            <text:p>{A46}, {A86}, {A96}, {A106}, {A116}, {A120}, {A135}, {A136}, {A141, A62}, {A167}, {A169, A217}, {A180, A65}, <text:s/>{(65), A203, A67}, <text:s/>{(A67), A183}, {(A67), A245}, {(A245), A247}, {A198}, <text:s/>{(A67), A225}, {(A255), A223, (A67)}, {(223), 229} <text:s/>{A152}, {A160}, {A163}, {A236, A234}, {(A234), A240}, {(A67), A255}, {(A67),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office:value-type="string">
            <text:p>{A46}, {A62}, {A65}, {A67}, {A96}, {A116}, {A135}, {A136}, {A152}, {A160}, {A163}, {A167}, {A169}, {A180, (A198, A203, A217)}, {A86, A141, A198, A203, A217}, <text:s/>{(A141, A198, A203, A217), A106}, {(A141), A120}, (A141), A183} <text:s/>{A223}, {A225}, {A229}, {A234}, {A236}, {A240}, {A245}, {A247}, {A255}, {A260}, {A262}</text:p>
          </table:table-cell>
          <table:table-cell office:value-type="string">
            <text:p>{A46}, {A62}, {A65}, {A67}, {A86}, {A96}, {A106}, {A116}, {A120}, {A135}, {A136}, {A141}, {A152}, {A160}, {A163}, {A167}, {A169}, {A180}, {A183}, {A198}, {A203}, {A217}, {A223}, {A225}, {A229}, {A234}, {A236}, {A240}, {A245}, {A247}, {A255}, {A260}, {A262}</text:p>
          </table:table-cell>
          <table:table-cell table:number-columns-repeated="1008"/>
        </table:table-row>
        <table:table-row table:style-name="ro1">
          <table:table-cell/>
          <table:table-cell office:value-type="string">
            <text:p>d1b7347e2a5df3f395b1562ca5984bd504e199da</text:p>
          </table:table-cell>
          <table:table-cell office:value-type="string">
            <text:p>2 (9)</text:p>
          </table:table-cell>
          <table:table-cell office:value-type="float" office:value="6">
            <text:p>6</text:p>
          </table:table-cell>
          <table:table-cell/>
          <table:table-cell office:value-type="string">
            <text:p>{ENH22, ENH127, ENH147, ENH155}, {ABT40, ABT45}</text:p>
          </table:table-cell>
          <table:table-cell office:value-type="string">
            <text:p>{ENH22}, {ABT40}, {ABT45, ENH155}, ↔ {(ENH155), ENH147}, {ENH127}</text:p>
          </table:table-cell>
          <table:table-cell office:value-type="string">
            <text:p>{ENH22}, {ABT40}, {ABT45}, {ENH127}, {ENH147}, {ENH155}</text:p>
          </table:table-cell>
          <table:table-cell office:value-type="string">
            <text:p>{ENH22, ENH127, ENH147, ENH155}, {ABT40, ABT45}</text:p>
          </table:table-cell>
          <table:table-cell office:value-type="string">
            <text:p>{ENH22, ABT40, ABT45, ENH127, ENH147, ENH155}</text:p>
          </table:table-cell>
          <table:table-cell office:value-type="string">
            <text:p>{ENH22}, {ABT40}, {ABT45}, {ENH127, ENH155}, {ENH147}</text:p>
          </table:table-cell>
          <table:table-cell table:number-columns-repeated="2" office:value-type="string">
            <text:p>{ENH22}, {ABT40}, {ABT45}, {ENH127}, {ENH147}, {ENH155}</text:p>
          </table:table-cell>
          <table:table-cell office:value-type="string">
            <text:p>{NamespaceHandler0, ENH22, ENH127, ENH147, ENH155}, {ABT40, ABT45}</text:p>
          </table:table-cell>
          <table:table-cell office:value-type="string">
            <text:p>{ENH22}, {ABT40}, {ABT45, ENH155}, ↔ {(ENH155), ENH147}, {ENH127}</text:p>
          </table:table-cell>
          <table:table-cell office:value-type="string">
            <text:p>{ENH22}, {ABT40}, {ABT45}, {ENH127}, {ENH147}, {ENH155}</text:p>
          </table:table-cell>
          <table:table-cell office:value-type="string">
            <text:p>Guillame Nodet</text:p>
          </table:table-cell>
          <table:table-cell office:value-type="string">
            <text:p>Test on refactored class without changes</text:p>
          </table:table-cell>
          <table:table-cell table:number-columns-repeated="1006"/>
        </table:table-row>
        <table:table-row table:style-name="ro1">
          <table:table-cell table:number-columns-repeated="5"/>
          <table:table-cell office:value-type="string">
            <text:p>{ENH22, ENH127, ENH147, ENH155}, {ABT40, ABT45}</text:p>
          </table:table-cell>
          <table:table-cell office:value-type="string">
            <text:p>{ENH22}, {ABT40}, {ABT45, ENH155}, ↔ {(ENH155), ENH147}, {ENH127}</text:p>
          </table:table-cell>
          <table:table-cell office:value-type="string">
            <text:p>{ENH22}, {ABT40}, {ABT45}, {ENH127}, {ENH147}, {ENH155}</text:p>
          </table:table-cell>
          <table:table-cell office:value-type="string">
            <text:p>{ENH22, ENH127, ENH147, ENH155}, {ABT40, ABT45}</text:p>
          </table:table-cell>
          <table:table-cell office:value-type="string">
            <text:p>{ENH22, ABT40, ABT45, ENH127, ENH147, ENH155}</text:p>
          </table:table-cell>
          <table:table-cell office:value-type="string">
            <text:p>{ENH22}, {ABT40}, {ABT45}, {ENH127, ENH155}, {ENH147}</text:p>
          </table:table-cell>
          <table:table-cell table:number-columns-repeated="2" office:value-type="string">
            <text:p>{ENH22}, {ABT40}, {ABT45}, {ENH127}, {ENH147}, {ENH155}</text:p>
          </table:table-cell>
          <table:table-cell office:value-type="string">
            <text:p>{NamespaceHandler0, ENH22, ENH127, ENH147, ENH155}, {ABT40, ABT45}</text:p>
          </table:table-cell>
          <table:table-cell office:value-type="string">
            <text:p>{ENH22}, {ABT40}, {ABT45, ENH155}, ↔ {(ENH155), ENH147}, {ENH127}</text:p>
          </table:table-cell>
          <table:table-cell office:value-type="string">
            <text:p>{ENH22}, {ABT40}, {ABT45}, {ENH127}, {ENH147}, {ENH155}</text:p>
          </table:table-cell>
          <table:table-cell table:number-columns-repeated="1008"/>
        </table:table-row>
        <table:table-row table:style-name="ro1" table:number-rows-repeated="3">
          <table:table-cell table:number-columns-repeated="1024"/>
        </table:table-row>
        <table:table-row table:style-name="ro1">
          <table:table-cell office:value-type="string">
            <text:p>ops4j.pax.web</text:p>
          </table:table-cell>
          <table:table-cell office:value-type="string">
            <text:p>23a25d11c5073308a703252bda76b4c83a9bf9d9</text:p>
          </table:table-cell>
          <table:table-cell office:value-type="float" office:value="4">
            <text:p>4</text:p>
          </table:table-cell>
          <table:table-cell office:value-type="string">
            <text:p>1+1+1+10</text:p>
          </table:table-cell>
          <table:table-cell/>
          <table:table-cell office:value-type="string">
            <text:p>{WEIT1}, {C26, C33, C53, C172, C190, C205, C207, C232, C425, C557}, {P94}, {pom.xml314}</text:p>
          </table:table-cell>
          <table:table-cell office:value-type="string">
            <text:p>{WEIT1}, {C26}, {C33}, {C53}, <text:s/>{P94}, <text:s/>{C172, C190, C205, C207}, {C232}, {pom.xml314}, {C425}, {C557},</text:p>
          </table:table-cell>
          <table:table-cell office:value-type="string">
            <text:p>{WEIT1}, {C26}, {C33}, {C53}, <text:s/>{P94}, <text:s/>{C172}, {C190}, {C205}, {C207}, {C232}, {pom.xml314}, {C425}, {C557},</text:p>
          </table:table-cell>
          <table:table-cell office:value-type="string">
            <text:p>{WEIT1}, {C26, C33, C53, C172, C190, C205, C207, C232, C425, C557}, {P94}, {pom.xml314}</text:p>
          </table:table-cell>
          <table:table-cell office:value-type="string">
            <text:p>{WEIT1, C26, C33, C53, P94, C172, C190, C205, C207, C232, C425, C557}, {pom.xml314}</text:p>
          </table:table-cell>
          <table:table-cell table:number-columns-repeated="2" office:value-type="string">
            <text:p>{WEIT1}, {C26}, {C33}, {C53}, <text:s/>{P94}, <text:s/>{C172, C190}, {C205}, {C207}, {C232}, {pom.xml314}, {C425}, {C557},</text:p>
          </table:table-cell>
          <table:table-cell office:value-type="string">
            <text:p>{WEIT1}, {C26}, {C33}, {C53}, {P94}, {C190}, {C205, C172}, {(C172), C207}, {C232}, {pom.xml314}, {C425}, {C557},</text:p>
          </table:table-cell>
          <table:table-cell office:value-type="string">
            <text:p>{LifeCycle0, C26, C33, C53, C172, C190, C205, C207, C232, C425, C557}, {ITestbase0, WEIT1}, {P94}, {pom.xml314}</text:p>
          </table:table-cell>
          <table:table-cell office:value-type="string">
            <text:p>{ContextModel0, C172, C190, C205, C207}, {HttpTestClientFactory0, WEIT1}, {C26}, {C33}, {C53}, <text:s/>{P94}, {C232}, {pom.xml314}, {C425}, {C557},</text:p>
          </table:table-cell>
          <table:table-cell office:value-type="string">
            <text:p>{WEIT1}, {C26}, {C33}, {C53}, <text:s/>{P94}, <text:s/>{C172}, {C190}, {C205}, {C207}, {C232}, {pom.xml314}, {C425}, {C557},</text:p>
          </table:table-cell>
          <table:table-cell office:value-type="string">
            <text:p>Grzegorz Grzybek</text:p>
          </table:table-cell>
          <table:table-cell table:number-columns-repeated="1007"/>
        </table:table-row>
        <table:table-row table:style-name="ro1">
          <table:table-cell table:number-columns-repeated="5"/>
          <table:table-cell office:value-type="string">
            <text:p>{WEIT1}, {C26, C33, C53, C172, C190, C205, C207, C232, C425, C557}, {P94}, {pom.xml314}</text:p>
          </table:table-cell>
          <table:table-cell office:value-type="string">
            <text:p>{WEIT1}, {C26}, {C33}, {C53}, <text:s/>{P94}, <text:s/>{C172, C190, C205, C207}, {C232}, {pom.xml314}, {C425}, {C557},</text:p>
          </table:table-cell>
          <table:table-cell office:value-type="string">
            <text:p>{WEIT1}, {C26}, {C33}, {C53}, <text:s/>{P94}, <text:s/>{C172}, {C190}, {C205}, {C207}, {C232}, {pom.xml314}, {C425}, {C557},</text:p>
          </table:table-cell>
          <table:table-cell office:value-type="string">
            <text:p>{WEIT1}, {C26, C33, C53, C172, C190, C205, C207, C232, C425, C557}, {P94}, {pom.xml314}</text:p>
          </table:table-cell>
          <table:table-cell office:value-type="string">
            <text:p>{WEIT1, C26, C33, C53, P94, C172, C190, C205, C207, C232, C425, C557}, {pom.xml314}</text:p>
          </table:table-cell>
          <table:table-cell table:number-columns-repeated="2" office:value-type="string">
            <text:p>{WEIT1}, {C26}, {C33}, {C53}, <text:s/>{P94}, <text:s/>{C172, C190}, {C205}, {C207}, {C232}, {pom.xml314}, {C425}, {C557},</text:p>
          </table:table-cell>
          <table:table-cell office:value-type="string">
            <text:p>{WEIT1}, {C26}, {C33}, {C53}, {P94}, {C190}, {C205, C172}, {(C172), C207}, {C232}, {pom.xml314}, {C425}, {C557},</text:p>
          </table:table-cell>
          <table:table-cell office:value-type="string">
            <text:p>{LifeCycle0, C26, C33, C53, C172, C190, C205, C207, C232, C425, C557}, {ITestbase0, WEIT1}, {P94}, {pom.xml314}</text:p>
          </table:table-cell>
          <table:table-cell/>
          <table:table-cell office:value-type="string">
            <text:p>{WEIT1}, {C26}, {C33}, {C53}, <text:s/>{P94}, <text:s/>{C172}, {C190}, {C205}, {C207}, {C232}, {pom.xml314}, {C425}, {C557},</text:p>
          </table:table-cell>
          <table:table-cell table:number-columns-repeated="1008"/>
        </table:table-row>
        <table:table-row table:style-name="ro1">
          <table:table-cell/>
          <table:table-cell office:value-type="string">
            <text:p>97f55fa2c527c2f0056c6a41adce931736dabc6c</text:p>
          </table:table-cell>
          <table:table-cell office:value-type="float" office:value="4">
            <text:p>4</text:p>
          </table:table-cell>
          <table:table-cell office:value-type="string">
            <text:p>1+2+2+5</text:p>
          </table:table-cell>
          <table:table-cell/>
          <table:table-cell office:value-type="string">
            <text:p>{HSSH28, HSSH91}, {JSI29, JSI31, JSI69, JSI289, JSI731}, {WR6IT81, WR6IT117}, {WCIT130}</text:p>
          </table:table-cell>
          <table:table-cell table:number-columns-repeated="2" office:value-type="string">
            <text:p>{HSSH28}, {JSI29}, {JSI31}, {JSI69}, {WR6IT81}, {HSSH91}, {WR6IT117}, {WCIT130}, {JSI289}, {JSI731},</text:p>
          </table:table-cell>
          <table:table-cell office:value-type="string">
            <text:p>{HSSH28, HSSH91}, {JSI29, JSI31, JSI69, JSI289, JSI731}, {WR6IT81, WR6IT117}, {WCIT130}</text:p>
          </table:table-cell>
          <table:table-cell office:value-type="string">
            <text:p>{HSSH28, JSI29, JSI31, JSI69, WR6IT81, HSSH91, WR6IT117, WCIT130, JSI289, JSI731},</text:p>
          </table:table-cell>
          <table:table-cell table:number-columns-repeated="3" office:value-type="string">
            <text:p>{HSSH28}, {JSI29}, {JSI31}, {JSI69}, {WR6IT81}, {HSSH91}, {WR6IT117}, {WCIT130}, {JSI289}, {JSI731},</text:p>
          </table:table-cell>
          <table:table-cell office:value-type="string">
            <text:p>{JettyServer0, JSI29, JSI31, JSI69, JSI289, JSI731}, {HSSH28, HSSH91}, {WR6IT81, WR6IT117, ITestBase0}, ↔ {WCIT130}</text:p>
          </table:table-cell>
          <table:table-cell office:value-type="string">
            <text:p><text:s/>{ContextModel0, JSI289}, {WelcomeFileModel0, JSI731}, {HSSH28}, {JSI29}, {JSI31}, {JSI69}, {WR6IT81}, {HSSH91}, {WR6IT117}, {WCIT130}</text:p>
          </table:table-cell>
          <table:table-cell office:value-type="string">
            <text:p>{HSSH28}, {JSI29}, {JSI31}, {JSI69}, {WR6IT81}, {HSSH91}, {WR6IT117}, {WCIT130}, {JSI289}, {JSI731},</text:p>
          </table:table-cell>
          <table:table-cell office:value-type="string">
            <text:p>Grzegorz Grzybek</text:p>
          </table:table-cell>
          <table:table-cell table:number-columns-repeated="1007"/>
        </table:table-row>
        <table:table-row table:style-name="ro1">
          <table:table-cell table:number-columns-repeated="5"/>
          <table:table-cell office:value-type="string">
            <text:p>{HSSH28, HSSH91}, {JSI29, JSI31, JSI69, JSI289, JSI731}, {WR6IT81, WR6IT117}, {WCIT130}</text:p>
          </table:table-cell>
          <table:table-cell table:number-columns-repeated="2" office:value-type="string">
            <text:p>{HSSH28}, {JSI29}, {JSI31}, {JSI69}, {WR6IT81}, {HSSH91}, {WR6IT117}, {WCIT130}, {JSI289}, {JSI731},</text:p>
          </table:table-cell>
          <table:table-cell office:value-type="string">
            <text:p>{HSSH28, HSSH91}, {JSI29, JSI31, JSI69, JSI289, JSI731}, {WR6IT81, WR6IT117}, {WCIT130}</text:p>
          </table:table-cell>
          <table:table-cell office:value-type="string">
            <text:p>{HSSH28, JSI29, JSI31, JSI69, WR6IT81, HSSH91, WR6IT117, WCIT130, JSI289, JSI731},</text:p>
          </table:table-cell>
          <table:table-cell table:number-columns-repeated="3" office:value-type="string">
            <text:p>{HSSH28}, {JSI29}, {JSI31}, {JSI69}, {WR6IT81}, {HSSH91}, {WR6IT117}, {WCIT130}, {JSI289}, {JSI731},</text:p>
          </table:table-cell>
          <table:table-cell office:value-type="string">
            <text:p>{JettyServer0, JSI29, JSI31, JSI69, JSI289, JSI731}, {HSSH28, HSSH91}, {WR6IT81, WR6IT117, ITestBase0}, ↔ {WCIT130}</text:p>
          </table:table-cell>
          <table:table-cell/>
          <table:table-cell office:value-type="string">
            <text:p>{HSSH28}, {JSI29}, {JSI31}, {JSI69}, {WR6IT81}, {HSSH91}, {WR6IT117}, {WCIT130}, {JSI289}, {JSI731},</text:p>
          </table:table-cell>
          <table:table-cell table:number-columns-repeated="1008"/>
        </table:table-row>
        <table:table-row table:style-name="ro1">
          <table:table-cell/>
          <table:table-cell office:value-type="string">
            <text:p>ed6915f69277a5939b561043e194bf4f5a8421a0</text:p>
          </table:table-cell>
          <table:table-cell office:value-type="float" office:value="2">
            <text:p>2</text:p>
          </table:table-cell>
          <table:table-cell office:value-type="string">
            <text:p>11+2</text:p>
          </table:table-cell>
          <table:table-cell/>
          <table:table-cell office:value-type="string">
            <text:p>{EC23, EC34, EC59, EC76, EC96, EC102, EC112, EC115, EC118, EC130, EC134}, {WA248, WA321}</text:p>
          </table:table-cell>
          <table:table-cell table:number-columns-repeated="2" office:value-type="string">
            <text:p>{EC23}, {EC34}, {EC59}, {EC76}, {EC96}, {EC102}, {EC112}, {EC115}, {EC118}, {EC130}, {EC134}, {WA248}, {WA321}</text:p>
          </table:table-cell>
          <table:table-cell office:value-type="string">
            <text:p>{EC23, EC34, EC59, EC76, EC96, EC102, EC112, EC115, EC118, EC130, EC134}, {WA248, WA321}</text:p>
          </table:table-cell>
          <table:table-cell office:value-type="string">
            <text:p>{EC23, EC34, EC59, EC76, EC96, EC102, EC112, EC115, EC118, EC130, EC134, WA248, WA321}</text:p>
          </table:table-cell>
          <table:table-cell office:value-type="string">
            <text:p>{EC23}, {EC59, (EC34)}, {EC76, (EC34)}, {EC96, (EC34)}, {EC102, (EC34)}, {EC112, EC34}, {(EC34), EC115}, {(EC34), EC118}, {(EC34), EC134}, <text:s/>{EC130}, {WA248}, {WA321}</text:p>
          </table:table-cell>
          <table:table-cell table:number-columns-repeated="2" office:value-type="string">
            <text:p>{EC23}, {EC34}, {EC59}, {EC76}, {EC96}, {EC102}, {EC112}, {EC115}, {EC118}, {EC130}, {EC134}, {WA248}, {WA321}</text:p>
          </table:table-cell>
          <table:table-cell office:value-type="string">
            <text:p>{EC23, EC34, EC59, EC76, EC96, EC102, EC112, EC115, EC118, EC130, EC134}, {WA248, WA321}</text:p>
          </table:table-cell>
          <table:table-cell table:number-columns-repeated="2" office:value-type="string">
            <text:p>{EC23}, {EC34}, {EC59}, {EC76}, {EC96}, {EC102}, {EC112}, {EC115}, {EC118}, {EC130}, {EC134}, {WA248}, {WA321}</text:p>
          </table:table-cell>
          <table:table-cell office:value-type="string">
            <text:p>Anierbeck</text:p>
          </table:table-cell>
          <table:table-cell office:value-type="string">
            <text:p>Test on declare-use relation with multiple small change parts</text:p>
          </table:table-cell>
          <table:table-cell table:number-columns-repeated="1006"/>
        </table:table-row>
        <table:table-row table:style-name="ro1">
          <table:table-cell table:number-columns-repeated="5"/>
          <table:table-cell office:value-type="string">
            <text:p>{EC23, EC34, EC59, EC76, EC96, EC102, EC112, EC115, EC118, EC130, EC134}, {WA248, WA321}</text:p>
          </table:table-cell>
          <table:table-cell table:number-columns-repeated="2" office:value-type="string">
            <text:p>{EC23}, {EC34}, {EC59}, {EC76}, {EC96}, {EC102}, {EC112}, {EC115}, {EC118}, {EC130}, {EC134}, {WA248}, {WA321}</text:p>
          </table:table-cell>
          <table:table-cell office:value-type="string">
            <text:p>{EC23, EC34, EC59, EC76, EC96, EC102, EC112, EC115, EC118, EC130, EC134}, {WA248, WA321}</text:p>
          </table:table-cell>
          <table:table-cell office:value-type="string">
            <text:p>{EC23, EC34, EC59, EC76, EC96, EC102, EC112, EC115, EC118, EC130, EC134, WA248, WA321}</text:p>
          </table:table-cell>
          <table:table-cell office:value-type="string">
            <text:p>{EC23}, {EC96, (EC34)}, {EC115, (EC34)}, {EC134, (EC34)}, {EC102, EC34}, <text:s/>{(EC34), EC76}, {(EC34), EC112}, {(EC34), EC59}, {(EC34), EC118}, {EC130}, <text:s/>{WA248}, {WA321}</text:p>
          </table:table-cell>
          <table:table-cell table:number-columns-repeated="2" office:value-type="string">
            <text:p>{EC23}, {EC34}, {EC59}, {EC76}, {EC96}, {EC102}, {EC112}, {EC115}, {EC118}, {EC130}, {EC134}, {WA248}, {WA321}</text:p>
          </table:table-cell>
          <table:table-cell office:value-type="string">
            <text:p>{EC23, EC34, EC59, EC76, EC96, EC102, EC112, EC115, EC118, EC130, EC134}, {WA248, WA321}</text:p>
          </table:table-cell>
          <table:table-cell table:number-columns-repeated="2" office:value-type="string">
            <text:p>{EC23}, {EC34}, {EC59}, {EC76}, {EC96}, {EC102}, {EC112}, {EC115}, {EC118}, {EC130}, {EC134}, {WA248}, {WA321}</text:p>
          </table:table-cell>
          <table:table-cell table:number-columns-repeated="1008"/>
        </table:table-row>
        <table:table-row table:style-name="ro1">
          <table:table-cell/>
          <table:table-cell office:value-type="string">
            <text:p>cf20b1205e376fab59c0df0872ddcad0c22442bf</text:p>
          </table:table-cell>
          <table:table-cell office:value-type="float" office:value="8">
            <text:p>8</text:p>
          </table:table-cell>
          <table:table-cell office:value-type="string">
            <text:p>1+2+2+2+2+2+1+1</text:p>
          </table:table-cell>
          <table:table-cell/>
          <table:table-cell office:value-type="string">
            <text:p>{SCI43, SCI547}, {JF47, JF63}, {A66, A468}, {CI77, CI810}, {metatype.xml85}, {WCC164}, {JFI183, JFI198}, {C225}</text:p>
          </table:table-cell>
          <table:table-cell office:value-type="string">
            <text:p>{SCI43}, {JF47}, {JF63}, {A66}, {CI77}, {metatype.xml85}, {WCC164}, {JFI183}, {JFI198}, {C225, SCI547}, {A468}, {CI810}</text:p>
          </table:table-cell>
          <table:table-cell office:value-type="string">
            <text:p>{SCI43}, {JF47}, {JF63}, {A66}, {CI77}, {metatype.xml85}, {WCC164}, {JFI183}, {JFI198}, {C225}, {A468}, {SCI547}, {CI810}</text:p>
          </table:table-cell>
          <table:table-cell office:value-type="string">
            <text:p>{SCI43, SCI547}, {JF47, JF63, JFI183, JFI198}, {A66, A468}, {CI77, CI810, C225}, {metatype.xml85}, {WCC164}</text:p>
          </table:table-cell>
          <table:table-cell office:value-type="string">
            <text:p>{SCI43, JF47, JF63, A66, CI77, WCC164, JFI183, JFI198, C225, A468, SCI547, CI810}, {metatype.xml85}</text:p>
          </table:table-cell>
          <table:table-cell table:number-columns-repeated="2" office:value-type="string">
            <text:p>{SCI43}, {JF47}, {JF63}, {A66}, {CI77}, {metatype.xml85}, {WCC164}, {JFI183}, {JFI198}, {C225}, {A468}, {SCI547}, {CI810}</text:p>
          </table:table-cell>
          <table:table-cell office:value-type="string">
            <text:p>{SCI43}, {JF47}, {JF63}, {A66}, {CI77}, {metatype.xml85}, {WCC164}, {JFI183, JFI198}, {C225}, {A468}, {SCI547}, {CI810}</text:p>
          </table:table-cell>
          <table:table-cell office:value-type="string">
            <text:p>{ServerController0, SCI43, SCI547}, {JF47, JF63, JFI183, JFI198}, {A66, A468}, {CI77, CI810, C225}, {metatype.xml85}, {WCC164}</text:p>
          </table:table-cell>
          <table:table-cell office:value-type="string">
            <text:p>{SCI43}, {JF47}, {JF63}, {A66}, {CI77}, {metatype.xml85}, {WCC164}, {JFI183}, {JFI198}, {C225, SCI547, Configuration0}, {(Configuration0), A468}, {CI810}</text:p>
          </table:table-cell>
          <table:table-cell office:value-type="string">
            <text:p>{SCI43}, {JF47}, {JF63}, {A66}, {CI77}, {metatype.xml85}, {WCC164}, {JFI183}, {JFI198}, {C225}, {A468}, {SCI547}, {CI810}</text:p>
          </table:table-cell>
          <table:table-cell office:value-type="string">
            <text:p>Freeman Fang</text:p>
          </table:table-cell>
          <table:table-cell table:number-columns-repeated="1007"/>
        </table:table-row>
        <table:table-row table:style-name="ro1">
          <table:table-cell table:number-columns-repeated="5"/>
          <table:table-cell office:value-type="string">
            <text:p>{SCI43, SCI547}, {JF47, JF63}, {A66, A468}, {CI77, CI810}, {metatype.xml85}, {WCC164}, {JFI183, JFI198}, {C225}</text:p>
          </table:table-cell>
          <table:table-cell office:value-type="string">
            <text:p>{SCI43}, {JF47}, {JF63}, {A66}, {CI77}, {metatype.xml85}, {WCC164}, {JFI183}, {JFI198}, {C225, SCI547}, {A468}, {CI810}</text:p>
          </table:table-cell>
          <table:table-cell office:value-type="string">
            <text:p>{SCI43}, {JF47}, {JF63}, {A66}, {CI77}, {metatype.xml85}, {WCC164}, {JFI183}, {JFI198}, {C225}, {A468}, {SCI547}, {CI810}</text:p>
          </table:table-cell>
          <table:table-cell office:value-type="string">
            <text:p>{SCI43, SCI547}, {JF47, JF63, JFI183, JFI198}, {A66, A468}, {CI77, C225, CI810}, {metatype.xml85}, {WCC164}</text:p>
          </table:table-cell>
          <table:table-cell office:value-type="string">
            <text:p>{SCI43, JF47, JF63, A66, CI77, WCC164, JFI183, JFI198, C225, A468, SCI547, CI810}, {metatype.xml85}</text:p>
          </table:table-cell>
          <table:table-cell table:number-columns-repeated="2" office:value-type="string">
            <text:p>{SCI43}, {JF47}, {JF63}, {A66}, {CI77}, {metatype.xml85}, {WCC164}, {JFI183}, {JFI198}, {C225}, {A468}, {SCI547}, {CI810}</text:p>
          </table:table-cell>
          <table:table-cell office:value-type="string">
            <text:p>{SCI43}, {JF47}, {JF63}, {A66}, {CI77}, {metatype.xml85}, {WCC164}, {JFI183, JFI198}, {C225}, {A468}, {SCI547}, {CI810}</text:p>
          </table:table-cell>
          <table:table-cell office:value-type="string">
            <text:p>{ServerController0, SCI43, SCI547}, {JF47, JF63, JFI183, JFI198}, {A66, A468}, {CI77, CI810, C225}, {metatype.xml85}, {WCC164}</text:p>
          </table:table-cell>
          <table:table-cell/>
          <table:table-cell office:value-type="string">
            <text:p>{SCI43}, {JF47}, {JF63}, {A66}, {CI77}, {metatype.xml85}, {WCC164}, {JFI183}, {JFI198}, {C225}, {A468}, {SCI547}, {CI810}</text:p>
          </table:table-cell>
          <table:table-cell table:number-columns-repeated="1008"/>
        </table:table-row>
        <table:table-row table:style-name="ro1">
          <table:table-cell/>
          <table:table-cell office:value-type="string">
            <text:p>5e9afa64646a4aa920def370ee7b27b022c4d5dc</text:p>
          </table:table-cell>
          <table:table-cell office:value-type="float" office:value="4">
            <text:p>4</text:p>
          </table:table-cell>
          <table:table-cell office:value-type="string">
            <text:p>1+1+4+1</text:p>
          </table:table-cell>
          <table:table-cell/>
          <table:table-cell office:value-type="string">
            <text:p>{XCIT1}, {configs.xml1}, {SCI62, SCI86, SCI336, SCI470}, {UC100}</text:p>
          </table:table-cell>
          <table:table-cell office:value-type="string">
            <text:p>{XCIT1}, {configs.xml1}, {SCI62}, {SCI86}, {UC100, SCI470}, {SCI336}</text:p>
          </table:table-cell>
          <table:table-cell office:value-type="string">
            <text:p>{XCIT1}, {configs.xml1}, {SCI62}, {SCI86}, {UC100}, {SCI336}, {SCI470}</text:p>
          </table:table-cell>
          <table:table-cell office:value-type="string">
            <text:p>{XCIT1}, {configs.xml1}, {SCI62, SCI86, SCI336, SCI470}, {UC100}</text:p>
          </table:table-cell>
          <table:table-cell office:value-type="string">
            <text:p>{XCIT1, SCI62, SCI86, UC100, SCI336, SCI470}, {configs.xml1}</text:p>
          </table:table-cell>
          <table:table-cell table:number-columns-repeated="3" office:value-type="string">
            <text:p>{XCIT1}, {configs.xml1}, {SCI62}, {SCI86}, {UC100}, {SCI336}, {SCI470}</text:p>
          </table:table-cell>
          <table:table-cell office:value-type="string">
            <text:p>{ITestBase0, XCIT1}, {ServerController0, SCI62, SCI86, SCI336, SCI470}, {configs.xml1}, {UC100}</text:p>
          </table:table-cell>
          <table:table-cell office:value-type="string">
            <text:p><text:s/>{ServletContainer0, UndertowSubsystem0, Server0, UC100, SCI470}, {HttpTestClientFacotry0, XCIT1}, {configs.xml1}, {SCI62}, {SCI86}, {SCI336}</text:p>
          </table:table-cell>
          <table:table-cell office:value-type="string">
            <text:p>{XCIT1}, {configs.xml1}, {SCI62}, {SCI86}, {UC100}, {SCI336}, {SCI470}</text:p>
          </table:table-cell>
          <table:table-cell office:value-type="string">
            <text:p>Grzegorz Grzybek</text:p>
          </table:table-cell>
          <table:table-cell table:number-columns-repeated="1007"/>
        </table:table-row>
        <table:table-row table:style-name="ro1">
          <table:table-cell table:number-columns-repeated="5"/>
          <table:table-cell office:value-type="string">
            <text:p>{XCIT1}, {configs.xml1}, {SCI62, SCI86, SCI336, SCI470}, {UC100}</text:p>
          </table:table-cell>
          <table:table-cell office:value-type="string">
            <text:p>{XCIT1}, {configs.xml1}, {SCI62}, {SCI86}, {UC100, SCI470}, {SCI336}</text:p>
          </table:table-cell>
          <table:table-cell office:value-type="string">
            <text:p>{XCIT1}, {configs.xml1}, {SCI62}, {SCI86}, {UC100}, {SCI336}, {SCI470}</text:p>
          </table:table-cell>
          <table:table-cell office:value-type="string">
            <text:p>{XCIT1}, {configs.xml1}, {SCI62, SCI86, SCI336, SCI470}, {UC100}</text:p>
          </table:table-cell>
          <table:table-cell office:value-type="string">
            <text:p>{XCIT1, SCI62, SCI86, UC100, SCI336, SCI470}, {configs.xml1}</text:p>
          </table:table-cell>
          <table:table-cell table:number-columns-repeated="3" office:value-type="string">
            <text:p>{XCIT1}, {configs.xml1}, {SCI62}, {SCI86}, {UC100}, {SCI336}, {SCI470}</text:p>
          </table:table-cell>
          <table:table-cell office:value-type="string">
            <text:p>{ITestBase0, XCIT1}, {ServerController0, SCI62, SCI86, SCI336, SCI470}, {configs.xml1}, {UC100}</text:p>
          </table:table-cell>
          <table:table-cell office:value-type="string">
            <text:p><text:s/>{ServletContainer0, UndertowSubsystem0, Server0, UC100, SCI470}, {XCIT1}, {configs.xml1}, {SCI62}, {SCI86}, {SCI336}</text:p>
          </table:table-cell>
          <table:table-cell office:value-type="string">
            <text:p>{XCIT1}, {configs.xml1}, {SCI62}, {SCI86}, {UC100}, {SCI336}, {SCI470}</text:p>
          </table:table-cell>
          <table:table-cell table:number-columns-repeated="1008"/>
        </table:table-row>
        <table:table-row table:style-name="ro1">
          <table:table-cell/>
          <table:table-cell office:value-type="string">
            <text:p>f835698d204a733ff9a75e98fd4866c185ebecef</text:p>
          </table:table-cell>
          <table:table-cell office:value-type="float" office:value="6">
            <text:p>6</text:p>
          </table:table-cell>
          <table:table-cell office:value-type="string">
            <text:p>6+2+1+1+1+1</text:p>
          </table:table-cell>
          <table:table-cell/>
          <table:table-cell office:value-type="string">
            <text:p>{ops4j.png}, {RT34, RT61}, {AT47, AT79, AT114, AT120, AT123, AT125}, {tomcat/WR6IT103}, {undertow/WR61T103}, {jetty/WR6IT298}</text:p>
          </table:table-cell>
          <table:table-cell office:value-type="string">
            <text:p>{ops4j.png}, {RT34}, {AT47}, <text:s/>{RT61}, {AT79}, {tomcat/WR6IT103}, {undertow/WR61T103}, {AT114}, {AT120}, {AT123}, {AT125}, <text:s/>{jetty/WR6IT298}</text:p>
          </table:table-cell>
          <table:table-cell office:value-type="string">
            <text:p>{ops4j.png}, {RT34, RT61}, {AT47}, {AT79}, {tomcat/WR6IT103}, {undertow/WR61T103}, {AT114}, {AT120}, {AT123}, {AT125}, <text:s/>{jetty/WR6IT298}</text:p>
          </table:table-cell>
          <table:table-cell/>
          <table:table-cell office:value-type="string">
            <text:p>{ops4j.png}, {RT34, AT47, <text:s/>RT61, AT79, tomcat/WR6IT103, undertow/WR61T103, AT114, AT120, AT123, AT125, <text:s/>jetty/WR6IT298}</text:p>
          </table:table-cell>
          <table:table-cell office:value-type="string">
            <text:p>{ops4j.png}, {RT34}, {AT47, AT114}, {(AT114), AT125, AT120}, {(AT120), AT123} {RT61}, {AT79}, {tomcat/WR6IT103}, {undertow/WR61T103}, {AT120}, {jetty/WR6IT298}</text:p>
          </table:table-cell>
          <table:table-cell office:value-type="string">
            <text:p>{ops4j.png}, {RT34}, {AT47}, <text:s/>{RT61}, {AT79}, {tomcat/WR6IT103}, {undertow/WR61T103}, {AT114}, {AT120}, {AT123}, {AT125}, <text:s/>{jetty/WR6IT298}</text:p>
          </table:table-cell>
          <table:table-cell office:value-type="string">
            <text:p>{ops4j.png}, {RT34}, {AT47}, <text:s/>{RT61}, {AT79}, {tomcat/WR6IT103}, {undertow/WR61T103}, {AT114}, {AT120}, {AT123}, {AT125}, <text:s/>{jetty/WR6IT298}</text:p>
          </table:table-cell>
          <table:table-cell/>
          <table:table-cell office:value-type="string">
            <text:p>{ops4j.png}, {RT34}, {AT47}, <text:s/>{RT61}, {AT79}, {tomcat/WR6IT103, HttpTestClientFactory0}, {(HttpTestClientFactory0), undertow/WR61T103}, {AT114}, {AT120}, {AT123}, {AT125}, <text:s/>{jetty/WR6IT298}</text:p>
          </table:table-cell>
          <table:table-cell office:value-type="string">
            <text:p>{ops4j.png}, {RT34, RT61}, {AT47}, {AT79}, {tomcat/WR6IT103}, {undertow/WR61T103}, {AT114}, {AT120}, {AT123}, {AT125}, <text:s/>{jetty/WR6IT298}</text:p>
          </table:table-cell>
          <table:table-cell office:value-type="string">
            <text:p>Pschyma</text:p>
          </table:table-cell>
          <table:table-cell table:number-columns-repeated="1007"/>
        </table:table-row>
        <table:table-row table:style-name="ro1">
          <table:table-cell table:number-columns-repeated="5"/>
          <table:table-cell office:value-type="string">
            <text:p>{RT34, RT61}, {AT47, AT79, AT114, AT120, AT123, AT125}, {tomcat/WR6IT103}, {undertow/WR61T103}, {jetty/WR6IT298}</text:p>
          </table:table-cell>
          <table:table-cell office:value-type="string">
            <text:p>{ops4j.png}, {RT34}, {AT47}, <text:s/>{RT61}, {AT79}, {tomcat/WR6IT103}, {undertow/WR61T103}, {AT114}, {AT120}, {AT123}, {AT125}, <text:s/>{jetty/WR6IT298}</text:p>
          </table:table-cell>
          <table:table-cell office:value-type="string">
            <text:p>{ops4j.png}, {RT34, RT61}, {AT47}, {AT79}, {tomcat/WR6IT103}, {undertow/WR61T103}, {AT114}, {AT120}, {AT123}, {AT125}, <text:s/>{jetty/WR6IT298}</text:p>
          </table:table-cell>
          <table:table-cell/>
          <table:table-cell office:value-type="string">
            <text:p>{RT34, AT47, <text:s/>RT61, AT79, tomcat/WR6IT103, undertow/WR61T103, AT114, AT120, AT123, AT125, <text:s/>jetty/WR6IT298}</text:p>
          </table:table-cell>
          <table:table-cell office:value-type="string">
            <text:p>{RT34}, {AT47, AT114}, {(AT114), AT125, AT120}, {(AT120), AT123} {RT61}, {AT79}, {tomcat/WR6IT103}, {undertow/WR61T103}, {AT120}, {jetty/WR6IT298}</text:p>
          </table:table-cell>
          <table:table-cell office:value-type="string">
            <text:p>{RT34}, {AT47}, <text:s/>{RT61}, {AT79}, {tomcat/WR6IT103}, {undertow/WR61T103}, {AT114}, {AT120}, {AT123}, {AT125}, <text:s/>{jetty/WR6IT298}</text:p>
          </table:table-cell>
          <table:table-cell office:value-type="string">
            <text:p>{RT34}, {AT47}, <text:s/>{RT61}, {AT79}, {tomcat/WR6IT103}, {undertow/WR61T103}, {AT114}, {AT120}, {AT123}, {AT125}, <text:s/>{jetty/WR6IT298}</text:p>
          </table:table-cell>
          <table:table-cell table:number-columns-repeated="2"/>
          <table:table-cell office:value-type="string">
            <text:p>{ops4j.png}, {RT34, RT61}, {AT47}, {AT79}, {tomcat/WR6IT103}, {undertow/WR61T103}, {AT114}, {AT120}, {AT123}, {AT125}, <text:s/>{jetty/WR6IT298}</text:p>
          </table:table-cell>
          <table:table-cell table:number-columns-repeated="1008"/>
        </table:table-row>
        <table:table-row table:style-name="ro1">
          <table:table-cell/>
          <table:table-cell office:value-type="string">
            <text:p>6ad51f7fa48ea225e14076936e81206216141a64</text:p>
          </table:table-cell>
          <table:table-cell office:value-type="float" office:value="1">
            <text:p>1</text:p>
          </table:table-cell>
          <table:table-cell office:value-type="float" office:value="9">
            <text:p>9</text:p>
          </table:table-cell>
          <table:table-cell/>
          <table:table-cell office:value-type="string">
            <text:p>{ET345, ET416, ET418, ET454, ET459, ET461, ET474, ET475, ET482, ET486}</text:p>
          </table:table-cell>
          <table:table-cell table:number-columns-repeated="2" office:value-type="string">
            <text:p>{ET345}, {ET416}, {ET418}, {ET454}, {ET459}, {ET461}, {ET474}, {ET475}, {ET482}, {ET486}</text:p>
          </table:table-cell>
          <table:table-cell table:number-columns-repeated="2" office:value-type="string">
            <text:p>{ET345, ET416, ET418, ET454, ET459, ET461, ET474, ET475, ET482, ET486}</text:p>
          </table:table-cell>
          <table:table-cell office:value-type="string">
            <text:p>{ET345}, {ET418, ET416} ↔ {ET416, ET454}, {ET461, (ET459)}, {ET475, ET459}, {(ET459), ET482}, {ET474}, {ET486}</text:p>
          </table:table-cell>
          <table:table-cell table:number-columns-repeated="2" office:value-type="string">
            <text:p>{ET345}, {ET416}, {ET418}, {ET454}, {ET459}, {ET461}, {ET474}, {ET475}, {ET482}, {ET486}</text:p>
          </table:table-cell>
          <table:table-cell office:value-type="string">
            <text:p>{ET345, ET416, ET418, ET454, ET459, ET461, ET474, ET475, ET482, ET486}</text:p>
          </table:table-cell>
          <table:table-cell office:value-type="string">
            <text:p>{ET345}, {ET416}, {ET454}, {ET459}, {ET461, (Configuration0)}, {ET418, Configuration0}, {(Configuration0), ET475}, {ET474}, {ET482}, {ET486}</text:p>
          </table:table-cell>
          <table:table-cell office:value-type="string">
            <text:p>{ET345}, {ET416}, {ET418}, {ET454}, {ET459}, {ET461}, {ET474}, {ET475}, {ET482}, {ET486}</text:p>
          </table:table-cell>
          <table:table-cell office:value-type="string">
            <text:p>Stephan Siano</text:p>
          </table:table-cell>
          <table:table-cell office:value-type="string">
            <text:p>Test on multiple declare-use</text:p>
          </table:table-cell>
          <table:table-cell table:number-columns-repeated="1006"/>
        </table:table-row>
        <table:table-row table:style-name="ro1">
          <table:table-cell table:number-columns-repeated="5"/>
          <table:table-cell office:value-type="string">
            <text:p>{ET345, ET416, ET418, ET454, ET459, ET461, ET474, ET475, ET482, ET486}</text:p>
          </table:table-cell>
          <table:table-cell table:number-columns-repeated="2" office:value-type="string">
            <text:p>{ET345}, {ET416}, {ET418}, {ET454}, {ET459}, {ET461}, {ET474}, {ET475}, {ET482}, {ET486}</text:p>
          </table:table-cell>
          <table:table-cell table:number-columns-repeated="2" office:value-type="string">
            <text:p>{ET345, ET416, ET418, ET454, ET459, ET461, ET474, ET475, ET482, ET486}</text:p>
          </table:table-cell>
          <table:table-cell office:value-type="string">
            <text:p>{ET345}, {ET418, ET416} ↔ {ET416, ET454}, {ET461, (ET459)}, {ET475, ET459}, {(ET459), ET482}, {ET474}, {ET486}</text:p>
          </table:table-cell>
          <table:table-cell table:number-columns-repeated="2" office:value-type="string">
            <text:p>{ET345}, {ET416}, {ET418}, {ET454}, {ET459}, {ET461}, {ET474}, {ET475}, {ET482}, {ET486}</text:p>
          </table:table-cell>
          <table:table-cell office:value-type="string">
            <text:p>{ET345, ET416, ET418, ET454, ET459, ET461, ET474, ET475, ET482, ET486}</text:p>
          </table:table-cell>
          <table:table-cell office:value-type="string">
            <text:p>{ET345}, {ET416}, {ET454}, {ET459}, {ET461, (Configuration0)}, {ET418, Configuration0}, {(Configuration0), ET475}, {ET474}, {ET482}, {ET486}</text:p>
          </table:table-cell>
          <table:table-cell office:value-type="string">
            <text:p>{ET345}, {ET416}, {ET418}, {ET454}, {ET459}, {ET461}, {ET474}, {ET475}, {ET482}, {ET486}</text:p>
          </table:table-cell>
          <table:table-cell table:number-columns-repeated="1008"/>
        </table:table-row>
        <table:table-row table:style-name="ro1">
          <table:table-cell/>
          <table:table-cell office:value-type="string">
            <text:p>a9f2d843978ec7e316b65a5623d71008df56e6f0</text:p>
          </table:table-cell>
          <table:table-cell office:value-type="float" office:value="3">
            <text:p>3</text:p>
          </table:table-cell>
          <table:table-cell office:value-type="string">
            <text:p>1+11+2</text:p>
          </table:table-cell>
          <table:table-cell/>
          <table:table-cell office:value-type="string">
            <text:p>{JFI19, JFI21, JFI22, JFI31, JFI34, JFI48, JFI57, JFI113, JFI116, JFI163, JFI418}, {jetty.xml29, jetty.xml32}, {JCI83}</text:p>
          </table:table-cell>
          <table:table-cell office:value-type="string">
            <text:p>{JFI19}, {JFI21}, {JFI22}, {jetty.xml29}, {JFI31}, <text:s/>{jetty.xml32}, {JFI34}, {JFI48}, {JFI57}, {JCI83}, {JFI113, JFI163}, ↔ {(JFI163), JFI418}, {JFI116}</text:p>
          </table:table-cell>
          <table:table-cell office:value-type="string">
            <text:p>{JFI19}, {JFI21}, {JFI22}, {jetty.xml29}, {JFI31}, <text:s/>{jetty.xml32}, {JFI34}, {JFI48}, {JFI57}, {JCI83}, {JFI113}, {JFI116}, {JFI163}, {JFI418}</text:p>
          </table:table-cell>
          <table:table-cell office:value-type="string">
            <text:p>{JFI19, JFI21, JFI22, JFI31, JFI34, JFI48, JFI57, JFI113, JFI116, JFI163, JFI418}, {jetty.xml29, jetty.xml32}, {JCI83}</text:p>
          </table:table-cell>
          <table:table-cell office:value-type="string">
            <text:p>{JFI19, JFI21, JFI22, JFI31, JFI34, JFI48, JFI57, JCI83, JFI113, JFI116, JFI163, JFI418}, {jetty.xml29, jetty.xml32}</text:p>
          </table:table-cell>
          <table:table-cell office:value-type="string">
            <text:p>{JFI19}, {JFI21}, {JFI22}, {jetty.xml29}, {JFI31}, <text:s/>{jetty.xml32}, {JFI34}, {JFI48}, {JFI57, JFI163}, {JCI83}, {JFI113}, {JFI116}, {JFI418}</text:p>
          </table:table-cell>
          <table:table-cell table:number-columns-repeated="2" office:value-type="string">
            <text:p>{JFI19}, {JFI21}, {JFI22}, {jetty.xml29}, {JFI31}, <text:s/>{jetty.xml32}, {JFI34}, {JFI48}, {JFI57}, {JCI83}, {JFI113}, {JFI116}, {JFI163}, {JFI418}</text:p>
          </table:table-cell>
          <table:table-cell office:value-type="string">
            <text:p><text:s/>{ItestBase0, JCI83}, {JettyFactory0, JFI19, JFI21, JFI22, JFI31, JFI34, JFI48, JFI57, JFI113, JFI116, JFI163, JFI418}, {jetty.xml29, jetty.xml32}</text:p>
          </table:table-cell>
          <table:table-cell/>
          <table:table-cell office:value-type="string">
            <text:p>{JFI19}, {JFI21}, {JFI22}, {jetty.xml29}, {JFI31}, <text:s/>{jetty.xml32}, {JFI34}, {JFI48}, {JFI57}, {JCI83}, {JFI113}, {JFI116}, {JFI163}, {JFI418}</text:p>
          </table:table-cell>
          <table:table-cell office:value-type="string">
            <text:p>Anierbeck</text:p>
          </table:table-cell>
          <table:table-cell table:number-columns-repeated="1007"/>
        </table:table-row>
        <table:table-row table:style-name="ro1">
          <table:table-cell table:number-columns-repeated="5"/>
          <table:table-cell office:value-type="string">
            <text:p>{JFI19, JFI21, JFI22, JFI31, JFI34, JFI48, JFI57, JFI113, JFI116, JFI163, JFI418}, {jetty.xml29, jetty.xml32}, {JCI83}</text:p>
          </table:table-cell>
          <table:table-cell office:value-type="string">
            <text:p>{JFI19}, {JFI21}, {JFI22}, {jetty.xml29}, {JFI31}, <text:s/>{jetty.xml32}, {JFI34}, {JFI48}, {JFI57}, {JCI83}, {JFI113, JFI163}, ↔ {(JFI163), JFI418}, {JFI116}</text:p>
          </table:table-cell>
          <table:table-cell office:value-type="string">
            <text:p>{JFI19}, {JFI21}, {JFI22}, {jetty.xml29}, {JFI31}, <text:s/>{jetty.xml32}, {JFI34}, {JFI48}, {JFI57}, {JCI83}, {JFI113}, {JFI116}, {JFI163}, {JFI418}</text:p>
          </table:table-cell>
          <table:table-cell office:value-type="string">
            <text:p>{JFI19, JFI21, JFI22, JFI31, JFI34, JFI48, JFI57, JFI113, JFI116, JFI163, JFI418}, {jetty.xml29, jetty.xml32}, {JCI83}</text:p>
          </table:table-cell>
          <table:table-cell office:value-type="string">
            <text:p>{JFI19, JFI21, JFI22, JFI31, JFI34, JFI48, JFI57, JCI83, JFI113, JFI116, JFI163, JFI418}, {jetty.xml29, jetty.xml32}</text:p>
          </table:table-cell>
          <table:table-cell office:value-type="string">
            <text:p>{JFI19}, {JFI21}, {JFI22}, {jetty.xml29}, {JFI31}, <text:s/>{jetty.xml32}, {JFI34}, {JFI48}, {JFI57, JFI163}, {JCI83}, {JFI113}, {JFI116}, {JFI418}</text:p>
          </table:table-cell>
          <table:table-cell table:number-columns-repeated="2" office:value-type="string">
            <text:p>{JFI19}, {JFI21}, {JFI22}, {jetty.xml29}, {JFI31}, <text:s/>{jetty.xml32}, {JFI34}, {JFI48}, {JFI57}, {JCI83}, {JFI113}, {JFI116}, {JFI163}, {JFI418}</text:p>
          </table:table-cell>
          <table:table-cell office:value-type="string">
            <text:p><text:s/>{ItestBase0, JCI83}, {JettyFactory0, JFI19, JFI21, JFI22, JFI31, JFI34, JFI48, JFI57, JFI113, JFI116, JFI163, JFI418}, {jetty.xml29, jetty.xml32}</text:p>
          </table:table-cell>
          <table:table-cell office:value-type="string">
            <text:p>{JFI19}, {JFI21}, {JFI22}, {jetty.xml29}, {JFI31}, <text:s/>{jetty.xml32}, {JFI34}, {JFI48}, {JFI57}, {JCI83}, {JFI113, JFI163}, ↔ {(JFI163), JFI418}, {JFI116}</text:p>
          </table:table-cell>
          <table:table-cell office:value-type="string">
            <text:p>{JFI19}, {JFI21}, {JFI22}, {jetty.xml29}, {JFI31}, <text:s/>{jetty.xml32}, {JFI34}, {JFI48}, {JFI57}, {JCI83}, {JFI113}, {JFI116}, {JFI163}, {JFI418}</text:p>
          </table:table-cell>
          <table:table-cell table:number-columns-repeated="1008"/>
        </table:table-row>
        <table:table-row table:style-name="ro1">
          <table:table-cell/>
          <table:table-cell office:value-type="string">
            <text:p>bb965cc637576409e9b7b2e770a007d709ba7014</text:p>
          </table:table-cell>
          <table:table-cell office:value-type="float" office:value="5">
            <text:p>5</text:p>
          </table:table-cell>
          <table:table-cell office:value-type="string">
            <text:p>3+3+1+1+1</text:p>
          </table:table-cell>
          <table:table-cell/>
          <table:table-cell office:value-type="string">
            <text:p>{CL19, CL27, CL29}, {AWAIT79, AWAIT86, AWAIT102}, {web.xml82}, {C483}, {TSW938}</text:p>
          </table:table-cell>
          <table:table-cell table:number-columns-repeated="2" office:value-type="string">
            <text:p>{CL19}, {CL27}, {CL29}, {AWAIT79}, {web.xml82}, <text:s/>{AWAIT86}, {AWAIT102}, {C483}, {TSW938}</text:p>
          </table:table-cell>
          <table:table-cell office:value-type="string">
            <text:p>{CL19, CL27, CL29}, {AWAIT79, AWAIT86, AWAIT102}, {web.xml82}, {C483}, {TSW938}</text:p>
          </table:table-cell>
          <table:table-cell office:value-type="string">
            <text:p>{CL19, CL27, CL29, AWAIT79, AWAIT86, AWAIT102, C483, TSW938}, {web.xml82}, }</text:p>
          </table:table-cell>
          <table:table-cell office:value-type="string">
            <text:p>{CL19}, {CL27, CL29}, {AWAIT79}, {web.xml82}, <text:s/>{AWAIT86}, {AWAIT102}, {C483}, {TSW938}</text:p>
          </table:table-cell>
          <table:table-cell table:number-columns-repeated="2" office:value-type="string">
            <text:p>{CL19}, {CL27}, {CL29}, {AWAIT79}, {web.xml82}, <text:s/>{AWAIT86}, {AWAIT102}, {C483}, {TSW938}</text:p>
          </table:table-cell>
          <table:table-cell office:value-type="string">
            <text:p>{ItestBase0, AWAIT79, AWAIT86, AWAIT102}, {LifeCycle0, C483}, {ServerWrapper0, TSW938}, {CL19, CL27, CL29}, {web.xml82}</text:p>
          </table:table-cell>
          <table:table-cell office:value-type="string">
            <text:p>{Introspection0, CL29}, {CL19}, {CL27}, {AWAIT79}, {web.xml82}, <text:s/>{AWAIT86}, {AWAIT102}, {C483, ContextModel0}, {(ContextModel0), TSW938}</text:p>
          </table:table-cell>
          <table:table-cell office:value-type="string">
            <text:p>{CL19}, {CL27}, {CL29}, {AWAIT79}, {web.xml82}, <text:s/>{AWAIT86}, {AWAIT102}, {C483}, {TSW938}</text:p>
          </table:table-cell>
          <table:table-cell office:value-type="string">
            <text:p>Stephan Siano</text:p>
          </table:table-cell>
          <table:table-cell table:number-columns-repeated="1007"/>
        </table:table-row>
        <table:table-row table:style-name="ro1">
          <table:table-cell table:number-columns-repeated="5"/>
          <table:table-cell office:value-type="string">
            <text:p>{CL19, CL27, CL29}, {AWAIT79, AWAIT86, AWAIT102}, {web.xml82}, {C483}, {TSW938}</text:p>
          </table:table-cell>
          <table:table-cell table:number-columns-repeated="2" office:value-type="string">
            <text:p>{CL19}, {CL27}, {CL29}, {AWAIT79}, {web.xml82}, <text:s/>{AWAIT86}, {AWAIT102}, {C483}, {TSW938}</text:p>
          </table:table-cell>
          <table:table-cell office:value-type="string">
            <text:p>{CL19, CL27, CL29}, {AWAIT79, AWAIT86, AWAIT102}, {web.xml82}, {C483}, {TSW938}</text:p>
          </table:table-cell>
          <table:table-cell office:value-type="string">
            <text:p>{CL19, CL27, CL29, AWAIT79, AWAIT86, AWAIT102, C483, TSW938}, {web.xml82}, }</text:p>
          </table:table-cell>
          <table:table-cell office:value-type="string">
            <text:p>{CL19}, {CL27, CL29}, {AWAIT79}, {web.xml82}, <text:s/>{AWAIT86}, {AWAIT102}, {C483}, {TSW938}</text:p>
          </table:table-cell>
          <table:table-cell table:number-columns-repeated="2" office:value-type="string">
            <text:p>{CL19}, {CL27}, {CL29}, {AWAIT79}, {web.xml82}, <text:s/>{AWAIT86}, {AWAIT102}, {C483}, {TSW938}</text:p>
          </table:table-cell>
          <table:table-cell office:value-type="string">
            <text:p>{ItestBase0, AWAIT79, AWAIT86, AWAIT102}, {ServerWrapper0, TSW938}, <text:s/>{LifeCycle0, C483}, {CL19, CL27, CL29}, {web.xml82}</text:p>
          </table:table-cell>
          <table:table-cell office:value-type="string">
            <text:p>{Introspection0, CL29}, {CL19}, {CL27}, {AWAIT79}, {web.xml82}, <text:s/>{AWAIT86}, {AWAIT102}, {C483, ContextModel0}, {(ContextModel0), TSW938}</text:p>
          </table:table-cell>
          <table:table-cell office:value-type="string">
            <text:p>{CL19}, {CL27}, {CL29}, {AWAIT79}, {web.xml82}, <text:s/>{AWAIT86}, {AWAIT102}, {C483}, {TSW938}</text:p>
          </table:table-cell>
          <table:table-cell table:number-columns-repeated="1008"/>
        </table:table-row>
        <table:table-row table:style-name="ro1">
          <table:table-cell/>
          <table:table-cell office:value-type="string">
            <text:p>0f799a67bb96cd9495751eea049e89c68608cc2d</text:p>
          </table:table-cell>
          <table:table-cell office:value-type="float" office:value="3">
            <text:p>3</text:p>
          </table:table-cell>
          <table:table-cell office:value-type="string">
            <text:p>2+2+1</text:p>
          </table:table-cell>
          <table:table-cell/>
          <table:table-cell office:value-type="string">
            <text:p>{WCSIT20, WCSIT31}, {WBASIT21, WBASIT33}, {ET388}</text:p>
          </table:table-cell>
          <table:table-cell table:number-columns-repeated="2" office:value-type="string">
            <text:p>{WCSIT20}, {WBASIT21}, <text:s/>{WCSIT31}, {WBASIT33}, {ET388}</text:p>
          </table:table-cell>
          <table:table-cell office:value-type="string">
            <text:p>{WCSIT20, WCSIT31}, {WBASIT21, WBASIT33}, {ET388}</text:p>
          </table:table-cell>
          <table:table-cell office:value-type="string">
            <text:p>{WCSIT20, WBASIT21, WCSIT31, WBASIT33, ET388}</text:p>
          </table:table-cell>
          <table:table-cell table:number-columns-repeated="3" office:value-type="string">
            <text:p>{WCSIT20}, {WBASIT21}, <text:s/>{WCSIT31}, {WBASIT33}, {ET388}</text:p>
          </table:table-cell>
          <table:table-cell office:value-type="string">
            <text:p>{AbstractWebContainerSecuredIntegrationTest0, WCSIT20, WCSIT31}, {AbstractWarBasicAuthSecuredIntegrationTest0, WBASIT21, WBASIT33}, {ET388}</text:p>
          </table:table-cell>
          <table:table-cell table:number-columns-repeated="2" office:value-type="string">
            <text:p>{WCSIT20}, {WBASIT21}, <text:s/>{WCSIT31}, {WBASIT33}, {ET388}</text:p>
          </table:table-cell>
          <table:table-cell office:value-type="string">
            <text:p>Stephan Siano</text:p>
          </table:table-cell>
          <table:table-cell table:number-columns-repeated="1007"/>
        </table:table-row>
        <table:table-row table:style-name="ro1">
          <table:table-cell table:number-columns-repeated="5"/>
          <table:table-cell office:value-type="string">
            <text:p>{WCSIT20, WCSIT31}, {WBASIT21, WBASIT33}, {ET388}</text:p>
          </table:table-cell>
          <table:table-cell table:number-columns-repeated="2" office:value-type="string">
            <text:p>{WCSIT20}, {WBASIT21}, <text:s/>{WCSIT31}, {WBASIT33}, {ET388}</text:p>
          </table:table-cell>
          <table:table-cell office:value-type="string">
            <text:p>{WCSIT20, WCSIT31}, {WBASIT21, WBASIT33}, {ET388}</text:p>
          </table:table-cell>
          <table:table-cell office:value-type="string">
            <text:p>{WCSIT20, WBASIT21, WCSIT31, WBASIT33, ET388}</text:p>
          </table:table-cell>
          <table:table-cell table:number-columns-repeated="3" office:value-type="string">
            <text:p>{WCSIT20}, {WBASIT21}, <text:s/>{WCSIT31}, {WBASIT33}, {ET388}</text:p>
          </table:table-cell>
          <table:table-cell office:value-type="string">
            <text:p>{AbstractWebContainerSecuredIntegrationTest0, WCSIT20, WCSIT31}, {AbstractWarBasicAuthSecuredIntegrationTest0, WBASIT21, WBASIT33}, {ET388}</text:p>
          </table:table-cell>
          <table:table-cell table:number-columns-repeated="2" office:value-type="string">
            <text:p>{WCSIT20}, {WBASIT21}, <text:s/>{WCSIT31}, {WBASIT33}, {ET388}</text:p>
          </table:table-cell>
          <table:table-cell table:number-columns-repeated="1008"/>
        </table:table-row>
        <table:table-row table:style-name="ro1" table:number-rows-repeated="1048354">
          <table:table-cell table:number-columns-repeated="1024"/>
        </table:table-row>
        <table:table-row table:style-name="ro1">
          <table:table-cell table:number-columns-repeated="1024"/>
        </table:table-row>
      </table:table>
      <table:table table:name="Foglio2" table:style-name="ta2">
        <table:table-column table:style-name="co12" table:default-cell-style-name="ce1"/>
        <table:table-column table:style-name="co11" table:number-columns-repeated="1023" table:default-cell-style-name="ce1"/>
        <table:table-row table:style-name="ro3" table:number-rows-repeated="1048575">
          <table:table-cell table:number-columns-repeated="1024"/>
        </table:table-row>
        <table:table-row table:style-name="ro3">
          <table:table-cell table:number-columns-repeated="1024"/>
        </table:table-row>
      </table:table>
      <table:table table:name="Foglio3" table:style-name="ta2">
        <table:table-column table:style-name="co12" table:default-cell-style-name="ce1"/>
        <table:table-column table:style-name="co11" table:number-columns-repeated="1023" table:default-cell-style-name="ce1"/>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nsolas1" svg:font-family="Consolas"/>
    <style:font-face style:name="Consolas" svg:font-family="Consolas"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8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8104P0"/>
    </number:currency-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8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7">27/06/2018</text:date>, <text:time>14.29.12</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style:master-page style:name="mp2" style:page-layout-name="Mpm4">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Enrico Fregnan</meta:initial-creator>
    <dc:creator>Enrico Fregnan</dc:creator>
    <meta:creation-date>2018-01-29T16:34:12Z</meta:creation-date>
    <dc:date>2018-06-27T14:29:12.57</dc:date>
    <meta:editing-cycles>653</meta:editing-cycles>
    <meta:editing-duration>PT2H26M27S</meta:editing-duration>
    <meta:document-statistic meta:table-count="3" meta:cell-count="2609" meta:object-count="0"/>
  </office:meta>
</office:document-meta>
</file>